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2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264cm" fo:min-width="7.314cm"/>
    </style:style>
    <style:style style:name="gr5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194cm" fo:min-width="7.2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fo:padding-top="0cm" fo:padding-bottom="0cm" fo:padding-left="0cm" fo:padding-right="0cm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4cm" fo:padding-top="0cm" fo:padding-bottom="0cm" fo:padding-left="0cm" fo:padding-right="0cm" style:writing-mode="lr-tb"/>
      <style:paragraph-properties style:writing-mode="lr-tb"/>
    </style:style>
    <style:style style:name="gr18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cm" fo:min-width="1.4cm" fo:padding-top="0cm" fo:padding-bottom="0cm" fo:padding-left="0cm" fo:padding-right="0cm" style:writing-mode="lr-tb"/>
      <style:paragraph-properties style:writing-mode="lr-tb"/>
    </style:style>
    <style:style style:name="gr19" style:family="graphic" style:parent-style-name="objectwithoutfill">
      <style:graphic-properties svg:stroke-color="#000000" draw:marker-end="Arrowheads_20_2" draw:fill="none" draw:textarea-vertical-align="middle"/>
    </style:style>
    <style:style style:name="gr2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1.6cm" fo:padding-top="0cm" fo:padding-bottom="0cm" fo:padding-left="0cm" fo:padding-right="0cm" style:writing-mode="lr-tb"/>
      <style:paragraph-properties style:writing-mode="lr-tb"/>
    </style:style>
    <style:style style:name="gr2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3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24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26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6cm" fo:min-width="3.156cm" fo:padding-top="0.135cm" fo:padding-bottom="0.135cm" fo:padding-left="0.26cm" fo:padding-right="0.26cm"/>
    </style:style>
    <style:style style:name="gr27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28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3.456cm" fo:padding-top="0.135cm" fo:padding-bottom="0.135cm" fo:padding-left="0.26cm" fo:padding-right="0.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svg:stroke-color="#000000" draw:marker-end="Arrowheads_20_4" draw:fill="none" draw:textarea-vertical-align="middle"/>
    </style:style>
    <style:style style:name="gr3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32cm" fo:min-width="2.67cm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2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1.264cm" fo:min-width="7.31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solid" draw:stroke-dash="Dot" svg:stroke-color="#000000" svg:stroke-linecap="butt" draw:fill="none" draw:textarea-horizontal-align="justify" draw:textarea-vertical-align="middle" draw:auto-grow-height="false" fo:min-height="0.15cm" fo:min-width="6.4cm"/>
    </style:style>
    <style:style style:name="gr50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38cm" fo:min-width="1.392cm"/>
    </style:style>
    <style:style style:name="gr51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dash" draw:stroke-dash="Dot" svg:stroke-color="#c9211e" svg:stroke-linecap="butt" draw:fill="none" draw:textarea-horizontal-align="justify" draw:textarea-vertical-align="middle" draw:auto-grow-height="false" fo:min-height="1.688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6cm" fo:padding-top="0cm" fo:padding-bottom="0cm" fo:padding-left="0cm" fo:padding-right="0cm"/>
      <style:paragraph-properties style:writing-mode="lr-tb"/>
    </style:style>
    <style:style style:name="gr54" style:family="graphic" style:parent-style-name="objectwithoutfill">
      <style:graphic-properties svg:stroke-width="0.03cm" svg:stroke-color="#00a9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1.98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1cm" fo:min-width="2.42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8cm" fo:min-width="2.42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7cm" fo:min-width="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2.43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2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5.07cm" fo:padding-top="0.14cm" fo:padding-bottom="0.14cm" fo:padding-left="0.265cm" fo:padding-right="0.265cm"/>
    </style:style>
    <style:style style:name="gr68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0.27cm" fo:padding-top="0.14cm" fo:padding-bottom="0.14cm" fo:padding-left="0.265cm" fo:padding-right="0.265cm"/>
    </style:style>
    <style:style style:name="gr69" style:family="graphic" style:parent-style-name="objectwithoutfill">
      <style:graphic-properties svg:stroke-width="0.03cm" svg:stroke-color="#000000" draw:marker-start-width="0.245cm" draw:marker-end="Arrowheads_20_4" draw:marker-end-width="0.245cm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018cm" fo:min-width="0.568cm" fo:padding-top="0.14cm" fo:padding-bottom="0.14cm" fo:padding-left="0.265cm" fo:padding-right="0.26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1.52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35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7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01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695cm" fo:padding-top="0cm" fo:padding-bottom="0cm" fo:padding-left="0cm" fo:padding-right="0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6" draw:fill="none" draw:textarea-vertical-align="middle"/>
    </style:style>
    <style:style style:name="gr82" style:family="graphic" style:parent-style-name="objectwithoutfill">
      <style:graphic-properties draw:stroke="dash" draw:stroke-dash="Dot" svg:stroke-linecap="butt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fo:padding-top="0cm" fo:padding-bottom="0cm" fo:padding-left="0cm" fo:padding-right="0cm"/>
      <style:paragraph-properties style:writing-mode="lr-tb"/>
    </style:style>
    <style:style style:name="gr84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2cm" fo:padding-top="0cm" fo:padding-bottom="0cm" fo:padding-left="0cm" fo:padding-right="0cm" style:writing-mode="lr-tb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8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424cm"/>
    </style:style>
    <style:style style:name="gr97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52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35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1.01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113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 style:writing-mode="lr-tb"/>
      <style:paragraph-properties style:writing-mode="lr-tb"/>
    </style:style>
    <style:style style:name="gr114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11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116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117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b4c7dc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c9211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a933"/>
      <style:paragraph-properties fo:text-align="center"/>
    </style:style>
    <style:style style:name="P16" style:family="paragraph">
      <loext:graphic-properties draw:fill="none" draw:fill-color="#cccccc"/>
      <style:paragraph-properties fo:text-align="center"/>
    </style:style>
    <style:style style:name="P17" style:family="paragraph">
      <style:paragraph-properties fo:line-height="80%"/>
    </style:style>
    <style:style style:name="P18" style:family="paragraph">
      <loext:graphic-properties draw:fill="none" draw:fill-color="#ffffff"/>
      <style:paragraph-properties fo:line-height="80%"/>
      <style:text-properties style:font-name="DejaVu Sans Mono1" fo:font-size="8pt" style:font-size-asian="8pt" style:font-size-complex="8pt"/>
    </style:style>
    <style:style style:name="P19" style:family="paragraph">
      <loext:graphic-properties draw:fill="none" draw:fill-color="#ffffff"/>
      <style:text-properties style:font-name="DejaVu Sans Mono1" fo:font-size="8pt" style:font-size-asian="8pt" style:font-size-complex="8pt"/>
    </style:style>
    <style:style style:name="P20" style:family="paragraph">
      <style:text-properties fo:color="#808080" loext:opacity="100%"/>
    </style:style>
    <style:style style:name="P21" style:family="paragraph">
      <loext:graphic-properties draw:fill="none" draw:fill-color="#ffffff"/>
      <style:text-properties fo:color="#808080" loext:opacity="100%" loext:color-lum-mod="100%" loext:color-lum-off="0%" fo:font-size="8pt" style:font-size-asian="8pt" style:font-size-complex="8pt"/>
    </style:style>
    <style:style style:name="P22" style:family="paragraph">
      <loext:graphic-properties draw:fill="none" draw:fill-color="#ffffff"/>
      <style:text-properties style:font-name="DejaVu Sans Mono1" fo:font-size="10pt" style:font-size-asian="10pt" style:font-size-complex="10pt"/>
    </style:style>
    <style:style style:name="P2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DejaVu Sans Mono1" fo:font-size="8pt" style:font-size-asian="8pt" style:font-size-complex="8pt"/>
    </style:style>
    <style:style style:name="T5" style:family="text">
      <style:text-properties fo:color="#808080" loext:opacity="100%" style:font-name="DejaVu Sans Mono1" fo:font-size="8pt" style:font-size-asian="8pt" style:font-size-complex="8pt"/>
    </style:style>
    <style:style style:name="T6" style:family="text">
      <style:text-properties fo:color="#000000" loext:opacity="100%" style:font-name="DejaVu Sans Mono1" fo:font-size="8pt" style:font-size-asian="8pt" style:font-size-complex="8pt"/>
    </style:style>
    <style:style style:name="T7" style:family="text">
      <style:text-properties fo:color="#2a6099" loext:opacity="100%" style:font-name="DejaVu Sans Mono1" fo:font-size="8pt" style:font-size-asian="8pt" style:font-size-complex="8pt"/>
    </style:style>
    <style:style style:name="T8" style:family="text">
      <style:text-properties fo:color="#c9211e" loext:opacity="100%" style:font-name="DejaVu Sans Mono1" fo:font-size="8pt" style:font-size-asian="8pt" style:font-size-complex="8pt"/>
    </style:style>
    <style:style style:name="T9" style:family="text">
      <style:text-properties style:font-name="DejaVu Sans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4cm" svg:x="2.3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4.3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5.1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7.1cm" svg:y="14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01cm" svg:y1="5.1cm" svg:x2="2cm" svg:y2="5.7cm">
          <text:p/>
        </draw:line>
        <draw:line draw:style-name="gr2" draw:text-style-name="P2" draw:layer="layout" svg:x1="2.202cm" svg:y1="5.1cm" svg:x2="2.201cm" svg:y2="5.7cm">
          <text:p/>
        </draw:line>
        <draw:line draw:style-name="gr2" draw:text-style-name="P2" draw:layer="layout" svg:x1="2.403cm" svg:y1="5.1cm" svg:x2="2.402cm" svg:y2="5.7cm">
          <text:p/>
        </draw:line>
        <draw:line draw:style-name="gr2" draw:text-style-name="P2" draw:layer="layout" svg:x1="2.804cm" svg:y1="5.1cm" svg:x2="2.803cm" svg:y2="5.7cm">
          <text:p/>
        </draw:line>
        <draw:line draw:style-name="gr2" draw:text-style-name="P2" draw:layer="layout" svg:x1="3.005cm" svg:y1="5.1cm" svg:x2="3.004cm" svg:y2="5.7cm">
          <text:p/>
        </draw:line>
        <draw:line draw:style-name="gr2" draw:text-style-name="P2" draw:layer="layout" svg:x1="3.206cm" svg:y1="5.1cm" svg:x2="3.205cm" svg:y2="5.7cm">
          <text:p/>
        </draw:line>
        <draw:line draw:style-name="gr2" draw:text-style-name="P2" draw:layer="layout" svg:x1="4.407cm" svg:y1="5.1cm" svg:x2="4.406cm" svg:y2="5.7cm">
          <text:p/>
        </draw:line>
        <draw:line draw:style-name="gr2" draw:text-style-name="P2" draw:layer="layout" svg:x1="4.608cm" svg:y1="5.1cm" svg:x2="4.607cm" svg:y2="5.7cm">
          <text:p/>
        </draw:line>
        <draw:line draw:style-name="gr2" draw:text-style-name="P2" draw:layer="layout" svg:x1="4.809cm" svg:y1="5.1cm" svg:x2="4.808cm" svg:y2="5.7cm">
          <text:p/>
        </draw:line>
        <draw:line draw:style-name="gr3" draw:text-style-name="P2" draw:layer="layout" svg:x1="13.9cm" svg:y1="15.8cm" svg:x2="13.9cm" svg:y2="16cm">
          <text:p/>
        </draw:line>
        <draw:custom-shape draw:style-name="gr4" draw:text-style-name="P3" draw:layer="layout" svg:width="7.9cm" svg:height="1.6cm" svg:x="10.202cm" svg:y="12.6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9cm" svg:height="1.6cm" svg:x="10cm" svg:y="12.8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4cm" svg:x="2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4.7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1cm" svg:y="4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52cm" svg:height="0.395cm" svg:x="10.402cm" svg:y="7.004cm">
          <draw:text-box>
            <text:p><text:span text:style-name="T1">Composite symbol sets</text:span></text:p>
          </draw:text-box>
        </draw:frame>
        <draw:g draw:style-name="gr7"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8" draw:text-style-name="P5" draw:layer="layout" svg:width="0.213cm" svg:height="0.238cm" svg:x="10.63cm" svg:y="7.5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113cm" svg:height="0.167cm" svg:x="10.877cm" svg:y="7.6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8" draw:text-style-name="P5" draw:layer="layout" svg:width="0.213cm" svg:height="0.27cm" svg:x="11.149cm" svg:y="7.5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8" draw:text-style-name="P5" draw:layer="layout" svg:width="0.124cm" svg:height="0.419cm" svg:x="11.53cm" svg:y="7.4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8" draw:text-style-name="P5" draw:layer="layout" svg:width="0.081cm" svg:height="0.349cm" svg:x="11.73cm" svg:y="7.5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8" draw:text-style-name="P5" draw:layer="layout" svg:width="0.184cm" svg:height="0.154cm" svg:x="11.846cm" svg:y="7.6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8" draw:text-style-name="P5" draw:layer="layout" svg:width="0.113cm" svg:height="0.167cm" svg:x="12.046cm" svg:y="7.6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8" draw:text-style-name="P5" draw:layer="layout" svg:width="0.04cm" svg:height="0.104cm" svg:x="12.221cm" svg:y="7.7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12.36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089cm" svg:height="0.162cm" svg:x="12.574cm" svg:y="7.6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8" draw:text-style-name="P5" draw:layer="layout" svg:width="0.041cm" svg:height="0.104cm" svg:x="12.735cm" svg:y="7.7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8" draw:text-style-name="P5" draw:layer="layout" svg:width="0.185cm" svg:height="0.154cm" svg:x="12.875cm" svg:y="7.6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8" draw:text-style-name="P5" draw:layer="layout" svg:width="0.107cm" svg:height="0.162cm" svg:x="13.078cm" svg:y="7.6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8" draw:text-style-name="P5" draw:layer="layout" svg:width="0.04cm" svg:height="0.104cm" svg:x="13.25cm" svg:y="7.7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8" draw:text-style-name="P5" draw:layer="layout" svg:width="0.185cm" svg:height="0.154cm" svg:x="13.389cm" svg:y="7.6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8" draw:text-style-name="P5" draw:layer="layout" svg:width="0.112cm" svg:height="0.167cm" svg:x="13.59cm" svg:y="7.6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8" draw:text-style-name="P5" draw:layer="layout" svg:width="0.081cm" svg:height="0.349cm" svg:x="13.754cm" svg:y="7.5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8" draw:text-style-name="P5" draw:layer="layout" svg:width="0.175cm" svg:height="0.203cm" svg:x="13.998cm" svg:y="7.5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8" draw:text-style-name="P5" draw:layer="layout" svg:width="0.213cm" svg:height="0.239cm" svg:x="14.31cm" svg:y="7.5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8" draw:text-style-name="P5" draw:layer="layout" svg:width="0.12cm" svg:height="0.165cm" svg:x="14.544cm" svg:y="7.4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8" draw:text-style-name="P5" draw:layer="layout" svg:width="0.12cm" svg:height="0.172cm" svg:x="14.553cm" svg:y="7.6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8" draw:text-style-name="P5" draw:layer="layout" svg:width="0.18cm" svg:height="0.18cm" svg:x="14.707cm" svg:y="7.7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8" draw:text-style-name="P5" draw:layer="layout" svg:width="0.088cm" svg:height="0.162cm" svg:x="14.932cm" svg:y="7.7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14cm" svg:height="0.224cm" svg:x="15.172cm" svg:y="7.476cm" svg:viewBox="0 0 15 225" svg:d="M0 212c0 6 0 13 7 13 8 0 8-7 8-13 0-67 0-133 0-199 0-6 0-13-7-13-8 0-8 7-8 13 0 66 0 132 0 199z">
              <text:p/>
            </draw:path>
            <draw:path draw:style-name="gr8" draw:text-style-name="P5" draw:layer="layout" svg:width="0.014cm" svg:height="0.224cm" svg:x="15.172cm" svg:y="7.687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85cm" svg:height="0.154cm" svg:x="15.31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114cm" svg:height="0.167cm" svg:x="15.51cm" svg:y="7.6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8" draw:text-style-name="P5" draw:layer="layout" svg:width="0.233cm" svg:height="0.233cm" svg:x="15.694cm" svg:y="7.5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85cm" svg:height="0.154cm" svg:x="15.98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089cm" svg:height="0.162cm" svg:x="16.195cm" svg:y="7.6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32cm" svg:height="0.081cm" svg:x="16.38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9" draw:text-style-name="P6" draw:layer="layout" svg:width="0.158cm" svg:height="0.245cm" svg:x="16.697cm" svg:y="7.5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8" draw:text-style-name="P5" draw:layer="layout" svg:width="0.04cm" svg:height="0.104cm" svg:x="16.902cm" svg:y="7.7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17.04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108cm" svg:height="0.162cm" svg:x="17.244cm" svg:y="7.6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8" draw:text-style-name="P5" draw:layer="layout" svg:width="0.232cm" svg:height="0.081cm" svg:x="17.44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85cm" svg:height="0.154cm" svg:x="17.751cm" svg:y="7.6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8" draw:text-style-name="P5" draw:layer="layout" svg:width="0.112cm" svg:height="0.167cm" svg:x="17.952cm" svg:y="7.6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8" draw:text-style-name="P5" draw:layer="layout" svg:width="0.232cm" svg:height="0.081cm" svg:x="18.15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9" draw:text-style-name="P6" draw:layer="layout" svg:width="0.147cm" svg:height="0.239cm" svg:x="18.461cm" svg:y="7.5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8" draw:text-style-name="P5" draw:layer="layout" svg:width="0.124cm" svg:height="0.419cm" svg:x="18.663cm" svg:y="7.4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8" draw:text-style-name="P5" draw:layer="layout" svg:width="0.213cm" svg:height="0.238cm" svg:x="10.63cm" svg:y="8.0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089cm" svg:height="0.162cm" svg:x="10.891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13cm" svg:height="0.27cm" svg:x="11.149cm" svg:y="8.0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8" draw:text-style-name="P5" draw:layer="layout" svg:width="0.124cm" svg:height="0.419cm" svg:x="11.53cm" svg:y="7.9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8" draw:text-style-name="P5" draw:layer="layout" svg:width="0.081cm" svg:height="0.349cm" svg:x="11.73cm" svg:y="8.0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8" draw:text-style-name="P5" draw:layer="layout" svg:width="0.184cm" svg:height="0.154cm" svg:x="11.846cm" svg:y="8.1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8" draw:text-style-name="P5" draw:layer="layout" svg:width="0.113cm" svg:height="0.167cm" svg:x="12.046cm" svg:y="8.1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8" draw:text-style-name="P5" draw:layer="layout" svg:width="0.04cm" svg:height="0.104cm" svg:x="12.221cm" svg:y="8.2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12.36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089cm" svg:height="0.162cm" svg:x="12.574cm" svg:y="8.1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8" draw:text-style-name="P5" draw:layer="layout" svg:width="0.041cm" svg:height="0.104cm" svg:x="12.735cm" svg:y="8.2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8" draw:text-style-name="P5" draw:layer="layout" svg:width="0.185cm" svg:height="0.154cm" svg:x="12.875cm" svg:y="8.1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8" draw:text-style-name="P5" draw:layer="layout" svg:width="0.107cm" svg:height="0.162cm" svg:x="13.078cm" svg:y="8.1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8" draw:text-style-name="P5" draw:layer="layout" svg:width="0.04cm" svg:height="0.104cm" svg:x="13.25cm" svg:y="8.2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8" draw:text-style-name="P5" draw:layer="layout" svg:width="0.185cm" svg:height="0.154cm" svg:x="13.389cm" svg:y="8.1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8" draw:text-style-name="P5" draw:layer="layout" svg:width="0.112cm" svg:height="0.167cm" svg:x="13.59cm" svg:y="8.1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8" draw:text-style-name="P5" draw:layer="layout" svg:width="0.081cm" svg:height="0.349cm" svg:x="13.754cm" svg:y="8.0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8" draw:text-style-name="P5" draw:layer="layout" svg:width="0.175cm" svg:height="0.203cm" svg:x="13.998cm" svg:y="8.0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8" draw:text-style-name="P5" draw:layer="layout" svg:width="0.213cm" svg:height="0.239cm" svg:x="14.31cm" svg:y="8.0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8" draw:text-style-name="P5" draw:layer="layout" svg:width="0.12cm" svg:height="0.165cm" svg:x="14.544cm" svg:y="7.9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8" draw:text-style-name="P5" draw:layer="layout" svg:width="0.12cm" svg:height="0.172cm" svg:x="14.553cm" svg:y="8.1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8" draw:text-style-name="P5" draw:layer="layout" svg:width="0.18cm" svg:height="0.18cm" svg:x="14.707cm" svg:y="8.2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8" draw:text-style-name="P5" draw:layer="layout" svg:width="0.088cm" svg:height="0.162cm" svg:x="14.932cm" svg:y="8.2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14cm" svg:height="0.224cm" svg:x="15.172cm" svg:y="7.977cm" svg:viewBox="0 0 15 225" svg:d="M0 212c0 6 0 13 7 13 8 0 8-7 8-13 0-67 0-133 0-199 0-6 0-13-7-13-8 0-8 7-8 13 0 66 0 132 0 199z">
              <text:p/>
            </draw:path>
            <draw:path draw:style-name="gr8" draw:text-style-name="P5" draw:layer="layout" svg:width="0.014cm" svg:height="0.224cm" svg:x="15.172cm" svg:y="8.18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85cm" svg:height="0.154cm" svg:x="15.31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114cm" svg:height="0.167cm" svg:x="15.51cm" svg:y="8.1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8" draw:text-style-name="P5" draw:layer="layout" svg:width="0.233cm" svg:height="0.081cm" svg:x="15.714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85cm" svg:height="0.154cm" svg:x="16.02cm" svg:y="8.1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089cm" svg:height="0.162cm" svg:x="16.234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32cm" svg:height="0.081cm" svg:x="16.424cm" svg:y="8.1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9" draw:text-style-name="P6" draw:layer="layout" svg:width="0.147cm" svg:height="0.239cm" svg:x="16.73cm" svg:y="8.0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8" draw:text-style-name="P5" draw:layer="layout" svg:width="0.04cm" svg:height="0.104cm" svg:x="16.922cm" svg:y="8.2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8" draw:text-style-name="P5" draw:layer="layout" svg:width="0.185cm" svg:height="0.154cm" svg:x="17.062cm" svg:y="8.1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8" draw:text-style-name="P5" draw:layer="layout" svg:width="0.107cm" svg:height="0.162cm" svg:x="17.265cm" svg:y="8.1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8" draw:text-style-name="P5" draw:layer="layout" svg:width="0.233cm" svg:height="0.233cm" svg:x="17.446cm" svg:y="8.0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85cm" svg:height="0.154cm" svg:x="17.732cm" svg:y="8.1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8" draw:text-style-name="P5" draw:layer="layout" svg:width="0.112cm" svg:height="0.167cm" svg:x="17.933cm" svg:y="8.1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8" draw:text-style-name="P5" draw:layer="layout" svg:width="0.233cm" svg:height="0.081cm" svg:x="18.136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9" draw:text-style-name="P6" draw:layer="layout" svg:width="0.158cm" svg:height="0.245cm" svg:x="18.448cm" svg:y="8.0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8" draw:text-style-name="P5" draw:layer="layout" svg:width="0.124cm" svg:height="0.419cm" svg:x="18.663cm" svg:y="7.9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10§display§| \Phi_0 | \!=\! 
| \Phi_1 | \!=\!
2^{k_{\rm b}}
\!\leq\!
k \!+\! 1§svg§600§TRUE§</svg:desc>
          <draw:g>
            <draw:path draw:style-name="gr8" draw:text-style-name="P5" draw:layer="layout" svg:width="0.013cm" svg:height="0.349cm" svg:x="11.109cm" svg:y="8.5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37cm" svg:x="11.184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8" draw:text-style-name="P5" draw:layer="layout" svg:width="0.113cm" svg:height="0.167cm" svg:x="11.431cm" svg:y="8.7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8" draw:text-style-name="P5" draw:layer="layout" svg:width="0.013cm" svg:height="0.349cm" svg:x="11.618cm" svg:y="8.5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2cm" svg:height="0.081cm" svg:x="11.733cm" svg:y="8.7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8" draw:text-style-name="P5" draw:layer="layout" svg:width="0.013cm" svg:height="0.349cm" svg:x="12.067cm" svg:y="8.5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37cm" svg:x="12.142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8" draw:text-style-name="P5" draw:layer="layout" svg:width="0.089cm" svg:height="0.162cm" svg:x="12.403cm" svg:y="8.7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8" draw:text-style-name="P5" draw:layer="layout" svg:width="0.013cm" svg:height="0.349cm" svg:x="12.576cm" svg:y="8.5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3cm" svg:height="0.081cm" svg:x="12.69cm" svg:y="8.7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139cm" svg:height="0.231cm" svg:x="13cm" svg:y="8.6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8" draw:text-style-name="P5" draw:layer="layout" svg:width="0.12cm" svg:height="0.172cm" svg:x="13.176cm" svg:y="8.5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8" draw:text-style-name="P5" draw:layer="layout" svg:width="0.104cm" svg:height="0.123cm" svg:x="13.321cm" svg:y="8.6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8" draw:text-style-name="P5" draw:layer="layout" svg:width="0.214cm" svg:height="0.269cm" svg:x="13.542cm" svg:y="8.6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8" draw:text-style-name="P5" draw:layer="layout" svg:width="0.158cm" svg:height="0.245cm" svg:x="13.845cm" svg:y="8.5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8" draw:text-style-name="P5" draw:layer="layout" svg:width="0.232cm" svg:height="0.231cm" svg:x="14.059cm" svg:y="8.6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8" draw:text-style-name="P5" draw:layer="layout" svg:width="0.115cm" svg:height="0.231cm" svg:x="14.363cm" svg:y="8.6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0" draw:text-style-name="P4" draw:layer="layout" svg:width="4.65cm" svg:height="0.395cm" svg:x="1.202cm" svg:y="7.005cm">
          <draw:text-box>
            <text:p><text:span text:style-name="T1">Binary constraint vector set</text:span></text:p>
          </draw:text-box>
        </draw:frame>
        <draw:g draw:style-name="gr7">
          <svg:title>TexMaths</svg:title>
          <svg:desc>10§display§\mathcal{B} \!\subset\! \mathbb{B}^{\nu}
\quad
(
|\mathcal{B}| \!=\! 2^{k_{\rm a}}
)§svg§600§TRUE§</svg:desc>
          <draw:g>
            <draw:path draw:style-name="gr8" draw:text-style-name="P5" draw:layer="layout" svg:width="0.222cm" svg:height="0.253cm" svg:x="1.461cm" svg:y="7.5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8" draw:text-style-name="P5" draw:layer="layout" svg:width="0.214cm" svg:height="0.201cm" svg:x="1.76cm" svg:y="7.5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8" draw:text-style-name="P5" draw:layer="layout" svg:width="0.214cm" svg:height="0.238cm" svg:x="2.046cm" svg:y="7.5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8" draw:text-style-name="P5" draw:layer="layout" svg:width="0.126cm" svg:height="0.107cm" svg:x="2.295cm" svg:y="7.5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8" draw:text-style-name="P5" draw:layer="layout" svg:width="0.081cm" svg:height="0.349cm" svg:x="2.838cm" svg:y="7.4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8" draw:text-style-name="P5" draw:layer="layout" svg:width="0.013cm" svg:height="0.349cm" svg:x="2.981cm" svg:y="7.49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22cm" svg:height="0.253cm" svg:x="3.047cm" svg:y="7.5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8" draw:text-style-name="P5" draw:layer="layout" svg:width="0.013cm" svg:height="0.349cm" svg:x="3.32cm" svg:y="7.49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3cm" svg:height="0.081cm" svg:x="3.434cm" svg:y="7.6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cm" svg:height="0.231cm" svg:x="3.744cm" svg:y="7.5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8" draw:text-style-name="P5" draw:layer="layout" svg:width="0.12cm" svg:height="0.172cm" svg:x="3.921cm" svg:y="7.4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8" draw:text-style-name="P5" draw:layer="layout" svg:width="0.098cm" svg:height="0.079cm" svg:x="4.066cm" svg:y="7.5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8" draw:text-style-name="P5" draw:layer="layout" svg:width="0.08cm" svg:height="0.349cm" svg:x="4.227cm" svg:y="7.4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11" draw:text-style-name="P4" draw:layer="layout" svg:width="2.622cm" svg:height="0.395cm" svg:x="10.403cm" svg:y="9.006cm">
          <draw:text-box>
            <text:p><text:span text:style-name="T1">Inner codebook</text:span></text:p>
          </draw:text-box>
        </draw:frame>
        <draw:g draw:style-name="gr7"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8" draw:text-style-name="P5" draw:layer="layout" svg:width="0.182cm" svg:height="0.254cm" svg:x="10.654cm" svg:y="9.5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8" draw:text-style-name="P5" draw:layer="layout" svg:width="0.232cm" svg:height="0.081cm" svg:x="10.973cm" svg:y="9.6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24cm" svg:height="0.419cm" svg:x="11.364cm" svg:y="9.4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8" draw:text-style-name="P5" draw:layer="layout" svg:width="0.08cm" svg:height="0.35cm" svg:x="11.564cm" svg:y="9.5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8" draw:text-style-name="P5" draw:layer="layout" svg:width="0.136cm" svg:height="0.158cm" svg:x="11.68cm" svg:y="9.6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8" draw:text-style-name="P5" draw:layer="layout" svg:width="0.113cm" svg:height="0.167cm" svg:x="11.83cm" svg:y="9.6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8" draw:text-style-name="P5" draw:layer="layout" svg:width="0.04cm" svg:height="0.104cm" svg:x="12.005cm" svg:y="9.738cm" svg:viewBox="0 0 41 105" svg:d="M41 36c0-23-8-36-22-36-12 0-19 8-19 18s7 19 19 19c4 0 9-2 12-5 1-1 1-1 2-1 0 2 1 0 1 5 0 26-13 47-24 59-4 4-4 5-4 6 0 2 2 4 4 4 3 0 31-28 31-69z">
              <text:p/>
            </draw:path>
            <draw:path draw:style-name="gr8" draw:text-style-name="P5" draw:layer="layout" svg:width="0.036cm" svg:height="0.036cm" svg:x="12.162cm" svg:y="9.738cm" svg:viewBox="0 0 37 37" svg:d="M37 18c0-10-9-18-19-18s-18 8-18 18 8 19 18 19 19-9 19-19z">
              <text:p/>
            </draw:path>
            <draw:path draw:style-name="gr8" draw:text-style-name="P5" draw:layer="layout" svg:width="0.036cm" svg:height="0.036cm" svg:x="12.318cm" svg:y="9.738cm" svg:viewBox="0 0 37 37" svg:d="M37 18c0-10-9-18-19-18-11 0-18 8-18 18s7 19 18 19c10 0 19-9 19-19z">
              <text:p/>
            </draw:path>
            <draw:path draw:style-name="gr8" draw:text-style-name="P5" draw:layer="layout" svg:width="0.036cm" svg:height="0.036cm" svg:x="12.474cm" svg:y="9.738cm" svg:viewBox="0 0 37 37" svg:d="M37 18c0-10-8-18-18-18-11 0-19 8-19 18s8 19 19 19c10 0 18-9 18-19z">
              <text:p/>
            </draw:path>
            <draw:path draw:style-name="gr8" draw:text-style-name="P5" draw:layer="layout" svg:width="0.04cm" svg:height="0.104cm" svg:x="12.63cm" svg:y="9.738cm" svg:viewBox="0 0 41 105" svg:d="M41 36c0-23-9-36-22-36-12 0-19 8-19 18s7 19 19 19c4 0 8-2 12-5 1-1 1-1 2-1 0 2 0 0 0 5 0 26-12 47-23 59-4 4-4 5-4 6 0 2 1 4 3 4 4 0 32-28 32-69z">
              <text:p/>
            </draw:path>
            <draw:path draw:style-name="gr8" draw:text-style-name="P5" draw:layer="layout" svg:width="0.136cm" svg:height="0.158cm" svg:x="12.77cm" svg:y="9.6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8" draw:text-style-name="P5" draw:layer="layout" svg:width="0.125cm" svg:height="0.107cm" svg:x="12.926cm" svg:y="9.7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8" draw:text-style-name="P5" draw:layer="layout" svg:width="0.165cm" svg:height="0.011cm" svg:x="13.092cm" svg:y="9.76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13.312cm" svg:y="9.6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5cm" svg:x="13.463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8" draw:text-style-name="P5" draw:layer="layout" svg:width="0.014cm" svg:height="0.223cm" svg:x="13.689cm" svg:y="9.47cm" svg:viewBox="0 0 15 224" svg:d="M0 212c0 6 0 12 7 12 8 0 8-6 8-12 0-67 0-133 0-199 0-6 0-13-7-13-8 0-8 7-8 13 0 66 0 132 0 199z">
              <text:p/>
            </draw:path>
            <draw:path draw:style-name="gr8" draw:text-style-name="P5" draw:layer="layout" svg:width="0.014cm" svg:height="0.223cm" svg:x="13.689cm" svg:y="9.681cm" svg:viewBox="0 0 15 224" svg:d="M0 212c0 6 0 12 7 12 8 0 8-6 8-12 0-67 0-133 0-199 0-6 0-13-7-13-8 0-8 7-8 13 0 66 0 132 0 199z">
              <text:p/>
            </draw:path>
            <draw:path draw:style-name="gr8" draw:text-style-name="P5" draw:layer="layout" svg:width="0.136cm" svg:height="0.158cm" svg:x="13.828cm" svg:y="9.6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8" draw:text-style-name="P5" draw:layer="layout" svg:width="0.107cm" svg:height="0.213cm" svg:x="13.966cm" svg:y="9.6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8" draw:text-style-name="P5" draw:layer="layout" svg:width="0.175cm" svg:height="0.203cm" svg:x="14.182cm" svg:y="9.5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8" draw:text-style-name="P5" draw:layer="layout" svg:width="0.213cm" svg:height="0.238cm" svg:x="14.445cm" svg:y="9.5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8" draw:text-style-name="P5" draw:layer="layout" svg:width="0.099cm" svg:height="0.172cm" svg:x="14.695cm" svg:y="9.6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8" draw:text-style-name="P5" draw:layer="layout" svg:width="0.082cm" svg:height="0.153cm" svg:x="14.809cm" svg:y="9.7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8" draw:text-style-name="P5" draw:layer="layout" svg:width="0.041cm" svg:height="0.104cm" svg:x="14.981cm" svg:y="9.738cm" svg:viewBox="0 0 42 105" svg:d="M42 36c0-23-9-36-23-36-12 0-19 8-19 18s7 19 19 19c4 0 9-2 12-5 1-1 1-1 2-1 0 2 1 0 1 5 0 26-12 47-24 59-4 4-4 5-4 6 0 2 2 4 4 4 3 0 32-28 32-69z">
              <text:p/>
            </draw:path>
            <draw:path draw:style-name="gr8" draw:text-style-name="P5" draw:layer="layout" svg:width="0.081cm" svg:height="0.35cm" svg:x="15.142cm" svg:y="9.5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8" draw:text-style-name="P5" draw:layer="layout" svg:width="0.128cm" svg:height="0.246cm" svg:x="15.261cm" svg:y="9.5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8" draw:text-style-name="P5" draw:layer="layout" svg:width="0.113cm" svg:height="0.167cm" svg:x="15.408cm" svg:y="9.6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8" draw:text-style-name="P5" draw:layer="layout" svg:width="0.04cm" svg:height="0.104cm" svg:x="15.583cm" svg:y="9.738cm" svg:viewBox="0 0 41 105" svg:d="M41 36c0-23-9-36-23-36-11 0-18 8-18 18s7 19 18 19c5 0 9-2 13-5 1-1 1-1 1-1 1 0 1 0 1 5 0 26-12 47-24 59-4 4-4 5-4 6 0 2 2 4 4 4 4 0 32-28 32-69z">
              <text:p/>
            </draw:path>
            <draw:path draw:style-name="gr8" draw:text-style-name="P5" draw:layer="layout" svg:width="0.036cm" svg:height="0.036cm" svg:x="15.739cm" svg:y="9.738cm" svg:viewBox="0 0 37 37" svg:d="M37 18c0-10-8-18-18-18-11 0-19 8-19 18s8 19 19 19c10 0 18-9 18-19z">
              <text:p/>
            </draw:path>
            <draw:path draw:style-name="gr8" draw:text-style-name="P5" draw:layer="layout" svg:width="0.036cm" svg:height="0.036cm" svg:x="15.895cm" svg:y="9.738cm" svg:viewBox="0 0 37 37" svg:d="M37 18c0-10-8-18-18-18s-19 8-19 18 9 19 19 19 18-9 18-19z">
              <text:p/>
            </draw:path>
            <draw:path draw:style-name="gr8" draw:text-style-name="P5" draw:layer="layout" svg:width="0.036cm" svg:height="0.036cm" svg:x="16.051cm" svg:y="9.738cm" svg:viewBox="0 0 37 37" svg:d="M37 18c0-10-8-18-18-18s-19 8-19 18 9 19 19 19 18-9 18-19z">
              <text:p/>
            </draw:path>
            <draw:path draw:style-name="gr8" draw:text-style-name="P5" draw:layer="layout" svg:width="0.041cm" svg:height="0.104cm" svg:x="16.207cm" svg:y="9.738cm" svg:viewBox="0 0 42 105" svg:d="M42 36c0-23-9-36-23-36-12 0-19 8-19 18s7 19 19 19c4 0 9-2 12-5 1-1 1-1 2-1 0 2 1 0 1 5 0 26-13 47-24 59-4 4-4 5-4 6 0 2 2 4 4 4 3 0 32-28 32-69z">
              <text:p/>
            </draw:path>
            <draw:path draw:style-name="gr8" draw:text-style-name="P5" draw:layer="layout" svg:width="0.128cm" svg:height="0.246cm" svg:x="16.35cm" svg:y="9.5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8" draw:text-style-name="P5" draw:layer="layout" svg:width="0.126cm" svg:height="0.107cm" svg:x="16.502cm" svg:y="9.7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8" draw:text-style-name="P5" draw:layer="layout" svg:width="0.165cm" svg:height="0.011cm" svg:x="16.668cm" svg:y="9.76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16.888cm" svg:y="9.6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5cm" svg:x="17.039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8" draw:text-style-name="P5" draw:layer="layout" svg:width="0.174cm" svg:height="0.203cm" svg:x="17.224cm" svg:y="9.5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8" draw:text-style-name="P5" draw:layer="layout" svg:width="0.222cm" svg:height="0.253cm" svg:x="17.478cm" svg:y="9.5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8" draw:text-style-name="P5" draw:layer="layout" svg:width="0.124cm" svg:height="0.419cm" svg:x="17.749cm" svg:y="9.4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2" draw:text-style-name="P7" draw:layer="layout" svg:width="0.345cm" svg:height="0.319cm" svg:x="18.902cm" svg:y="7.502cm">
          <draw:text-box>
            <text:p><text:span text:style-name="T2">AT</text:span></text:p>
          </draw:text-box>
        </draw:frame>
        <draw:frame draw:style-name="gr13" draw:text-style-name="P7" draw:layer="layout" svg:width="0.425cm" svg:height="0.319cm" svg:x="18.903cm" svg:y="8.003cm">
          <draw:text-box>
            <text:p><text:span text:style-name="T2">GC</text:span></text:p>
          </draw:text-box>
        </draw:frame>
        <draw:frame draw:style-name="gr14" draw:text-style-name="P8" draw:layer="layout" svg:width="1.987cm" svg:height="0.395cm" svg:x="13.203cm" svg:y="1.606cm">
          <draw:text-box>
            <text:p><text:span text:style-name="T3">Code length:</text:span></text:p>
          </draw:text-box>
        </draw:fram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5" draw:text-style-name="P8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6" draw:text-style-name="P4" draw:layer="layout" svg:width="1.606cm" svg:height="0.395cm" svg:x="1.204cm" svg:y="12.007cm">
          <draw:text-box>
            <text:p><text:span text:style-name="T1">Encoding</text:span></text:p>
          </draw:text-box>
        </draw:frame>
        <draw:frame draw:style-name="gr16" draw:text-style-name="P4" draw:layer="layout" svg:width="1.606cm" svg:height="0.395cm" svg:x="9.605cm" svg:y="12.008cm">
          <draw:text-box>
            <text:p><text:span text:style-name="T1">Decoding</text:span></text:p>
          </draw:text-box>
        </draw:frame>
        <draw:custom-shape draw:style-name="gr17" draw:text-style-name="P10" draw:layer="layout" svg:width="1.4cm" svg:height="0.8cm" svg:x="1.6cm" svg:y="1.8cm">
          <text:p text:style-name="P9"><text:span text:style-name="T3">outer</text:span></text:p>
          <text:p text:style-name="P9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4cm" svg:height="0.5cm" svg:x="5.2cm" svg:y="1.7cm">
          <text:p text:style-name="P9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.3cm" svg:y1="2.2cm" svg:x2="1.6cm" svg:y2="2.2cm">
          <text:p/>
        </draw:line>
        <draw:g draw:style-name="gr7">
          <svg:title>TexMaths</svg:title>
          <svg:desc>10§display§\bm{c}_i \!\in\! \mathbb{B}^{k_{\rm a}}§svg§600§TRUE§</svg:desc>
          <draw:g>
            <draw:path draw:style-name="gr8" draw:text-style-name="P5" draw:layer="layout" svg:width="0.162cm" svg:height="0.16cm" svg:x="3.139cm" svg:y="1.72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8" draw:text-style-name="P5" draw:layer="layout" svg:width="0.073cm" svg:height="0.164cm" svg:x="3.315cm" svg:y="1.767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8" draw:text-style-name="P5" draw:layer="layout" svg:width="0.175cm" svg:height="0.201cm" svg:x="3.488cm" svg:y="1.68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8" draw:text-style-name="P5" draw:layer="layout" svg:width="0.214cm" svg:height="0.238cm" svg:x="3.734cm" svg:y="1.638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2cm" svg:height="0.172cm" svg:x="3.984cm" svg:y="1.563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8" draw:text-style-name="P5" draw:layer="layout" svg:width="0.098cm" svg:height="0.079cm" svg:x="4.129cm" svg:y="1.69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 draw:style-name="gr7">
          <svg:title>TexMaths</svg:title>
          <svg:desc>10§display§\bm{C}_i \!\in\! \mathbb{B}^{k_{\rm b} \times \nu} §svg§600§TRUE§</svg:desc>
          <draw:g>
            <draw:path draw:style-name="gr8" draw:text-style-name="P5" draw:layer="layout" svg:width="0.28cm" svg:height="0.25cm" svg:x="3.143cm" svg:y="2.157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8" draw:text-style-name="P5" draw:layer="layout" svg:width="0.074cm" svg:height="0.164cm" svg:x="3.422cm" svg:y="2.292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8" draw:text-style-name="P5" draw:layer="layout" svg:width="0.175cm" svg:height="0.201cm" svg:x="3.596cm" svg:y="2.214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8" draw:text-style-name="P5" draw:layer="layout" svg:width="0.214cm" svg:height="0.238cm" svg:x="3.843cm" svg:y="2.163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2cm" svg:height="0.172cm" svg:x="4.092cm" svg:y="2.088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8" draw:text-style-name="P5" draw:layer="layout" svg:width="0.105cm" svg:height="0.122cm" svg:x="4.236cm" svg:y="2.174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8" draw:text-style-name="P5" draw:layer="layout" svg:width="0.13cm" svg:height="0.13cm" svg:x="4.416cm" svg:y="2.131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8" draw:text-style-name="P5" draw:layer="layout" svg:width="0.126cm" svg:height="0.107cm" svg:x="4.609cm" svg:y="2.15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line draw:style-name="gr19" draw:text-style-name="P2" draw:layer="layout" svg:x1="3cm" svg:y1="2cm" svg:x2="5.2cm" svg:y2="2cm">
          <text:p/>
        </draw:line>
        <draw:line draw:style-name="gr19" draw:text-style-name="P2" draw:layer="layout" svg:x1="3cm" svg:y1="2.5cm" svg:x2="5.8cm" svg:y2="2.5cm">
          <text:p/>
        </draw:line>
        <draw:g draw:style-name="gr7">
          <svg:title>TexMaths</svg:title>
          <svg:desc>10§display§\bm{s}_i \!\in\! \Phi^{\nu}§svg§600§TRUE§</svg:desc>
          <draw:g>
            <draw:path draw:style-name="gr8" draw:text-style-name="P5" draw:layer="layout" svg:width="0.146cm" svg:height="0.16cm" svg:x="7.246cm" svg:y="2.6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8" draw:text-style-name="P5" draw:layer="layout" svg:width="0.074cm" svg:height="0.164cm" svg:x="7.424cm" svg:y="2.6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8" draw:text-style-name="P5" draw:layer="layout" svg:width="0.174cm" svg:height="0.201cm" svg:x="7.598cm" svg:y="2.5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8" draw:text-style-name="P5" draw:layer="layout" svg:width="0.212cm" svg:height="0.237cm" svg:x="7.861cm" svg:y="2.5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8" draw:text-style-name="P5" draw:layer="layout" svg:width="0.126cm" svg:height="0.107cm" svg:x="8.112cm" svg:y="2.5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0" draw:text-style-name="P10" draw:layer="layout" svg:width="1.6cm" svg:height="0.6cm" svg:x="8.7cm" svg:y="1.8cm">
          <text:p text:style-name="P9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3cm" svg:y1="2.1cm" svg:x2="12cm" svg:y2="2.1cm">
          <text:p/>
        </draw:line>
        <draw:g draw:style-name="gr7">
          <svg:title>TexMaths</svg:title>
          <svg:desc>10§display§\bm{x}^j \!\in\! \Sigma^{N}§svg§600§TRUE§</svg:desc>
          <draw:g>
            <draw:path draw:style-name="gr8" draw:text-style-name="P5" draw:layer="layout" svg:width="0.198cm" svg:height="0.161cm" svg:x="10.4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8" draw:text-style-name="P5" draw:layer="layout" svg:width="0.107cm" svg:height="0.211cm" svg:x="10.6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8" draw:text-style-name="P5" draw:layer="layout" svg:width="0.175cm" svg:height="0.202cm" svg:x="10.9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8" draw:text-style-name="P5" draw:layer="layout" svg:width="0.213cm" svg:height="0.238cm" svg:x="11.1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8" draw:text-style-name="P5" draw:layer="layout" svg:width="0.218cm" svg:height="0.167cm" svg:x="11.4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 draw:style-name="gr7">
          <svg:title>TexMaths</svg:title>
          <svg:desc>10§display§i \!\in\! [n]§svg§600§TRUE§</svg:desc>
          <draw:g>
            <draw:path draw:style-name="gr8" draw:text-style-name="P5" draw:layer="layout" svg:width="0.092cm" svg:height="0.233cm" svg:x="3.851cm" svg:y="2.607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8" draw:text-style-name="P5" draw:layer="layout" svg:width="0.174cm" svg:height="0.201cm" svg:x="4.03cm" svg:y="2.649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8" draw:text-style-name="P5" draw:layer="layout" svg:width="0.047cm" svg:height="0.348cm" svg:x="4.314cm" svg:y="2.576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89cm" svg:height="0.157cm" svg:x="4.381cm" svg:y="2.684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8" draw:text-style-name="P5" draw:layer="layout" svg:width="0.047cm" svg:height="0.348cm" svg:x="4.589cm" svg:y="2.576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1" draw:text-style-name="P10" draw:layer="layout" svg:width="2cm" svg:height="0.8cm" draw:transform="rotate (-1.5707963267949) translate (12.8cm 1.8cm)">
          <text:p text:style-name="P9"><text:span text:style-name="T3">IDS</text:span></text:p>
          <text:p text:style-name="P9"><text:span text:style-name="T3">channel</text:span></text:p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N \!=\! \nu n§svg§600§TRUE§</svg:desc>
          <draw:g>
            <draw:path draw:style-name="gr8" draw:text-style-name="P5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8" draw:text-style-name="P5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8" draw:text-style-name="P5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9" draw:text-style-name="P2" draw:layer="layout" svg:x1="12cm" svg:y1="3.5cm" svg:x2="11.8cm" svg:y2="3.5cm">
          <text:p/>
        </draw:line>
        <draw:g draw:style-name="gr7">
          <svg:title>TexMaths</svg:title>
          <svg:desc>10§display§\bm{y}^j \!\in\! \Sigma^{N_j}§svg§600§TRUE§</svg:desc>
          <draw:g>
            <draw:path draw:style-name="gr8" draw:text-style-name="P5" draw:layer="layout" svg:width="0.192cm" svg:height="0.227cm" svg:x="8.473cm" svg:y="3.2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8" draw:text-style-name="P5" draw:layer="layout" svg:width="0.107cm" svg:height="0.211cm" svg:x="8.682cm" svg:y="3.0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8" draw:text-style-name="P5" draw:layer="layout" svg:width="0.175cm" svg:height="0.201cm" svg:x="8.898cm" svg:y="3.1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8" draw:text-style-name="P5" draw:layer="layout" svg:width="0.213cm" svg:height="0.237cm" svg:x="9.161cm" svg:y="3.1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8" draw:text-style-name="P5" draw:layer="layout" svg:width="0.218cm" svg:height="0.167cm" svg:x="9.412cm" svg:y="3.0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8" draw:text-style-name="P5" draw:layer="layout" svg:width="0.082cm" svg:height="0.151cm" svg:x="9.624cm" svg:y="3.1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22" draw:text-style-name="P11" draw:layer="layout" svg:width="2cm" svg:height="0.8cm" svg:x="5.2cm" svg:y="3cm">
          <text:p text:style-name="P9"><text:span text:style-name="T3">SPA(?)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4cm" svg:height="0.8cm" svg:x="1.6cm" svg:y="3cm">
          <text:p text:style-name="P9"><text:span text:style-name="T3">outer</text:span></text:p>
          <text:p text:style-name="P9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5.2cm" svg:y1="3.2cm" svg:x2="3.001cm" svg:y2="3.2cm">
          <text:p/>
        </draw:line>
        <draw:line draw:style-name="gr19" draw:text-style-name="P2" draw:layer="layout" svg:x1="1.6cm" svg:y1="3.4cm" svg:x2="1.3cm" svg:y2="3.4cm">
          <text:p/>
        </draw:line>
        <draw:g draw:style-name="gr7">
          <svg:title>TexMaths</svg:title>
          <svg:desc>9§display§\bm{c}_0§svg§600§TRUE§</svg:desc>
          <draw:g>
            <draw:path draw:style-name="gr8" draw:text-style-name="P5" draw:layer="layout" svg:width="0.146cm" svg:height="0.144cm" svg:x="1.931cm" svg:y="4.739cm" svg:viewBox="0 0 147 145" svg:d="M122 18c-18 5-12 14-18 21 0 5 3 14 16 14s23-11 23-24c0-16-17-29-44-29-64 0-99 49-99 90 0 29 18 55 67 55 8 0 29-1 48-8s32-20 32-23-6-8-8-8-3 0-5 2c-17 18-42 26-66 26-21 0-32-11-32-29 0-12 8-50 18-66 13-22 32-27 45-27 4 0 14 0 23 6z">
              <text:p/>
            </draw:path>
            <draw:path draw:style-name="gr8" draw:text-style-name="P5" draw:layer="layout" svg:width="0.102cm" svg:height="0.15cm" svg:x="2.089cm" svg:y="4.782cm" svg:viewBox="0 0 103 151" svg:d="M103 76c0-25-3-42-13-57-7-10-21-19-39-19-51 0-51 60-51 76s0 75 51 75c52 0 52-59 52-75zM51 144c-10 0-23-5-28-23-2-14-2-32-2-48s0-32 2-45c5-17 19-22 28-22 12 0 24 8 28 20 3 12 4 28 4 47 0 16 0 33-3 47-4 20-20 24-29 24z">
              <text:p/>
            </draw:path>
          </draw:g>
        </draw:g>
        <draw:custom-shape draw:style-name="gr23" draw:text-style-name="P2" draw:layer="layout" svg:width="3.2cm" svg:height="0.4cm" svg:x="1.8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cm" svg:y1="4.6cm" svg:x2="2.6cm" svg:y2="5cm">
          <text:p/>
        </draw:line>
        <draw:g draw:style-name="gr7">
          <svg:title>TexMaths</svg:title>
          <svg:desc>9§display§\bm{c}_{n-1}§svg§600§TRUE§</svg:desc>
          <draw:g>
            <draw:path draw:style-name="gr8" draw:text-style-name="P5" draw:layer="layout" svg:width="0.146cm" svg:height="0.143cm" svg:x="4.232cm" svg:y="4.741cm" svg:viewBox="0 0 147 144" svg:d="M121 18c-16 4-11 14-17 21 0 5 3 14 16 14s23-11 23-23c0-17-16-30-44-30-64 0-99 49-99 90 0 28 18 54 67 54 9 0 30 0 49-8 18-7 31-19 31-23 0-3-5-8-9-8-1 0-1 1-4 4-17 17-42 24-67 24-20 0-31-10-31-29 0-11 8-49 18-65 13-22 31-27 45-27 4 0 14 0 22 6z">
              <text:p/>
            </draw:path>
            <draw:path draw:style-name="gr8" draw:text-style-name="P5" draw:layer="layout" svg:width="0.134cm" svg:height="0.098cm" svg:x="4.39cm" svg:y="4.833cm" svg:viewBox="0 0 135 99" svg:d="M16 82c-1 3-2 9-2 9 0 6 4 8 8 8 3 0 6-3 8-5 1-2 3-9 4-14 1-4 4-14 5-20 1-4 2-9 3-14 3-9 4-11 10-20s16-21 33-21c13 0 13 12 13 17 0 12-9 36-13 46-2 6-3 8-3 12 0 11 10 19 20 19 23 0 33-31 33-34s-3-2-4-3c-3 0-3 2-4 4-6 17-15 26-24 26-4 0-5-2-5-7s1-8 5-18c2-7 12-30 12-43 0-20-17-24-29-24-19 0-31 11-37 20-2-16-15-20-24-20-10 0-14 6-18 12-4 8-7 20-7 21 0 3 3 3 4 3 2 0 2-1 4-6 4-14 8-25 16-25 6 0 7 6 7 11s-2 13-3 19-4 14-5 20c-2 9-4 18-7 27z">
              <text:p/>
            </draw:path>
            <draw:path draw:style-name="gr8" draw:text-style-name="P5" draw:layer="layout" svg:width="0.148cm" svg:height="0.01cm" svg:x="4.559cm" svg:y="4.869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5cm" svg:x="4.757cm" svg:y="4.784cm" svg:viewBox="0 0 80 146" svg:d="M49 6c0-6 0-6-6-6-14 13-34 14-43 14 0 3 0 5 0 8 4 0 20 0 31-6 0 37 0 74 0 111 0 8 0 11-21 11-3 0-6 0-9 0 0 3 0 5 0 8 4-1 31-1 39-1s36 0 40 1c0-3 0-5 0-8-3 0-5 0-8 0-23 0-23-3-23-11 0-40 0-80 0-121z">
              <text:p/>
            </draw:path>
          </draw:g>
        </draw:g>
        <draw:line draw:style-name="gr3" draw:text-style-name="P2" draw:layer="layout" svg:x1="4.201cm" svg:y1="4.601cm" svg:x2="4.2cm" svg:y2="5cm">
          <text:p/>
        </draw:line>
        <draw:g draw:style-name="gr7">
          <svg:title>TexMaths</svg:title>
          <svg:desc>9§display§\bm{c}_1§svg§600§TRUE§</svg:desc>
          <draw:g>
            <draw:path draw:style-name="gr8" draw:text-style-name="P5" draw:layer="layout" svg:width="0.145cm" svg:height="0.143cm" svg:x="2.733cm" svg:y="4.74cm" svg:viewBox="0 0 146 144" svg:d="M121 18c-17 4-11 14-17 21 0 5 3 15 16 15s23-12 23-24c0-17-17-30-44-30-64 0-99 49-99 90 0 28 18 54 66 54 8 0 31 0 50-7 18-7 30-21 30-24s-5-8-8-8c-2 0-3 1-4 3-17 18-43 25-67 25-20 0-31-10-31-29 0-11 8-49 18-65 12-22 31-27 45-27 4 0 14 0 22 6z">
              <text:p/>
            </draw:path>
            <draw:path draw:style-name="gr8" draw:text-style-name="P5" draw:layer="layout" svg:width="0.079cm" svg:height="0.145cm" svg:x="2.904cm" svg:y="4.783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line draw:style-name="gr3" draw:text-style-name="P2" draw:layer="layout" svg:x1="3.401cm" svg:y1="4.6cm" svg:x2="3.4cm" svg:y2="5cm">
          <text:p/>
        </draw:line>
        <draw:line draw:style-name="gr24" draw:text-style-name="P2" draw:layer="layout" svg:x1="1.8cm" svg:y1="4.5cm" svg:x2="2.3cm" svg:y2="4.5cm">
          <text:p/>
        </draw:line>
        <draw:g draw:style-name="gr7">
          <svg:title>TexMaths</svg:title>
          <svg:desc>10§display§k_{\rm a}§svg§600§TRUE§</svg:desc>
          <draw:g>
            <draw:path draw:style-name="gr8" draw:text-style-name="P5" draw:layer="layout" svg:width="0.157cm" svg:height="0.245cm" svg:x="1.9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8" draw:text-style-name="P5" draw:layer="layout" svg:width="0.121cm" svg:height="0.111cm" svg:x="2.0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4" draw:text-style-name="P2" draw:layer="layout" svg:x1="1.8cm" svg:y1="5.8cm" svg:x2="2.6cm" svg:y2="5.8cm">
          <text:p/>
        </draw:line>
        <draw:g draw:style-name="gr7">
          <svg:title>TexMaths</svg:title>
          <svg:desc>8§display§\nu §svg§600§TRUE§</svg:desc>
          <draw:g>
            <draw:path draw:style-name="gr8" draw:text-style-name="P5" draw:layer="layout" svg:width="0.13cm" svg:height="0.121cm" svg:x="2.108cm" svg:y="5.8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23" draw:text-style-name="P2" draw:layer="layout" svg:width="3.2cm" svg:height="0.4cm" svg:x="5.3cm" svg:y="5.2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3.5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3.7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3.8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3.578cm" svg:y="5.4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3.734cm" svg:y="5.4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3.889cm" svg:y="5.443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6.1cm" svg:y1="5.2cm" svg:x2="6.1cm" svg:y2="5.6cm">
          <text:p/>
        </draw:line>
        <draw:line draw:style-name="gr3" draw:text-style-name="P2" draw:layer="layout" svg:x1="6.9cm" svg:y1="5.2cm" svg:x2="6.9cm" svg:y2="5.6cm">
          <text:p/>
        </draw:line>
        <draw:line draw:style-name="gr3" draw:text-style-name="P2" draw:layer="layout" svg:x1="7.7cm" svg:y1="5.2cm" svg:x2="7.7cm" svg:y2="5.6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7.178cm" svg:y="5.4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7.334cm" svg:y="5.4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7.489cm" svg:y="5.4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9§display§\bm{s}_0§svg§600§TRUE§</svg:desc>
          <draw:g>
            <draw:path draw:style-name="gr8" draw:text-style-name="P5" draw:layer="layout" svg:width="0.131cm" svg:height="0.144cm" svg:x="5.5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8" draw:text-style-name="P5" draw:layer="layout" svg:width="0.102cm" svg:height="0.15cm" svg:x="5.6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7">
          <svg:title>TexMaths</svg:title>
          <svg:desc>9§display§\bm{s}_1§svg§600§TRUE§</svg:desc>
          <draw:g>
            <draw:path draw:style-name="gr8" draw:text-style-name="P5" draw:layer="layout" svg:width="0.131cm" svg:height="0.143cm" svg:x="6.3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8" draw:text-style-name="P5" draw:layer="layout" svg:width="0.079cm" svg:height="0.145cm" svg:x="6.4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7">
          <svg:title>TexMaths</svg:title>
          <svg:desc>9§display§\bm{s}_{n-1}§svg§600§TRUE§</svg:desc>
          <draw:g>
            <draw:path draw:style-name="gr8" draw:text-style-name="P5" draw:layer="layout" svg:width="0.131cm" svg:height="0.143cm" svg:x="7.8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8" draw:text-style-name="P5" draw:layer="layout" svg:width="0.134cm" svg:height="0.098cm" svg:x="7.9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8" draw:text-style-name="P5" draw:layer="layout" svg:width="0.148cm" svg:height="0.01cm" svg:x="8.152cm" svg:y="5.495cm" svg:viewBox="0 0 149 11" svg:d="M140 11c4 0 9 0 9-6 0-5-4-5-9-5-43 0-87 0-131 0-4 0-9 0-9 5 0 6 5 6 9 6 44 0 88 0 131 0z">
              <text:p/>
            </draw:path>
            <draw:path draw:style-name="gr8" draw:text-style-name="P5" draw:layer="layout" svg:width="0.079cm" svg:height="0.145cm" svg:x="8.3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4" draw:text-style-name="P2" draw:layer="layout" svg:x1="5.3cm" svg:y1="4.5cm" svg:x2="6.1cm" svg:y2="4.5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5.6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4" draw:text-style-name="P2" draw:layer="layout" svg:x1="5.3cm" svg:y1="5.7cm" svg:x2="8.5cm" svg:y2="5.7cm">
          <text:p/>
        </draw:line>
        <draw:g draw:style-name="gr7">
          <svg:title>TexMaths</svg:title>
          <svg:desc>10§display§N \!=\! \nu n§svg§600§TRUE§</svg:desc>
          <draw:g>
            <draw:path draw:style-name="gr8" draw:text-style-name="P5" draw:layer="layout" svg:width="0.295cm" svg:height="0.237cm" svg:x="6.4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8" draw:text-style-name="P5" draw:layer="layout" svg:width="0.233cm" svg:height="0.081cm" svg:x="6.7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3cm" svg:x="7.0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8" draw:text-style-name="P5" draw:layer="layout" svg:width="0.189cm" svg:height="0.157cm" svg:x="7.2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5" draw:text-style-name="P2" draw:layer="layout" svg:width="3.2cm" svg:height="1.2cm" svg:x="9.5cm" svg:y="4.6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9§display§\bm{x}^0_0§svg§600§TRUE§</svg:desc>
          <draw:g>
            <draw:path draw:style-name="gr8" draw:text-style-name="P5" draw:layer="layout" svg:width="0.177cm" svg:height="0.143cm" svg:x="9.5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8" draw:text-style-name="P5" draw:layer="layout" svg:width="0.101cm" svg:height="0.15cm" svg:x="9.7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8" draw:text-style-name="P5" draw:layer="layout" svg:width="0.101cm" svg:height="0.15cm" svg:x="9.7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 draw:style-name="gr7">
          <svg:title>TexMaths</svg:title>
          <svg:desc>9§display§\bm{x}^{r-1}_0§svg§600§TRUE§</svg:desc>
          <draw:g>
            <draw:path draw:style-name="gr8" draw:text-style-name="P5" draw:layer="layout" svg:width="0.178cm" svg:height="0.144cm" svg:x="9.5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8" draw:text-style-name="P5" draw:layer="layout" svg:width="0.102cm" svg:height="0.098cm" svg:x="9.7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8" draw:text-style-name="P5" draw:layer="layout" svg:width="0.148cm" svg:height="0.01cm" svg:x="9.914cm" svg:y="5.495cm" svg:viewBox="0 0 149 11" svg:d="M140 11c4 0 9 0 9-5 0-6-5-6-9-6-44 0-87 0-131 0-4 0-9 0-9 5 0 6 5 6 9 6 44 0 87 0 131 0z">
              <text:p/>
            </draw:path>
            <draw:path draw:style-name="gr8" draw:text-style-name="P5" draw:layer="layout" svg:width="0.079cm" svg:height="0.145cm" svg:x="10.1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8" draw:text-style-name="P5" draw:layer="layout" svg:width="0.101cm" svg:height="0.15cm" svg:x="9.7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2" draw:text-style-name="P2" draw:layer="layout" svg:x1="10.3cm" svg:y1="4.6cm" svg:x2="10.3cm" svg:y2="5.8cm">
          <text:p/>
        </draw:line>
        <draw:line draw:style-name="gr2" draw:text-style-name="P2" draw:layer="layout" svg:x1="11.9cm" svg:y1="4.6cm" svg:x2="11.9cm" svg:y2="5.8cm">
          <text:p/>
        </draw:line>
        <draw:g draw:style-name="gr7">
          <svg:title>TexMaths</svg:title>
          <svg:desc>8§display§\vdots§svg§600§TRUE§</svg:desc>
          <draw:g>
            <draw:path draw:style-name="gr8" draw:text-style-name="P5" draw:layer="layout" svg:width="0.027cm" svg:height="0.029cm" svg:x="10.738cm" svg:y="5.072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0.738cm" svg:y="5.184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0.738cm" svg:y="5.295cm" svg:viewBox="0 0 28 30" svg:d="M28 14c0-8-6-14-14-14s-14 6-14 14c0 9 6 16 14 16s14-7 14-16z">
              <text:p/>
            </draw:path>
          </draw:g>
        </draw:g>
        <draw:line draw:style-name="gr24" draw:text-style-name="P2" draw:layer="layout" svg:x1="9.5cm" svg:y1="4.5cm" svg:x2="12.7cm" svg:y2="4.5cm">
          <text:p/>
        </draw:line>
        <draw:g draw:style-name="gr7">
          <svg:title>TexMaths</svg:title>
          <svg:desc>10§display§N§svg§600§TRUE§</svg:desc>
          <draw:g>
            <draw:path draw:style-name="gr8" draw:text-style-name="P5" draw:layer="layout" svg:width="0.293cm" svg:height="0.237cm" svg:x="10.9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6" draw:text-style-name="P2" draw:layer="layout" svg:width="3.8cm" svg:height="2cm" svg:x="1.3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4cm" svg:height="1.999cm" svg:x="5.2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4.1cm" svg:height="1.998cm" svg:x="8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10§display§j \!\in\! [r]§svg§600§TRUE§</svg:desc>
          <draw:g>
            <draw:path draw:style-name="gr8" draw:text-style-name="P5" draw:layer="layout" svg:width="0.143cm" svg:height="0.301cm" svg:x="10.913cm" svg:y="2.307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8" draw:text-style-name="P5" draw:layer="layout" svg:width="0.175cm" svg:height="0.201cm" svg:x="11.15cm" svg:y="2.349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8" draw:text-style-name="P5" draw:layer="layout" svg:width="0.047cm" svg:height="0.348cm" svg:x="11.435cm" svg:y="2.276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42cm" svg:height="0.157cm" svg:x="11.501cm" svg:y="2.384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8" draw:text-style-name="P5" draw:layer="layout" svg:width="0.047cm" svg:height="0.348cm" svg:x="11.667cm" svg:y="2.276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7">
          <svg:title>TexMaths</svg:title>
          <svg:desc>10§display§f_{\rm a}: \mathbb{B}^{k_{\rm a}} \to \mathcal{B}§svg§600§TRUE§</svg:desc>
          <draw:g>
            <draw:path draw:style-name="gr8" draw:text-style-name="P5" draw:layer="layout" svg:width="0.174cm" svg:height="0.317cm" svg:x="12.188cm" svg:y="10.109cm" svg:viewBox="0 0 175 318" svg:d="M110 107c10 0 21 0 31 0 7 0 10 0 10-7 0-4-3-4-9-4-10 0-20 0-30 0 3-14 5-27 8-40 1-7 6-32 8-36 3-7 9-12 17-12 1 0 10 0 17 6-16 1-19 14-19 19 0 8 6 12 13 12 9 0 19-8 19-21 0-16-16-24-30-24-12 0-34 6-45 41-2 7-3 11-11 55-8 0-17 0-25 0-6 0-10 0-10 7 0 4 3 4 10 4 8 0 15 0 23 0-9 46-18 91-27 137-6 34-12 66-30 66-2 0-10 0-17-6 16-1 19-14 19-19 0-8-6-12-13-12-9 0-19 7-19 21 0 16 15 24 30 24 19 0 33-21 40-34 11-22 19-65 19-67 7-36 14-73 21-110z">
              <text:p/>
            </draw:path>
            <draw:path draw:style-name="gr8" draw:text-style-name="P5" draw:layer="layout" svg:width="0.122cm" svg:height="0.111cm" svg:x="12.355cm" svg:y="10.298cm" svg:viewBox="0 0 123 112" svg:d="M96 44c0-13 0-22-11-31-10-9-22-13-37-13-23 0-39 9-39 24 0 8 5 12 11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8" draw:text-style-name="P5" draw:layer="layout" svg:width="0.036cm" svg:height="0.15cm" svg:x="12.627cm" svg:y="10.205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5" draw:layer="layout" svg:width="0.214cm" svg:height="0.238cm" svg:x="12.795cm" svg:y="10.116cm" svg:viewBox="0 0 215 239" svg:d="M46 32c0-5 0-13-3-20 13 0 25 0 38 0-5 6-5 13-5 18 0 60 0 120 0 179 0 5 0 12 5 18-13 0-25 0-38 0 3-6 3-15 3-20 0-58 0-117 0-175zM141 105c12-11 15-29 15-44 0-24-8-39-16-47 24 2 49 11 49 46 0 22-24 41-48 45zM89 31c0-7 0-11 5-15 1 0 6-4 15-4 15 0 35 12 35 49 0 40-20 48-55 49 0-27 0-53 0-79zM163 111c19-10 39-27 39-51 0-49-41-60-84-60-35 0-71 0-106 0-7 0-12 0-12 6s6 6 11 6c22 0 23 4 23 21 0 58 0 116 0 174 0 17-2 20-24 20-4 0-10 0-10 6s5 6 12 6c35 0 69 0 104 0 43 0 99-17 99-64 0-37-27-57-52-64zM89 208c0-28 0-57 0-86 28 0 40 0 51 8 13 11 14 33 14 45 0 13-1 52-45 52-20 0-20-12-20-19zM151 223c13-15 16-33 16-48 0-25-6-43-20-54 33 5 56 23 56 54 0 25-22 41-52 48z">
              <text:p/>
            </draw:path>
            <draw:path draw:style-name="gr8" draw:text-style-name="P5" draw:layer="layout" svg:width="0.12cm" svg:height="0.172cm" svg:x="13.044cm" svg:y="10.041cm" svg:viewBox="0 0 121 173" svg:d="M59 7c0-1 1-3 1-4s-1-3-4-3c-5 0-25 2-32 2-2 1-5 1-5 6 0 4 3 4 6 4 12 0 12 1 12 3s0 3-1 6c-11 46-23 92-34 139-2 4-2 4-2 5 0 4 3 8 9 8s10-5 11-11c1 0 11-44 12-47 18 2 32 7 32 20 0 1 0 2-1 5-1 4-1 5-1 8 0 17 14 25 26 25 24 0 21-26 31-38 0-3-3-3-4-3-3 0-3 1-4 6-3 10-10 28-22 28-7 0-9-6-9-13 0-4 0-5 2-11 0-1 1-5 1-7 0-22-30-26-40-27 7-4 16-12 21-16 12-11 24-23 38-23 3 0 6 1 8 3-10 2-13 10-13 14 0 5 5 9 10 9 7 0 14-5 14-16 0-8-6-17-19-17-14 0-26 10-39 22-10 10-18 17-28 21 8-33 16-65 24-98z">
              <text:p/>
            </draw:path>
            <draw:path draw:style-name="gr8" draw:text-style-name="P5" draw:layer="layout" svg:width="0.098cm" svg:height="0.079cm" svg:x="13.189cm" svg:y="10.168cm" svg:viewBox="0 0 99 80" svg:d="M77 26c0-16-18-26-39-26-11 0-31 0-31 15 0 7 4 10 9 10s9-4 9-10c0-4-2-6-4-7 6-2 14-2 16-2 15 0 24 8 24 21 0 1 0 3 0 4-17 1-26 1-40 6-11 4-21 12-21 23 0 16 20 20 34 20s24-5 30-14c0 6 4 13 13 13 2 0 22 0 22-16 0-3 0-7 0-10-3 0-5 0-8 0 0 3 0 6 0 9 0 2 0 10-7 10s-7-8-7-10c0-12 0-24 0-36zM61 54c0 19-21 21-25 21-10 0-20-6-20-15 0-6 4-22 45-24 0 6 0 12 0 18z">
              <text:p/>
            </draw:path>
            <draw:path draw:style-name="gr8" draw:text-style-name="P5" draw:layer="layout" svg:width="0.311cm" svg:height="0.182cm" svg:x="13.446cm" svg:y="10.177cm" svg:viewBox="0 0 312 183" svg:d="M273 98c-19 15-28 30-31 34-16 24-19 46-19 47 0 4 4 4 7 4 6 0 7-1 8-7 8-34 29-64 69-80 4-1 5-3 5-5 0-3-2-3-3-3-15-6-58-24-71-83-1-4-2-5-8-5-3 0-7 0-7 4 0 1 3 23 18 46 7 11 17 23 32 34-87 0-174 0-261 0-6 0-12 0-12 7s6 7 12 7c87 0 174 0 261 0z">
              <text:p/>
            </draw:path>
            <draw:path draw:style-name="gr8" draw:text-style-name="P5" draw:layer="layout" svg:width="0.222cm" svg:height="0.253cm" svg:x="13.886cm" svg:y="10.109cm" svg:viewBox="0 0 223 254" svg:d="M88 9c0-4 0-5 0-6 0-2 0-3-3-3-4 0-15 5-22 9-16 8-29 14-29 21 0 2 2 2 4 2 4 0 13-5 20-8-5 34-13 79-19 109-13 60-20 80-37 114-2 3-1 3-2 4 0 3 2 2 3 3 6 0 21-6 26-16 5-8 18-34 29-74 8-30 21-76 46-112 16-23 31-33 53-33 19 0 36 12 36 31 0 31-33 42-70 54-4 1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</draw:g>
        </draw:g>
        <draw:g draw:style-name="gr7">
          <svg:title>TexMaths</svg:title>
          <svg:desc>10§display§f_i: \mathbb{B}^{k_{\rm b}} \to \Phi_i
\ 
(i \!\in\! \mathbb{B})§svg§600§TRUE§</svg:desc>
          <draw:g>
            <draw:path draw:style-name="gr8" draw:text-style-name="P5" draw:layer="layout" svg:width="0.174cm" svg:height="0.317cm" svg:x="12.188cm" svg:y="10.508cm" svg:viewBox="0 0 175 318" svg:d="M110 107c10 0 21 0 31 0 7 0 10 0 10-7 0-4-3-4-9-4-10 0-20 0-30 0 3-14 5-27 8-40 1-7 6-32 8-36 3-7 9-12 17-12 1 0 10 0 17 6-15 1-19 14-19 19 0 8 6 12 13 12 9 0 19-8 19-21 0-16-16-24-30-24-12 0-34 6-45 41-2 7-3 11-11 55-8 0-17 0-25 0-6 0-10 0-10 7 0 4 3 4 10 4 8 0 15 0 23 0-9 46-18 92-27 138-6 34-12 65-30 65-2 0-10 0-17-6 16-1 19-14 19-19 0-8-6-12-13-12-9 0-19 8-19 21 0 16 15 24 30 24 19 0 33-20 40-34 11-22 19-64 19-67 7-36 14-73 21-110z">
              <text:p/>
            </draw:path>
            <draw:path draw:style-name="gr8" draw:text-style-name="P5" draw:layer="layout" svg:width="0.073cm" svg:height="0.164cm" svg:x="12.353cm" svg:y="10.64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36cm" svg:height="0.15cm" svg:x="12.586cm" svg:y="10.604cm" svg:viewBox="0 0 37 151" svg:d="M37 19c0-10-8-19-18-19s-19 9-19 19 9 18 19 18 18-8 18-18zM37 133c0-10-8-19-18-19s-19 9-19 19 9 18 19 18 18-8 18-18z">
              <text:p/>
            </draw:path>
            <draw:path draw:style-name="gr8" draw:text-style-name="P5" draw:layer="layout" svg:width="0.214cm" svg:height="0.238cm" svg:x="12.754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8" draw:text-style-name="P5" draw:layer="layout" svg:width="0.12cm" svg:height="0.172cm" svg:x="13.004cm" svg:y="10.44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8" draw:text-style-name="P5" draw:layer="layout" svg:width="0.105cm" svg:height="0.123cm" svg:x="13.148cm" svg:y="10.526cm" svg:viewBox="0 0 106 124" svg:d="M30 0c-10 1-20 1-30 2 0 3 0 5 0 8 13 0 15 1 15 9 0 34 0 68 0 103 2 0 5 0 7 0 2-3 3-5 4-7 1-1 1-3 2-4 8 8 18 13 29 13 27 0 49-18 49-40 0-21-20-40-46-40-10 0-21 3-30 10 0-18 0-36 0-54zM30 63c6-9 18-13 28-13 21 0 30 15 30 34 0 10-2 19-9 25-6 6-14 9-23 9-12 0-21-7-26-15 0-14 0-27 0-40z">
              <text:p/>
            </draw:path>
            <draw:path draw:style-name="gr8" draw:text-style-name="P5" draw:layer="layout" svg:width="0.311cm" svg:height="0.182cm" svg:x="13.419cm" svg:y="10.576cm" svg:viewBox="0 0 312 183" svg:d="M273 99c-19 14-28 29-31 33-16 24-13 31-19 47 0 4 4 4 7 4 6 0 6-1 8-7 8-34 29-64 68-80 5-1 6-2 6-4 0-3-2-4-3-4-16-6-58-24-71-83-2-4-2-5-8-5-3 0-7 0-7 4 0 1 3 23 18 47 7 10 17 22 32 34-87 0-174 0-261 0-6 0-12 0-12 7s6 7 12 7c87 0 174 0 261 0z">
              <text:p/>
            </draw:path>
            <draw:path draw:style-name="gr8" draw:text-style-name="P5" draw:layer="layout" svg:width="0.213cm" svg:height="0.237cm" svg:x="13.867cm" svg:y="10.516cm" svg:viewBox="0 0 214 238" svg:d="M120 192c55-4 94-37 94-72 0-37-40-69-94-73 0-7 0-13 0-20 0-12 0-16 34-16 4 0 7 0 11 0 0-4 0-7 0-11-12 1-45 1-59 1s-47 0-60-1c0 4 0 7 0 11 4 0 8 0 12 0 33 0 33 4 33 16 0 7 0 13 0 20-53 5-91 38-91 72 0 36 39 68 91 73 0 6 0 13 0 19 0 12 0 16-33 16-4 0-8 0-12 0 0 4 0 8 0 11 13-1 45-1 60-1 14 0 47 0 59 1 0-3 0-7 0-11-4 0-7 0-11 0-34 0-34-4-34-16 0-6 0-13 0-19zM91 184c-50-7-56-43-56-64 0-19 4-58 56-65 0 43 0 86 0 129zM120 55c49 5 59 38 59 64 0 21-5 59-59 65 0-43 0-86 0-129z">
              <text:p/>
            </draw:path>
            <draw:path draw:style-name="gr8" draw:text-style-name="P5" draw:layer="layout" svg:width="0.073cm" svg:height="0.164cm" svg:x="14.113cm" svg:y="10.644cm" svg:viewBox="0 0 74 165" svg:d="M68 9c0-4-3-9-10-9s-14 6-14 14c0 4 3 9 10 9s14-7 14-14zM18 134c-1 3-3 6-3 10 0 12 10 21 24 21 24 0 35-34 35-37s-3-3-4-3c-3 0-3 1-4 4-6 19-17 29-27 29-4 0-6-3-6-8 0-6 2-10 4-16 3-6 5-13 8-19 2-6 11-29 12-32 1-2 2-5 2-8 0-11-10-20-24-20-24 0-35 33-35 37 0 3 3 3 4 3 3 0 3-1 4-4 7-21 17-30 27-30 3 0 6 2 6 9 0 6-2 9-8 25-5 13-10 26-15 39z">
              <text:p/>
            </draw:path>
            <draw:path draw:style-name="gr8" draw:text-style-name="P5" draw:layer="layout" svg:width="0.08cm" svg:height="0.349cm" svg:x="14.37cm" svg:y="10.492cm" svg:viewBox="0 0 81 350" svg:d="M81 346c0-1 0-1-5-7-44-44-56-111-56-163 0-61 14-123 57-166 4-5 4-5 4-6 0-3-1-4-3-4-4 0-35 24-56 69-18 38-22 77-22 107 0 26 4 68 23 108 21 43 51 66 55 66 2 0 3-1 3-4z">
              <text:p/>
            </draw:path>
            <draw:path draw:style-name="gr8" draw:text-style-name="P5" draw:layer="layout" svg:width="0.092cm" svg:height="0.234cm" svg:x="14.482cm" svg:y="10.523cm" svg:viewBox="0 0 93 235" svg:d="M90 13c0-7-5-13-13-13-10 0-19 10-19 19 0 7 5 13 13 13s19-8 19-19zM63 145c4-10 4-11 8-20 2-7 4-12 4-19 0-16-11-29-29-29-33 0-46 51-46 54 0 4 3 2 4 4 4 0 4-1 6-7 9-33 23-43 35-43 3 0 9 0 9 11 0 8-2 15-4 18-3 10-18 50-24 65-4 9-8 21-8 27 0 17 12 29 29 29 33 0 46-50 46-53s-3-3-4-3c-4 0-4 1-6 6-6 21-18 42-36 42-6 0-8-3-8-11 0-9 2-14 10-34 5-13 9-25 14-37z">
              <text:p/>
            </draw:path>
            <draw:path draw:style-name="gr8" draw:text-style-name="P5" draw:layer="layout" svg:width="0.175cm" svg:height="0.201cm" svg:x="14.661cm" svg:y="10.56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8" draw:text-style-name="P5" draw:layer="layout" svg:width="0.214cm" svg:height="0.238cm" svg:x="14.908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8" draw:text-style-name="P5" draw:layer="layout" svg:width="0.081cm" svg:height="0.349cm" svg:x="15.159cm" svg:y="10.492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frame draw:style-name="gr29" draw:text-style-name="P8" draw:layer="layout" svg:width="1.522cm" svg:height="0.395cm" svg:x="15.605cm" svg:y="10.408cm">
          <draw:text-box>
            <text:p><text:span text:style-name="T3">(bijection)</text:span></text:p>
          </draw:text-box>
        </draw:frame>
        <draw:g draw:style-name="gr7">
          <svg:title>TexMaths</svg:title>
          <svg:desc>10§display§s_{i,t} \!=\!
f_{b_{i,t}}( \bm{C}_{i,t}^{\intercal} ) 
§svg§600§TRUE§</svg:desc>
          <draw:g>
            <draw:path draw:style-name="gr8" draw:text-style-name="P5" draw:layer="layout" svg:width="0.128cm" svg:height="0.158cm" svg:x="1.784cm" svg:y="19.76cm" svg:viewBox="0 0 129 159" svg:d="M119 24c-10 1-17 8-17 16 0 5 3 10 11 10 7 0 16-6 16-19 0-16-15-31-41-31-47 0-60 36-60 52 0 27 26 32 37 34 18 4 36 8 36 27 0 9-8 39-50 39-5 0-32 0-40-19 13 2 22-9 22-18s-6-13-13-13c-9 0-20 8-20 23 0 20 20 34 50 34 57 0 71-42 71-58 0-12-7-21-11-25-9-10-20-12-35-15-13-3-27-5-27-21 0-10 9-32 40-32 8 0 26 3 31 16z">
              <text:p/>
            </draw:path>
            <draw:path draw:style-name="gr8" draw:text-style-name="P5" draw:layer="layout" svg:width="0.074cm" svg:height="0.165cm" svg:x="1.942cm" svg:y="19.805cm" svg:viewBox="0 0 75 166" svg:d="M68 10c0-4-3-10-10-10-6 0-13 7-13 14 0 4 3 9 10 9s13-7 13-13zM18 134c-1 4-2 7-2 11 0 11 10 21 23 21 25 0 36-34 36-38 0-3-3-2-4-3-4 0-4 1-5 4-6 20-16 30-26 30-5 0-6-3-6-9 0-5 2-10 4-16s5-13 8-19c2-6 11-28 12-31 0-3 1-6 1-8 0-12-10-21-23-21-25 0-36 33-36 37s3 2 4 4c4 0 4-2 5-4 6-21 17-30 26-30 4 0 6 2 6 8s-1 10-7 25c-5 13-11 26-16 39z">
              <text:p/>
            </draw:path>
            <draw:path draw:style-name="gr8" draw:text-style-name="P5" draw:layer="layout" svg:width="0.03cm" svg:height="0.075cm" svg:x="2.058cm" svg:y="19.939cm" svg:viewBox="0 0 31 76" svg:d="M24 24c0 14-3 30-19 45-1 1-2 2-2 3 0 2 2 4 3 4 4 0 25-20 25-49 0-15-6-27-17-27-9 0-14 6-14 14s5 14 14 14c6 0 7-3 10-4z">
              <text:p/>
            </draw:path>
            <draw:path draw:style-name="gr8" draw:text-style-name="P5" draw:layer="layout" svg:width="0.082cm" svg:height="0.155cm" svg:x="2.124cm" svg:y="19.815cm" svg:viewBox="0 0 83 156" svg:d="M50 56c8 0 17 0 25 0 5 0 8 0 8-5 0-4-3-4-8-4-8 0-15 0-23 0 3-12 6-24 9-36 0-1 1-2 1-3 0-5-3-8-8-8-7 0-10 4-12 10s2-5-9 37c-8 0-17 0-25 0-5 0-8 0-8 6 0 3 3 3 7 3 8 0 15 0 23 0-5 19-9 38-14 58-1 6-4 15-4 18 0 15 13 24 27 24 27 0 42-35 42-38s-3-3-4-3c-2 0-3 0-5 5-7 15-19 29-33 29-5 0-8-3-8-12 0-3 1-8 1-10 6-24 12-48 18-71z">
              <text:p/>
            </draw:path>
            <draw:path draw:style-name="gr8" draw:text-style-name="P5" draw:layer="layout" svg:width="0.232cm" svg:height="0.081cm" svg:x="2.296cm" svg:y="19.78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74cm" svg:height="0.318cm" svg:x="2.607cm" svg:y="19.668cm" svg:viewBox="0 0 175 319" svg:d="M110 107c10 0 20 0 30 0 8 0 11 0 11-7 0-4-3-4-9-4-10 0-20 0-30 0 3-14 5-27 8-40 1-7 6-32 8-36 3-7 9-12 17-12 1 0 10 0 17 6-16 2-19 14-19 19 0 8 6 12 13 12 9 0 19-7 19-21 0-16-16-24-30-24-12 0-34 7-45 41-2 8-3 11-11 55-8 0-17 0-25 0-6 0-10 0-10 7 0 4 3 4 10 4 8 0 15 0 23 0-9 46-18 92-27 138-6 34-12 66-30 66-2 0-10 0-17-7 16-1 19-13 19-18 0-9-6-13-13-13-9 0-19 8-19 21 0 16 15 25 30 25 19 0 33-21 40-35 11-22 19-63 19-66 7-37 14-74 21-111z">
              <text:p/>
            </draw:path>
            <draw:path draw:style-name="gr8" draw:text-style-name="P5" draw:layer="layout" svg:width="0.098cm" svg:height="0.172cm" svg:x="2.777cm" svg:y="19.798cm" svg:viewBox="0 0 99 173" svg:d="M48 7c1 0 1-3 1-4s-1-3-4-3c-5 0-25 2-31 2-2 0-6 1-6 6 0 3 4 3 7 3 12 0 12 2 12 4s-3 12-4 17c-2 8-4 15-6 23s-16 62-16 65c-1 6-1 9-1 12 0 25 15 41 36 41 30 0 63-34 63-70 0-29-20-41-37-41-13 0-23 7-31 13 6-23 11-45 17-68zM36 166c-12 0-19-11-19-25 0-9 2-18 9-45 2-5 2-6 6-11 10-11 21-16 30-16s17 7 17 24c0 10-5 35-12 49-6 12-18 24-31 24z">
              <text:p/>
            </draw:path>
            <draw:path draw:style-name="gr8" draw:text-style-name="P5" draw:layer="layout" svg:width="0.061cm" svg:height="0.118cm" svg:x="2.9cm" svg:y="19.885cm" svg:viewBox="0 0 62 119" svg:d="M53 8c0-4-3-8-7-8-5 0-11 5-11 11 0 5 4 7 8 7 5 0 10-5 10-10zM62 92c0-2-3-2-4-2-3 0-3 0-4 4-3 9-11 19-20 19-4 0-5-3-5-6 0-4 1-6 2-9 2-4 3-7 4-10 1-1 7-18 10-24 1-4 2-6 2-9 0-8-8-15-19-15-18 0-28 22-28 27 0 2 3 2 4 2 3 0 3 0 4-3 3-13 12-20 19-20 4 0 6 2 6 6 0 1 0 3-1 7-2 3-9 22-12 28-1 3-1 3-4 9-1 2-2 5-2 8 0 9 9 15 19 15 19 0 29-23 29-27z">
              <text:p/>
            </draw:path>
            <draw:path draw:style-name="gr8" draw:text-style-name="P5" draw:layer="layout" svg:width="0.023cm" svg:height="0.054cm" svg:x="3.006cm" svg:y="19.981cm" svg:viewBox="0 0 24 55" svg:d="M18 19c0 17-9 26-14 30-2 2-2 2-2 3s2 3 3 3c2 0 19-13 19-35 0-12-5-20-13-20-7 0-11 5-11 11 0 5 4 10 11 10 2 0 5 0 7-2z">
              <text:p/>
            </draw:path>
            <draw:path draw:style-name="gr8" draw:text-style-name="P5" draw:layer="layout" svg:width="0.067cm" svg:height="0.111cm" svg:x="3.072cm" svg:y="19.892cm" svg:viewBox="0 0 68 112" svg:d="M40 43c7 0 14 0 21 0 4 0 4-1 5-1 1-1 1-3 1-4 0-3-3-3-6-3-6 0-13 0-19 0 1-5 3-10 4-15 1-4 3-12 3-13 0-3-2-7-6-7-3 0-8 2-9 7-1 3 1-5-7 28-7 0-14 0-21 0-4 0-6 0-6 5 0 3 2 3 5 3 7 0 13 0 20 0-3 14-7 27-10 41-1 4-3 9-3 11 0 10 10 17 22 17 21 0 34-23 34-27 0-2-3-2-4-2-2 0-3 0-4 3-5 12-16 20-25 20-6 0-8-4-8-9 0-3 0-3 1-5 4-17 8-33 12-49z">
              <text:p/>
            </draw:path>
            <draw:path draw:style-name="gr8" draw:text-style-name="P5" draw:layer="layout" svg:width="0.08cm" svg:height="0.349cm" svg:x="3.226cm" svg:y="19.652cm" svg:viewBox="0 0 81 350" svg:d="M81 347c0-1 0-2-5-8-44-44-56-110-56-163 0-61 14-122 57-166 4-4 4-5 4-6 0-3-1-4-3-4-4 0-35 24-56 69-18 38-22 77-22 107 0 27 4 69 23 108 21 43 51 66 55 66 2 0 3-1 3-3z">
              <text:p/>
            </draw:path>
            <draw:path draw:style-name="gr8" draw:text-style-name="P5" draw:layer="layout" svg:width="0.28cm" svg:height="0.251cm" svg:x="3.347cm" svg:y="19.669cm" svg:viewBox="0 0 281 252" svg:d="M280 10c0-1 1-3 1-5 0-5-5-5-9-5-11 8-21 17-32 25-16-18-40-25-65-25-113 0-175 86-175 158 0 65 53 94 115 94 29 0 59-10 86-29 34-24 40-57 40-59 0-4-5-4-8-4-7 0-7 0-9 6-14 45-60 69-100 69-21 0-40-5-55-15-19-14-20-38-20-48s6-76 40-116c19-23 53-40 92-40 43 0 61 33 61 64 0 3-1 8-1 12 0 5 4 5 9 5 8 0 8 0 10-8 7-26 13-53 20-79z">
              <text:p/>
            </draw:path>
            <draw:path draw:style-name="gr8" draw:text-style-name="P5" draw:layer="layout" svg:width="0.12cm" svg:height="0.157cm" svg:x="3.658cm" svg:y="19.642cm" svg:viewBox="0 0 121 158" svg:d="M73 24c11 0 22 0 33 0 3 0 15 0 15-12s-12-12-15-12c-30 0-60 0-90 0-4 0-16 0-16 12s13 12 16 12c11 0 22 0 33 0 0 40 0 79 0 119 0 4 0 15 12 15s12-12 12-15c0-40 0-79 0-119z">
              <text:p/>
            </draw:path>
            <draw:path draw:style-name="gr8" draw:text-style-name="P5" draw:layer="layout" svg:width="0.074cm" svg:height="0.164cm" svg:x="3.626cm" svg:y="19.851cm" svg:viewBox="0 0 75 165" svg:d="M68 9c0-4-3-9-9-9-7 0-14 6-14 13 0 4 3 9 10 9s13-6 13-13zM18 134c-1 3-2 6-2 10 0 12 10 21 23 21 25 0 36-34 36-38 0-3-3-3-4-3-4 0-4 2-5 4-5 20-16 30-26 30-5 0-6-3-6-9 0-5 2-10 4-15 2-7 5-14 8-20 2-6 11-28 12-31s1-6 1-8c0-12-9-21-23-21-24 0-36 33-36 38 0 3 4 3 5 3 3 0 3-1 4-4 6-21 17-30 26-30 4 0 6 2 6 9 0 5-1 9-7 24-5 13-11 26-16 40z">
              <text:p/>
            </draw:path>
            <draw:path draw:style-name="gr8" draw:text-style-name="P5" draw:layer="layout" svg:width="0.03cm" svg:height="0.075cm" svg:x="3.742cm" svg:y="19.984cm" svg:viewBox="0 0 31 76" svg:d="M24 24c0 14-2 30-19 45-1 1-2 2-2 3 0 2 2 4 4 4 3 0 24-20 24-49 0-15-6-27-17-27-8 0-14 7-14 14 0 8 5 14 14 14 6 0 7-3 10-4z">
              <text:p/>
            </draw:path>
            <draw:path draw:style-name="gr8" draw:text-style-name="P5" draw:layer="layout" svg:width="0.082cm" svg:height="0.155cm" svg:x="3.808cm" svg:y="19.859cm" svg:viewBox="0 0 83 156" svg:d="M50 56c8 0 17 0 25 0 5 0 8 0 8-5 0-3-3-3-7-3-8 0-16 0-24 0 3-12 6-25 9-37 1-1 1-2 1-3 0-5-3-8-8-8-6 0-10 4-12 10-2 7 2-5-9 38-8 0-17 0-25 0-5 0-8 0-8 5 0 3 3 3 7 3 8 0 16 0 24 0-5 19-10 38-15 58-1 6-4 15-4 19 0 14 13 23 27 23 27 0 43-35 43-38s-3-2-4-3c-3 0-4 1-6 5-6 15-19 29-32 29-6 0-9-3-9-12 0-3 1-8 1-10 6-24 12-48 18-71z">
              <text:p/>
            </draw:path>
            <draw:path draw:style-name="gr8" draw:text-style-name="P5" draw:layer="layout" svg:width="0.081cm" svg:height="0.349cm" svg:x="3.941cm" svg:y="19.652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g draw:style-name="gr7">
          <svg:title>TexMaths</svg:title>
          <svg:desc>10§display§\Phi \!=\!
\Phi_0 \!\cup\! \Phi_1§svg§600§TRUE§</svg:desc>
          <draw:g>
            <draw:path draw:style-name="gr8" draw:text-style-name="P5" draw:layer="layout" svg:width="0.213cm" svg:height="0.237cm" svg:x="15.247cm" svg:y="8.5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8" draw:text-style-name="P5" draw:layer="layout" svg:width="0.232cm" svg:height="0.081cm" svg:x="15.54cm" svg:y="8.7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213cm" svg:height="0.237cm" svg:x="15.852cm" svg:y="8.5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8" draw:text-style-name="P5" draw:layer="layout" svg:width="0.113cm" svg:height="0.166cm" svg:x="16.098cm" svg:y="8.7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8" draw:text-style-name="P5" draw:layer="layout" svg:width="0.194cm" svg:height="0.215cm" svg:x="16.282cm" svg:y="8.6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8" draw:text-style-name="P5" draw:layer="layout" svg:width="0.213cm" svg:height="0.237cm" svg:x="16.536cm" svg:y="8.5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8" draw:text-style-name="P5" draw:layer="layout" svg:width="0.089cm" svg:height="0.161cm" svg:x="16.796cm" svg:y="8.7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8" draw:text-style-name="P11" draw:layer="layout" svg:width="1.4cm" svg:height="0.5cm" svg:x="5.8cm" svg:y="2.3cm">
          <text:p text:style-name="P9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30" draw:text-style-name="P2" draw:layer="layout" svg:width="1.499cm" svg:height="0.399cm" svg:x="7.2cm" svg:y="2.1cm" svg:viewBox="0 0 1500 400" draw:points="0,400 1000,400 1000,0 1500,0">
          <text:p/>
        </draw:polyline>
        <draw:polyline draw:style-name="gr30" draw:text-style-name="P2" draw:layer="layout" svg:width="0.299cm" svg:height="0.299cm" svg:x="6.6cm" svg:y="2cm" svg:viewBox="0 0 300 300" draw:points="0,0 300,0 300,300">
          <text:p/>
        </draw:polyline>
        <draw:g draw:style-name="gr7">
          <svg:title>TexMaths</svg:title>
          <svg:desc>10§display§\bm{b}_i 
\!\in\! 
\tilde{\mathcal{B}} 
\!\subset\!
\mathbb{B}^\nu§svg§600§TRUE§</svg:desc>
          <draw:g>
            <draw:path draw:style-name="gr8" draw:text-style-name="P5" draw:layer="layout" svg:width="0.158cm" svg:height="0.244cm" svg:x="6.654cm" svg:y="1.671cm" svg:viewBox="0 0 159 245" svg:d="M80 12c2-5 1-4 2-6 0-5-4-6-8-6-1 0-1 0-2 0-15 1-31 1-46 2-5 0-11 1-11 11 0 6 7 6 9 6 4 0 10 0 15 1-3 11-6 27-10 40-8 32-16 64-24 97-5 19-5 24-5 32 0 43 33 56 60 56 63 0 99-56 99-103 0-43-32-58-61-58-17 0-31 7-38 12 7-28 13-56 20-84zM60 232c-13 0-25-7-25-29 0-11 4-23 6-34 4-13 10-38 12-48 2-6 22-24 43-24 22 0 24 19 24 27 0 18-12 61-18 74-12 28-31 34-42 34z">
              <text:p/>
            </draw:path>
            <draw:path draw:style-name="gr8" draw:text-style-name="P5" draw:layer="layout" svg:width="0.074cm" svg:height="0.164cm" svg:x="6.83cm" svg:y="1.803cm" svg:viewBox="0 0 75 165" svg:d="M68 9c0-4-3-9-9-9-7 0-14 6-14 13 0 4 3 10 10 10s13-7 13-14zM18 134c-1 3-2 6-2 10 0 12 10 21 23 21 25 0 36-34 36-38 0-3-3-3-4-3-4 0-4 2-5 4-6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8" draw:text-style-name="P5" draw:layer="layout" svg:width="0.174cm" svg:height="0.201cm" svg:x="7.004cm" svg:y="1.725cm" svg:viewBox="0 0 175 202" svg:d="M163 108c6 0 12 0 12-7s-6-7-12-7c-50 0-99 0-149 0 4-47 45-80 94-80 18 0 37 0 55 0 6 0 12 0 12-7s-6-7-12-7c-18 0-37 0-55 0-60 0-108 45-108 101s48 101 108 101c18 0 37 0 55 0 6 0 12 0 12-7 0-6-6-6-12-6-18 0-37 0-55 0-49 0-90-34-94-81 50 0 99 0 149 0z">
              <text:p/>
            </draw:path>
            <draw:path draw:style-name="gr8" draw:text-style-name="P5" draw:layer="layout" svg:width="0.116cm" svg:height="0.032cm" svg:x="7.359cm" svg:y="1.591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8" draw:text-style-name="P5" draw:layer="layout" svg:width="0.222cm" svg:height="0.254cm" svg:x="7.258cm" svg:y="1.666cm" svg:viewBox="0 0 223 255" svg:d="M88 10c1-4 1-5 1-6 0-2-1-3-4-3-4 0-14 5-21 8-17 9-30 15-30 21 0 3 3 3 4 3 4 0 13-5 20-8-4 34-13 79-19 109-13 59-20 80-37 114-2 3-1 3-2 4 0 3 3 3 4 3 6 0 20-7 26-16 4-9 18-34 28-74 8-30 21-76 46-112 17-23 31-33 53-33 19 0 37 12 37 30 0 31-34 43-70 55-5 1-29 10-29 18 0 3 3 3 4 3s9-2 17-2c35 0 64 22 64 55 0 42-37 56-69 56-27 0-40-14-45-19-1-2-2-3-4-3-8 0-26 11-26 17 0 2 14 25 51 25 50 0 123-35 123-91 0-29-20-51-56-58 28-12 69-37 69-70 0-21-16-36-42-36-12 0-57 3-100 56 2-15 5-31 7-46z">
              <text:p/>
            </draw:path>
            <draw:path draw:style-name="gr8" draw:text-style-name="P5" draw:layer="layout" svg:width="0.214cm" svg:height="0.201cm" svg:x="7.556cm" svg:y="1.725cm" svg:viewBox="0 0 215 202" svg:d="M203 14c6 0 12 0 12-7s-6-7-12-7c-32 0-63 0-95 0-60 0-108 45-108 101s48 101 108 101c32 0 63 0 95 0 6 0 12 0 12-7 0-6-6-6-12-6-31 0-63 0-94 0-55 0-95-41-95-88s40-87 95-87c31 0 63 0 94 0z">
              <text:p/>
            </draw:path>
            <draw:path draw:style-name="gr8" draw:text-style-name="P5" draw:layer="layout" svg:width="0.214cm" svg:height="0.238cm" svg:x="7.843cm" svg:y="1.674cm" svg:viewBox="0 0 215 239" svg:d="M46 32c0-5 0-14-3-20 13 0 25 0 38 0-5 6-5 13-5 18 0 60 0 120 0 179 0 5 0 12 5 18-13 0-25 0-38 0 3-7 3-15 3-20 0-58 0-117 0-175zM141 105c12-11 15-29 15-44 0-24-8-39-16-48 24 3 49 12 49 47 0 22-25 40-48 45zM89 31c0-7 0-11 4-15 2-1 7-4 16-4 15 0 34 12 34 49 0 39-20 48-54 48 0-26 0-52 0-78zM162 111c20-10 39-27 39-51 0-49-40-60-83-60-35 0-71 0-106 0-7 0-12 0-12 6s6 6 11 6c21 0 22 3 22 20 0 58 0 116 0 174 0 18-1 21-23 21-4 0-10 0-10 6s5 6 12 6c35 0 69 0 104 0 43 0 99-17 99-65 0-36-27-56-53-63zM89 208c0-28 0-57 0-86 28 0 40 0 50 8 14 10 15 33 15 44 0 14-1 53-45 53-20 0-20-13-20-19zM151 222c13-14 16-33 16-48 0-24-6-42-20-54 33 6 55 24 55 54 0 26-21 41-51 48z">
              <text:p/>
            </draw:path>
            <draw:path draw:style-name="gr8" draw:text-style-name="P5" draw:layer="layout" svg:width="0.125cm" svg:height="0.107cm" svg:x="8.092cm" svg:y="1.661cm" svg:viewBox="0 0 126 108" svg:d="M43 7c1-1 1-2 1-4-1-1 0-3-4-3-5 0-14 1-16 1-5 1-9 1-14 1-4 1-7 1-7 6 0 3 4 3 7 3 12 0 12 2 12 4s-2 6-3 10c-4 16-8 33-12 49-6 25-7 30-7 31 0 3 3 3 4 3s3 0 4 0c22-3 53-15 80-38 33-30 25-41 38-62 0-5-3-8-8-8-9 0-11 7-13 14-10 34-43 72-84 84 7-31 15-61 22-91z">
              <text:p/>
            </draw:path>
          </draw:g>
        </draw:g>
        <draw:custom-shape draw:style-name="gr31" draw:text-style-name="P2" draw:layer="layout" svg:width="3.2cm" svg:height="0.6cm" svg:x="1.8cm" svg:y="5.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01cm" svg:y1="5.1cm" svg:x2="2.6cm" svg:y2="5.7cm">
          <text:p/>
        </draw:line>
        <draw:line draw:style-name="gr3" draw:text-style-name="P2" draw:layer="layout" svg:x1="4.202cm" svg:y1="5.101cm" svg:x2="4.2cm" svg:y2="5.7cm">
          <text:p/>
        </draw:line>
        <draw:line draw:style-name="gr3" draw:text-style-name="P2" draw:layer="layout" svg:x1="3.402cm" svg:y1="5.1cm" svg:x2="3.4cm" svg:y2="5.7cm">
          <text:p/>
        </draw:line>
        <draw:custom-shape draw:style-name="gr23" draw:text-style-name="P2" draw:layer="layout" svg:width="3.2cm" svg:height="0.4cm" svg:x="5.3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1cm" svg:y1="4.6cm" svg:x2="6.1cm" svg:y2="5cm">
          <text:p/>
        </draw:line>
        <draw:line draw:style-name="gr3" draw:text-style-name="P2" draw:layer="layout" svg:x1="6.9cm" svg:y1="4.6cm" svg:x2="6.9cm" svg:y2="5cm">
          <text:p/>
        </draw:line>
        <draw:line draw:style-name="gr3" draw:text-style-name="P2" draw:layer="layout" svg:x1="7.7cm" svg:y1="4.6cm" svg:x2="7.7cm" svg:y2="5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7.1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7.3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7.4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9§display§\bm{b}_0§svg§600§TRUE§</svg:desc>
          <draw:g>
            <draw:path draw:style-name="gr8" draw:text-style-name="P5" draw:layer="layout" svg:width="0.142cm" svg:height="0.22cm" svg:x="5.5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8" draw:text-style-name="P5" draw:layer="layout" svg:width="0.101cm" svg:height="0.15cm" svg:x="5.6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 draw:style-name="gr7">
          <svg:title>TexMaths</svg:title>
          <svg:desc>9§display§\bm{b}_1§svg§600§TRUE§</svg:desc>
          <draw:g>
            <draw:path draw:style-name="gr8" draw:text-style-name="P5" draw:layer="layout" svg:width="0.142cm" svg:height="0.22cm" svg:x="6.3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8" draw:text-style-name="P5" draw:layer="layout" svg:width="0.079cm" svg:height="0.145cm" svg:x="6.4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 draw:style-name="gr7">
          <svg:title>TexMaths</svg:title>
          <svg:desc>9§display§\bm{b}_{n-1}§svg§600§TRUE§</svg:desc>
          <draw:g>
            <draw:path draw:style-name="gr8" draw:text-style-name="P5" draw:layer="layout" svg:width="0.143cm" svg:height="0.22cm" svg:x="7.8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8" draw:text-style-name="P5" draw:layer="layout" svg:width="0.134cm" svg:height="0.099cm" svg:x="7.9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8" draw:text-style-name="P5" draw:layer="layout" svg:width="0.148cm" svg:height="0.01cm" svg:x="8.151cm" svg:y="4.898cm" svg:viewBox="0 0 149 11" svg:d="M140 11c4 0 9 0 9-6 0-5-5-5-9-5-43 0-87 0-131 0-4 0-9 0-9 5 0 6 4 6 9 6 44 0 88 0 131 0z">
              <text:p/>
            </draw:path>
            <draw:path draw:style-name="gr8" draw:text-style-name="P5" draw:layer="layout" svg:width="0.08cm" svg:height="0.145cm" svg:x="8.3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32" draw:text-style-name="P2" draw:layer="layout" svg:x1="5cm" svg:y1="4.8cm" svg:x2="5.3cm" svg:y2="4.8cm">
          <text:p/>
        </draw:line>
        <draw:line draw:style-name="gr32" draw:text-style-name="P2" draw:layer="layout" svg:x1="5cm" svg:y1="5.4cm" svg:x2="5.3cm" svg:y2="5.4cm">
          <text:p/>
        </draw:line>
        <draw:line draw:style-name="gr32" draw:text-style-name="P2" draw:layer="layout" svg:x1="5.7cm" svg:y1="5cm" svg:x2="5.7cm" svg:y2="5.2cm">
          <text:p/>
        </draw:line>
        <draw:line draw:style-name="gr32" draw:text-style-name="P2" draw:layer="layout" svg:x1="6.5cm" svg:y1="5cm" svg:x2="6.5cm" svg:y2="5.2cm">
          <text:p/>
        </draw:line>
        <draw:line draw:style-name="gr32" draw:text-style-name="P2" draw:layer="layout" svg:x1="8.1cm" svg:y1="5cm" svg:x2="8.1cm" svg:y2="5.2cm">
          <text:p/>
        </draw:line>
        <draw:line draw:style-name="gr3" draw:text-style-name="P2" draw:layer="layout" svg:x1="9.5cm" svg:y1="5cm" svg:x2="12.7cm" svg:y2="5cm">
          <text:p/>
        </draw:line>
        <draw:line draw:style-name="gr3" draw:text-style-name="P2" draw:layer="layout" svg:x1="9.5cm" svg:y1="5.4cm" svg:x2="12.7cm" svg:y2="5.4cm">
          <text:p/>
        </draw:line>
        <draw:polyline draw:style-name="gr32" draw:text-style-name="P2" draw:layer="layout" svg:width="0.999cm" svg:height="0.199cm" svg:x="8.5cm" svg:y="5.2cm" svg:viewBox="0 0 1000 200" draw:points="0,200 100,200 100,0 1000,0">
          <text:p/>
        </draw:polyline>
        <draw:g draw:style-name="gr7">
          <svg:title>TexMaths</svg:title>
          <svg:desc>10§display§\bm{b}
\!=\! 
(\bm{b}_0, \dots, \bm{b}_{n-1})
\!\in\!
\tilde{\mathcal{B}}^n§svg§600§TRUE§</svg:desc>
          <draw:g>
            <draw:path draw:style-name="gr8" draw:text-style-name="P5" draw:layer="layout" svg:width="0.159cm" svg:height="0.244cm" svg:x="3.983cm" svg:y="13.977cm" svg:viewBox="0 0 160 245" svg:d="M80 13c2-5 1-4 2-6 0-5-4-7-8-7-1 0-2 0-2 1-15 1-31 1-46 2-5 0-11 1-11 10 0 7 7 7 9 7 4 0 10 0 15 0-3 12-6 27-10 41-8 32-16 64-24 96-5 20-5 24-5 32 0 44 33 56 60 56 63 0 100-56 100-102 0-43-33-58-62-58-17 0-31 7-38 11 7-28 13-55 20-83zM60 233c-13 0-25-8-25-28 0-12 4-25 6-35 4-14 10-38 12-48 2-6 22-24 43-24 22 0 24 19 24 26 0 19-12 62-18 75-12 28-31 34-42 34z">
              <text:p/>
            </draw:path>
            <draw:path draw:style-name="gr8" draw:text-style-name="P5" draw:layer="layout" svg:width="0.233cm" svg:height="0.081cm" svg:x="4.206cm" svg:y="14.09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cm" svg:height="0.348cm" svg:x="4.534cm" svg:y="13.958cm" svg:viewBox="0 0 81 349" svg:d="M81 345c0-1 0-1-6-7-44-44-55-111-55-163 0-61 14-122 57-166 4-4 4-5 4-6 0-2-1-3-3-3-4 0-35 24-56 68-18 39-22 77-22 107 0 27 4 69 23 108 21 43 51 66 55 66 2 0 3-1 3-4z">
              <text:p/>
            </draw:path>
            <draw:path draw:style-name="gr8" draw:text-style-name="P5" draw:layer="layout" svg:width="0.158cm" svg:height="0.244cm" svg:x="4.654cm" svg:y="13.977cm" svg:viewBox="0 0 159 245" svg:d="M80 13c2-5 1-4 2-6 0-5-4-7-8-7-1 0-2 0-2 1-15 1-31 1-46 2-5 0-11 1-11 10 0 7 7 7 9 7 4 0 10 0 15 0-3 12-6 27-10 41-8 32-16 64-24 96-5 20-5 24-5 32 0 44 33 56 60 56 63 0 99-56 99-102 0-43-32-58-61-58-17 0-31 7-38 11 7-28 13-55 20-83zM60 233c-13 0-25-8-25-28 0-12 4-25 6-35 4-14 10-38 12-48 2-6 22-24 43-24 22 0 24 19 24 26 0 19-12 62-18 75-12 28-31 34-42 34z">
              <text:p/>
            </draw:path>
            <draw:path draw:style-name="gr8" draw:text-style-name="P5" draw:layer="layout" svg:width="0.114cm" svg:height="0.167cm" svg:x="4.831cm" svg:y="14.109cm" svg:viewBox="0 0 115 168" svg:d="M115 85c0-27-4-47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8" draw:text-style-name="P5" draw:layer="layout" svg:width="0.041cm" svg:height="0.104cm" svg:x="5.006cm" svg:y="14.182cm" svg:viewBox="0 0 42 105" svg:d="M42 37c0-23-9-37-23-37-12 0-19 9-19 19 0 9 7 18 19 18 4 0 9-1 12-4 1-1 1-1 2-1 0 2 1 0 1 5 0 26-12 47-24 59-4 3-4 4-4 5 0 3 2 4 4 4 3 0 32-27 32-68z">
              <text:p/>
            </draw:path>
            <draw:path draw:style-name="gr8" draw:text-style-name="P5" draw:layer="layout" svg:width="0.036cm" svg:height="0.036cm" svg:x="5.163cm" svg:y="14.182cm" svg:viewBox="0 0 37 37" svg:d="M37 19c0-10-9-19-19-19s-18 9-18 19 8 18 18 18 19-8 19-18z">
              <text:p/>
            </draw:path>
            <draw:path draw:style-name="gr8" draw:text-style-name="P5" draw:layer="layout" svg:width="0.036cm" svg:height="0.036cm" svg:x="5.319cm" svg:y="14.182cm" svg:viewBox="0 0 37 37" svg:d="M37 19c0-10-9-19-19-19-11 0-18 9-18 19s7 18 18 18c10 0 19-8 19-18z">
              <text:p/>
            </draw:path>
            <draw:path draw:style-name="gr8" draw:text-style-name="P5" draw:layer="layout" svg:width="0.036cm" svg:height="0.036cm" svg:x="5.475cm" svg:y="14.182cm" svg:viewBox="0 0 37 37" svg:d="M37 19c0-10-8-19-18-19-11 0-19 9-19 19s8 18 19 18c10 0 18-8 18-18z">
              <text:p/>
            </draw:path>
            <draw:path draw:style-name="gr8" draw:text-style-name="P5" draw:layer="layout" svg:width="0.04cm" svg:height="0.104cm" svg:x="5.631cm" svg:y="14.182cm" svg:viewBox="0 0 41 105" svg:d="M41 37c0-23-9-37-22-37-12 0-19 9-19 19 0 9 7 18 19 18 4 0 8-1 12-4 1-1 1-1 2-1 0 2 0 0 0 5 0 26-11 47-23 59-4 3-4 4-4 5 0 3 1 4 3 4 4 0 32-27 32-68z">
              <text:p/>
            </draw:path>
            <draw:path draw:style-name="gr8" draw:text-style-name="P5" draw:layer="layout" svg:width="0.159cm" svg:height="0.244cm" svg:x="5.774cm" svg:y="13.977cm" svg:viewBox="0 0 160 245" svg:d="M81 13c1-5 1-4 1-6 0-5-4-7-8-7-1 0-1 0-2 1-15 1-30 1-45 2-5 0-12 1-12 10 0 7 7 7 9 7 4 0 11 0 15 0-3 12-6 27-10 41-8 32-16 64-24 96-5 20-5 24-5 32 0 44 34 56 60 56 64 0 100-56 100-102 0-43-33-58-62-58-17 0-31 7-38 11 7-28 14-55 21-83zM61 233c-14 0-26-8-26-28 0-12 4-25 6-35 4-14 10-38 12-48 2-6 22-24 44-24 21 0 23 19 23 26 0 19-12 62-18 75-11 28-31 34-41 34z">
              <text:p/>
            </draw:path>
            <draw:path draw:style-name="gr8" draw:text-style-name="P5" draw:layer="layout" svg:width="0.149cm" svg:height="0.109cm" svg:x="5.951cm" svg:y="14.164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8 23-8 24 0 4 3 4 4 4 3 0 3-1 5-8 4-14 8-26 18-26 6 0 8 5 8 12 0 4-3 13-4 20-2 7-4 17-5 22-3 10-5 21-8 32z">
              <text:p/>
            </draw:path>
            <draw:path draw:style-name="gr8" draw:text-style-name="P5" draw:layer="layout" svg:width="0.165cm" svg:height="0.011cm" svg:x="6.139cm" svg:y="14.205cm" svg:viewBox="0 0 166 12" svg:d="M157 12c4 0 9 0 9-6s-5-6-9-6c-49 0-98 0-147 0-4 0-10 0-10 5 0 7 6 7 10 7 49 0 98 0 147 0z">
              <text:p/>
            </draw:path>
            <draw:path draw:style-name="gr8" draw:text-style-name="P5" draw:layer="layout" svg:width="0.089cm" svg:height="0.162cm" svg:x="6.359cm" svg:y="14.109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8" draw:text-style-name="P5" draw:layer="layout" svg:width="0.08cm" svg:height="0.348cm" svg:x="6.51cm" svg:y="13.958cm" svg:viewBox="0 0 81 349" svg:d="M81 175c0-27-4-70-23-109-21-43-51-66-55-66-2 0-3 1-3 3 0 1 0 2 7 8 34 35 54 91 54 164 0 59-13 120-57 165-4 4-4 4-4 5 0 3 1 4 3 4 4 0 35-24 56-68 18-39 22-77 22-106z">
              <text:p/>
            </draw:path>
            <draw:path draw:style-name="gr8" draw:text-style-name="P5" draw:layer="layout" svg:width="0.174cm" svg:height="0.202cm" svg:x="6.695cm" svg:y="14.031cm" svg:viewBox="0 0 175 203" svg:d="M163 109c6 0 12 0 12-7s-6-7-12-7c-50 0-99 0-149 0 4-47 45-81 94-81 18 0 37 0 55 0 6 0 12 0 12-7s-6-7-12-7c-18 0-37 0-55 0-61 0-108 46-108 102s47 101 108 101c18 0 37 0 55 0 6 0 12 0 12-7s-6-7-12-7c-18 0-37 0-55 0-49 0-90-33-94-80 50 0 99 0 149 0z">
              <text:p/>
            </draw:path>
            <draw:path draw:style-name="gr8" draw:text-style-name="P5" draw:layer="layout" svg:width="0.116cm" svg:height="0.032cm" svg:x="7.05cm" svg:y="13.898cm" svg:viewBox="0 0 117 33" svg:d="M117 5c-2-2-4-3-6-5-10 6-13 17-29 17-8 0-17-5-23-9-9-6-16-8-21-8-14 0-20 8-38 27 2 2 3 4 5 6 0-1 14-17 29-17 8 0 17 5 23 9 9 5 16 8 22 8 13 0 20-8 38-28z">
              <text:p/>
            </draw:path>
            <draw:path draw:style-name="gr8" draw:text-style-name="P5" draw:layer="layout" svg:width="0.222cm" svg:height="0.253cm" svg:x="6.949cm" svg:y="13.973cm" svg:viewBox="0 0 223 254" svg:d="M88 10c1-4 1-5 1-6 0-2-1-3-4-3-4 0-14 5-21 8-17 8-30 15-30 21 0 2 2 2 4 2 4 0 13-4 20-8-4 35-13 80-19 110-13 59-20 80-37 114-2 3-2 3-2 4 0 2 3 2 4 2 5 0 20-6 26-16 4-8 18-33 28-73 8-30 21-76 46-112 16-23 31-34 53-34 19 0 37 13 37 31 0 31-34 42-70 55-5 1-29 9-29 18 0 2 3 3 4 3s9-2 17-2c35 0 64 21 64 54 0 43-37 57-69 57-27 0-40-15-45-20-1-1-2-2-5-2-7 0-25 11-25 17 0 1 13 24 51 24 50 0 123-35 123-90 0-30-20-52-56-58 28-12 69-37 69-70 0-21-16-36-42-36-12 0-57 3-100 56 2-15 5-31 7-46z">
              <text:p/>
            </draw:path>
            <draw:path draw:style-name="gr8" draw:text-style-name="P5" draw:layer="layout" svg:width="0.149cm" svg:height="0.109cm" svg:x="7.192cm" svg:y="13.968cm" svg:viewBox="0 0 150 110" svg:d="M18 92c-1 4-1 6-2 10 0 6 4 8 8 8 5 0 8-3 10-5s3-10 4-15 4-16 6-22c1-6 2-11 4-17 2-10 3-12 10-22s18-22 37-22c14 0 14 12 14 17 0 14-10 42-14 52-3 7-4 9-4 13 0 13 11 21 24 21 24 0 35-34 35-37s-3-3-4-3c-3 0-4 1-5 4-5 19-16 29-26 29-5 0-6-3-6-8 0-6 1-9 6-20 3-8 13-34 13-47 0-24-19-28-32-28-21 0-34 12-42 22-1-17-16-22-26-22-11 0-16 7-19 13-6 9-9 23-9 24 0 3 3 3 4 3 3 0 4 0 5-7 4-14 9-26 18-26 7 0 8 5 8 12 0 4-3 13-4 20-2 7-4 17-5 22-3 10-5 20-8 31z">
              <text:p/>
            </draw:path>
          </draw:g>
        </draw:g>
        <draw:g draw:style-name="gr7">
          <svg:title>TexMaths</svg:title>
          <svg:desc>10§display§\bm{b}_i
\!=\!
(b_{i,0}, \dots, b_{i,\nu-1})
\!\in\!
\tilde{\mathcal{B}}§svg§600§TRUE§</svg:desc>
          <draw:g>
            <draw:path draw:style-name="gr8" draw:text-style-name="P5" draw:layer="layout" svg:width="0.159cm" svg:height="0.245cm" svg:x="4.567cm" svg:y="20.136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8" draw:text-style-name="P5" draw:layer="layout" svg:width="0.073cm" svg:height="0.164cm" svg:x="4.744cm" svg:y="20.269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8" draw:text-style-name="P5" draw:layer="layout" svg:width="0.232cm" svg:height="0.081cm" svg:x="4.908cm" svg:y="20.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081cm" svg:height="0.35cm" svg:x="5.235cm" svg:y="20.116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8" draw:text-style-name="P5" draw:layer="layout" svg:width="0.129cm" svg:height="0.246cm" svg:x="5.353cm" svg:y="20.136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8" draw:text-style-name="P5" draw:layer="layout" svg:width="0.074cm" svg:height="0.164cm" svg:x="5.499cm" svg:y="20.269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8" draw:text-style-name="P5" draw:layer="layout" svg:width="0.03cm" svg:height="0.075cm" svg:x="5.615cm" svg:y="20.403cm" svg:viewBox="0 0 31 76" svg:d="M24 25c0 13-2 29-19 44-1 1-2 2-2 3 0 2 2 4 4 4 3 0 24-20 24-49 0-15-6-27-17-27-8 0-14 7-14 14 0 8 5 14 14 14 6 0 7-2 10-3z">
              <text:p/>
            </draw:path>
            <draw:path draw:style-name="gr8" draw:text-style-name="P5" draw:layer="layout" svg:width="0.114cm" svg:height="0.166cm" svg:x="5.683cm" svg:y="20.269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8" draw:text-style-name="P5" draw:layer="layout" svg:width="0.041cm" svg:height="0.104cm" svg:x="5.858cm" svg:y="20.342cm" svg:viewBox="0 0 42 105" svg:d="M42 37c0-24-9-37-23-37-12 0-19 9-19 18 0 10 7 19 19 19 4 0 9-2 12-5 1 0 1-1 2-1 0 2 1 1 1 6 0 25-12 47-24 58-4 4-4 5-4 6 0 2 2 4 4 4 3 0 32-27 32-68z">
              <text:p/>
            </draw:path>
            <draw:path draw:style-name="gr8" draw:text-style-name="P5" draw:layer="layout" svg:width="0.036cm" svg:height="0.036cm" svg:x="6.015cm" svg:y="20.342cm" svg:viewBox="0 0 37 37" svg:d="M37 18c0-10-9-18-19-18s-18 8-18 18 8 19 18 19 19-9 19-19z">
              <text:p/>
            </draw:path>
            <draw:path draw:style-name="gr8" draw:text-style-name="P5" draw:layer="layout" svg:width="0.036cm" svg:height="0.036cm" svg:x="6.171cm" svg:y="20.342cm" svg:viewBox="0 0 37 37" svg:d="M37 18c0-10-8-18-19-18-10 0-18 8-18 18s8 19 18 19c11 0 19-9 19-19z">
              <text:p/>
            </draw:path>
            <draw:path draw:style-name="gr8" draw:text-style-name="P5" draw:layer="layout" svg:width="0.036cm" svg:height="0.036cm" svg:x="6.327cm" svg:y="20.342cm" svg:viewBox="0 0 37 37" svg:d="M37 18c0-10-7-18-18-18-10 0-19 8-19 18s9 19 19 19c11 0 18-9 18-19z">
              <text:p/>
            </draw:path>
            <draw:path draw:style-name="gr8" draw:text-style-name="P5" draw:layer="layout" svg:width="0.04cm" svg:height="0.104cm" svg:x="6.483cm" svg:y="20.342cm" svg:viewBox="0 0 41 105" svg:d="M41 37c0-24-9-37-22-37-12 0-19 9-19 18 0 10 7 19 19 19 4 0 8-2 12-5 1 0 1-1 2-1 0 2 0 1 0 6 0 25-12 47-23 58-4 4-4 5-4 6 0 2 1 4 3 4 4 0 32-27 32-68z">
              <text:p/>
            </draw:path>
            <draw:path draw:style-name="gr8" draw:text-style-name="P5" draw:layer="layout" svg:width="0.128cm" svg:height="0.246cm" svg:x="6.626cm" svg:y="20.136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8" draw:text-style-name="P5" draw:layer="layout" svg:width="0.074cm" svg:height="0.164cm" svg:x="6.771cm" svg:y="20.269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8" draw:text-style-name="P5" draw:layer="layout" svg:width="0.03cm" svg:height="0.075cm" svg:x="6.887cm" svg:y="20.403cm" svg:viewBox="0 0 31 76" svg:d="M24 25c0 13-2 29-19 44-1 1-2 2-2 3 0 2 2 4 4 4 3 0 24-20 24-49 0-15-6-27-17-27-8 0-14 7-14 14 0 8 5 14 14 14 6 0 7-2 10-3z">
              <text:p/>
            </draw:path>
            <draw:path draw:style-name="gr8" draw:text-style-name="P5" draw:layer="layout" svg:width="0.125cm" svg:height="0.107cm" svg:x="6.961cm" svg:y="20.323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8" draw:text-style-name="P5" draw:layer="layout" svg:width="0.166cm" svg:height="0.011cm" svg:x="7.126cm" svg:y="20.364cm" svg:viewBox="0 0 167 12" svg:d="M157 12c4 0 10 0 10-6s-6-6-10-6c-49 0-98 0-147 0-4 0-10 0-10 6s6 6 10 6c49 0 98 0 147 0z">
              <text:p/>
            </draw:path>
            <draw:path draw:style-name="gr8" draw:text-style-name="P5" draw:layer="layout" svg:width="0.089cm" svg:height="0.161cm" svg:x="7.346cm" svg:y="20.269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8" draw:text-style-name="P5" draw:layer="layout" svg:width="0.081cm" svg:height="0.35cm" svg:x="7.497cm" svg:y="20.116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8" draw:text-style-name="P5" draw:layer="layout" svg:width="0.175cm" svg:height="0.202cm" svg:x="7.682cm" svg:y="20.19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8" draw:text-style-name="P5" draw:layer="layout" svg:width="0.116cm" svg:height="0.032cm" svg:x="8.037cm" svg:y="20.056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8" draw:text-style-name="P5" draw:layer="layout" svg:width="0.222cm" svg:height="0.255cm" svg:x="7.937cm" svg:y="20.131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g draw:style-name="gr7">
          <svg:title>TexMaths</svg:title>
          <svg:desc>10§display§\tilde{\mathcal{B}} \!=\!
\mathcal{B} \cup \{ (01)^{\frac{\nu}{2}}, (10)^{\frac{\nu}{2}} \}§svg§600§TRUE§</svg:desc>
          <draw:g>
            <draw:path draw:style-name="gr8" draw:text-style-name="P5" draw:layer="layout" svg:width="0.116cm" svg:height="0.032cm" svg:x="1.546cm" svg:y="10.904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8" draw:text-style-name="P5" draw:layer="layout" svg:width="0.222cm" svg:height="0.253cm" svg:x="1.446cm" svg:y="10.979cm" svg:viewBox="0 0 223 254" svg:d="M88 10c1-4 1-5 1-6 0-2-1-3-4-3-4 0-15 5-22 8-16 8-29 15-29 21 0 2 2 2 4 2 4 0 13-4 20-8-5 35-13 80-19 110-13 59-20 80-37 114-2 3-2 3-2 4 0 2 3 2 4 2 5 0 20-6 26-16 4-8 17-33 28-73 8-30 21-76 46-112 16-23 31-34 53-34 19 0 36 13 36 31 0 31-33 42-70 55-4 1-28 9-28 18 0 2 2 3 3 3 2 0 10-2 17-2 36 0 65 21 65 54 0 43-38 57-70 57-27 0-40-15-44-20-2-1-2-2-5-2-8 0-26 11-26 17 0 1 14 24 52 24 50 0 122-35 122-90 0-30-19-52-55-58 28-12 69-37 69-70 0-21-17-36-43-36-12 0-57 3-99 56 2-15 5-31 7-46z">
              <text:p/>
            </draw:path>
            <draw:path draw:style-name="gr8" draw:text-style-name="P5" draw:layer="layout" svg:width="0.232cm" svg:height="0.081cm" svg:x="1.736cm" svg:y="11.0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222cm" svg:height="0.253cm" svg:x="2.039cm" svg:y="10.979cm" svg:viewBox="0 0 223 254" svg:d="M88 10c0-4 0-5 0-6 0-2 0-3-4-3-3 0-14 5-21 8-16 8-29 15-29 21 0 2 2 2 3 2 5 0 14-4 20-8-4 35-12 80-19 110-13 59-19 80-36 114-2 3-2 3-2 4 0 2 2 2 3 2 6 0 21-6 26-16 5-8 18-33 29-73 8-30 21-76 46-112 16-23 31-34 53-34 19 0 36 13 36 31 0 31-33 42-70 55-4 1-28 9-28 18 0 2 2 3 3 3 2 0 10-2 17-2 36 0 64 21 64 54 0 43-37 57-69 57-27 0-40-15-44-20-2-1-2-2-5-2-8 0-26 11-26 17 0 1 14 24 52 24 49 0 122-35 122-90 0-30-19-52-55-58 28-12 69-37 69-70 0-21-17-36-43-36-12 0-57 3-99 56 2-15 5-31 7-46z">
              <text:p/>
            </draw:path>
            <draw:path draw:style-name="gr8" draw:text-style-name="P5" draw:layer="layout" svg:width="0.194cm" svg:height="0.215cm" svg:x="2.367cm" svg:y="11.017cm" svg:viewBox="0 0 195 216" svg:d="M195 13c0-7 0-13-7-13s-7 6-7 13c0 42 0 84 0 126 0 53-57 64-83 64-16 0-38-3-57-15-27-17-27-39-27-49 0-42 0-84 0-126 0-7 0-13-7-13s-7 6-7 13c0 43 0 85 0 128 0 53 54 75 98 75 45 0 97-23 97-75 0-43 0-85 0-128z">
              <text:p/>
            </draw:path>
            <draw:path draw:style-name="gr8" draw:text-style-name="P5" draw:layer="layout" svg:width="0.124cm" svg:height="0.348cm" svg:x="2.685cm" svg:y="10.964cm" svg:viewBox="0 0 125 349" svg:d="M75 46c0-14 9-36 47-38 2-1 3-2 3-4 0-4-3-4-7-4-35 0-67 18-67 44s0 52 0 79c0 14 0 25-14 37-12 10-26 11-33 11-2 0-4 2-4 4 0 3 3 3 6 4 23 1 40 14 44 30 1 4 1 4 1 17 0 23 0 46 0 69 0 15 0 26 17 40 14 10 37 14 50 14 4 0 7 0 7-4 0-3-2-3-5-4-23-1-40-12-44-30-1-3-1-4-1-17 0-24 0-48 0-73 0-16-4-21-15-32-8-8-17-11-27-14 29-8 42-24 42-45 0-28 0-56 0-84z">
              <text:p/>
            </draw:path>
            <draw:path draw:style-name="gr8" draw:text-style-name="P5" draw:layer="layout" svg:width="0.08cm" svg:height="0.348cm" svg:x="2.871cm" svg:y="10.964cm" svg:viewBox="0 0 81 349" svg:d="M81 345c0-1 0-1-6-7-44-44-55-111-55-163 0-61 13-122 57-166 4-4 4-5 4-6 0-2-1-3-3-3-4 0-36 24-56 68-18 39-22 77-22 107 0 27 3 69 23 108 21 43 51 66 55 66 2 0 3-1 3-4z">
              <text:p/>
            </draw:path>
            <draw:path draw:style-name="gr8" draw:text-style-name="P5" draw:layer="layout" svg:width="0.147cm" svg:height="0.239cm" svg:x="2.986cm" svg:y="10.993cm" svg:viewBox="0 0 148 240" svg:d="M148 121c0-28-2-56-14-82-16-33-45-39-60-39-21 0-46 9-61 42-11 24-13 51-13 79 0 27 2 58 16 84 15 28 41 35 58 35 19 0 46-7 61-39 11-25 13-52 13-80zM74 232c-14 0-35-8-41-41-4-21-4-53-4-74 0-22 0-45 3-64 7-42 33-45 42-45 12 0 35 6 41 41 4 20 4 46 4 68 0 26 0 50-4 73-5 32-25 42-41 42z">
              <text:p/>
            </draw:path>
            <draw:path draw:style-name="gr8" draw:text-style-name="P5" draw:layer="layout" svg:width="0.115cm" svg:height="0.231cm" svg:x="3.178cm" svg:y="10.993cm" svg:viewBox="0 0 116 232" svg:d="M72 9c0-8 0-9-8-9-21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8" draw:text-style-name="P5" draw:layer="layout" svg:width="0.08cm" svg:height="0.348cm" svg:x="3.343cm" svg:y="10.964cm" svg:viewBox="0 0 81 349" svg:d="M81 175c0-27-4-70-23-109-21-43-51-66-55-66-2 0-3 1-3 3 0 1 0 2 6 8 35 35 55 91 55 164 0 59-13 120-57 165-4 4-4 4-4 5 0 3 1 4 3 4 4 0 35-24 56-68 18-39 22-77 22-106z">
              <text:p/>
            </draw:path>
            <draw:path draw:style-name="gr8" draw:text-style-name="P5" draw:layer="layout" svg:width="0.098cm" svg:height="0.077cm" svg:x="3.523cm" svg:y="10.91cm" svg:viewBox="0 0 99 78" svg:d="M32 7c1-2 1-3 1-4 0-3-3-3-6-2-7 0-14 1-21 1-3 0-4 0-4 1-1 1-2 3-2 4 0 3 3 3 6 3 6 0 7 1 9 1 0 3 0 4-1 7-4 17-9 33-13 50 0 2-1 6-1 7 0 2 2 3 4 3 1 0 2 0 3 0 13-2 37-8 60-25 26-19 32-44 32-47 0-2-2-6-7-6-3 0-7 3-8 7-2 8-7 24-26 41-10 9-25 17-42 22 5-21 11-42 16-63z">
              <text:p/>
            </draw:path>
            <draw:path draw:style-name="gr8" draw:text-style-name="P5" draw:layer="layout" svg:width="0.136cm" svg:height="0.011cm" svg:x="3.502cm" svg:y="11.015cm" svg:viewBox="0 0 137 12" svg:d="M0 0c46 0 91 0 137 0 0 4 0 8 0 12-46 0-91 0-137 0 0-4 0-8 0-12z">
              <text:p/>
            </draw:path>
            <draw:path draw:style-name="gr8" draw:text-style-name="P5" draw:layer="layout" svg:width="0.086cm" svg:height="0.115cm" svg:x="3.527cm" svg:y="11.05cm" svg:viewBox="0 0 87 116" svg:d="M87 82c-2 0-5 0-7 0-1 4-3 15-5 16s-17 1-19 1c-12 0-23 0-35 0 12-8 25-18 35-25 16-11 31-21 31-40 0-22-21-34-46-34-24 0-41 13-41 30 0 10 7 11 10 11 4 0 10-3 10-10s-4-10-10-11c5-7 15-13 27-13 17 0 31 10 31 28 0 14-10 26-23 37-14 12-29 24-43 36-2 2-2 2-2 3s0 3 0 5c27 0 54 0 81 0 2-12 4-23 6-34z">
              <text:p/>
            </draw:path>
            <draw:path draw:style-name="gr8" draw:text-style-name="P5" draw:layer="layout" svg:width="0.04cm" svg:height="0.104cm" svg:x="3.729cm" svg:y="11.188cm" svg:viewBox="0 0 41 105" svg:d="M41 37c0-23-9-37-22-37-12 0-19 9-19 19 0 9 7 18 19 18 4 0 8-1 12-4 1-1 1-1 2-1 0 2 0 0 0 5 0 26-11 47-23 59-4 3-4 4-4 5 0 3 1 4 3 4 4 0 32-27 32-68z">
              <text:p/>
            </draw:path>
            <draw:path draw:style-name="gr8" draw:text-style-name="P5" draw:layer="layout" svg:width="0.08cm" svg:height="0.348cm" svg:x="3.89cm" svg:y="10.964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8" draw:text-style-name="P5" draw:layer="layout" svg:width="0.115cm" svg:height="0.231cm" svg:x="4.023cm" svg:y="10.993cm" svg:viewBox="0 0 116 232" svg:d="M72 9c0-8 0-9-8-9-22 23-53 23-64 23 0 3 0 7 0 10 7 0 28 0 46-9 0 60 0 121 0 181 0 12-1 17-33 17-4 0-7 0-11 0 0 4 0 7 0 10 12-1 43-1 57-1s45 0 57 1c0-3 0-6 0-10-4 0-7 0-11 0-32 0-33-4-33-17 0-65 0-131 0-196z">
              <text:p/>
            </draw:path>
            <draw:path draw:style-name="gr8" draw:text-style-name="P5" draw:layer="layout" svg:width="0.147cm" svg:height="0.239cm" svg:x="4.181cm" svg:y="10.993cm" svg:viewBox="0 0 148 240" svg:d="M148 121c0-28-2-56-14-82-16-33-45-39-60-39-21 0-47 9-61 42-11 24-13 51-13 79 0 27 1 58 16 84 15 28 41 35 58 35 19 0 45-7 61-39 11-25 13-52 13-80zM74 232c-14 0-35-8-41-41-4-21-4-53-4-74 0-22 0-45 3-64 7-42 33-45 42-45 11 0 35 6 41 41 4 20 4 46 4 68 0 26 0 50-4 73-5 32-25 42-41 42z">
              <text:p/>
            </draw:path>
            <draw:path draw:style-name="gr8" draw:text-style-name="P5" draw:layer="layout" svg:width="0.08cm" svg:height="0.348cm" svg:x="4.363cm" svg:y="10.964cm" svg:viewBox="0 0 81 349" svg:d="M81 175c0-27-3-70-23-109-21-43-51-66-55-66-2 0-3 1-3 3 0 1 0 2 7 8 34 35 54 91 54 164 0 59-13 120-56 165-5 4-5 4-5 5 0 3 1 4 3 4 4 0 36-24 56-68 18-39 22-77 22-106z">
              <text:p/>
            </draw:path>
            <draw:path draw:style-name="gr8" draw:text-style-name="P5" draw:layer="layout" svg:width="0.098cm" svg:height="0.077cm" svg:x="4.543cm" svg:y="10.91cm" svg:viewBox="0 0 99 78" svg:d="M32 7c1-2 1-3 1-4 0-3-3-3-5-2-7 0-15 1-22 1-3 0-3 0-4 1s-1 3-1 4c0 3 2 3 5 3 6 0 7 1 9 1 0 3 0 4-1 7-4 17-8 33-12 50-1 2-2 6-2 7 0 2 2 3 4 3 1 0 2 0 3 0 13-2 37-8 60-25 27-19 32-44 32-47 0-2-2-6-6-6s-8 3-9 7c-2 8-7 24-26 41-10 9-25 17-41 22 5-21 10-42 15-63z">
              <text:p/>
            </draw:path>
            <draw:path draw:style-name="gr8" draw:text-style-name="P5" draw:layer="layout" svg:width="0.136cm" svg:height="0.011cm" svg:x="4.522cm" svg:y="11.015cm" svg:viewBox="0 0 137 12" svg:d="M0 0c46 0 91 0 137 0 0 4 0 8 0 12-46 0-91 0-137 0 0-4 0-8 0-12z">
              <text:p/>
            </draw:path>
            <draw:path draw:style-name="gr8" draw:text-style-name="P5" draw:layer="layout" svg:width="0.086cm" svg:height="0.115cm" svg:x="4.547cm" svg:y="11.05cm" svg:viewBox="0 0 87 116" svg:d="M87 82c-2 0-5 0-7 0-1 4-2 15-5 16-2 1-16 1-19 1-12 0-23 0-35 0 12-8 25-18 36-25 15-11 30-21 30-40 0-22-21-34-46-34-24 0-41 13-41 30 0 10 7 11 10 11 5 0 10-3 10-10s-4-10-10-11c5-7 15-13 27-13 17 0 31 10 31 28 0 14-10 26-23 37-14 12-29 24-43 36-2 2-2 2-2 3s0 3 0 5c27 0 54 0 81 0 2-12 4-23 6-34z">
              <text:p/>
            </draw:path>
            <draw:path draw:style-name="gr8" draw:text-style-name="P5" draw:layer="layout" svg:width="0.124cm" svg:height="0.348cm" svg:x="4.744cm" svg:y="10.964cm" svg:viewBox="0 0 125 349" svg:d="M51 302c0 14-9 37-48 39-1 1-3 2-3 4 0 4 4 4 7 4 34 0 67-17 67-44 0-26 0-53 0-80 0-13 0-23 14-35 13-10 26-11 34-11 2-1 3-2 3-4 0-4-2-4-6-4-23-1-40-14-44-31-1-4-1-5-1-17 0-24 0-47 0-70 0-14 0-26-16-39-15-11-39-14-51-14-3 0-7 0-7 4 0 3 2 3 6 4 22 1 39 12 44 30 1 3 1 4 1 16 0 24 0 49 0 74 0 16 3 21 14 33 7 7 17 11 27 14-28 8-41 24-41 43 0 28 0 56 0 84z">
              <text:p/>
            </draw:path>
          </draw:g>
        </draw:g>
        <draw:frame draw:style-name="gr33" draw:text-style-name="P8" draw:layer="layout" svg:width="0.434cm" svg:height="0.395cm" svg:x="1.405cm" svg:y="19.109cm">
          <draw:text-box>
            <text:p><text:span text:style-name="T3">(2)</text:span></text:p>
          </draw:text-box>
        </draw:frame>
        <draw:g draw:style-name="gr7">
          <svg:title>TexMaths</svg:title>
          <svg:desc>10§display§\bm{s}_i
\!\in\!
\Phi^{\nu}
§svg§600§TRUE§</svg:desc>
          <draw:g>
            <draw:path draw:style-name="gr8" draw:text-style-name="P5" draw:layer="layout" svg:width="0.146cm" svg:height="0.16cm" svg:x="5.968cm" svg:y="13.5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8" draw:text-style-name="P5" draw:layer="layout" svg:width="0.074cm" svg:height="0.164cm" svg:x="6.146cm" svg:y="13.5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8" draw:text-style-name="P5" draw:layer="layout" svg:width="0.174cm" svg:height="0.201cm" svg:x="6.32cm" svg:y="13.4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8" draw:text-style-name="P5" draw:layer="layout" svg:width="0.212cm" svg:height="0.237cm" svg:x="6.583cm" svg:y="13.4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8" draw:text-style-name="P5" draw:layer="layout" svg:width="0.126cm" svg:height="0.107cm" svg:x="6.834cm" svg:y="13.4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34" draw:text-style-name="P4" draw:layer="layout" svg:width="1.45cm" svg:height="0.395cm" svg:x="10.405cm" svg:y="10.008cm">
          <draw:text-box>
            <text:p><text:span text:style-name="T1">Mapping</text:span></text:p>
          </draw:text-box>
        </draw:frame>
        <draw:frame draw:style-name="gr35" draw:text-style-name="P8" draw:layer="layout" svg:width="0.857cm" svg:height="0.395cm" svg:x="1.406cm" svg:y="12.509cm">
          <draw:text-box>
            <text:p><text:span text:style-name="T3">input:</text:span></text:p>
          </draw:text-box>
        </draw:frame>
        <draw:g draw:style-name="gr7">
          <svg:title>TexMaths</svg:title>
          <svg:desc>10§display§\bm{c}~
\!=\!
(
\bm{c}_0,~
\dots, 
\bm{c}_{n-1}~
) §svg§600§TRUE§</svg:desc>
          <draw:g>
            <draw:path draw:style-name="gr8" draw:text-style-name="P5" draw:layer="layout" svg:width="0.162cm" svg:height="0.16cm" svg:x="2.691cm" svg:y="12.655cm" svg:viewBox="0 0 163 161" svg:d="M135 20c-18 5-19 23-19 24 0 5 3 16 18 16s25-13 25-27c0-19-18-33-49-33-71 0-110 55-110 101 0 31 20 60 74 60 10 0 34 0 55-8 20-8 34-23 34-27 0-3-5-9-8-9s-3 1-6 4c-19 20-46 28-74 28-23 0-35-12-35-33 0-12 10-55 20-73 14-24 36-30 50-30 5 0 16 0 25 7z">
              <text:p/>
            </draw:path>
            <draw:path draw:style-name="gr8" draw:text-style-name="P5" draw:layer="layout" svg:width="0.233cm" svg:height="0.081cm" svg:x="3.031cm" svg:y="12.68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1cm" svg:height="0.348cm" svg:x="3.358cm" svg:y="12.551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8" draw:text-style-name="P5" draw:layer="layout" svg:width="0.163cm" svg:height="0.16cm" svg:x="3.476cm" svg:y="12.655cm" svg:viewBox="0 0 164 161" svg:d="M136 20c-19 5-19 23-19 24 0 5 3 16 17 16 15 0 26-13 26-27 0-19-19-33-50-33-70 0-110 55-110 101 0 31 20 60 75 60 9 0 33 0 54-8s35-23 35-27c0-3-6-9-9-9-2 0-3 1-5 4-19 20-47 28-74 28-24 0-35-12-35-33 0-12 9-55 20-73 14-24 35-30 50-30 4 0 16 0 25 7z">
              <text:p/>
            </draw:path>
            <draw:path draw:style-name="gr8" draw:text-style-name="P5" draw:layer="layout" svg:width="0.114cm" svg:height="0.167cm" svg:x="3.653cm" svg:y="12.703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8" draw:text-style-name="P5" draw:layer="layout" svg:width="0.041cm" svg:height="0.104cm" svg:x="3.828cm" svg:y="12.775cm" svg:viewBox="0 0 42 105" svg:d="M42 37c0-23-9-37-23-37-11 0-19 9-19 19 0 9 8 19 19 19 4 0 9-2 12-5 1-1 1-1 2-1s1 0 1 5c0 26-12 47-24 59-4 3-4 4-4 5 0 3 2 4 4 4 3 0 32-27 32-68z">
              <text:p/>
            </draw:path>
            <draw:path draw:style-name="gr8" draw:text-style-name="P5" draw:layer="layout" svg:width="0.036cm" svg:height="0.037cm" svg:x="4.102cm" svg:y="12.775cm" svg:viewBox="0 0 37 38" svg:d="M37 19c0-10-9-19-19-19-11 0-18 9-18 19s7 19 18 19c10 0 19-9 19-19z">
              <text:p/>
            </draw:path>
            <draw:path draw:style-name="gr8" draw:text-style-name="P5" draw:layer="layout" svg:width="0.036cm" svg:height="0.037cm" svg:x="4.257cm" svg:y="12.775cm" svg:viewBox="0 0 37 38" svg:d="M37 19c0-10-8-19-18-19-11 0-19 9-19 19s8 19 19 19c10 0 18-9 18-19z">
              <text:p/>
            </draw:path>
            <draw:path draw:style-name="gr8" draw:text-style-name="P5" draw:layer="layout" svg:width="0.036cm" svg:height="0.037cm" svg:x="4.413cm" svg:y="12.775cm" svg:viewBox="0 0 37 38" svg:d="M37 19c0-10-8-19-18-19-11 0-19 9-19 19s8 19 19 19c10 0 18-9 18-19z">
              <text:p/>
            </draw:path>
            <draw:path draw:style-name="gr8" draw:text-style-name="P5" draw:layer="layout" svg:width="0.04cm" svg:height="0.104cm" svg:x="4.569cm" svg:y="12.775cm" svg:viewBox="0 0 41 105" svg:d="M41 37c0-23-8-37-22-37-12 0-19 9-19 19 0 9 7 19 19 19 4 0 9-2 12-5 1-1 1-1 2-1 0 2 1 0 1 5 0 26-12 47-24 59-4 3-4 4-4 5 0 3 2 4 3 4 4 0 32-27 32-68z">
              <text:p/>
            </draw:path>
            <draw:path draw:style-name="gr8" draw:text-style-name="P5" draw:layer="layout" svg:width="0.163cm" svg:height="0.16cm" svg:x="4.711cm" svg:y="12.655cm" svg:viewBox="0 0 164 161" svg:d="M136 20c-19 5-19 23-19 24 0 5 3 16 17 16 15 0 25-13 25-27 0-19-18-33-49-33-70 0-110 55-110 101 0 31 20 60 75 60 9 0 33 0 54-8s35-23 35-27c0-3-6-9-9-9-2 0-3 1-5 4-19 20-47 28-75 28-23 0-34-12-34-33 0-12 9-55 19-73 14-24 36-30 51-30 4 0 15 0 25 7z">
              <text:p/>
            </draw:path>
            <draw:path draw:style-name="gr8" draw:text-style-name="P5" draw:layer="layout" svg:width="0.149cm" svg:height="0.109cm" svg:x="4.887cm" svg:y="12.757cm" svg:viewBox="0 0 150 110" svg:d="M18 93c0 3-2 9-2 10 0 5 4 7 8 7 5 0 9-3 10-5s3-10 4-15c2-5 4-16 6-22 1-6 3-11 4-17 3-10 3-12 10-22 7-9 19-22 37-22 14 0 15 12 15 17 0 15-11 42-15 52-2 7-3 9-3 13 0 13 10 21 23 21 24 0 35-33 35-37 0-3-3-3-4-3-3 0-3 1-4 4-6 20-17 30-26 30-6 0-7-4-7-9 0-6 2-9 6-20 3-7 13-33 13-47 0-24-19-28-32-28-20 0-34 12-41 22-2-17-17-22-27-22s-16 8-19 13c-6 9-9 23-9 24 0 4 3 4 4 4 4 0 4-1 6-8 3-14 8-26 18-26 6 0 8 5 8 12 0 4-3 13-4 20-2 6-4 17-6 22-3 10-5 21-8 32z">
              <text:p/>
            </draw:path>
            <draw:path draw:style-name="gr8" draw:text-style-name="P5" draw:layer="layout" svg:width="0.165cm" svg:height="0.011cm" svg:x="5.076cm" svg:y="12.798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8cm" svg:height="0.162cm" svg:x="5.296cm" svg:y="12.703cm" svg:viewBox="0 0 89 163" svg:d="M55 7c0-6 0-7-7-7-16 16-38 16-48 16 0 3 0 6 0 9 5 0 22 0 35-7 0 41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8cm" svg:x="5.563cm" svg:y="12.5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bm{c}_i~ \!\in\! \mathbb{B}^{k_{\rm a}}§svg§600§TRUE§</svg:desc>
          <draw:g>
            <draw:path draw:style-name="gr8" draw:text-style-name="P5" draw:layer="layout" svg:width="0.162cm" svg:height="0.16cm" svg:x="5.968cm" svg:y="12.648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8" draw:text-style-name="P5" draw:layer="layout" svg:width="0.073cm" svg:height="0.164cm" svg:x="6.144cm" svg:y="12.695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8" draw:text-style-name="P5" draw:layer="layout" svg:width="0.175cm" svg:height="0.201cm" svg:x="6.434cm" svg:y="12.617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8" draw:text-style-name="P5" draw:layer="layout" svg:width="0.214cm" svg:height="0.238cm" svg:x="6.68cm" svg:y="12.566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2cm" svg:height="0.172cm" svg:x="6.93cm" svg:y="12.491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8" draw:text-style-name="P5" draw:layer="layout" svg:width="0.098cm" svg:height="0.079cm" svg:x="7.075cm" svg:y="12.618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 draw:style-name="gr7">
          <svg:title>TexMaths</svg:title>
          <svg:desc>10§display§\bm{C}
\!=\!
(
\bm{C}_0,
\dots, 
\bm{C}_{n-1}
) §svg§600§TRUE§</svg:desc>
          <draw:g>
            <draw:path draw:style-name="gr8" draw:text-style-name="P5" draw:layer="layout" svg:width="0.28cm" svg:height="0.25cm" svg:x="2.69cm" svg:y="12.966cm" svg:viewBox="0 0 281 251" svg:d="M280 11c0-2 1-4 1-6 0-5-5-5-9-5-11 9-21 17-32 26-17-18-40-26-65-26-113 0-175 86-175 158 0 65 53 93 115 93 29 0 59-9 86-28 34-25 40-57 40-58 0-5-5-5-8-5-7 0-7 0-9 6-14 44-60 69-100 69-21 0-40-5-55-16-19-14-20-38-20-47 0-10 5-75 40-116 19-22 53-39 92-39 43 0 61 32 61 63 0 4-1 9-1 12 0 5 4 5 9 5 8 0 8 0 10-7 7-27 13-53 20-79z">
              <text:p/>
            </draw:path>
            <draw:path draw:style-name="gr8" draw:text-style-name="P5" draw:layer="layout" svg:width="0.233cm" svg:height="0.081cm" svg:x="3.041cm" svg:y="13.0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1cm" svg:height="0.348cm" svg:x="3.368cm" svg:y="12.95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8" draw:text-style-name="P5" draw:layer="layout" svg:width="0.28cm" svg:height="0.25cm" svg:x="3.49cm" svg:y="12.966cm" svg:viewBox="0 0 281 251" svg:d="M280 11c0-2 1-4 1-6 0-5-5-5-9-5-11 9-22 17-33 26-16-18-40-26-64-26-113 0-175 86-175 158 0 65 53 93 114 93 30 0 59-9 86-28 34-25 41-57 41-58 0-5-5-5-9-5-6 0-7 0-8 6-15 44-60 69-100 69-22 0-41-5-55-16-19-14-21-38-21-47 0-10 6-75 41-116 19-22 53-39 91-39 43 0 61 32 61 63 0 4-1 9-1 12 0 5 5 5 10 5 7 0 8 0 9-7 7-27 14-53 21-79z">
              <text:p/>
            </draw:path>
            <draw:path draw:style-name="gr8" draw:text-style-name="P5" draw:layer="layout" svg:width="0.113cm" svg:height="0.167cm" svg:x="3.77cm" svg:y="13.102cm" svg:viewBox="0 0 114 168" svg:d="M114 85c0-27-3-46-14-64-8-11-23-21-43-21-57 0-57 67-57 85 0 17 0 83 57 83s57-66 57-83zM57 161c-11 0-26-7-31-27-4-14-4-34-4-52s0-37 4-50c5-20 21-25 31-25 13 0 26 8 31 22 3 14 4 31 4 53 0 18 0 36-3 51-5 23-22 28-32 28z">
              <text:p/>
            </draw:path>
            <draw:path draw:style-name="gr8" draw:text-style-name="P5" draw:layer="layout" svg:width="0.04cm" svg:height="0.104cm" svg:x="3.945cm" svg:y="13.174cm" svg:viewBox="0 0 41 105" svg:d="M41 37c0-23-9-37-22-37-12 0-19 9-19 19 0 9 7 19 19 19 4 0 8-2 12-5 1-1 1-1 2-1 0 2 0 0 0 5 0 26-12 47-23 59-4 3-4 4-4 5 0 3 1 4 3 4 4 0 32-27 32-68z">
              <text:p/>
            </draw:path>
            <draw:path draw:style-name="gr8" draw:text-style-name="P5" draw:layer="layout" svg:width="0.036cm" svg:height="0.037cm" svg:x="4.101cm" svg:y="13.174cm" svg:viewBox="0 0 37 38" svg:d="M37 19c0-10-8-19-18-19s-19 9-19 19 9 19 19 19 18-9 18-19z">
              <text:p/>
            </draw:path>
            <draw:path draw:style-name="gr8" draw:text-style-name="P5" draw:layer="layout" svg:width="0.037cm" svg:height="0.037cm" svg:x="4.256cm" svg:y="13.174cm" svg:viewBox="0 0 38 38" svg:d="M38 19c0-10-9-19-19-19s-19 9-19 19 9 19 19 19 19-9 19-19z">
              <text:p/>
            </draw:path>
            <draw:path draw:style-name="gr8" draw:text-style-name="P5" draw:layer="layout" svg:width="0.037cm" svg:height="0.037cm" svg:x="4.412cm" svg:y="13.174cm" svg:viewBox="0 0 38 38" svg:d="M38 19c0-10-9-19-19-19s-19 9-19 19 9 19 19 19 19-9 19-19z">
              <text:p/>
            </draw:path>
            <draw:path draw:style-name="gr8" draw:text-style-name="P5" draw:layer="layout" svg:width="0.04cm" svg:height="0.104cm" svg:x="4.569cm" svg:y="13.174cm" svg:viewBox="0 0 41 105" svg:d="M41 37c0-23-9-37-23-37-11 0-18 9-18 19 0 9 7 19 18 19 4 0 9-2 13-5 1-1 1-1 1-1 1 0 1 0 1 5 0 26-12 47-24 59-4 3-4 4-4 5 0 3 2 4 4 4 4 0 32-27 32-68z">
              <text:p/>
            </draw:path>
            <draw:path draw:style-name="gr8" draw:text-style-name="P5" draw:layer="layout" svg:width="0.28cm" svg:height="0.25cm" svg:x="4.714cm" svg:y="12.966cm" svg:viewBox="0 0 281 251" svg:d="M280 11c0-2 1-4 1-6 0-5-5-5-9-5-11 9-22 17-33 26-16-18-40-26-64-26-113 0-175 86-175 158 0 65 53 93 114 93 30 0 60-9 87-28 34-25 40-57 40-58 0-5-5-5-8-5-7 0-7 0-9 6-14 44-60 69-100 69-22 0-40-5-55-16-19-14-20-38-20-47 0-10 5-75 40-116 19-22 53-39 92-39 43 0 61 32 61 63 0 4-1 9-1 12 0 5 4 5 9 5 8 0 8 0 10-7 7-27 13-53 20-79z">
              <text:p/>
            </draw:path>
            <draw:path draw:style-name="gr8" draw:text-style-name="P5" draw:layer="layout" svg:width="0.149cm" svg:height="0.109cm" svg:x="4.993cm" svg:y="13.156cm" svg:viewBox="0 0 150 110" svg:d="M19 93c-1 3-3 9-3 10 0 5 5 7 8 7 5 0 9-3 10-5s3-10 5-15c1-5 3-16 5-22 1-6 3-11 4-17 3-10 3-12 10-22 7-9 19-22 37-22 15 0 15 12 15 17 0 15-11 42-15 52-2 7-3 9-3 13 0 13 10 21 23 21 25 0 35-33 35-37 0-3-3-3-4-3-3 0-3 1-4 4-6 20-16 30-26 30-5 0-6-4-6-9 0-6 1-9 5-20 3-7 13-33 13-47 0-24-19-28-32-28-20 0-34 12-41 22-2-17-16-22-27-22-10 0-16 8-19 13-5 9-9 23-9 24 0 4 3 3 4 4 4 0 4-1 6-8 3-14 8-26 18-26 6 0 8 5 8 12 0 4-2 13-4 20-2 6-4 17-6 22-2 10-5 21-7 32z">
              <text:p/>
            </draw:path>
            <draw:path draw:style-name="gr8" draw:text-style-name="P5" draw:layer="layout" svg:width="0.165cm" svg:height="0.011cm" svg:x="5.182cm" svg:y="13.197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8cm" svg:height="0.162cm" svg:x="5.402cm" svg:y="13.102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081cm" svg:height="0.348cm" svg:x="5.552cm" svg:y="12.9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bm{C}_i 
\!\in\! 
\mathbb{B}^{k_{\rm b} \times \nu}§svg§600§TRUE§</svg:desc>
          <draw:g>
            <draw:path draw:style-name="gr8" draw:text-style-name="P5" draw:layer="layout" svg:width="0.28cm" svg:height="0.25cm" svg:x="5.968cm" svg:y="12.986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8" draw:text-style-name="P5" draw:layer="layout" svg:width="0.074cm" svg:height="0.164cm" svg:x="6.247cm" svg:y="13.121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8" draw:text-style-name="P5" draw:layer="layout" svg:width="0.175cm" svg:height="0.201cm" svg:x="6.421cm" svg:y="13.043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8" draw:text-style-name="P5" draw:layer="layout" svg:width="0.214cm" svg:height="0.238cm" svg:x="6.668cm" svg:y="12.992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8" draw:text-style-name="P5" draw:layer="layout" svg:width="0.12cm" svg:height="0.172cm" svg:x="6.917cm" svg:y="12.917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8" draw:text-style-name="P5" draw:layer="layout" svg:width="0.105cm" svg:height="0.122cm" svg:x="7.061cm" svg:y="13.003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8" draw:text-style-name="P5" draw:layer="layout" svg:width="0.13cm" svg:height="0.13cm" svg:x="7.241cm" svg:y="12.96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8" draw:text-style-name="P5" draw:layer="layout" svg:width="0.126cm" svg:height="0.107cm" svg:x="7.434cm" svg:y="12.979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frame draw:style-name="gr36" draw:text-style-name="P8" draw:layer="layout" svg:width="1.073cm" svg:height="0.395cm" svg:x="1.407cm" svg:y="13.31cm">
          <draw:text-box>
            <text:p><text:span text:style-name="T3">output:</text:span></text:p>
          </draw:text-box>
        </draw:frame>
        <draw:g draw:style-name="gr7">
          <svg:title>TexMaths</svg:title>
          <svg:desc>10§display§\bm{s}~ \!=\!
(\bm{s}_0,~ \dots, \bm{s}_{n-1}~)§svg§600§TRUE§</svg:desc>
          <draw:g>
            <draw:path draw:style-name="gr8" draw:text-style-name="P5" draw:layer="layout" svg:width="0.146cm" svg:height="0.16cm" svg:x="2.69cm" svg:y="13.508cm" svg:viewBox="0 0 147 161" svg:d="M126 20c-12 5-15 15-15 20 0 9 7 14 15 14s21-7 21-23c0-19-18-31-50-31-10 0-30 0-46 13-16 12-21 32-21 41 0 10 5 20 12 26 10 8 16 9 40 14 11 1 32 5 32 21 0 1 0 33-53 33-17 0-30-3-38-9 12-3 20-13 20-24 0-13-10-16-17-16-12 0-26 10-26 27 0 23 25 35 61 35 80 0 53-40 80-60 0-12-6-22-14-29-11-9-25-12-37-14-19-3-33-6-33-19 13-9 0-27 39-27 8 0 20 1 30 8z">
              <text:p/>
            </draw:path>
            <draw:path draw:style-name="gr8" draw:text-style-name="P5" draw:layer="layout" svg:width="0.232cm" svg:height="0.082cm" svg:x="3.033cm" svg:y="13.53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5" draw:layer="layout" svg:width="0.08cm" svg:height="0.349cm" svg:x="3.36cm" svg:y="13.403cm" svg:viewBox="0 0 81 350" svg:d="M81 346c0-1 0-1-5-7-44-45-56-111-56-163 0-62 14-123 57-166 4-5 4-5 4-6 0-3-1-4-3-4-4 0-35 24-56 69-18 38-22 77-22 107 0 26 4 68 23 108 21 43 51 66 55 66 2 0 3-1 3-4z">
              <text:p/>
            </draw:path>
            <draw:path draw:style-name="gr8" draw:text-style-name="P5" draw:layer="layout" svg:width="0.146cm" svg:height="0.16cm" svg:x="3.482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8" draw:text-style-name="P5" draw:layer="layout" svg:width="0.113cm" svg:height="0.167cm" svg:x="3.661cm" svg:y="13.556cm" svg:viewBox="0 0 114 168" svg:d="M114 84c0-27-3-46-14-63-8-11-23-21-43-21-57 0-57 66-57 84 0 17 0 84 57 84s57-66 57-84zM57 161c-11 0-26-7-31-27-3-14-3-35-3-53s0-36 3-50c5-19 21-24 31-24 14 0 26 8 31 22 4 13 4 31 4 52 0 18 0 37-3 52-5 22-22 28-32 28z">
              <text:p/>
            </draw:path>
            <draw:path draw:style-name="gr8" draw:text-style-name="P5" draw:layer="layout" svg:width="0.04cm" svg:height="0.104cm" svg:x="3.836cm" svg:y="13.62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037cm" svg:height="0.036cm" svg:x="4.109cm" svg:y="13.628cm" svg:viewBox="0 0 38 37" svg:d="M38 19c0-11-9-19-19-19s-19 8-19 19c0 10 9 18 19 18s19-8 19-18z">
              <text:p/>
            </draw:path>
            <draw:path draw:style-name="gr8" draw:text-style-name="P5" draw:layer="layout" svg:width="0.036cm" svg:height="0.036cm" svg:x="4.265cm" svg:y="13.628cm" svg:viewBox="0 0 37 37" svg:d="M37 19c0-11-9-19-19-19s-18 8-18 19c0 10 8 18 18 18s19-8 19-18z">
              <text:p/>
            </draw:path>
            <draw:path draw:style-name="gr8" draw:text-style-name="P5" draw:layer="layout" svg:width="0.036cm" svg:height="0.036cm" svg:x="4.421cm" svg:y="13.628cm" svg:viewBox="0 0 37 37" svg:d="M37 19c0-11-9-19-19-19-11 0-18 8-18 19 0 10 7 18 18 18 10 0 19-8 19-18z">
              <text:p/>
            </draw:path>
            <draw:path draw:style-name="gr8" draw:text-style-name="P5" draw:layer="layout" svg:width="0.04cm" svg:height="0.104cm" svg:x="4.577cm" svg:y="13.628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146cm" svg:height="0.16cm" svg:x="4.723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8" draw:text-style-name="P5" draw:layer="layout" svg:width="0.149cm" svg:height="0.109cm" svg:x="4.901cm" svg:y="13.61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8" draw:text-style-name="P5" draw:layer="layout" svg:width="0.165cm" svg:height="0.011cm" svg:x="5.09cm" svg:y="13.65cm" svg:viewBox="0 0 166 12" svg:d="M156 12c4 0 10 0 10-6s-6-6-10-6c-49 0-98 0-147 0-4 0-9 0-9 6s5 6 9 6c49 0 98 0 147 0z">
              <text:p/>
            </draw:path>
            <draw:path draw:style-name="gr8" draw:text-style-name="P5" draw:layer="layout" svg:width="0.089cm" svg:height="0.162cm" svg:x="5.309cm" svg:y="13.556cm" svg:viewBox="0 0 90 163" svg:d="M56 7c0-7-1-7-7-7-16 15-39 15-49 15 0 3 0 6 0 9 6 0 23 0 36-7 0 42 0 84 0 126 0 8 0 11-25 11-3 0-6 0-9 0 0 3 0 6 0 9 5-1 35-1 44-1 7 0 38 0 44 1 0-3 0-6 0-9-3 0-6 0-9 0-25 0-25-3-25-11 0-46 0-91 0-136z">
              <text:p/>
            </draw:path>
            <draw:path draw:style-name="gr8" draw:text-style-name="P5" draw:layer="layout" svg:width="0.081cm" svg:height="0.349cm" svg:x="5.577cm" svg:y="13.403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 draw:style-name="gr7">
          <svg:title>TexMaths</svg:title>
          <svg:desc>10§display§( 
t \!\in\! [\nu]
)§svg§600§TRUE§</svg:desc>
          <draw:g>
            <draw:path draw:style-name="gr8" draw:text-style-name="P5" draw:layer="layout" svg:width="0.081cm" svg:height="0.349cm" svg:x="3.013cm" svg:y="20.1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107cm" svg:height="0.221cm" svg:x="3.123cm" svg:y="20.1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8" draw:text-style-name="P5" draw:layer="layout" svg:width="0.174cm" svg:height="0.201cm" svg:x="3.31cm" svg:y="20.2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8" draw:text-style-name="P5" draw:layer="layout" svg:width="0.047cm" svg:height="0.349cm" svg:x="3.594cm" svg:y="20.152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64cm" svg:height="0.154cm" svg:x="3.669cm" svg:y="20.2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5" draw:layer="layout" svg:width="0.047cm" svg:height="0.349cm" svg:x="3.854cm" svg:y="20.152cm" svg:viewBox="0 0 48 350" svg:d="M48 0c-16 0-32 0-48 0 0 5 0 9 0 14 11 0 23 0 34 0 0 107 0 215 0 322-11 0-23 0-34 0 0 5 0 9 0 14 16 0 32 0 48 0 0-117 0-233 0-350z">
              <text:p/>
            </draw:path>
            <draw:path draw:style-name="gr8" draw:text-style-name="P5" draw:layer="layout" svg:width="0.081cm" svg:height="0.349cm" svg:x="3.963cm" svg:y="20.1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7" draw:text-style-name="P8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8" draw:text-style-name="P8" draw:layer="layout" svg:width="1.479cm" svg:height="0.395cm" svg:x="13.204cm" svg:y="1.207cm">
          <draw:text-box>
            <text:p><text:span text:style-name="T3">Alphabet:</text:span></text:p>
          </draw:text-box>
        </draw:frame>
        <draw:g draw:style-name="gr7">
          <svg:title>TexMaths</svg:title>
          <svg:desc>10§display§\Sigma \!=\! \{0,1,2,3\}
\!\leftrightarrow\!
\{ {\sf A}, {\sf T}, {\sf G}, {\sf C} \}§svg§600§TRUE§</svg:desc>
          <draw:g>
            <draw:path draw:style-name="gr8" draw:text-style-name="P5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8" draw:text-style-name="P5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8" draw:text-style-name="P5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8" draw:text-style-name="P5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8" draw:text-style-name="P5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5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8" draw:text-style-name="P5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8" draw:text-style-name="P5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8" draw:text-style-name="P5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8" draw:text-style-name="P5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8" draw:text-style-name="P5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8" draw:text-style-name="P5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8" draw:text-style-name="P5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8" draw:text-style-name="P5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8" draw:text-style-name="P5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8" draw:text-style-name="P5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8" draw:text-style-name="P5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9" draw:text-style-name="P8" draw:layer="layout" svg:width="1.115cm" svg:height="0.395cm" svg:x="16.605cm" svg:y="2.008cm">
          <draw:text-box>
            <text:p><text:span text:style-name="T3">symbol</text:span></text:p>
          </draw:text-box>
        </draw:frame>
        <draw:g draw:style-name="gr7">
          <svg:title>TexMaths</svg:title>
          <svg:desc>10§display§n§svg§600§TRUE§</svg:desc>
          <draw:g>
            <draw:path draw:style-name="gr8" draw:text-style-name="P5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40" draw:text-style-name="P8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frame draw:style-name="gr41" draw:text-style-name="P8" draw:layer="layout" svg:width="1.899cm" svg:height="0.395cm" svg:x="5.106cm" svg:y="10.91cm">
          <draw:text-box>
            <text:p><text:span text:style-name="T3">(re-balance)</text:span></text:p>
          </draw:text-box>
        </draw:frame>
        <draw:line draw:style-name="gr42" draw:text-style-name="P2" draw:layer="layout" svg:x1="10.2cm" svg:y1="6.8cm" svg:x2="10.2cm" svg:y2="11.8cm">
          <text:p/>
        </draw:line>
        <draw:line draw:style-name="gr42" draw:text-style-name="P2" draw:layer="layout" svg:x1="1cm" svg:y1="6.8cm" svg:x2="20cm" svg:y2="6.8cm">
          <text:p/>
        </draw:line>
        <draw:line draw:style-name="gr42" draw:text-style-name="P2" draw:layer="layout" svg:x1="1cm" svg:y1="11.8cm" svg:x2="20cm" svg:y2="11.8cm">
          <text:p/>
        </draw:line>
        <draw:custom-shape draw:style-name="gr43" draw:text-style-name="P12" draw:layer="layout" svg:width="0.2cm" svg:height="0.2cm" svg:x="10.2cm" svg:y="13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2cm" svg:height="0.2cm" svg:x="10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3.2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2cm" svg:height="0.2cm" svg:x="13.802cm" svg:y="1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2cm" svg:height="0.2cm" svg:x="14.402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6.80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2cm" svg:height="0.2cm" svg:x="17.403cm" svg:y="13.3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4cm" svg:y1="13.4cm" svg:x2="10.8cm" svg:y2="13.4cm">
          <text:p/>
        </draw:line>
        <draw:line draw:style-name="gr3" draw:text-style-name="P2" draw:layer="layout" svg:x1="13.4cm" svg:y1="13.4cm" svg:x2="13.8cm" svg:y2="13.4cm">
          <text:p/>
        </draw:line>
        <draw:line draw:style-name="gr3" draw:text-style-name="P2" draw:layer="layout" svg:x1="14cm" svg:y1="13.4cm" svg:x2="14.4cm" svg:y2="13.4cm">
          <text:p/>
        </draw:line>
        <draw:line draw:style-name="gr3" draw:text-style-name="P2" draw:layer="layout" svg:x1="17cm" svg:y1="13.4cm" svg:x2="17.4cm" svg:y2="13.4cm">
          <text:p/>
        </draw:line>
        <draw:line draw:style-name="gr3" draw:text-style-name="P2" draw:layer="layout" svg:x1="12.2cm" svg:y1="13.4cm" svg:x2="12.4cm" svg:y2="13.4cm">
          <text:p/>
        </draw:line>
        <draw:line draw:style-name="gr3" draw:text-style-name="P2" draw:layer="layout" svg:x1="13cm" svg:y1="13.4cm" svg:x2="13.2cm" svg:y2="13.4cm">
          <text:p/>
        </draw:line>
        <draw:line draw:style-name="gr3" draw:text-style-name="P2" draw:layer="layout" svg:x1="14.6cm" svg:y1="13.4cm" svg:x2="14.8cm" svg:y2="13.4cm">
          <text:p/>
        </draw:line>
        <draw:line draw:style-name="gr3" draw:text-style-name="P2" draw:layer="layout" svg:x1="15.4cm" svg:y1="13.4cm" svg:x2="15.6cm" svg:y2="13.4cm">
          <text:p/>
        </draw:line>
        <draw:line draw:style-name="gr2" draw:text-style-name="P2" draw:layer="layout" svg:x1="12.4cm" svg:y1="13.4cm" svg:x2="13cm" svg:y2="13.4cm">
          <text:p/>
        </draw:line>
        <draw:line draw:style-name="gr2" draw:text-style-name="P2" draw:layer="layout" svg:x1="14.8cm" svg:y1="13.4cm" svg:x2="15.4cm" svg:y2="13.4cm">
          <text:p/>
        </draw:line>
        <draw:custom-shape draw:style-name="gr45" draw:text-style-name="P13" draw:layer="layout" svg:width="0.2cm" svg:height="0.2cm" svg:x="11.402cm" svg:y="13.3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cm" svg:y1="13.4cm" svg:x2="11.4cm" svg:y2="13.4cm">
          <text:p/>
        </draw:line>
        <draw:g draw:style-name="gr7">
          <svg:title>TexMaths</svg:title>
          <svg:desc>8§display§\tilde{d}^j_0§svg§600§TRUE§</svg:desc>
          <draw:g>
            <draw:path draw:style-name="gr8" draw:text-style-name="P5" draw:layer="layout" svg:width="0.092cm" svg:height="0.025cm" svg:x="10.885cm" svg:y="12.9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8" draw:text-style-name="P5" draw:layer="layout" svg:width="0.132cm" svg:height="0.196cm" svg:x="10.824cm" svg:y="13.0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8" draw:text-style-name="P5" draw:layer="layout" svg:width="0.085cm" svg:height="0.169cm" svg:x="10.958cm" svg:y="12.9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8" draw:text-style-name="P5" draw:layer="layout" svg:width="0.09cm" svg:height="0.133cm" svg:x="10.968cm" svg:y="13.1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3" draw:text-style-name="P2" draw:layer="layout" svg:x1="11.5cm" svg:y1="13.5cm" svg:x2="11.5cm" svg:y2="14cm">
          <text:p/>
        </draw:line>
        <draw:custom-shape draw:style-name="gr44" draw:text-style-name="P2" draw:layer="layout" svg:width="0.2cm" svg:height="0.2cm" svg:x="11.4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j_0§svg§600§TRUE§</svg:desc>
          <draw:g>
            <draw:path draw:style-name="gr8" draw:text-style-name="P5" draw:layer="layout" svg:width="0.157cm" svg:height="0.127cm" svg:x="11.026cm" svg:y="14.02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8" draw:text-style-name="P5" draw:layer="layout" svg:width="0.085cm" svg:height="0.169cm" svg:x="11.199cm" svg:y="13.882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8" draw:text-style-name="P5" draw:layer="layout" svg:width="0.09cm" svg:height="0.133cm" svg:x="11.209cm" svg:y="14.091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custom-shape draw:style-name="gr44" draw:text-style-name="P2" draw:layer="layout" svg:width="0.2cm" svg:height="0.2cm" svg:x="15.604cm" svg:y="1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0.2cm" svg:height="0.2cm" svg:x="16.203cm" svg:y="13.30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801cm" svg:y1="13.401cm" svg:x2="16.201cm" svg:y2="13.401cm">
          <text:p/>
        </draw:line>
        <draw:line draw:style-name="gr3" draw:text-style-name="P2" draw:layer="layout" svg:x1="16.401cm" svg:y1="13.401cm" svg:x2="16.801cm" svg:y2="13.401cm">
          <text:p/>
        </draw:line>
        <draw:g draw:style-name="gr7">
          <svg:title>TexMaths</svg:title>
          <svg:desc>8§display§\tilde{d}^j_i§svg§600§TRUE§</svg:desc>
          <draw:g>
            <draw:path draw:style-name="gr8" draw:text-style-name="P5" draw:layer="layout" svg:width="0.092cm" svg:height="0.025cm" svg:x="13.288cm" svg:y="12.9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8" draw:text-style-name="P5" draw:layer="layout" svg:width="0.132cm" svg:height="0.196cm" svg:x="13.227cm" svg:y="13.0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8" draw:text-style-name="P5" draw:layer="layout" svg:width="0.085cm" svg:height="0.169cm" svg:x="13.361cm" svg:y="12.9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8" draw:text-style-name="P5" draw:layer="layout" svg:width="0.058cm" svg:height="0.131cm" svg:x="13.37cm" svg:y="13.1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7">
          <svg:title>TexMaths</svg:title>
          <svg:desc>8§display§\tilde{d}^j_{i+1}§svg§600§TRUE§</svg:desc>
          <draw:g>
            <draw:path draw:style-name="gr8" draw:text-style-name="P5" draw:layer="layout" svg:width="0.092cm" svg:height="0.025cm" svg:x="14.39cm" svg:y="12.9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8" draw:text-style-name="P5" draw:layer="layout" svg:width="0.132cm" svg:height="0.196cm" svg:x="14.329cm" svg:y="13.0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8" draw:text-style-name="P5" draw:layer="layout" svg:width="0.085cm" svg:height="0.169cm" svg:x="14.463cm" svg:y="12.9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8" draw:text-style-name="P5" draw:layer="layout" svg:width="0.058cm" svg:height="0.131cm" svg:x="14.473cm" svg:y="13.1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8" draw:text-style-name="P5" draw:layer="layout" svg:width="0.143cm" svg:height="0.144cm" svg:x="14.556cm" svg:y="13.1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8" draw:text-style-name="P5" draw:layer="layout" svg:width="0.07cm" svg:height="0.129cm" svg:x="14.736cm" svg:y="13.1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7">
          <svg:title>TexMaths</svg:title>
          <svg:desc>8§display§\tilde{d}^j_{n-1}§svg§600§TRUE§</svg:desc>
          <draw:g>
            <draw:path draw:style-name="gr8" draw:text-style-name="P5" draw:layer="layout" svg:width="0.093cm" svg:height="0.025cm" svg:x="15.492cm" svg:y="12.9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8" draw:text-style-name="P5" draw:layer="layout" svg:width="0.133cm" svg:height="0.196cm" svg:x="15.43cm" svg:y="13.0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8" draw:text-style-name="P5" draw:layer="layout" svg:width="0.085cm" svg:height="0.169cm" svg:x="15.565cm" svg:y="12.9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8" draw:text-style-name="P5" draw:layer="layout" svg:width="0.119cm" svg:height="0.088cm" svg:x="15.574cm" svg:y="13.1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8" draw:text-style-name="P5" draw:layer="layout" svg:width="0.132cm" svg:height="0.009cm" svg:x="15.725cm" svg:y="13.223cm" svg:viewBox="0 0 133 10" svg:d="M125 10c3 0 8 0 8-5s-5-5-8-5c-39 0-78 0-117 0-3 0-8 0-8 5s4 5 8 5c39 0 78 0 117 0z">
              <text:p/>
            </draw:path>
            <draw:path draw:style-name="gr8" draw:text-style-name="P5" draw:layer="layout" svg:width="0.07cm" svg:height="0.129cm" svg:x="15.901cm" svg:y="13.1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7">
          <svg:title>TexMaths</svg:title>
          <svg:desc>8§display§\tilde{d}^j_{n}§svg§600§TRUE§</svg:desc>
          <draw:g>
            <draw:path draw:style-name="gr8" draw:text-style-name="P5" draw:layer="layout" svg:width="0.092cm" svg:height="0.025cm" svg:x="16.792cm" svg:y="12.9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8" draw:text-style-name="P5" draw:layer="layout" svg:width="0.132cm" svg:height="0.196cm" svg:x="16.731cm" svg:y="13.0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8" draw:text-style-name="P5" draw:layer="layout" svg:width="0.085cm" svg:height="0.169cm" svg:x="16.865cm" svg:y="12.9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8" draw:text-style-name="P5" draw:layer="layout" svg:width="0.119cm" svg:height="0.088cm" svg:x="16.874cm" svg:y="13.1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line draw:style-name="gr2" draw:text-style-name="P2" draw:layer="layout" svg:x1="11.1cm" svg:y1="4.6cm" svg:x2="11.1cm" svg:y2="5.8cm">
          <text:p/>
        </draw:line>
        <draw:g draw:style-name="gr7">
          <svg:title>TexMaths</svg:title>
          <svg:desc>8§display§\vdots§svg§600§TRUE§</svg:desc>
          <draw:g>
            <draw:path draw:style-name="gr8" draw:text-style-name="P5" draw:layer="layout" svg:width="0.027cm" svg:height="0.029cm" svg:x="9.938cm" svg:y="5.073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9.938cm" svg:y="5.185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9.938cm" svg:y="5.296cm" svg:viewBox="0 0 28 30" svg:d="M28 14c0-8-6-14-14-14s-14 6-14 14c0 9 6 16 14 16s14-7 14-16z">
              <text:p/>
            </draw:path>
          </draw:g>
        </draw:g>
        <draw:g draw:style-name="gr7">
          <svg:title>TexMaths</svg:title>
          <svg:desc>8§display§\vdots§svg§600§TRUE§</svg:desc>
          <draw:g>
            <draw:path draw:style-name="gr8" draw:text-style-name="P5" draw:layer="layout" svg:width="0.027cm" svg:height="0.029cm" svg:x="12.338cm" svg:y="5.074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2.338cm" svg:y="5.186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2.338cm" svg:y="5.297cm" svg:viewBox="0 0 28 30" svg:d="M28 14c0-8-6-14-14-14s-14 6-14 14c0 9 6 16 14 16s14-7 14-16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11.2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11.4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11.5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11.278cm" svg:y="5.6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11.434cm" svg:y="5.6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11.589cm" svg:y="5.6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9§display§\bm{x}^0_1§svg§600§TRUE§</svg:desc>
          <draw:g>
            <draw:path draw:style-name="gr8" draw:text-style-name="P5" draw:layer="layout" svg:width="0.177cm" svg:height="0.144cm" svg:x="10.3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8" draw:text-style-name="P5" draw:layer="layout" svg:width="0.101cm" svg:height="0.15cm" svg:x="10.5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8" draw:text-style-name="P5" draw:layer="layout" svg:width="0.079cm" svg:height="0.145cm" svg:x="10.5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 draw:style-name="gr7">
          <svg:title>TexMaths</svg:title>
          <svg:desc>9§display§\bm{x}^{r-1}_1§svg§600§TRUE§</svg:desc>
          <draw:g>
            <draw:path draw:style-name="gr8" draw:text-style-name="P5" draw:layer="layout" svg:width="0.178cm" svg:height="0.144cm" svg:x="10.3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8" draw:text-style-name="P5" draw:layer="layout" svg:width="0.102cm" svg:height="0.098cm" svg:x="10.5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8" draw:text-style-name="P5" draw:layer="layout" svg:width="0.148cm" svg:height="0.01cm" svg:x="10.716cm" svg:y="5.497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6cm" svg:x="10.9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8" draw:text-style-name="P5" draw:layer="layout" svg:width="0.079cm" svg:height="0.146cm" svg:x="10.5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 draw:style-name="gr7">
          <svg:title>TexMaths</svg:title>
          <svg:desc>9§display§\bm{x}^0_{n-1}§svg§600§TRUE§</svg:desc>
          <draw:g>
            <draw:path draw:style-name="gr8" draw:text-style-name="P5" draw:layer="layout" svg:width="0.178cm" svg:height="0.144cm" svg:x="11.9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8" draw:text-style-name="P5" draw:layer="layout" svg:width="0.101cm" svg:height="0.15cm" svg:x="12.1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8" draw:text-style-name="P5" draw:layer="layout" svg:width="0.134cm" svg:height="0.099cm" svg:x="12.1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8" draw:text-style-name="P5" draw:layer="layout" svg:width="0.148cm" svg:height="0.01cm" svg:x="12.35cm" svg:y="4.928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5cm" svg:x="12.5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 draw:style-name="gr7">
          <svg:title>TexMaths</svg:title>
          <svg:desc>9§display§\bm{x}^{r-1}_{n-1}§svg§600§TRUE§</svg:desc>
          <draw:g>
            <draw:path draw:style-name="gr8" draw:text-style-name="P5" draw:layer="layout" svg:width="0.178cm" svg:height="0.143cm" svg:x="11.9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8" draw:text-style-name="P5" draw:layer="layout" svg:width="0.101cm" svg:height="0.098cm" svg:x="12.1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8" draw:text-style-name="P5" draw:layer="layout" svg:width="0.148cm" svg:height="0.01cm" svg:x="12.318cm" svg:y="5.5cm" svg:viewBox="0 0 149 11" svg:d="M141 11c3 0 8 0 8-6 0-5-4-5-8-5-44 0-88 0-132 0-4 0-9 0-9 4 0 7 5 7 9 7 44 0 88 0 132 0z">
              <text:p/>
            </draw:path>
            <draw:path draw:style-name="gr8" draw:text-style-name="P5" draw:layer="layout" svg:width="0.079cm" svg:height="0.145cm" svg:x="12.5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8" draw:text-style-name="P5" draw:layer="layout" svg:width="0.134cm" svg:height="0.099cm" svg:x="12.1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8" draw:text-style-name="P5" draw:layer="layout" svg:width="0.148cm" svg:height="0.01cm" svg:x="12.35cm" svg:y="5.718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8cm" svg:height="0.144cm" svg:x="12.5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custom-shape draw:style-name="gr44" draw:text-style-name="P2" draw:layer="layout" svg:width="0.2cm" svg:height="0.2cm" svg:x="12.0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601cm" svg:y1="13.401cm" svg:x2="12.001cm" svg:y2="13.401cm">
          <text:p/>
        </draw:line>
        <draw:g draw:style-name="gr7">
          <svg:title>TexMaths</svg:title>
          <svg:desc>8§display§\tilde{d}^j_1§svg§600§TRUE§</svg:desc>
          <draw:g>
            <draw:path draw:style-name="gr8" draw:text-style-name="P5" draw:layer="layout" svg:width="0.091cm" svg:height="0.025cm" svg:x="12.086cm" svg:y="12.9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8" draw:text-style-name="P5" draw:layer="layout" svg:width="0.132cm" svg:height="0.196cm" svg:x="12.025cm" svg:y="13.0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8" draw:text-style-name="P5" draw:layer="layout" svg:width="0.085cm" svg:height="0.169cm" svg:x="12.159cm" svg:y="12.9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8" draw:text-style-name="P5" draw:layer="layout" svg:width="0.07cm" svg:height="0.129cm" svg:x="12.18cm" svg:y="13.1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3" draw:text-style-name="P2" draw:layer="layout" svg:x1="13.901cm" svg:y1="13.501cm" svg:x2="13.901cm" svg:y2="14.001cm">
          <text:p/>
        </draw:line>
        <draw:custom-shape draw:style-name="gr44" draw:text-style-name="P2" draw:layer="layout" svg:width="0.2cm" svg:height="0.2cm" svg:x="13.8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302cm" svg:y1="13.502cm" svg:x2="16.302cm" svg:y2="14.002cm">
          <text:p/>
        </draw:line>
        <draw:custom-shape draw:style-name="gr44" draw:text-style-name="P2" draw:layer="layout" svg:width="0.2cm" svg:height="0.2cm" svg:x="16.2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j_i§svg§600§TRUE§</svg:desc>
          <draw:g>
            <draw:path draw:style-name="gr8" draw:text-style-name="P5" draw:layer="layout" svg:width="0.157cm" svg:height="0.128cm" svg:x="13.428cm" svg:y="14.022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8" draw:text-style-name="P5" draw:layer="layout" svg:width="0.085cm" svg:height="0.169cm" svg:x="13.601cm" svg:y="13.884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8" draw:text-style-name="P5" draw:layer="layout" svg:width="0.058cm" svg:height="0.131cm" svg:x="13.61cm" svg:y="14.096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7">
          <svg:title>TexMaths</svg:title>
          <svg:desc>8§display§\bm{x}^j_{n-1}§svg§600§TRUE§</svg:desc>
          <draw:g>
            <draw:path draw:style-name="gr8" draw:text-style-name="P5" draw:layer="layout" svg:width="0.158cm" svg:height="0.128cm" svg:x="15.504cm" svg:y="14.024cm" svg:viewBox="0 0 159 129" svg:d="M140 14c-11 3-15 12-15 20 0 5 4 12 13 12 11 0 21-8 21-21 0-15-15-25-32-25-16 0-26 12-30 17-7-12-23-17-39-17-36 0-54 34-54 43 0 4 4 4 6 4 4 0 6 0 7-3 8-26 29-34 40-34 10 0 16 5 16 14 0 5-4 21-7 30-3 13-6 26-9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8" draw:text-style-name="P5" draw:layer="layout" svg:width="0.085cm" svg:height="0.169cm" svg:x="15.678cm" svg:y="13.886cm" svg:viewBox="0 0 86 170" svg:d="M86 7c0-3-2-7-8-7-5 0-11 6-11 10s3 8 8 8c6 0 11-5 11-11zM45 140c-3 13-14 25-26 25-2 0-5-1-7-2 6-2 7-6 7-10s-4-7-8-7c-6 0-11 5-11 11 0 8 8 13 19 13 12 0 35-7 41-31 6-23 12-47 18-70 0-3 1-4 1-7 0-11-9-19-21-19-22 0-35 28-35 30 0 3 3 3 4 3 3 0 3-1 4-3 5-12 15-24 27-24 4 0 6 4 6 9 0 3 0 5-1 7-6 25-12 50-18 75z">
              <text:p/>
            </draw:path>
            <draw:path draw:style-name="gr8" draw:text-style-name="P5" draw:layer="layout" svg:width="0.119cm" svg:height="0.088cm" svg:x="15.688cm" svg:y="14.138cm" svg:viewBox="0 0 120 89" svg:d="M14 74c0 3-2 7-2 8 0 5 4 7 7 7s6-2 7-4c2-2 4-8 4-13 1-3 4-13 4-18 2-4 3-8 4-12 2-8 3-10 8-18 6-8 15-18 30-18 11 0 11 10 11 13 0 12-8 34-11 42-2 6-3 8-3 11 0 10 9 17 18 17 20 0 29-28 29-31 0-2-2-1-3-2-4 0-4 1-4 3-5 16-13 24-21 24-4 0-5-2-5-6 0-5 1-8 4-16 3-7 10-27 10-39 0-18-14-22-24-22-17 0-28 10-34 18-1-13-13-18-21-18s-12 6-16 11c-4 7-6 19-6 19 0 3 2 3 3 3 3 0 3-1 4-6 3-12 7-21 15-21 4 0 6 4 6 9 0 4-2 12-3 17-2 5-3 13-4 18-2 8-4 16-7 24z">
              <text:p/>
            </draw:path>
            <draw:path draw:style-name="gr8" draw:text-style-name="P5" draw:layer="layout" svg:width="0.132cm" svg:height="0.009cm" svg:x="15.838cm" svg:y="14.171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16.014cm" svg:y="14.095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7">
          <svg:title>TexMaths</svg:title>
          <svg:desc>10§display§\tilde{d}^j_i 
\!=\!
d^j_{i\nu}§svg§600§TRUE§</svg:desc>
          <draw:g>
            <draw:path draw:style-name="gr8" draw:text-style-name="P5" draw:layer="layout" svg:width="0.116cm" svg:height="0.032cm" svg:x="18.532cm" svg:y="6.1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8" draw:text-style-name="P5" draw:layer="layout" svg:width="0.166cm" svg:height="0.246cm" svg:x="18.455cm" svg:y="6.1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8" draw:text-style-name="P5" draw:layer="layout" svg:width="0.107cm" svg:height="0.212cm" svg:x="18.624cm" svg:y="6.1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8" draw:text-style-name="P5" draw:layer="layout" svg:width="0.074cm" svg:height="0.164cm" svg:x="18.635cm" svg:y="6.3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8" draw:text-style-name="P5" draw:layer="layout" svg:width="0.233cm" svg:height="0.081cm" svg:x="18.83cm" svg:y="6.3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6cm" svg:height="0.246cm" svg:x="19.137cm" svg:y="6.1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8" draw:text-style-name="P5" draw:layer="layout" svg:width="0.107cm" svg:height="0.212cm" svg:x="19.305cm" svg:y="6.1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8" draw:text-style-name="P5" draw:layer="layout" svg:width="0.073cm" svg:height="0.164cm" svg:x="19.317cm" svg:y="6.3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8" draw:text-style-name="P5" draw:layer="layout" svg:width="0.125cm" svg:height="0.108cm" svg:x="19.423cm" svg:y="6.4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g draw:style-name="gr7">
          <svg:title>TexMaths</svg:title>
          <svg:desc>10§display§j \!\in\! [r]§svg§600§TRUE§</svg:desc>
          <draw:g>
            <draw:path draw:style-name="gr8" draw:text-style-name="P5" draw:layer="layout" svg:width="0.143cm" svg:height="0.301cm" svg:x="18.168cm" svg:y="13.033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8" draw:text-style-name="P5" draw:layer="layout" svg:width="0.175cm" svg:height="0.201cm" svg:x="18.405cm" svg:y="13.075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8" draw:text-style-name="P5" draw:layer="layout" svg:width="0.047cm" svg:height="0.348cm" svg:x="18.69cm" svg:y="13.002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42cm" svg:height="0.157cm" svg:x="18.756cm" svg:y="13.11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8" draw:text-style-name="P5" draw:layer="layout" svg:width="0.047cm" svg:height="0.348cm" svg:x="18.922cm" svg:y="13.002cm" svg:viewBox="0 0 48 349" svg:d="M48 0c-16 0-32 0-48 0 0 5 0 9 0 14 11 0 23 0 34 0 0 107 0 214 0 321-11 0-23 0-34 0 0 5 0 9 0 14 16 0 32 0 48 0 0-116 0-233 0-349z">
              <text:p/>
            </draw:path>
          </draw:g>
        </draw:g>
        <draw:line draw:style-name="gr3" draw:text-style-name="P2" draw:layer="layout" svg:x1="11.5cm" svg:y1="14.2cm" svg:x2="11.5cm" svg:y2="14.4cm">
          <text:p/>
        </draw:line>
        <draw:line draw:style-name="gr3" draw:text-style-name="P2" draw:layer="layout" svg:x1="13.9cm" svg:y1="14.2cm" svg:x2="13.9cm" svg:y2="14.4cm">
          <text:p/>
        </draw:line>
        <draw:line draw:style-name="gr3" draw:text-style-name="P2" draw:layer="layout" svg:x1="16.3cm" svg:y1="14.2cm" svg:x2="16.3cm" svg:y2="14.4cm">
          <text:p/>
        </draw:line>
        <draw:custom-shape draw:style-name="gr44" draw:text-style-name="P2" draw:layer="layout" svg:width="0.2cm" svg:height="0.2cm" svg:x="14.203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3.8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3.4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0_i§svg§600§TRUE§</svg:desc>
          <draw:g>
            <draw:path draw:style-name="gr8" draw:text-style-name="P5" draw:layer="layout" svg:width="0.157cm" svg:height="0.128cm" svg:x="14.456cm" svg:y="15.222cm" svg:viewBox="0 0 158 129" svg:d="M139 14c-10 4-16 13-16 20 0 6 5 13 15 13 9 0 20-9 20-22 0-15-15-25-32-25-16 0-26 12-30 18-7-12-23-18-39-18-35 0-53 34-53 44 0 4 4 4 6 4 4 0 6 0 7-4 8-26 28-34 40-34 10 0 15 5 15 14 0 6-4 21-7 31-3 13-6 26-9 38-4 17-14 26-23 26-2 0-8 0-14-4 10-3 15-13 15-19 0-7-5-14-14-14-10 0-20 9-20 23s15 24 32 24c16 0 26-12 29-17 8 12 23 17 39 17 35 0 55-34 55-44 0-4-5-4-8-4s-4 0-6 4c-8 25-28 34-40 34-10 0-15-5-15-14 0-6 3-20 6-31 2-8 8-34 10-38 4-17 13-26 24-26 1 0 7 0 13 4z">
              <text:p/>
            </draw:path>
            <draw:path draw:style-name="gr8" draw:text-style-name="P5" draw:layer="layout" svg:width="0.09cm" svg:height="0.133cm" svg:x="14.639cm" svg:y="15.103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8" draw:text-style-name="P5" draw:layer="layout" svg:width="0.058cm" svg:height="0.131cm" svg:x="14.638cm" svg:y="15.288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3 3 3c3 0 3-1 4-3 5-17 14-24 21-24 3 0 5 1 5 7 0 4-2 7-7 19-4 11-8 21-12 32z">
              <text:p/>
            </draw:path>
          </draw:g>
        </draw:g>
        <draw:g draw:style-name="gr7">
          <svg:title>TexMaths</svg:title>
          <svg:desc>8§display§\bm{x}^j_i§svg§600§TRUE§</svg:desc>
          <draw:g>
            <draw:path draw:style-name="gr8" draw:text-style-name="P5" draw:layer="layout" svg:width="0.157cm" svg:height="0.128cm" svg:x="13.607cm" svg:y="15.214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8" draw:text-style-name="P5" draw:layer="layout" svg:width="0.085cm" svg:height="0.169cm" svg:x="13.78cm" svg:y="15.076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8" draw:text-style-name="P5" draw:layer="layout" svg:width="0.058cm" svg:height="0.131cm" svg:x="13.789cm" svg:y="15.288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7">
          <svg:title>TexMaths</svg:title>
          <svg:desc>8§display§\bm{x}^{r-1}_i§svg§600§TRUE§</svg:desc>
          <draw:g>
            <draw:path draw:style-name="gr8" draw:text-style-name="P5" draw:layer="layout" svg:width="0.158cm" svg:height="0.128cm" svg:x="12.934cm" svg:y="15.213cm" svg:viewBox="0 0 159 129" svg:d="M140 14c-11 4-15 13-15 20 0 6 4 13 13 13 11 0 21-9 21-22 0-15-15-25-32-25-16 0-26 12-30 18-8-12-23-18-39-18-36 0-54 35-54 44 0 4 4 4 6 4 4 0 6 0 7-4 8-25 28-34 40-34 10 0 15 5 15 15 0 5-3 21-6 30-3 13-6 26-9 38-5 18-15 26-24 26-2 0-8 0-14-4 10-3 15-13 15-19 0-7-4-14-14-14s-20 9-20 23 15 24 32 24c16 0 26-12 30-17 7 12 23 17 39 17 35 0 54-34 54-44 0-3-4-3-6-3-4 0-6 0-8 3-8 26-28 34-39 34s-16-5-16-14c0-6 4-20 7-31 1-8 8-33 9-38 4-17 15-26 24-26 2 0 8 0 14 4z">
              <text:p/>
            </draw:path>
            <draw:path draw:style-name="gr8" draw:text-style-name="P5" draw:layer="layout" svg:width="0.091cm" svg:height="0.087cm" svg:x="13.117cm" svg:y="15.134cm" svg:viewBox="0 0 92 88" svg:d="M38 46c0 0 4-18 4-19s7-12 12-17c3-1 8-4 16-4 3 0 7 0 11 2-6 2-8 7-8 11s3 7 8 7c4 0 11-4 11-12 0-10-11-14-21-14s-19 4-28 14c-4-12-15-14-20-14-7 0-13 4-16 10-4 8-7 19-7 20 0 2 3 2 4 2 2 0 2 0 4-6 3-12 6-20 14-20 5 0 7 4 7 9 0 3-2 11-3 16-2 6-4 14-4 18-3 8-5 16-7 25-1 3-2 8-2 8 0 4 4 6 7 6 2 0 6-2 8-6 1 0 2-9 4-14 2-7 4-14 6-22z">
              <text:p/>
            </draw:path>
            <draw:path draw:style-name="gr8" draw:text-style-name="P5" draw:layer="layout" svg:width="0.132cm" svg:height="0.009cm" svg:x="13.239cm" svg:y="15.166cm" svg:viewBox="0 0 133 10" svg:d="M125 10c3 0 8 0 8-4 0-6-5-6-8-6-39 0-78 0-117 0-3 0-8 0-8 5s5 5 8 5c39 0 78 0 117 0z">
              <text:p/>
            </draw:path>
            <draw:path draw:style-name="gr8" draw:text-style-name="P5" draw:layer="layout" svg:width="0.07cm" svg:height="0.129cm" svg:x="13.415cm" svg:y="15.09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8" draw:text-style-name="P5" draw:layer="layout" svg:width="0.059cm" svg:height="0.131cm" svg:x="13.117cm" svg:y="15.288cm" svg:viewBox="0 0 60 132" svg:d="M54 7c0-3-2-7-7-7s-11 5-11 10c0 4 2 8 8 8s10-5 10-11zM14 107c0 2-1 5-1 8 0 10 8 17 18 17 20 0 29-27 29-31 0-2-2-2-3-2-3 0-3 2-4 3-4 16-13 24-21 24-4 0-5-2-5-6 0-5 2-9 3-13 2-6 4-10 7-16 1-5 9-22 9-25 1-1 1-4 1-6 0-9-8-17-18-17-19 0-29 27-29 31 0 2 3 2 4 2 2 0 2-1 3-3 5-17 14-24 21-24 3 0 5 1 5 7 0 4-1 7-6 19-4 11-8 21-13 32z">
              <text:p/>
            </draw:path>
          </draw:g>
        </draw:g>
        <draw:custom-shape draw:style-name="gr47" draw:text-style-name="P14" draw:layer="layout" svg:width="7.9cm" svg:height="1.6cm" svg:x="9.803cm" svg:y="13.1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4.3cm" svg:y1="15cm" svg:x2="14.3cm" svg:y2="15.2cm">
          <text:p/>
        </draw:line>
        <draw:line draw:style-name="gr3" draw:text-style-name="P2" draw:layer="layout" svg:x1="13.9cm" svg:y1="15cm" svg:x2="13.9cm" svg:y2="15.6cm">
          <text:p/>
        </draw:line>
        <draw:line draw:style-name="gr3" draw:text-style-name="P2" draw:layer="layout" svg:x1="13.5cm" svg:y1="15cm" svg:x2="13.5cm" svg:y2="16cm">
          <text:p/>
        </draw:line>
        <draw:custom-shape draw:style-name="gr44" draw:text-style-name="P2" draw:layer="layout" svg:width="0.2cm" svg:height="0.2cm" svg:x="14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3.3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3cm" svg:y1="15.4cm" svg:x2="13.9cm" svg:y2="16.1cm">
          <text:p/>
        </draw:line>
        <draw:line draw:style-name="gr3" draw:text-style-name="P2" draw:layer="layout" svg:x1="13.6cm" svg:y1="16.1cm" svg:x2="13.8cm" svg:y2="16.1cm">
          <text:p/>
        </draw:line>
        <draw:line draw:style-name="gr2" draw:text-style-name="P2" draw:layer="layout" svg:x1="13.752cm" svg:y1="15.874cm" svg:x2="13.652cm" svg:y2="15.974cm">
          <text:p/>
        </draw:line>
        <draw:line draw:style-name="gr3" draw:text-style-name="P2" draw:layer="layout" svg:x1="13.9cm" svg:y1="16.2cm" svg:x2="13.4cm" svg:y2="16.5cm">
          <text:p/>
        </draw:line>
        <draw:custom-shape draw:style-name="gr43" draw:text-style-name="P12" draw:layer="layout" svg:width="0.2cm" svg:height="0.2cm" svg:x="13.002cm" svg:y="16.5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0.2cm" svg:height="0.2cm" svg:x="14.602cm" svg:y="16.5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2cm" svg:y1="16.6cm" svg:x2="13.3cm" svg:y2="16.6cm">
          <text:p/>
        </draw:line>
        <draw:g draw:style-name="gr7">
          <svg:title>TexMaths</svg:title>
          <svg:desc>8§display§\bm{c}_i§svg§600§TRUE§</svg:desc>
          <draw:g>
            <draw:path draw:style-name="gr8" draw:text-style-name="P5" draw:layer="layout" svg:width="0.129cm" svg:height="0.128cm" svg:x="13.549cm" svg:y="16.5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8" draw:text-style-name="P5" draw:layer="layout" svg:width="0.059cm" svg:height="0.131cm" svg:x="13.688cm" svg:y="16.5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3" draw:text-style-name="P2" draw:layer="layout" svg:x1="13.4cm" svg:y1="16.7cm" svg:x2="13.4cm" svg:y2="16.8cm">
          <text:p/>
        </draw:line>
        <draw:line draw:style-name="gr3" draw:text-style-name="P2" draw:layer="layout" svg:x1="14.4cm" svg:y1="16.7cm" svg:x2="14.4cm" svg:y2="16.8cm">
          <text:p/>
        </draw:line>
        <draw:line draw:style-name="gr3" draw:text-style-name="P2" draw:layer="layout" svg:x1="14.5cm" svg:y1="16.6cm" svg:x2="14.6cm" svg:y2="16.6cm">
          <text:p/>
        </draw:line>
        <draw:line draw:style-name="gr3" draw:text-style-name="P2" draw:layer="layout" svg:x1="13.9cm" svg:y1="16.2cm" svg:x2="14.4cm" svg:y2="16.5cm">
          <text:p/>
        </draw:line>
        <draw:frame draw:style-name="gr48" draw:text-style-name="P8" draw:layer="layout" svg:width="1.661cm" svg:height="0.395cm" svg:x="13.106cm" svg:y="17.01cm">
          <draw:text-box>
            <text:p><text:span text:style-name="T3">outer code</text:span></text:p>
          </draw:text-box>
        </draw:frame>
        <draw:custom-shape draw:style-name="gr49" draw:text-style-name="P2" draw:layer="layout" svg:width="6.9cm" svg:height="0.4cm" svg:x="10.5cm" svg:y="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2cm" svg:height="1.796cm" svg:x="12.9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14.942cm" svg:y="16.01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15.098cm" svg:y="16.01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15.253cm" svg:y="16.01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8§display§0§svg§600§TRUE§</svg:desc>
          <draw:g>
            <draw:path draw:style-name="gr8" draw:text-style-name="P5" draw:layer="layout" svg:width="0.116cm" svg:height="0.191cm" svg:x="18.249cm" svg:y="14.0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7">
          <svg:title>TexMaths</svg:title>
          <svg:desc>8§display§j§svg§600§TRUE§</svg:desc>
          <draw:g>
            <draw:path draw:style-name="gr8" draw:text-style-name="P5" draw:layer="layout" svg:width="0.113cm" svg:height="0.241cm" svg:x="18cm" svg:y="14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7">
          <svg:title>TexMaths</svg:title>
          <svg:desc>8§display§r \!-\! 1§svg§600§TRUE§</svg:desc>
          <draw:g>
            <draw:path draw:style-name="gr8" draw:text-style-name="P5" draw:layer="layout" svg:width="0.113cm" svg:height="0.126cm" svg:x="17.812cm" svg:y="14.6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8" draw:text-style-name="P5" draw:layer="layout" svg:width="0.17cm" svg:height="0.01cm" svg:x="17.977cm" svg:y="14.675cm" svg:viewBox="0 0 171 11" svg:d="M161 11c5 0 10 0 10-5 0-6-5-6-10-6-50 0-101 0-151 0-5 0-10 0-10 6 0 5 5 5 10 5 50 0 101 0 151 0z">
              <text:p/>
            </draw:path>
            <draw:path draw:style-name="gr8" draw:text-style-name="P5" draw:layer="layout" svg:width="0.092cm" svg:height="0.185cm" svg:x="18.212cm" svg:y="14.5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3" draw:text-style-name="P2" draw:layer="layout" svg:x1="13.4cm" svg:y1="16.8cm" svg:x2="13.4cm" svg:y2="17cm">
          <text:p/>
        </draw:line>
        <draw:line draw:style-name="gr3" draw:text-style-name="P2" draw:layer="layout" svg:x1="14.4cm" svg:y1="16.8cm" svg:x2="14.4cm" svg:y2="17cm">
          <text:p/>
        </draw:line>
        <draw:line draw:style-name="gr3" draw:text-style-name="P2" draw:layer="layout" svg:x1="13.9cm" svg:y1="14.8cm" svg:x2="13.9cm" svg:y2="15cm">
          <text:p/>
        </draw:line>
        <draw:line draw:style-name="gr3" draw:text-style-name="P2" draw:layer="layout" svg:x1="13.5cm" svg:y1="14.8cm" svg:x2="13.5cm" svg:y2="15cm">
          <text:p/>
        </draw:line>
        <draw:line draw:style-name="gr3" draw:text-style-name="P2" draw:layer="layout" svg:x1="14.3cm" svg:y1="14.8cm" svg:x2="14.3cm" svg:y2="15cm">
          <text:p/>
        </draw:line>
        <draw:g draw:style-name="gr7">
          <svg:title>TexMaths</svg:title>
          <svg:desc>8§display§\bm{C}_i§svg§600§TRUE§</svg:desc>
          <draw:g>
            <draw:path draw:style-name="gr8" draw:text-style-name="P5" draw:layer="layout" svg:width="0.223cm" svg:height="0.201cm" svg:x="14.012cm" svg:y="16.4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8" draw:text-style-name="P5" draw:layer="layout" svg:width="0.058cm" svg:height="0.131cm" svg:x="14.235cm" svg:y="16.5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51" draw:text-style-name="P15" draw:layer="layout" svg:width="0.2cm" svg:height="0.2cm" svg:x="13.802cm" svg:y="16.00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0.4cm" svg:height="2cm" svg:x="13.7cm" svg:y="13.9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8§latex§\begin{align*}
&amp;
p
\left( 
\bm{y}^0, \dots, \bm{y}^{r-1}, 
\bm{x}^0, \dots, \bm{x}^{r-1}, 
\tilde{\bm{d}}^0, \dots, \tilde{\bm{d}}^{r-1},  
\bm{c}, \bm{C}
\right) \\
&amp; =
p
\left( 
\bm{y}^0, \dots, \bm{y}^{r-1}  
\middle|
\bm{x}^0, \dots, \bm{x}^{r-1}, 
\tilde{\bm{d}}^0, \dots, \tilde{\bm{d}}^{r-1}, 
\bm{c}, \bm{C}
\right) \times \\
&amp; \hspace*{15mm}
p
\left(
\tilde{\bm{d}}^0, \dots, \tilde{\bm{d}}^{r-1}
\right)
p
\left(
\bm{x}^0, \dots, \bm{x}^{r-1}
\middle|
\bm{c}, \bm{C}
\right)
p\left( \bm{c}, \bm{C} \right) \\
&amp; = 
p\left( \bm{c} \right)
p\left( \bm{C} \right)
\prod_{j=0}^{r-1}
p
\left( 
\bm{y}^j 
\middle|
\bm{x}^j, \tilde{\bm{d}}^j
\right)
p
\left(
\tilde{\bm{d}}^j
\right)
p
\left(
\bm{x}^j
\middle|
\bm{c}, 
\bm{C}
\right) \\
&amp; \simeq 
\left(
\prod_{i=0}^{n-1}
p\left( \bm{c}_i \right)
p\left( \bm{C}_i \right)
\right) \times \\
&amp; \hspace*{5mm}
\prod_{j=0}^{r-1}
\left(
p(\tilde{d}^j_0)
\prod_{i=0}^{n-1}
p
\left( 
[\bm{y}^j]_{ i\nu+\tilde{d}^j_i }^{ i\nu+\nu-1+\tilde{d}^j_{i+1} } 
\middle|
\bm{x}^j_i, \tilde{d}^j_i, \tilde{d}^j_{i+1}, 
\right)
p
\left(
\tilde{d}^j_{i+1}
\middle|
\tilde{d}^j_{i}
\right)
p
\left(
\bm{x}^j_i
\middle|
\bm{c}_i, 
\bm{C}_i
\right)
\right)
\end{align*} §svg§600§TRUE§</svg:desc>
          <draw:g>
            <draw:path draw:style-name="gr8" draw:text-style-name="P5" draw:layer="layout" svg:width="0.145cm" svg:height="0.177cm" svg:x="9.809cm" svg:y="17.909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8" draw:text-style-name="P5" draw:layer="layout" svg:width="0.105cm" svg:height="0.505cm" svg:x="10.057cm" svg:y="17.71cm" svg:viewBox="0 0 106 506" svg:d="M94 502c0 1 3 4 4 4 2 0 4 0 6 0 1 0 2 0 2-3 0-1 0-1 0-3-11-10-26-26-43-56-30-54-41-123-41-191 0-125 35-198 84-248 0-1 0-1 0-2 0-3-1-3-4-3-4 0-5 0-8 2-26 24-56 62-76 122-12 37-18 82-18 129 0 66 12 141 56 207 8 11 12 15 18 22 3 4 7 8 9 11 4 3 8 6 11 9z">
              <text:p/>
            </draw:path>
            <draw:path draw:style-name="gr8" draw:text-style-name="P5" draw:layer="layout" svg:width="0.153cm" svg:height="0.183cm" svg:x="10.183cm" svg:y="17.906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8" draw:text-style-name="P5" draw:layer="layout" svg:width="0.09cm" svg:height="0.133cm" svg:x="10.361cm" svg:y="17.787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8" draw:text-style-name="P5" draw:layer="layout" svg:width="0.032cm" svg:height="0.083cm" svg:x="10.501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8" draw:text-style-name="P5" draw:layer="layout" svg:width="0.029cm" svg:height="0.029cm" svg:x="10.626cm" svg:y="18.004cm" svg:viewBox="0 0 30 30" svg:d="M30 14c0-8-6-14-15-14-8 0-15 6-15 14 0 9 7 16 15 16 9 0 15-7 15-16z">
              <text:p/>
            </draw:path>
            <draw:path draw:style-name="gr8" draw:text-style-name="P5" draw:layer="layout" svg:width="0.029cm" svg:height="0.029cm" svg:x="10.751cm" svg:y="18.00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0.875cm" svg:y="18.004cm" svg:viewBox="0 0 30 30" svg:d="M30 14c0-8-7-14-15-14s-15 6-15 14c0 9 7 16 15 16s15-7 15-16z">
              <text:p/>
            </draw:path>
            <draw:path draw:style-name="gr8" draw:text-style-name="P5" draw:layer="layout" svg:width="0.032cm" svg:height="0.083cm" svg:x="11.001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53cm" svg:height="0.183cm" svg:x="11.11cm" svg:y="17.906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8" draw:text-style-name="P5" draw:layer="layout" svg:width="0.09cm" svg:height="0.087cm" svg:x="11.287cm" svg:y="17.831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8" draw:text-style-name="P5" draw:layer="layout" svg:width="0.132cm" svg:height="0.009cm" svg:x="11.41cm" svg:y="17.863cm" svg:viewBox="0 0 133 10" svg:d="M125 10c3 0 8 0 8-4 0-6-5-6-8-6-39 0-78 0-117 0-3 0-8 0-8 5s4 5 8 5c39 0 78 0 117 0z">
              <text:p/>
            </draw:path>
            <draw:path draw:style-name="gr8" draw:text-style-name="P5" draw:layer="layout" svg:width="0.07cm" svg:height="0.129cm" svg:x="11.586cm" svg:y="17.78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11.71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58cm" svg:height="0.129cm" svg:x="11.826cm" svg:y="17.906cm" svg:viewBox="0 0 159 130" svg:d="M140 14c-10 4-15 13-15 20 0 6 5 13 14 13 10 0 20-9 20-22 0-15-15-25-32-25-16 0-26 12-30 18-7-12-23-18-39-18-36 0-54 34-54 44 0 4 4 4 6 4 4 0 6 0 7-4 8-26 29-34 40-34 10 0 16 5 16 14 0 6-4 21-7 31-3 13-6 26-9 39-5 17-15 25-24 25-2 0-8 0-14-4 11-3 15-12 15-19 0-6-4-13-14-13s-20 8-20 22c0 15 15 25 32 25 16 0 26-12 30-18 7 12 23 18 39 18 35 0 54-35 54-44 0-4-4-4-6-4-3 0-6 0-7 4-8 25-28 33-40 33-10 0-16-5-16-13 0-7 4-21 7-32 1-7 8-33 9-38 5-17 15-26 24-26 2 0 8 0 14 4z">
              <text:p/>
            </draw:path>
            <draw:path draw:style-name="gr8" draw:text-style-name="P5" draw:layer="layout" svg:width="0.09cm" svg:height="0.133cm" svg:x="12.01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8" draw:text-style-name="P5" draw:layer="layout" svg:width="0.032cm" svg:height="0.083cm" svg:x="12.15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8" draw:text-style-name="P5" draw:layer="layout" svg:width="0.029cm" svg:height="0.029cm" svg:x="12.275cm" svg:y="18.00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2.4cm" svg:y="18.00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2.526cm" svg:y="18.004cm" svg:viewBox="0 0 30 30" svg:d="M30 14c0-8-8-14-16-14s-14 6-14 14c0 9 6 16 14 16s16-7 16-16z">
              <text:p/>
            </draw:path>
            <draw:path draw:style-name="gr8" draw:text-style-name="P5" draw:layer="layout" svg:width="0.032cm" svg:height="0.083cm" svg:x="12.65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8" draw:text-style-name="P5" draw:layer="layout" svg:width="0.158cm" svg:height="0.129cm" svg:x="12.762cm" svg:y="17.906cm" svg:viewBox="0 0 159 130" svg:d="M140 14c-10 4-15 13-15 20 0 6 5 13 14 13 10 0 20-9 20-22 0-15-15-25-32-25-16 0-26 12-30 18-7-12-23-18-39-18-35 0-54 34-54 44 0 4 4 4 6 4 4 0 6 0 7-4 8-26 29-34 40-34s16 5 16 14c0 6-4 21-7 31-3 13-6 26-9 39-4 17-15 25-24 25-2 0-8 0-14-4 11-3 15-12 15-19 0-6-4-13-14-13s-20 8-20 22c0 15 15 25 32 25 16 0 26-12 30-18 8 12 23 18 39 18 36 0 55-35 55-44 0-4-5-4-7-4-3 0-6 0-7 4-8 25-28 33-40 33-10 0-16-5-16-13 0-7 4-21 7-32 2-7 9-33 9-38 5-17 15-26 24-26 2 0 8 0 14 4z">
              <text:p/>
            </draw:path>
            <draw:path draw:style-name="gr8" draw:text-style-name="P5" draw:layer="layout" svg:width="0.09cm" svg:height="0.087cm" svg:x="12.946cm" svg:y="17.831cm" svg:viewBox="0 0 91 88" svg:d="M37 46c0 0 5-18 5-20 0 0 6-11 12-16 3-1 8-5 16-5 3 0 8 1 12 3-7 2-9 7-9 10 0 5 3 8 8 8 4 0 10-4 10-12 0-10-10-14-21-14-9 0-19 4-27 14-4-12-16-14-21-14-7 0-12 4-15 10-5 8-7 19-7 20 0 2 2 2 3 2 3 0 3 0 5-6 2-12 6-21 14-21 5 0 7 5 7 9s-2 12-3 17c-2 6-4 14-5 18-2 8-4 17-7 25 0 3-1 8-1 8 0 4 3 6 6 6s7-2 9-6c0 0 2-9 4-14 2-7 3-14 5-22z">
              <text:p/>
            </draw:path>
            <draw:path draw:style-name="gr8" draw:text-style-name="P5" draw:layer="layout" svg:width="0.132cm" svg:height="0.009cm" svg:x="13.068cm" svg:y="17.863cm" svg:viewBox="0 0 133 10" svg:d="M126 10c2 0 7 0 7-4 0-6-4-6-7-6-40 0-79 0-118 0-3 0-8 0-8 5s5 5 8 5c39 0 78 0 118 0z">
              <text:p/>
            </draw:path>
            <draw:path draw:style-name="gr8" draw:text-style-name="P5" draw:layer="layout" svg:width="0.071cm" svg:height="0.129cm" svg:x="13.244cm" svg:y="17.787cm" svg:viewBox="0 0 72 130" svg:d="M45 6c0-6-1-6-7-6-12 12-30 12-38 12 0 2 0 5 0 7 5 0 18 0 29-5 0 33 0 67 0 100 0 7 0 9-20 9-3 0-5 0-7 0 0 3 0 5 0 7 3 0 27 0 34 0 6 0 31 0 36 0 0-2 0-4 0-7-3 0-5 0-8 0-19 0-19-2-19-9 0-36 0-72 0-108z">
              <text:p/>
            </draw:path>
            <draw:path draw:style-name="gr8" draw:text-style-name="P5" draw:layer="layout" svg:width="0.032cm" svg:height="0.083cm" svg:x="13.373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8" draw:text-style-name="P5" draw:layer="layout" svg:width="0.093cm" svg:height="0.025cm" svg:x="13.566cm" svg:y="17.772cm" svg:viewBox="0 0 94 26" svg:d="M94 4c-2-1-4-3-5-4-8 5-11 14-23 14-7 0-13-5-18-8-8-4-13-6-18-6-11 0-16 6-30 22 1 1 3 2 4 4 8-5 11-14 23-14 7 0 14 5 19 7 8 5 12 7 17 7 11 0 16-6 31-22z">
              <text:p/>
            </draw:path>
            <draw:path draw:style-name="gr8" draw:text-style-name="P5" draw:layer="layout" svg:width="0.156cm" svg:height="0.197cm" svg:x="13.486cm" svg:y="17.838cm" svg:viewBox="0 0 157 198" svg:d="M156 10c1-4 1-3 1-4 0-4-3-6-6-6-1 0-1 0-2 1-12 0-24 1-36 1-4 0-10 0-10 8 0 6 6 6 8 6 3 0 8 0 11 0-5 21-10 42-15 62-4-4-13-10-28-10-49 0-79 45-79 83 0 35 26 47 49 47 20 0 35-12 39-16 11 16 30 16 33 16 10 0 18-6 24-16 7-12 11-27 11-28 0-4-5-4-7-4-3 0-4 0-6 1-1 1-1 1-2 8-6 23-12 28-19 28-4 0-7-1-7-10 0-4 1-8 2-12 13-52 26-103 39-155zM86 169c-9 9-22 18-36 18-17 0-18-15-18-21 0-15 9-49 14-60 8-20 22-28 34-28 16 0 23 13 23 16 0 2 0 3-1 4-5 24-11 47-16 71z">
              <text:p/>
            </draw:path>
            <draw:path draw:style-name="gr8" draw:text-style-name="P5" draw:layer="layout" svg:width="0.09cm" svg:height="0.133cm" svg:x="13.655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8" draw:text-style-name="P5" draw:layer="layout" svg:width="0.032cm" svg:height="0.083cm" svg:x="13.795cm" svg:y="18.004cm" svg:viewBox="0 0 33 84" svg:d="M33 30c0-19-7-30-18-30-9 0-15 7-15 14 0 8 6 16 15 16 3 0 7-1 10-4 1 0 1-1 1-1 1 1 1 1 1 5 0 20-10 37-19 46-3 3-3 4-3 5 0 2 1 3 2 3 3 0 26-22 26-54z">
              <text:p/>
            </draw:path>
            <draw:path draw:style-name="gr8" draw:text-style-name="P5" draw:layer="layout" svg:width="0.029cm" svg:height="0.029cm" svg:x="13.92cm" svg:y="18.00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4.045cm" svg:y="18.004cm" svg:viewBox="0 0 30 30" svg:d="M30 14c0-8-8-14-16-14s-14 6-14 14c0 9 6 16 14 16s16-7 16-16z">
              <text:p/>
            </draw:path>
            <draw:path draw:style-name="gr8" draw:text-style-name="P5" draw:layer="layout" svg:width="0.029cm" svg:height="0.029cm" svg:x="14.17cm" svg:y="18.004cm" svg:viewBox="0 0 30 30" svg:d="M30 14c0-8-7-14-16-14-8 0-14 6-14 14 0 9 6 16 14 16 9 0 16-7 16-16z">
              <text:p/>
            </draw:path>
            <draw:path draw:style-name="gr8" draw:text-style-name="P5" draw:layer="layout" svg:width="0.032cm" svg:height="0.083cm" svg:x="14.295cm" svg:y="18.004cm" svg:viewBox="0 0 33 84" svg:d="M33 30c0-19-7-30-18-30-9 0-15 7-15 14 0 8 6 16 15 16 3 0 7-1 10-4 1 0 1-1 1-1 0 1 0 1 0 5 0 20-10 37-19 46-3 3-2 4-2 5 0 2 1 3 2 3 3 0 26-22 26-54z">
              <text:p/>
            </draw:path>
            <draw:path draw:style-name="gr8" draw:text-style-name="P5" draw:layer="layout" svg:width="0.093cm" svg:height="0.025cm" svg:x="14.489cm" svg:y="17.772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8" draw:text-style-name="P5" draw:layer="layout" svg:width="0.156cm" svg:height="0.197cm" svg:x="14.409cm" svg:y="17.838cm" svg:viewBox="0 0 157 198" svg:d="M156 10c1-4 1-3 1-4 0-4-3-6-7-6l-1 1c-12 0-24 1-36 1-4 0-10 0-10 8 0 6 6 6 8 6 3 0 8 0 11 0-5 21-10 42-15 62-4-4-13-10-28-10-49 0-79 45-79 83 0 35 26 47 49 47 20 0 34-12 39-16 10 16 30 16 32 16 10 0 19-6 25-16 7-12 10-27 10-28 0-4-4-4-6-4-3 0-4 0-6 1-1 1-1 1-2 8-6 23-12 28-19 28-4 0-7-1-7-10 0-4 1-8 2-12 13-52 26-103 39-155zM86 169c-9 9-22 18-36 18-17 0-19-15-19-21 0-15 10-49 15-60 8-20 22-28 34-28 16 0 23 13 23 16 0 2 0 3-1 4-5 24-11 47-16 71z">
              <text:p/>
            </draw:path>
            <draw:path draw:style-name="gr8" draw:text-style-name="P5" draw:layer="layout" svg:width="0.09cm" svg:height="0.087cm" svg:x="14.577cm" svg:y="17.831cm" svg:viewBox="0 0 91 88" svg:d="M37 46c0 0 5-18 5-20 0 0 6-11 12-16 3-1 8-5 16-5 2 0 7 1 11 3-7 2-8 7-8 10 0 5 3 8 7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8" draw:text-style-name="P5" draw:layer="layout" svg:width="0.132cm" svg:height="0.009cm" svg:x="14.699cm" svg:y="17.863cm" svg:viewBox="0 0 133 10" svg:d="M125 10c3 0 8 0 8-4 0-6-5-6-8-6-39 0-78 0-117 0-3 0-8 0-8 5s4 5 8 5c39 0 78 0 117 0z">
              <text:p/>
            </draw:path>
            <draw:path draw:style-name="gr8" draw:text-style-name="P5" draw:layer="layout" svg:width="0.07cm" svg:height="0.129cm" svg:x="14.875cm" svg:y="17.78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15.00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8" draw:text-style-name="P5" draw:layer="layout" svg:width="0.129cm" svg:height="0.129cm" svg:x="15.117cm" svg:y="17.906cm" svg:viewBox="0 0 130 130" svg:d="M108 16c-14 5-15 18-15 19 0 4 2 13 14 13s20-10 20-22c0-15-14-26-39-26-57 0-88 44-88 81 0 25 16 49 59 49 8 0 27 0 44-8 16-6 27-17 27-20s-4-8-6-8-2 1-5 4c-15 16-37 21-59 21-18 0-28-9-28-25 0-11 7-45 16-60 11-19 28-24 40-24 4 0 13 0 20 6z">
              <text:p/>
            </draw:path>
            <draw:path draw:style-name="gr8" draw:text-style-name="P5" draw:layer="layout" svg:width="0.032cm" svg:height="0.083cm" svg:x="15.273cm" svg:y="18.004cm" svg:viewBox="0 0 33 84" svg:d="M33 30c0-19-7-30-18-30-9 0-15 7-15 14 0 8 6 16 15 16 3 0 7-1 10-4 1 0 1-1 1-1 1 1 1 1 1 5 0 20-10 37-19 46-3 3-3 4-3 5 0 2 1 3 3 3s25-22 25-54z">
              <text:p/>
            </draw:path>
            <draw:path draw:style-name="gr8" draw:text-style-name="P5" draw:layer="layout" svg:width="0.224cm" svg:height="0.201cm" svg:x="15.389cm" svg:y="17.836cm" svg:viewBox="0 0 225 202" svg:d="M224 9c0-2 1-3 1-5 0-4-4-4-7-4-9 7-18 13-27 20-13-14-32-20-51-20-90 0-140 69-140 126 0 54 42 76 91 76 24 0 48-7 69-23 27-20 33-45 33-47 0-4-4-4-7-4-5 0-5 1-7 6-12 35-48 56-80 56-17 0-33-4-44-14-15-11-16-30-16-38s4-60 32-93c15-19 43-31 74-31 34 0 48 25 48 50 0 3-1 7-1 10 0 4 4 4 8 4 6 0 6 0 8-6 5-21 11-42 16-63z">
              <text:p/>
            </draw:path>
            <draw:path draw:style-name="gr8" draw:text-style-name="P5" draw:layer="layout" svg:width="0.105cm" svg:height="0.505cm" svg:x="15.633cm" svg:y="17.71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8" draw:text-style-name="P5" draw:layer="layout" svg:width="0.185cm" svg:height="0.065cm" svg:x="9.912cm" svg:y="18.54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8" draw:text-style-name="P5" draw:layer="layout" svg:width="0.145cm" svg:height="0.177cm" svg:x="10.184cm" svg:y="18.52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8" draw:text-style-name="P5" draw:layer="layout" svg:width="0.106cm" svg:height="0.505cm" svg:x="10.431cm" svg:y="18.328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8" draw:text-style-name="P5" draw:layer="layout" svg:width="0.154cm" svg:height="0.183cm" svg:x="10.558cm" svg:y="18.524cm" svg:viewBox="0 0 155 184" svg:d="M154 22c1-6 1-6 1-7 0-6-5-13-13-13-15 0-18 14-20 21-3 10-5 20-8 30-3 13-8 35-12 46 0 7-9 13-10 14-3 1-10 6-19 6-17 0-17-13-17-20 0-17 8-39 16-59 3-8 4-10 4-14 0-16-17-26-32-26-30 0-44 38-44 44 0 4 5 4 7 4 3 0 5 0 7-4 8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9cm" svg:height="0.133cm" svg:x="10.735cm" svg:y="18.405cm" svg:viewBox="0 0 91 134" svg:d="M91 68c0-22-2-38-11-51-6-9-18-17-34-17-46 0-46 54-46 68s0 66 46 66c45 0 45-52 45-66zM46 129c-9 0-21-6-25-22-3-11-3-27-3-42s0-29 3-40c5-15 17-19 25-19 11 0 20 6 24 17s4 25 4 42c0 15 0 29-3 41-4 19-17 23-25 23z">
              <text:p/>
            </draw:path>
            <draw:path draw:style-name="gr8" draw:text-style-name="P5" draw:layer="layout" svg:width="0.033cm" svg:height="0.083cm" svg:x="10.875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8" draw:text-style-name="P5" draw:layer="layout" svg:width="0.029cm" svg:height="0.029cm" svg:x="11.001cm" svg:y="18.622cm" svg:viewBox="0 0 30 30" svg:d="M30 15c0-9-8-15-16-15s-14 7-14 15c0 9 6 15 14 15s16-7 16-15z">
              <text:p/>
            </draw:path>
            <draw:path draw:style-name="gr8" draw:text-style-name="P5" draw:layer="layout" svg:width="0.029cm" svg:height="0.029cm" svg:x="11.126cm" svg:y="18.622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1.25cm" svg:y="18.622cm" svg:viewBox="0 0 30 30" svg:d="M30 15c0-9-6-15-15-15-8 0-15 7-15 15 0 9 7 15 15 15 9 0 15-7 15-15z">
              <text:p/>
            </draw:path>
            <draw:path draw:style-name="gr8" draw:text-style-name="P5" draw:layer="layout" svg:width="0.032cm" svg:height="0.083cm" svg:x="11.375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8" draw:text-style-name="P5" draw:layer="layout" svg:width="0.154cm" svg:height="0.183cm" svg:x="11.485cm" svg:y="18.52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8" draw:text-style-name="P5" draw:layer="layout" svg:width="0.091cm" svg:height="0.088cm" svg:x="11.662cm" svg:y="18.449cm" svg:viewBox="0 0 92 89" svg:d="M37 46c1 0 5-18 5-19s6-12 12-17c3-1 8-5 16-5 3 0 8 1 12 3-7 2-9 7-9 10 0 5 3 8 8 8 4 0 11-4 11-12 0-10-11-14-21-14s-19 4-28 14c-4-12-16-14-21-14-7 0-12 4-15 10-4 8-7 19-7 20 0 2 2 1 3 2 3 0 3 0 5-6 2-12 6-21 14-21 5 0 7 5 7 10 0 3-2 11-3 16-2 6-4 14-4 18-3 8-5 17-7 25-1 3-2 8-2 8 0 4 4 7 7 7 2 0 6-3 8-7 1 0 2-9 4-14 2-7 3-14 5-22z">
              <text:p/>
            </draw:path>
            <draw:path draw:style-name="gr8" draw:text-style-name="P5" draw:layer="layout" svg:width="0.133cm" svg:height="0.009cm" svg:x="11.784cm" svg:y="18.481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1.96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011cm" svg:height="0.179cm" svg:x="12.106cm" svg:y="18.323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2.106cm" svg:y="18.491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2.106cm" svg:y="18.659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58cm" svg:height="0.129cm" svg:x="12.169cm" svg:y="18.524cm" svg:viewBox="0 0 159 130" svg:d="M141 14c-11 4-15 13-15 20 0 6 4 13 13 13 10 0 20-9 20-22 0-15-14-25-32-25-16 0-26 12-29 18-8-12-24-18-40-18-35 0-54 35-54 44 0 4 4 4 6 4 4 0 6 0 8-4 8-25 28-34 39-34s16 5 16 15c0 5-4 21-7 30-3 13-6 26-9 39-4 17-15 25-24 25-1 0-8 0-14-4 11-2 15-12 15-19 0-6-4-13-13-13-11 0-21 8-21 22 0 15 15 25 33 25 16 0 26-12 29-17 8 11 24 17 40 17 35 0 54-35 54-44 0-4-4-4-7-4s-5 0-7 4c-8 25-28 33-40 33-10 0-15-5-15-13 0-7 3-21 6-32 2-7 9-33 10-38 4-17 14-26 24-26 1 0 7 0 14 4z">
              <text:p/>
            </draw:path>
            <draw:path draw:style-name="gr8" draw:text-style-name="P5" draw:layer="layout" svg:width="0.09cm" svg:height="0.133cm" svg:x="12.354cm" svg:y="18.405cm" svg:viewBox="0 0 91 134" svg:d="M91 68c0-22-3-38-12-51-5-9-18-17-33-17-46 0-46 54-46 68s0 66 46 66c45 0 45-52 45-66zM46 129c-10 0-22-6-26-22-2-11-2-27-2-42s0-29 3-40c4-15 17-19 25-19 10 0 20 6 24 17 3 11 3 25 3 42 0 15 0 29-3 41-4 19-17 23-24 23z">
              <text:p/>
            </draw:path>
            <draw:path draw:style-name="gr8" draw:text-style-name="P5" draw:layer="layout" svg:width="0.032cm" svg:height="0.083cm" svg:x="12.494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8" draw:text-style-name="P5" draw:layer="layout" svg:width="0.029cm" svg:height="0.029cm" svg:x="12.619cm" svg:y="18.622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2.744cm" svg:y="18.622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12.869cm" svg:y="18.622cm" svg:viewBox="0 0 30 30" svg:d="M30 15c0-9-7-15-15-15s-15 7-15 15c0 9 7 15 15 15s15-7 15-15z">
              <text:p/>
            </draw:path>
            <draw:path draw:style-name="gr8" draw:text-style-name="P5" draw:layer="layout" svg:width="0.033cm" svg:height="0.083cm" svg:x="12.994cm" svg:y="18.622cm" svg:viewBox="0 0 34 84" svg:d="M34 30c0-19-8-30-19-30-9 0-15 7-15 15 0 7 6 15 15 15 3 0 7-1 10-4 1 0 1 0 1 0 1 1 1 0 1 4 0 20-10 37-19 46-3 3-3 4-3 5 0 2 1 3 3 3s26-22 26-54z">
              <text:p/>
            </draw:path>
            <draw:path draw:style-name="gr8" draw:text-style-name="P5" draw:layer="layout" svg:width="0.158cm" svg:height="0.129cm" svg:x="13.106cm" svg:y="18.524cm" svg:viewBox="0 0 159 130" svg:d="M140 14c-10 4-15 13-15 20 0 6 5 13 13 13 11 0 21-9 21-22 0-15-15-25-32-25-16 0-26 12-30 18-7-12-23-18-39-18-36 0-55 35-55 44 0 4 5 4 7 4 4 0 5 0 7-4 8-25 28-34 40-34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8" draw:text-style-name="P5" draw:layer="layout" svg:width="0.09cm" svg:height="0.088cm" svg:x="13.29cm" svg:y="18.449cm" svg:viewBox="0 0 91 89" svg:d="M37 46c0 0 5-18 5-19s6-12 12-17c2-1 8-5 16-5 2 0 7 1 11 3-7 2-9 7-9 10 0 5 3 8 8 8s11-4 11-12c0-10-11-14-21-14s-19 4-28 14c-3-12-15-14-20-14-7 0-12 4-15 10-5 8-7 19-7 20 0 2 2 2 3 2 3 0 3 0 4-6 3-12 7-21 15-21 4 0 6 5 6 10 0 3-2 11-3 16-1 6-3 14-4 18-2 8-4 17-7 25 0 3-1 8-1 8 0 4 3 7 6 7s7-3 8-7c1 0 3-9 4-14 2-7 4-14 6-22z">
              <text:p/>
            </draw:path>
            <draw:path draw:style-name="gr8" draw:text-style-name="P5" draw:layer="layout" svg:width="0.132cm" svg:height="0.009cm" svg:x="13.412cm" svg:y="18.481cm" svg:viewBox="0 0 133 10" svg:d="M125 10c3 0 8 0 8-4 0-6-5-6-8-6-39 0-79 0-118 0-3 0-7 0-7 5s4 5 7 5c39 0 79 0 118 0z">
              <text:p/>
            </draw:path>
            <draw:path draw:style-name="gr8" draw:text-style-name="P5" draw:layer="layout" svg:width="0.071cm" svg:height="0.129cm" svg:x="13.587cm" svg:y="18.405cm" svg:viewBox="0 0 72 130" svg:d="M45 6c0-6 0-6-6-6-13 12-30 12-39 12 0 2 0 5 0 7 5 0 18 0 29-5 0 33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032cm" svg:height="0.083cm" svg:x="13.717cm" svg:y="18.622cm" svg:viewBox="0 0 33 84" svg:d="M33 30c0-19-7-30-19-30-8 0-14 7-14 15 0 7 6 15 14 15 4 0 8-1 10-4 2 0 1 0 2 0v4c0 20-9 37-19 46-3 3-3 4-3 5 0 2 2 3 3 3 3 0 26-22 26-54z">
              <text:p/>
            </draw:path>
            <draw:path draw:style-name="gr8" draw:text-style-name="P5" draw:layer="layout" svg:width="0.093cm" svg:height="0.025cm" svg:x="13.909cm" svg:y="18.39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8" draw:text-style-name="P5" draw:layer="layout" svg:width="0.157cm" svg:height="0.197cm" svg:x="13.829cm" svg:y="18.456cm" svg:viewBox="0 0 158 198" svg:d="M156 10c2-4 1-3 2-4 0-4-4-6-7-6-1 0-1 0-1 1-13 0-25 1-37 1-4 0-9 0-9 8 0 6 5 6 7 6 3 0 8 0 12 0-5 21-10 42-15 62-4-4-14-10-29-10-49 0-79 45-79 83 0 35 26 47 50 47 20 0 34-12 39-16 10 16 29 16 32 16 10 0 18-6 25-16 6-12 10-27 10-28 0-4-4-4-6-4-4 0-5 0-6 1s-1 1-2 8c-6 23-12 28-20 28-3 0-6-1-6-10 0-4 0-8 2-12 12-52 25-103 38-155zM86 169c-8 9-22 18-35 18-17 0-19-15-19-21 0-15 10-49 14-60 9-20 23-28 34-28 17 0 23 13 23 16 0 2 0 3 0 4-6 24-12 47-17 71z">
              <text:p/>
            </draw:path>
            <draw:path draw:style-name="gr8" draw:text-style-name="P5" draw:layer="layout" svg:width="0.09cm" svg:height="0.133cm" svg:x="13.999cm" svg:y="18.405cm" svg:viewBox="0 0 91 134" svg:d="M91 68c0-22-2-38-12-51-5-9-18-17-33-17-46 0-46 54-46 68s0 66 46 66c45 0 45-52 45-66zM46 129c-10 0-22-6-26-22-2-11-2-27-2-42s0-29 3-40c4-15 17-19 25-19 10 0 20 6 24 17 3 11 3 25 3 42 0 15 0 29-3 41-4 19-16 23-24 23z">
              <text:p/>
            </draw:path>
            <draw:path draw:style-name="gr8" draw:text-style-name="P5" draw:layer="layout" svg:width="0.032cm" svg:height="0.083cm" svg:x="14.139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8" draw:text-style-name="P5" draw:layer="layout" svg:width="0.029cm" svg:height="0.029cm" svg:x="14.264cm" svg:y="18.622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14.389cm" svg:y="18.622cm" svg:viewBox="0 0 30 30" svg:d="M30 15c0-9-7-15-15-15s-15 7-15 15c0 9 7 15 15 15s15-7 15-15z">
              <text:p/>
            </draw:path>
            <draw:path draw:style-name="gr8" draw:text-style-name="P5" draw:layer="layout" svg:width="0.029cm" svg:height="0.029cm" svg:x="14.513cm" svg:y="18.622cm" svg:viewBox="0 0 30 30" svg:d="M30 15c0-9-7-15-15-15s-15 7-15 15c0 9 7 15 15 15s15-7 15-15z">
              <text:p/>
            </draw:path>
            <draw:path draw:style-name="gr8" draw:text-style-name="P5" draw:layer="layout" svg:width="0.033cm" svg:height="0.083cm" svg:x="14.638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8" draw:text-style-name="P5" draw:layer="layout" svg:width="0.093cm" svg:height="0.025cm" svg:x="14.832cm" svg:y="18.39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57cm" svg:height="0.197cm" svg:x="14.752cm" svg:y="18.456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4 0-6 1c0 1 0 1-1 8-6 23-12 28-20 28-3 0-6-1-6-10 0-4 0-8 2-12 12-52 25-103 38-155zM86 169c-8 9-22 18-36 18-16 0-18-15-18-21 0-15 10-49 14-60 8-20 23-28 34-28 17 0 23 13 23 16 0 2 0 3 0 4-6 24-12 47-17 71z">
              <text:p/>
            </draw:path>
            <draw:path draw:style-name="gr8" draw:text-style-name="P5" draw:layer="layout" svg:width="0.091cm" svg:height="0.088cm" svg:x="14.92cm" svg:y="18.449cm" svg:viewBox="0 0 92 89" svg:d="M38 46c0 0 4-18 4-19s7-12 12-17c3-1 8-5 16-5 3 0 8 1 12 3-7 2-9 7-9 10 0 5 3 8 8 8s11-4 11-12c0-10-11-14-21-14s-19 4-28 14c-4-12-16-14-20-14-8 0-13 4-16 10-4 8-7 19-7 20 0 2 2 1 3 2 3 0 3 0 5-6 3-12 6-21 14-21 5 0 7 5 7 10 0 3-2 11-3 16-2 6-4 14-4 18-3 8-5 17-7 25-1 3-2 8-2 8 0 4 4 7 7 7 2 0 6-3 8-7 1 0 2-9 4-14 2-7 4-14 6-22z">
              <text:p/>
            </draw:path>
            <draw:path draw:style-name="gr8" draw:text-style-name="P5" draw:layer="layout" svg:width="0.133cm" svg:height="0.009cm" svg:x="15.042cm" svg:y="18.481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5.218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032cm" svg:height="0.083cm" svg:x="15.347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8" draw:text-style-name="P5" draw:layer="layout" svg:width="0.13cm" svg:height="0.129cm" svg:x="15.461cm" svg:y="18.524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8" draw:text-style-name="P5" draw:layer="layout" svg:width="0.032cm" svg:height="0.083cm" svg:x="15.617cm" svg:y="18.622cm" svg:viewBox="0 0 33 84" svg:d="M33 30c0-19-7-30-18-30-9 0-15 7-15 15 0 7 6 15 15 15 3 0 7-1 10-4 1 0 1 0 1 0 0 1 0 0 0 4 0 20-9 37-19 46-2 3-2 4-2 5 0 2 1 3 2 3 3 0 26-22 26-54z">
              <text:p/>
            </draw:path>
            <draw:path draw:style-name="gr8" draw:text-style-name="P5" draw:layer="layout" svg:width="0.224cm" svg:height="0.201cm" svg:x="15.733cm" svg:y="18.454cm" svg:viewBox="0 0 225 202" svg:d="M224 9c1-2 1-3 1-5 0-4-4-4-7-4-8 7-17 13-26 20-13-14-32-20-51-20-91 0-141 69-141 126 0 54 42 76 92 76 23 0 47-7 69-23 27-20 32-45 32-47 0-4-4-4-7-4-4 0-5 1-7 6-11 35-48 56-80 56-17 0-32-4-44-14-15-11-16-30-16-38s5-60 32-93c15-18 43-31 74-31 34 0 49 25 49 50 0 3-1 7-1 10 0 4 4 4 7 4 6 0 7 0 8-6 5-21 11-42 16-63z">
              <text:p/>
            </draw:path>
            <draw:path draw:style-name="gr8" draw:text-style-name="P5" draw:layer="layout" svg:width="0.106cm" svg:height="0.505cm" svg:x="15.976cm" svg:y="18.328cm" svg:viewBox="0 0 107 506" svg:d="M107 253c0-81-19-167-74-230-4-5-15-15-21-21-2-2-3-2-6-2-4 0-6 0-6 3 0 1 2 2 2 3 9 9 24 25 42 56 30 54 42 124 42 191 0 121-34 197-84 248-1 1-2 1-2 2 0 3 2 3 6 3 3 0 4 0 6-3 27-22 57-61 77-121 12-39 18-84 18-129z">
              <text:p/>
            </draw:path>
            <draw:path draw:style-name="gr8" draw:text-style-name="P5" draw:layer="layout" svg:width="0.134cm" svg:height="0.134cm" svg:x="16.223cm" svg:y="18.514cm" svg:viewBox="0 0 135 135" svg:d="M68 59c-19-18-38-37-57-55-3-4-4-4-5-4-4 0-6 2-6 6 0 1 0 2 3 5 19 19 38 38 56 56-18 19-37 38-56 57-3 3-3 4-3 6 0 3 2 5 6 5 1 0 2-1 5-4 19-18 38-37 56-56 20 20 39 39 59 59 0 0 2 1 4 1 4 0 5-2 5-5 0-1 0-2-1-4 0 0-44-44-58-59 17-17 34-34 51-51 2-2 6-6 7-7s1-2 1-3c0-4-1-6-5-6-2 0-4 1-7 4-18 18-37 37-55 55z">
              <text:p/>
            </draw:path>
            <draw:path draw:style-name="gr8" draw:text-style-name="P5" draw:layer="layout" svg:width="0.145cm" svg:height="0.177cm" svg:x="11.009cm" svg:y="19.146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8" draw:text-style-name="P5" draw:layer="layout" svg:width="0.105cm" svg:height="0.505cm" svg:x="11.257cm" svg:y="18.947cm" svg:viewBox="0 0 106 506" svg:d="M94 502c0 1 3 4 4 4s3 0 5 0 3 0 3-3c0-1 0-1 0-2-11-11-26-26-43-57-30-54-42-123-42-191 0-125 36-198 85-248 0-1 0-1 0-2 0-3-1-3-4-3-4 0-5 0-8 2-26 24-56 63-76 122-12 37-18 82-18 129 0 66 12 141 56 207 8 11 12 15 18 22 3 4 7 8 9 11 4 3 8 6 11 9z">
              <text:p/>
            </draw:path>
            <draw:path draw:style-name="gr8" draw:text-style-name="P5" draw:layer="layout" svg:width="0.093cm" svg:height="0.025cm" svg:x="11.466cm" svg:y="19.008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57cm" svg:height="0.197cm" svg:x="11.386cm" svg:y="19.075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4 0-6 1c0 1 0 1-1 8-6 23-12 28-20 28-3 0-6-1-6-10 0-4 0-8 2-12 12-52 25-103 38-155zM86 170c-8 8-22 17-36 17-16 0-18-15-18-21 0-15 10-49 14-60 8-20 23-28 34-28 17 0 23 14 23 16s0 3 0 4c-6 24-12 48-17 72z">
              <text:p/>
            </draw:path>
            <draw:path draw:style-name="gr8" draw:text-style-name="P5" draw:layer="layout" svg:width="0.091cm" svg:height="0.133cm" svg:x="11.555cm" svg:y="19.023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8" draw:text-style-name="P5" draw:layer="layout" svg:width="0.032cm" svg:height="0.083cm" svg:x="11.696cm" svg:y="19.24cm" svg:viewBox="0 0 33 84" svg:d="M33 30c0-19-7-30-19-30-8 0-14 7-14 15 0 7 6 15 14 15 4 0 8-1 10-4 2 0 1 0 2 0v4c0 20-9 37-19 47-3 2-3 3-3 4 0 2 2 3 3 3 3 0 26-22 26-54z">
              <text:p/>
            </draw:path>
            <draw:path draw:style-name="gr8" draw:text-style-name="P5" draw:layer="layout" svg:width="0.029cm" svg:height="0.029cm" svg:x="11.821cm" svg:y="19.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1.946cm" svg:y="19.24cm" svg:viewBox="0 0 30 30" svg:d="M30 15c0-9-6-15-15-15-8 0-15 7-15 15 0 9 7 15 15 15 9 0 15-7 15-15z">
              <text:p/>
            </draw:path>
            <draw:path draw:style-name="gr8" draw:text-style-name="P5" draw:layer="layout" svg:width="0.029cm" svg:height="0.029cm" svg:x="12.07cm" svg:y="19.24cm" svg:viewBox="0 0 30 30" svg:d="M30 15c0-9-7-15-15-15s-15 7-15 15c0 9 7 15 15 15s15-7 15-15z">
              <text:p/>
            </draw:path>
            <draw:path draw:style-name="gr8" draw:text-style-name="P5" draw:layer="layout" svg:width="0.032cm" svg:height="0.083cm" svg:x="12.195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8" draw:text-style-name="P5" draw:layer="layout" svg:width="0.093cm" svg:height="0.025cm" svg:x="12.389cm" svg:y="19.008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8" draw:text-style-name="P5" draw:layer="layout" svg:width="0.157cm" svg:height="0.197cm" svg:x="12.309cm" svg:y="19.075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8" draw:text-style-name="P5" draw:layer="layout" svg:width="0.091cm" svg:height="0.088cm" svg:x="12.477cm" svg:y="19.067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8" draw:text-style-name="P5" draw:layer="layout" svg:width="0.133cm" svg:height="0.009cm" svg:x="12.599cm" svg:y="19.099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2.775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105cm" svg:height="0.505cm" svg:x="12.89cm" svg:y="18.947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8" draw:text-style-name="P5" draw:layer="layout" svg:width="0.146cm" svg:height="0.177cm" svg:x="13.086cm" svg:y="19.14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0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8" draw:text-style-name="P5" draw:layer="layout" svg:width="0.073cm" svg:height="0.336cm" svg:x="13.326cm" svg:y="19.031cm" svg:viewBox="0 0 74 337" svg:d="M74 334c0-1-1-2-1-3-14-13-33-37-44-82-7-26-10-55-10-81 0-74 19-126 52-162 3-3 3-3 3-4 0-2-3-2-4-2-4 0-20 17-23 21-29 33-47 85-47 147 0 40 7 97 44 144 3 3 21 25 26 25 1 0 4 0 4-3z">
              <text:p/>
            </draw:path>
            <draw:path draw:style-name="gr8" draw:text-style-name="P5" draw:layer="layout" svg:width="0.158cm" svg:height="0.129cm" svg:x="13.422cm" svg:y="19.143cm" svg:viewBox="0 0 159 130" svg:d="M140 14c-10 4-15 13-15 20 0 6 5 13 14 13 10 0 20-8 20-22 0-15-14-25-32-25-16 0-26 12-30 18-7-12-23-18-39-18-35 0-54 35-54 44 0 4 4 4 6 4 4 0 6 0 7-3 8-26 29-35 40-35s16 5 16 15c0 5-4 21-7 30-3 13-6 26-9 39-4 17-15 25-24 25-2 0-8 0-14-4 11-2 15-12 15-19 0-6-4-13-13-13-11 0-21 8-21 22 0 15 15 25 32 25 16 0 26-12 30-17 8 11 23 17 39 17 36 0 55-35 55-44 0-4-5-4-7-4-3 0-6 0-7 4-8 25-28 33-40 33-10 0-16-5-16-13 0-7 4-21 7-32 2-7 9-33 9-38 5-17 15-26 24-26 2 0 8 0 14 4z">
              <text:p/>
            </draw:path>
            <draw:path draw:style-name="gr8" draw:text-style-name="P5" draw:layer="layout" svg:width="0.09cm" svg:height="0.133cm" svg:x="13.607cm" svg:y="19.023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8" draw:text-style-name="P5" draw:layer="layout" svg:width="0.032cm" svg:height="0.083cm" svg:x="13.747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8" draw:text-style-name="P5" draw:layer="layout" svg:width="0.029cm" svg:height="0.029cm" svg:x="13.873cm" svg:y="19.24cm" svg:viewBox="0 0 30 30" svg:d="M30 15c0-9-8-15-16-15s-14 7-14 15c0 9 6 15 14 15s16-7 16-15z">
              <text:p/>
            </draw:path>
            <draw:path draw:style-name="gr8" draw:text-style-name="P5" draw:layer="layout" svg:width="0.029cm" svg:height="0.029cm" svg:x="13.997cm" svg:y="19.24cm" svg:viewBox="0 0 30 30" svg:d="M30 15c0-9-7-15-16-15-8 0-14 7-14 15 0 9 6 15 14 15 9 0 16-7 16-15z">
              <text:p/>
            </draw:path>
            <draw:path draw:style-name="gr8" draw:text-style-name="P5" draw:layer="layout" svg:width="0.029cm" svg:height="0.029cm" svg:x="14.122cm" svg:y="19.24cm" svg:viewBox="0 0 30 30" svg:d="M30 15c0-9-6-15-15-15-8 0-15 7-15 15 0 9 7 15 15 15 9 0 15-7 15-15z">
              <text:p/>
            </draw:path>
            <draw:path draw:style-name="gr8" draw:text-style-name="P5" draw:layer="layout" svg:width="0.032cm" svg:height="0.083cm" svg:x="14.247cm" svg:y="19.24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158cm" svg:height="0.129cm" svg:x="14.358cm" svg:y="19.143cm" svg:viewBox="0 0 159 130" svg:d="M140 14c-10 4-15 13-15 20 0 6 5 13 14 13 10 0 20-8 20-22 0-15-14-25-32-25-16 0-26 12-29 18-8-12-24-18-40-18-35 0-54 35-54 44 0 4 4 4 6 4 4 0 6 0 8-3 8-26 28-35 39-35s16 5 16 15c0 5-4 21-7 30-3 13-6 26-9 39-4 17-15 25-24 25-2 0-8 0-14-4 11-2 15-12 15-19 0-6-4-13-13-13-11 0-21 8-21 22 0 15 15 25 33 25 16 0 26-12 29-17 8 11 24 17 40 17 35 0 54-35 54-44 0-4-4-4-7-4s-5 0-7 4c-8 25-28 33-40 33-10 0-15-5-15-13 0-7 3-21 6-32 2-7 9-33 10-38 4-17 14-26 24-26 1 0 7 0 13 4z">
              <text:p/>
            </draw:path>
            <draw:path draw:style-name="gr8" draw:text-style-name="P5" draw:layer="layout" svg:width="0.091cm" svg:height="0.088cm" svg:x="14.542cm" svg:y="19.067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8" draw:text-style-name="P5" draw:layer="layout" svg:width="0.133cm" svg:height="0.009cm" svg:x="14.665cm" svg:y="19.099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4.841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011cm" svg:height="0.18cm" svg:x="14.986cm" svg:y="19.025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14.986cm" svg:y="19.194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13cm" svg:height="0.129cm" svg:x="15.052cm" svg:y="19.143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8" draw:text-style-name="P5" draw:layer="layout" svg:width="0.032cm" svg:height="0.083cm" svg:x="15.208cm" svg:y="19.24cm" svg:viewBox="0 0 33 84" svg:d="M33 30c0-19-7-30-19-30-8 0-14 7-14 15 0 7 6 15 14 15 4 0 8-1 11-4 1 0 1 0 1 0 0 1 0 0 0 4 0 20-9 38-19 47-3 3-3 3-3 4 0 2 2 3 3 3 3 0 26-22 26-54z">
              <text:p/>
            </draw:path>
            <draw:path draw:style-name="gr8" draw:text-style-name="P5" draw:layer="layout" svg:width="0.224cm" svg:height="0.201cm" svg:x="15.324cm" svg:y="19.072cm" svg:viewBox="0 0 225 202" svg:d="M224 9c1-2 1-3 1-5 0-4-4-4-7-4-8 7-17 13-26 20-13-14-32-20-51-20-91 0-141 69-141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8" draw:text-style-name="P5" draw:layer="layout" svg:width="0.073cm" svg:height="0.336cm" svg:x="15.57cm" svg:y="19.031cm" svg:viewBox="0 0 74 337" svg:d="M74 168c0-40-8-96-44-144-4-3-22-24-27-24-1 0-3 0-3 2 0 1 1 3 2 4 13 14 32 36 43 81 6 26 9 55 9 81 0 29-3 57-10 85-10 39-27 61-42 77-2 3-1 2-2 4 0 2 2 3 3 3 4 0 20-18 23-22 29-33 48-84 48-147z">
              <text:p/>
            </draw:path>
            <draw:path draw:style-name="gr8" draw:text-style-name="P5" draw:layer="layout" svg:width="0.145cm" svg:height="0.177cm" svg:x="15.725cm" svg:y="19.146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8" draw:text-style-name="P5" draw:layer="layout" svg:width="0.065cm" svg:height="0.28cm" svg:x="15.949cm" svg:y="19.059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8" draw:text-style-name="P5" draw:layer="layout" svg:width="0.13cm" svg:height="0.129cm" svg:x="16.044cm" svg:y="19.143cm" svg:viewBox="0 0 131 130" svg:d="M109 16c-15 5-15 18-15 19 0 4 2 13 13 13 12 0 21-10 21-22 0-15-15-26-40-26-56 0-88 44-88 81 0 25 16 49 60 49 7 0 26 0 43-7 17-6 28-18 28-21s-5-8-7-8-2 1-4 4c-15 16-38 21-59 21-19 0-28-9-28-25 0-11 7-44 15-60 11-19 29-24 41-24 3 0 12 0 20 6z">
              <text:p/>
            </draw:path>
            <draw:path draw:style-name="gr8" draw:text-style-name="P5" draw:layer="layout" svg:width="0.032cm" svg:height="0.083cm" svg:x="16.2cm" svg:y="19.24cm" svg:viewBox="0 0 33 84" svg:d="M33 30c0-19-7-30-19-30-8 0-14 7-14 15 0 7 6 15 14 15 4 0 8-1 11-4 1 0 1 0 1 0 0 1 0 0 0 4 0 20-9 37-19 47-3 2-3 3-3 4 0 2 2 3 3 3 3 0 26-22 26-54z">
              <text:p/>
            </draw:path>
            <draw:path draw:style-name="gr8" draw:text-style-name="P5" draw:layer="layout" svg:width="0.224cm" svg:height="0.201cm" svg:x="16.316cm" svg:y="19.072cm" svg:viewBox="0 0 225 202" svg:d="M224 9c1-2 1-3 1-5 0-4-4-4-7-4-9 7-17 13-26 20-13-14-32-20-52-20-90 0-140 69-140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8" draw:text-style-name="P5" draw:layer="layout" svg:width="0.065cm" svg:height="0.28cm" svg:x="16.565cm" svg:y="19.059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8" draw:text-style-name="P5" draw:layer="layout" svg:width="0.185cm" svg:height="0.065cm" svg:x="9.912cm" svg:y="19.96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8" draw:text-style-name="P5" draw:layer="layout" svg:width="0.145cm" svg:height="0.177cm" svg:x="10.184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8" draw:text-style-name="P5" draw:layer="layout" svg:width="0.065cm" svg:height="0.28cm" svg:x="10.409cm" svg:y="19.861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8" draw:text-style-name="P5" draw:layer="layout" svg:width="0.129cm" svg:height="0.129cm" svg:x="10.503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8" draw:text-style-name="P5" draw:layer="layout" svg:width="0.065cm" svg:height="0.28cm" svg:x="10.651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8" draw:text-style-name="P5" draw:layer="layout" svg:width="0.146cm" svg:height="0.177cm" svg:x="10.782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8" draw:text-style-name="P5" draw:layer="layout" svg:width="0.064cm" svg:height="0.28cm" svg:x="11.007cm" svg:y="19.861cm" svg:viewBox="0 0 65 281" svg:d="M65 278c0-1 0-1-5-6-35-36-44-89-44-132 0-49 10-98 46-133 3-3 3-4 3-5s-1-2-3-2c-3 0-28 18-44 54-15 32-18 63-18 86 0 22 3 56 18 88 17 34 41 53 44 53 2 0 3-1 3-3z">
              <text:p/>
            </draw:path>
            <draw:path draw:style-name="gr8" draw:text-style-name="P5" draw:layer="layout" svg:width="0.224cm" svg:height="0.201cm" svg:x="11.104cm" svg:y="19.874cm" svg:viewBox="0 0 225 202" svg:d="M224 9c0-2 1-3 1-5 0-4-4-4-7-4-9 7-17 13-26 20-14-14-32-20-52-20-90 0-140 69-140 126 0 54 42 76 92 76 23 0 47-7 69-23 27-20 32-45 32-47 0-4-4-4-7-4-5 0-5 1-7 6-11 35-48 56-80 56-17 0-32-4-44-14-15-11-16-30-16-38s4-60 32-93c15-19 43-31 74-31 34 0 49 25 49 50 0 3-1 7-1 10 0 4 3 4 7 4 6 0 6 0 8-6 5-21 11-42 16-63z">
              <text:p/>
            </draw:path>
            <draw:path draw:style-name="gr8" draw:text-style-name="P5" draw:layer="layout" svg:width="0.065cm" svg:height="0.28cm" svg:x="11.354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8" draw:text-style-name="P5" draw:layer="layout" svg:width="0.09cm" svg:height="0.088cm" svg:x="11.503cm" svg:y="19.633cm" svg:viewBox="0 0 91 89" svg:d="M37 47c1-1 5-18 5-20 0-1 6-11 12-16 3-1 8-5 16-5 3 0 8 0 12 3-7 1-9 7-9 10 0 5 3 7 8 7 4 0 10-3 10-12s-10-14-21-14c-9 0-19 5-27 14-4-12-16-14-21-14-7 0-12 5-15 10-5 8-7 20-7 20 0 3 2 3 3 3 3 0 3-1 5-6 2-12 6-21 14-21 5 0 7 4 7 9 0 4-2 12-3 17-2 5-4 13-5 18-2 8-4 16-7 24 0 4-1 6-1 8 0 5 3 7 6 7s7-2 9-6c0-1 2-9 4-14 2-7 3-15 5-22z">
              <text:p/>
            </draw:path>
            <draw:path draw:style-name="gr8" draw:text-style-name="P5" draw:layer="layout" svg:width="0.132cm" svg:height="0.009cm" svg:x="11.626cm" svg:y="19.666cm" svg:viewBox="0 0 133 10" svg:d="M126 10c2 0 7 0 7-5s-4-5-7-5c-40 0-79 0-118 0-3 0-8 0-8 5s5 5 8 5c39 0 78 0 118 0z">
              <text:p/>
            </draw:path>
            <draw:path draw:style-name="gr8" draw:text-style-name="P5" draw:layer="layout" svg:width="0.071cm" svg:height="0.129cm" svg:x="11.802cm" svg:y="19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8" draw:text-style-name="P5" draw:layer="layout" svg:width="0.326cm" svg:height="0.393cm" svg:x="11.53cm" svg:y="19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8" draw:text-style-name="P5" draw:layer="layout" svg:width="0.085cm" svg:height="0.169cm" svg:x="11.498cm" svg:y="20.273cm" svg:viewBox="0 0 86 170" svg:d="M86 7c0-3-2-7-8-7-5 0-10 5-10 10 0 4 2 8 7 8 6 0 11-5 11-11zM45 140c-3 14-14 25-26 25-2 0-5-1-7-2 6-1 7-6 7-9 0-5-4-8-8-8-5 0-11 5-11 12 0 8 8 12 20 12s34-7 41-31c6-23 12-47 17-70 1-3 1-4 1-7 0-11-9-19-21-19-22 0-34 27-34 31 0 2 2 2 3 2 3 0 3-1 4-3 5-12 15-24 27-24 4 0 6 3 6 9 0 3 0 5 0 6-6 25-13 51-19 76z">
              <text:p/>
            </draw:path>
            <draw:path draw:style-name="gr8" draw:text-style-name="P5" draw:layer="layout" svg:width="0.144cm" svg:height="0.052cm" svg:x="11.617cm" svg:y="20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8" draw:text-style-name="P5" draw:layer="layout" svg:width="0.09cm" svg:height="0.134cm" svg:x="11.786cm" svg:y="20.272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8" draw:text-style-name="P5" draw:layer="layout" svg:width="0.145cm" svg:height="0.177cm" svg:x="11.93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8" draw:text-style-name="P5" draw:layer="layout" svg:width="0.106cm" svg:height="0.505cm" svg:x="12.178cm" svg:y="19.748cm" svg:viewBox="0 0 107 506" svg:d="M94 502c1 1 3 2 4 4 2 0 4 0 6 0 1 0 3 0 3-3 0-1-1-2-1-3-10-10-25-26-43-56-30-54-41-123-41-191 0-125 35-199 84-248 1-1 1-2 1-3 0-2-1-2-5-2s-4 0-7 2c-26 24-57 62-76 122-12 37-19 82-19 129 0 66 13 141 57 207 7 11 12 15 17 22 4 4 8 8 10 11 3 3 7 6 10 9z">
              <text:p/>
            </draw:path>
            <draw:path draw:style-name="gr8" draw:text-style-name="P5" draw:layer="layout" svg:width="0.154cm" svg:height="0.183cm" svg:x="12.304cm" svg:y="19.944cm" svg:viewBox="0 0 155 184" svg:d="M154 22c1-6 1-6 1-7 0-6-5-13-13-13-15 0-18 14-20 21-3 10-5 20-8 30-3 13-8 35-12 46 0 7-9 13-10 14-3 1-10 6-19 6-17 0-17-13-17-20 0-17 8-39 16-60 3-7 4-9 4-13 0-17-16-26-32-26-30 0-44 38-44 44 0 4 5 4 7 4 3 0 5 0 7-4 8-31 24-34 28-34 3 0 5 0 5 6s-3 14-5 18c-11 28-16 44-16 59 0 32 28 37 44 37 8 0 17-2 28-9-8 35-30 53-49 53-3 0-11 0-17-4 9-4 14-12 14-19 0-10-9-13-15-13-10 0-20 9-20 21 0 15 15 25 38 25 33 0 69-22 78-57s18-70 27-105z">
              <text:p/>
            </draw:path>
            <draw:path draw:style-name="gr8" draw:text-style-name="P5" draw:layer="layout" svg:width="0.085cm" svg:height="0.169cm" svg:x="12.472cm" svg:y="19.825cm" svg:viewBox="0 0 86 170" svg:d="M86 7c0-3-3-7-8-7s-11 6-11 10 3 8 8 8 11-5 11-11zM44 140c-3 14-14 25-25 25-3 0-5 0-7-1 5-2 6-7 6-10 0-5-3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8" draw:text-style-name="P5" draw:layer="layout" svg:width="0.011cm" svg:height="0.179cm" svg:x="12.631cm" svg:y="19.742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2.631cm" svg:y="19.91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11cm" svg:height="0.18cm" svg:x="12.631cm" svg:y="20.079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158cm" svg:height="0.129cm" svg:x="12.694cm" svg:y="19.944cm" svg:viewBox="0 0 159 130" svg:d="M140 14c-10 4-15 13-15 20 0 6 5 13 14 13 10 0 20-9 20-22 0-15-15-25-32-25-16 0-26 12-30 18-7-12-23-18-39-18-35 0-54 34-54 44 0 4 4 4 6 4 4 0 6 0 7-4 8-26 29-34 40-34 10 0 16 5 16 14 0 6-4 21-7 31-3 13-6 26-9 39-4 17-15 25-24 25-2 0-8 0-14-4 11-3 15-13 15-19s-4-13-14-13-20 8-20 22c0 15 15 25 32 25 16 0 26-12 30-18 8 12 23 18 39 18 36 0 54-35 54-44 0-4-4-4-6-4-3 0-6 0-7 4-8 25-28 33-40 33-10 0-16-5-16-13 0-7 4-21 7-32 2-7 9-34 9-38 5-17 15-26 24-26 2 0 8 0 14 4z">
              <text:p/>
            </draw:path>
            <draw:path draw:style-name="gr8" draw:text-style-name="P5" draw:layer="layout" svg:width="0.085cm" svg:height="0.169cm" svg:x="12.869cm" svg:y="19.825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8" draw:text-style-name="P5" draw:layer="layout" svg:width="0.032cm" svg:height="0.083cm" svg:x="13.012cm" svg:y="20.042cm" svg:viewBox="0 0 33 84" svg:d="M33 30c0-19-7-30-19-30-8 0-14 7-14 14 0 8 6 16 14 16 4 0 8-1 11-4 1 0 0-1 1-1 0 0 0 1 0 5 0 20-9 37-19 46-3 3-3 4-3 5s2 3 3 3c3 0 26-22 26-54z">
              <text:p/>
            </draw:path>
            <draw:path draw:style-name="gr8" draw:text-style-name="P5" draw:layer="layout" svg:width="0.093cm" svg:height="0.025cm" svg:x="13.205cm" svg:y="19.81cm" svg:viewBox="0 0 94 26" svg:d="M94 4c-1-1-3-3-4-4-8 4-11 13-24 13-6 0-13-4-18-7-7-4-13-6-18-6-10 0-16 6-30 22 2 1 3 2 5 4 8-5 10-14 23-14 6 0 14 5 18 7 8 5 13 7 18 7 10 0 16-6 30-22z">
              <text:p/>
            </draw:path>
            <draw:path draw:style-name="gr8" draw:text-style-name="P5" draw:layer="layout" svg:width="0.157cm" svg:height="0.197cm" svg:x="13.125cm" svg:y="19.876cm" svg:viewBox="0 0 158 198" svg:d="M157 10c1-4 0-3 1-4 0-4-4-6-7-6-1 0-1 0-1 1-13 0-25 1-37 1-4 0-9 0-9 8 0 6 5 6 7 6 3 0 8 0 12 0-5 21-10 42-15 62-4-4-14-10-28-10-50 0-80 45-80 83 0 35 26 47 50 47 20 0 34-12 39-16 10 16 29 16 32 16 10 0 18-7 25-16 7-12 10-27 10-28 0-4-4-4-6-4-4 0-5 0-6 1s-1 1-2 8c-6 23-12 28-20 28-3 0-6-1-6-10 0-4 1-8 2-12 13-52 26-104 39-155zM86 169c-8 9-21 18-35 18-17 0-19-15-19-21 0-15 10-49 14-60 9-20 23-28 34-28 17 0 23 13 23 16 0 2 0 3 0 4-6 24-12 47-17 71z">
              <text:p/>
            </draw:path>
            <draw:path draw:style-name="gr8" draw:text-style-name="P5" draw:layer="layout" svg:width="0.085cm" svg:height="0.169cm" svg:x="13.284cm" svg:y="19.825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8" draw:text-style-name="P5" draw:layer="layout" svg:width="0.105cm" svg:height="0.505cm" svg:x="13.413cm" svg:y="19.748cm" svg:viewBox="0 0 106 506" svg:d="M106 253c0-81-18-167-74-230-3-5-14-16-21-21-1-2-2-2-6-2-3 0-5 0-5 2s1 3 2 4c9 9 24 25 42 56 30 54 42 124 42 191 0 121-35 196-85 248-1 0-1 1-1 2 0 3 2 3 5 3 4 0 5 0 7-3 26-23 57-61 76-121 12-39 18-84 18-129z">
              <text:p/>
            </draw:path>
            <draw:path draw:style-name="gr8" draw:text-style-name="P5" draw:layer="layout" svg:width="0.146cm" svg:height="0.177cm" svg:x="13.608cm" svg:y="19.947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8" draw:text-style-name="P5" draw:layer="layout" svg:width="0.106cm" svg:height="0.505cm" svg:x="13.856cm" svg:y="19.748cm" svg:viewBox="0 0 107 506" svg:d="M94 502c1 1 3 2 4 4 2 0 4 0 6 0 1 0 3 0 3-3 0-1-1-2-1-3-10-10-25-26-43-56-30-54-41-123-41-191 0-125 35-199 84-248 1-1 1-2 1-3 0-2-2-2-5-2-4 0-4 0-7 2-27 24-57 62-77 122-12 37-18 82-18 129 0 66 12 141 56 207 8 11 12 15 18 22 3 4 7 8 9 11 4 3 8 6 11 9z">
              <text:p/>
            </draw:path>
            <draw:path draw:style-name="gr8" draw:text-style-name="P5" draw:layer="layout" svg:width="0.093cm" svg:height="0.025cm" svg:x="14.066cm" svg:y="19.81cm" svg:viewBox="0 0 94 26" svg:d="M94 4c-2-1-4-3-5-4-8 4-11 13-23 13-7 0-14-4-19-7-7-4-13-6-17-6-11 0-16 6-30 22 1 1 3 2 4 4 8-5 11-14 23-14 7 0 14 5 19 7 7 5 12 7 17 7 11 0 16-6 31-22z">
              <text:p/>
            </draw:path>
            <draw:path draw:style-name="gr8" draw:text-style-name="P5" draw:layer="layout" svg:width="0.156cm" svg:height="0.197cm" svg:x="13.986cm" svg:y="19.876cm" svg:viewBox="0 0 157 198" svg:d="M156 10c1-4 1-3 1-4 0-4-3-6-7-6l-1 1c-12 0-24 1-36 1-4 0-10 0-10 8 0 6 6 6 7 6 4 0 9 0 12 0-5 21-10 42-15 62-4-4-13-10-28-10-49 0-79 45-79 83 0 35 26 47 49 47 20 0 34-12 39-16 10 16 29 16 32 16 10 0 19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8" draw:text-style-name="P5" draw:layer="layout" svg:width="0.085cm" svg:height="0.169cm" svg:x="14.145cm" svg:y="19.825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-1 7-6 25-12 50-18 75z">
              <text:p/>
            </draw:path>
            <draw:path draw:style-name="gr8" draw:text-style-name="P5" draw:layer="layout" svg:width="0.105cm" svg:height="0.505cm" svg:x="14.273cm" svg:y="19.748cm" svg:viewBox="0 0 106 506" svg:d="M106 253c0-81-18-167-73-230-4-5-15-16-22-21-1-2-2-2-6-2-3 0-5 0-5 2s1 3 2 4c9 9 24 25 42 56 30 54 42 124 42 191 0 121-35 196-85 248-1 0-1 1-1 2 0 3 2 3 5 3 4 0 5 0 7-3 26-23 57-61 76-121 13-39 18-84 18-129z">
              <text:p/>
            </draw:path>
            <draw:path draw:style-name="gr8" draw:text-style-name="P5" draw:layer="layout" svg:width="0.146cm" svg:height="0.177cm" svg:x="14.469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8" draw:text-style-name="P5" draw:layer="layout" svg:width="0.073cm" svg:height="0.337cm" svg:x="14.709cm" svg:y="19.832cm" svg:viewBox="0 0 74 338" svg:d="M74 334c0 0-1-1-1-2-13-14-32-37-44-82-7-26-9-55-9-81 0-74 18-126 51-163 3-2 3-2 3-3 0-3-3-3-4-3-4 0-19 17-23 22-29 33-47 84-47 147 0 40 7 96 44 144 3 3 22 25 26 25 1 0 4 0 4-4z">
              <text:p/>
            </draw:path>
            <draw:path draw:style-name="gr8" draw:text-style-name="P5" draw:layer="layout" svg:width="0.158cm" svg:height="0.129cm" svg:x="14.805cm" svg:y="19.944cm" svg:viewBox="0 0 159 130" svg:d="M140 14c-10 4-15 13-15 20 0 6 5 13 14 13 10 0 20-9 20-22 0-15-14-25-32-25-16 0-26 12-29 18-8-12-24-18-40-18-35 0-54 34-54 44 0 4 4 4 6 4 4 0 6 0 7-4 9-26 29-34 40-34s16 5 16 14c0 6-4 21-7 31-3 13-6 26-9 39-4 17-15 25-24 25-2 0-8 0-14-4 11-3 15-13 15-19s-4-13-13-13c-11 0-21 8-21 22 0 15 15 25 32 25 16 0 26-12 30-18 8 12 24 18 40 18 35 0 54-35 54-44 0-4-5-4-7-4-3 0-5 0-7 4-8 25-28 33-40 33-10 0-15-5-15-13 0-7 3-21 6-32 2-7 9-34 10-38 4-17 14-26 24-26 1 0 7 0 13 4z">
              <text:p/>
            </draw:path>
            <draw:path draw:style-name="gr8" draw:text-style-name="P5" draw:layer="layout" svg:width="0.085cm" svg:height="0.169cm" svg:x="14.981cm" svg:y="19.825cm" svg:viewBox="0 0 86 170" svg:d="M86 7c0-3-3-7-8-7s-11 6-11 10 3 8 8 8c6 0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8" draw:text-style-name="P5" draw:layer="layout" svg:width="0.011cm" svg:height="0.18cm" svg:x="15.14cm" svg:y="19.826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5.14cm" svg:y="19.995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29cm" svg:height="0.129cm" svg:x="15.205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8" draw:text-style-name="P5" draw:layer="layout" svg:width="0.032cm" svg:height="0.083cm" svg:x="15.361cm" svg:y="20.042cm" svg:viewBox="0 0 33 84" svg:d="M33 30c0-19-7-30-19-30-8 0-14 7-14 14 0 8 6 16 14 16 4 0 8-1 10-4 2 0 1-1 2-1 0 0 0 1 0 5 0 20-9 37-19 46-3 3-3 4-3 5s2 3 3 3c3 0 26-22 26-54z">
              <text:p/>
            </draw:path>
            <draw:path draw:style-name="gr8" draw:text-style-name="P5" draw:layer="layout" svg:width="0.224cm" svg:height="0.201cm" svg:x="15.477cm" svg:y="19.874cm" svg:viewBox="0 0 225 202" svg:d="M224 9c0-2 1-3 1-5 0-4-4-4-7-4-9 7-17 13-26 20-14-14-33-20-52-20-90 0-140 69-140 126 0 54 42 76 91 76 24 0 48-7 69-23 28-20 33-45 33-47 0-4-4-4-7-4-5 0-5 1-7 6-11 35-48 56-80 56-17 0-33-4-44-14-15-11-16-30-16-38s4-60 32-93c15-19 43-31 74-31 34 0 49 25 49 50 0 3-1 7-1 10 0 4 3 4 7 4 6 0 6 0 8-6 5-21 11-42 16-63z">
              <text:p/>
            </draw:path>
            <draw:path draw:style-name="gr8" draw:text-style-name="P5" draw:layer="layout" svg:width="0.072cm" svg:height="0.337cm" svg:x="15.724cm" svg:y="19.832cm" svg:viewBox="0 0 73 338" svg:d="M73 169c0-40-7-96-44-144-3-3-21-25-26-25-1 0-3 1-3 3 0 1 0 2 2 3 13 15 31 37 43 82 6 26 9 54 9 81 0 28-3 57-10 85-11 39-27 61-42 77-2 3-2 3-2 3 0 3 2 4 3 4 4 0 19-18 23-22 28-34 47-84 47-147z">
              <text:p/>
            </draw:path>
            <draw:path draw:style-name="gr8" draw:text-style-name="P5" draw:layer="layout" svg:width="0.187cm" svg:height="0.119cm" svg:x="9.911cm" svg:y="20.957cm" svg:viewBox="0 0 188 120" svg:d="M188 9c0-6-2-9-4-9s-4 2-4 8c-2 23-21 37-39 37-17 0-31-11-45-22-15-12-30-23-49-23-28 0-47 25-47 51 0 9 3 6 4 9 3 0 4-6 4-6 2-28 24-38 39-38 17 0 31 10 45 21 15 12 30 23 49 23 27 0 47-25 47-51zM10 109c-4 0-10 0-10 5 0 6 6 6 10 6 56 0 112 0 168 0 4 0 10 0 10-6 0-5-6-5-10-5-56 0-112 0-168 0z">
              <text:p/>
            </draw:path>
            <draw:path draw:style-name="gr8" draw:text-style-name="P5" draw:layer="layout" svg:width="0.145cm" svg:height="0.842cm" svg:x="10.259cm" svg:y="20.596cm" svg:viewBox="0 0 146 843" svg:d="M146 840c0-1 0-1-1-3-27-33-50-69-67-108-36-86-51-187-51-307s14-225 55-317c16-36 38-69 63-99 1-1 1-2 1-3 0-3-2-3-6-3s-5 0-6 1c-13 16-17 17-39 48-49 69-73 152-86 235-7 46-9 92-9 138 0 104 13 212 58 308 20 43 47 81 75 111 2 2 2 2 7 2 4 0 6 0 6-3z">
              <text:p/>
            </draw:path>
            <draw:path draw:style-name="gr8" draw:text-style-name="P5" draw:layer="layout" svg:width="0.119cm" svg:height="0.088cm" svg:x="10.425cm" svg:y="20.65cm" svg:viewBox="0 0 120 89" svg:d="M14 74c0 4-1 6-1 8 0 5 3 7 6 7s7-3 8-4c1-2 3-8 3-12 1-4 4-13 4-19 2-4 3-8 4-12 2-8 3-10 8-18 6-8 15-18 30-18 11 0 11 10 11 13 0 12-8 35-11 43-2 5-3 7-3 10 0 10 9 17 18 17 20 0 29-27 29-30s-2-3-3-3c-3 0-3 2-4 4-4 15-13 23-21 23-4 0-5-2-5-6 0-5 1-7 5-16 2-7 10-27 10-39 0-18-15-22-25-22-17 0-27 10-34 18-1-13-13-18-21-18s-12 6-16 11c-4 7-6 19-6 19 0 3 2 3 3 3 3 0 3-1 4-6 3-12 7-21 15-21 5 0 6 4 6 9 0 4-2 12-3 17s-3 13-4 18c-2 8-4 16-7 24z">
              <text:p/>
            </draw:path>
            <draw:path draw:style-name="gr8" draw:text-style-name="P5" draw:layer="layout" svg:width="0.133cm" svg:height="0.009cm" svg:x="10.575cm" svg:y="20.682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10.751cm" svg:y="20.606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8" draw:text-style-name="P5" draw:layer="layout" svg:width="0.326cm" svg:height="0.393cm" svg:x="10.465cm" svg:y="20.821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58cm" svg:height="0.131cm" svg:x="10.456cm" svg:y="21.289cm" svg:viewBox="0 0 59 132" svg:d="M54 7c0-3-2-7-8-7-5 0-11 5-11 10 0 4 3 8 8 8 6 0 11-5 11-11zM14 107c0 3-2 5-2 8 0 10 8 17 19 17 19 0 28-27 28-30s-2-3-3-3c-2 0-2 2-3 3-5 16-14 24-21 24-4 0-6-2-6-6 0-5 2-9 4-13 2-5 4-10 6-16 2-5 9-22 10-25 0-2 1-4 1-6 0-9-8-17-19-17-19 0-28 27-28 31 0 2 2 2 3 2 3 0 3-1 3-3 6-17 15-24 22-24 3 0 5 1 5 7 0 4-2 7-7 19-4 11-8 22-12 32z">
              <text:p/>
            </draw:path>
            <draw:path draw:style-name="gr8" draw:text-style-name="P5" draw:layer="layout" svg:width="0.144cm" svg:height="0.052cm" svg:x="10.54cm" svg:y="21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8" draw:text-style-name="P5" draw:layer="layout" svg:width="0.09cm" svg:height="0.134cm" svg:x="10.709cm" svg:y="21.289cm" svg:viewBox="0 0 91 135" svg:d="M91 68c0-22-2-37-11-51-6-9-18-17-34-17-46 0-46 54-46 68s0 67 46 67c45 0 45-53 45-67zM46 130c-9 0-21-6-25-22-3-12-3-28-3-42 0-15 0-30 3-40 4-16 17-20 25-20 10 0 20 6 24 18 4 10 4 25 4 42 0 14 0 28-3 41-4 18-17 23-25 23z">
              <text:p/>
            </draw:path>
            <draw:path draw:style-name="gr8" draw:text-style-name="P5" draw:layer="layout" svg:width="0.145cm" svg:height="0.177cm" svg:x="10.88cm" svg:y="20.964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8-11 22-11 12 0 18 10 18 27 0 16-9 49-14 59-10 20-23 29-34 29-18 0-22-23-22-25 0-1 0-1 2-5 4-18 9-37 13-55z">
              <text:p/>
            </draw:path>
            <draw:path draw:style-name="gr8" draw:text-style-name="P5" draw:layer="layout" svg:width="0.065cm" svg:height="0.28cm" svg:x="11.105cm" svg:y="20.877cm" svg:viewBox="0 0 66 281" svg:d="M66 278c0-1 0-1-5-6-35-36-44-89-44-132 0-49 10-98 45-133 4-3 4-4 4-5s-2-2-4-2-28 18-44 54c-15 32-18 63-18 86 0 22 3 56 18 88 18 34 42 53 44 53s4-1 4-3z">
              <text:p/>
            </draw:path>
            <draw:path draw:style-name="gr8" draw:text-style-name="P5" draw:layer="layout" svg:width="0.13cm" svg:height="0.129cm" svg:x="11.199cm" svg:y="20.961cm" svg:viewBox="0 0 131 130" svg:d="M109 16c-15 5-15 18-15 19 0 4 2 13 13 13 12 0 20-10 20-22 0-15-14-26-39-26-56 0-88 44-88 81 0 25 16 49 60 49 7 0 26 0 43-8 17-6 28-17 28-20s-5-8-7-8-2 1-4 3c-15 16-38 22-59 22-19 0-28-9-28-25 0-11 7-45 15-60 11-19 29-24 41-24 3 0 12 0 20 6z">
              <text:p/>
            </draw:path>
            <draw:path draw:style-name="gr8" draw:text-style-name="P5" draw:layer="layout" svg:width="0.059cm" svg:height="0.131cm" svg:x="11.34cm" svg:y="21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8" draw:text-style-name="P5" draw:layer="layout" svg:width="0.064cm" svg:height="0.28cm" svg:x="11.441cm" svg:y="20.87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8" draw:text-style-name="P5" draw:layer="layout" svg:width="0.145cm" svg:height="0.177cm" svg:x="11.572cm" svg:y="20.964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8" draw:text-style-name="P5" draw:layer="layout" svg:width="0.065cm" svg:height="0.28cm" svg:x="11.797cm" svg:y="20.877cm" svg:viewBox="0 0 66 281" svg:d="M66 278c0-1 0-1-5-6-35-36-45-89-45-132 0-49 11-98 46-133 4-3 4-4 4-5s-2-2-4-2c-3 0-28 18-44 54-15 32-18 63-18 86 0 22 3 56 18 88 17 34 41 53 44 53 2 0 4-1 4-3z">
              <text:p/>
            </draw:path>
            <draw:path draw:style-name="gr8" draw:text-style-name="P5" draw:layer="layout" svg:width="0.224cm" svg:height="0.201cm" svg:x="11.894cm" svg:y="20.89cm" svg:viewBox="0 0 225 202" svg:d="M224 9c1-2 1-3 1-5 0-4-4-4-7-4-8 7-17 13-26 20-13-14-32-20-51-20-91 0-141 69-141 126 0 54 42 76 92 76 23 0 47-7 69-23 27-20 32-45 32-47 0-4-4-4-7-4-4 0-5 1-7 6-11 35-48 56-80 56-17 0-32-4-44-14-15-11-16-30-16-38s5-60 32-93c15-19 43-31 74-31 34 0 49 25 49 50 0 3-1 7-1 10 0 4 3 4 7 4 6 0 7 0 8-6 5-21 11-42 16-63z">
              <text:p/>
            </draw:path>
            <draw:path draw:style-name="gr8" draw:text-style-name="P5" draw:layer="layout" svg:width="0.058cm" svg:height="0.131cm" svg:x="12.118cm" svg:y="21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8" draw:text-style-name="P5" draw:layer="layout" svg:width="0.065cm" svg:height="0.28cm" svg:x="12.218cm" svg:y="20.87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8" draw:text-style-name="P5" draw:layer="layout" svg:width="0.145cm" svg:height="0.842cm" svg:x="12.321cm" svg:y="20.596cm" svg:viewBox="0 0 146 843" svg:d="M146 422c0-105-13-212-58-309-20-43-46-81-74-111-3-2-4-2-8-2s-6 0-6 3c0 1 1 3 2 3 26 33 49 69 65 108 37 86 52 187 52 308 0 120-14 224-56 316-16 36-37 69-62 99 0 1-1 2-1 3 0 3 2 3 6 3s4 0 5-1c14-16 18-17 40-48 49-69 74-152 86-235 7-45 9-92 9-137z">
              <text:p/>
            </draw:path>
            <draw:path draw:style-name="gr8" draw:text-style-name="P5" draw:layer="layout" svg:width="0.135cm" svg:height="0.134cm" svg:x="12.622cm" svg:y="20.95cm" svg:viewBox="0 0 136 135" svg:d="M68 59c-19-18-37-37-56-56-3-3-4-3-6-3-3 0-6 2-6 6 0 1 1 2 4 5 19 19 37 38 56 56-19 19-37 38-56 57-3 3-4 3-4 6s3 5 6 5c2 0 3-1 6-4 19-18 37-37 56-56 19 20 39 39 58 59 2 0 3 1 4 1 4 0 6-2 6-5 0-1 0-2-1-4-1 0-45-44-59-59 17-17 34-34 51-51 2-2 6-6 7-7 0-1 2-2 2-3 0-4-2-6-6-6-2 0-3 1-6 4-19 18-37 37-56 55z">
              <text:p/>
            </draw:path>
            <draw:path draw:style-name="gr8" draw:text-style-name="P5" draw:layer="layout" svg:width="0.091cm" svg:height="0.087cm" svg:x="10.274cm" svg:y="21.629cm" svg:viewBox="0 0 92 88" svg:d="M38 46c0 0 4-18 4-20 0 0 7-11 12-16 3-1 8-5 16-5 3 0 8 1 12 3-7 2-9 7-9 10 0 5 3 8 8 8s11-4 11-12c0-10-11-14-21-14s-19 4-28 14c-3-12-15-14-20-14-7 0-13 4-16 10-4 8-7 19-7 20 0 2 3 2 4 2 2 0 2 0 4-6 3-12 6-21 14-21 5 0 7 5 7 9s-2 12-3 17c-2 6-4 14-4 18-3 8-5 17-7 25-1 3-2 8-2 8 0 4 4 6 7 6 2 0 6-2 8-6 1 0 2-9 4-14 2-7 4-14 6-22z">
              <text:p/>
            </draw:path>
            <draw:path draw:style-name="gr8" draw:text-style-name="P5" draw:layer="layout" svg:width="0.133cm" svg:height="0.009cm" svg:x="10.396cm" svg:y="21.661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0.572cm" svg:y="21.585cm" svg:viewBox="0 0 72 130" svg:d="M45 6c0-6-1-6-6-6-13 12-31 12-39 12 0 2 0 5 0 7 5 0 18 0 29-5 0 33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326cm" svg:height="0.393cm" svg:x="10.3cm" svg:y="21.799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8" draw:text-style-name="P5" draw:layer="layout" svg:width="0.085cm" svg:height="0.169cm" svg:x="10.27cm" svg:y="22.268cm" svg:viewBox="0 0 86 170" svg:d="M86 7c0-3-3-7-8-7s-11 6-11 10 3 8 8 8 11-5 11-11zM44 140c-3 14-14 25-25 25-3 0-5 0-7-1 5-2 6-7 6-10 0-5-4-8-7-8-6 0-11 6-11 12 0 8 7 12 19 12s35-7 41-31c6-23 12-47 18-70 0-3 0-4 0-7 0-11-8-19-20-19-22 0-35 28-35 31 0 2 3 2 3 2 3 0 3-1 4-3 5-12 16-24 27-24 5 0 7 3 7 9 0 3-1 5-1 7-6 25-13 50-19 75z">
              <text:p/>
            </draw:path>
            <draw:path draw:style-name="gr8" draw:text-style-name="P5" draw:layer="layout" svg:width="0.144cm" svg:height="0.052cm" svg:x="10.387cm" svg:y="22.322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8" draw:text-style-name="P5" draw:layer="layout" svg:width="0.09cm" svg:height="0.134cm" svg:x="10.557cm" svg:y="22.267cm" svg:viewBox="0 0 91 135" svg:d="M91 68c0-22-3-37-12-50-5-10-18-18-33-18-46 0-46 54-46 68s0 67 46 67c45 0 45-53 45-67zM46 130c-10 0-22-6-26-22-2-11-2-28-2-42 0-15 0-29 3-40 4-16 17-20 25-20 10 0 20 7 24 18 3 10 3 25 3 42 0 14 0 29-3 41-4 18-17 23-24 23z">
              <text:p/>
            </draw:path>
            <draw:path draw:style-name="gr8" draw:text-style-name="P5" draw:layer="layout" svg:width="0.145cm" svg:height="0.842cm" svg:x="10.776cm" svg:y="21.574cm" svg:viewBox="0 0 146 843" svg:d="M146 841c0-1 0-2-1-4-27-32-50-68-67-108-36-86-51-187-51-307s14-225 55-317c17-36 38-69 64-99 0-1 0-2 0-3 0-3-2-3-6-3s-4 0-5 1c0 0-17 17-40 48-49 69-73 152-86 236-7 45-9 91-9 137 0 104 14 212 58 308 20 43 47 81 75 111 2 2 2 2 7 2s6 0 6-2z">
              <text:p/>
            </draw:path>
            <draw:path draw:style-name="gr8" draw:text-style-name="P5" draw:layer="layout" svg:width="0.146cm" svg:height="0.177cm" svg:x="10.923cm" svg:y="21.94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19 10-33 20-33 5 0 9 2 9 13 0 7-1 10-1 15-11 41-22 83-32 124zM71 37c2-8 10-16 15-20 10-9 18-11 23-11 11 0 17 10 17 27 0 16-8 49-14 59-10 20-22 29-33 29-19 0-22-23-22-25 0-1 0-1 1-5 4-18 9-36 13-54z">
              <text:p/>
            </draw:path>
            <draw:path draw:style-name="gr8" draw:text-style-name="P5" draw:layer="layout" svg:width="0.065cm" svg:height="0.28cm" svg:x="11.102cm" svg:y="21.856cm" svg:viewBox="0 0 66 281" svg:d="M66 278c0 0 0-1-5-6-35-35-45-89-45-132 0-49 11-98 46-133 4-3 4-4 4-5s-2-2-4-2c-3 0-28 19-44 54-15 32-18 63-18 86 0 22 3 56 18 88 17 34 41 53 44 53 2 0 4-1 4-3z">
              <text:p/>
            </draw:path>
            <draw:path draw:style-name="gr8" draw:text-style-name="P5" draw:layer="layout" svg:width="0.093cm" svg:height="0.025cm" svg:x="11.256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8" draw:text-style-name="P5" draw:layer="layout" svg:width="0.133cm" svg:height="0.197cm" svg:x="11.194cm" svg:y="21.871cm" svg:viewBox="0 0 134 198" svg:d="M134 3c-1-1 0-3-4-3s-31 3-36 3c-2 1-4 2-4 6 0 3 3 3 8 3 12 0 13 2 13 5 0 2 0 4-1 5-5 23-11 45-16 67-5-11-14-18-26-18-34 0-68 42-68 83 0 26 15 44 38 44 5 0 19 0 36-20 2 12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11.33cm" svg:y="21.801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8" draw:text-style-name="P5" draw:layer="layout" svg:width="0.09cm" svg:height="0.133cm" svg:x="11.34cm" svg:y="22.011cm" svg:viewBox="0 0 91 134" svg:d="M91 67c0-21-2-37-12-50-5-10-18-17-33-17-46 0-46 53-46 67s0 67 46 67c45 0 45-52 45-67zM46 129c-10 0-22-6-26-22-2-11-2-28-2-42 0-15 0-29 3-40 4-15 17-20 25-20 10 0 20 7 24 18 3 11 3 25 3 42 0 14 0 29-3 41-4 19-17 23-24 23z">
              <text:p/>
            </draw:path>
            <draw:path draw:style-name="gr8" draw:text-style-name="P5" draw:layer="layout" svg:width="0.065cm" svg:height="0.28cm" svg:x="11.471cm" svg:y="21.85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8" draw:text-style-name="P5" draw:layer="layout" svg:width="0.12cm" svg:height="0.087cm" svg:x="11.621cm" svg:y="21.629cm" svg:viewBox="0 0 121 88" svg:d="M15 74c-1 3-2 8-2 8 0 4 4 6 7 6s6-2 7-4 3-8 4-12 3-13 4-18c1-4 3-8 3-13 3-8 3-10 9-18 5-8 15-18 29-18 12 0 12 10 12 14 0 11-9 34-12 42-2 5-2 7-2 10 0 11 8 17 18 17 20 0 29-26 29-30 0-2-2-1-3-2-4 0-4 1-4 3-5 15-13 24-21 24-4 0-5-3-5-7 0-5 1-7 4-16 2-6 10-27 10-38 0-19-15-22-25-22-16 0-27 10-33 18-2-14-13-18-21-18-9 0-13 6-16 10-4 8-7 19-7 20 0 2 2 1 3 2 3 0 3 0 5-6 3-12 6-21 14-21 5 0 7 5 7 9s-2 12-3 17c-2 6-4 14-4 18-3 8-5 17-7 25z">
              <text:p/>
            </draw:path>
            <draw:path draw:style-name="gr8" draw:text-style-name="P5" draw:layer="layout" svg:width="0.132cm" svg:height="0.009cm" svg:x="11.772cm" svg:y="21.661cm" svg:viewBox="0 0 133 10" svg:d="M125 10c3 0 8 0 8-4 0-6-4-6-8-6-39 0-78 0-117 0-3 0-8 0-8 5s5 5 8 5c39 0 78 0 117 0z">
              <text:p/>
            </draw:path>
            <draw:path draw:style-name="gr8" draw:text-style-name="P5" draw:layer="layout" svg:width="0.07cm" svg:height="0.129cm" svg:x="11.948cm" svg:y="21.585cm" svg:viewBox="0 0 71 130" svg:d="M44 6c0-6 0-6-6-6-12 12-30 12-38 12 0 2 0 5 0 7 5 0 18 0 29-5 0 33 0 67 0 100 0 7 0 9-20 9-3 0-5 0-7 0 0 3 0 5 0 7 3 0 27 0 34 0 6 0 31 0 35 0 0-2 0-4 0-7-2 0-5 0-7 0-20 0-20-2-20-9 0-36 0-72 0-108z">
              <text:p/>
            </draw:path>
            <draw:path draw:style-name="gr8" draw:text-style-name="P5" draw:layer="layout" svg:width="0.326cm" svg:height="0.393cm" svg:x="11.662cm" svg:y="21.799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8" draw:text-style-name="P5" draw:layer="layout" svg:width="0.059cm" svg:height="0.131cm" svg:x="11.652cm" svg:y="22.268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5-1 7-6 19-4 11-8 22-13 32z">
              <text:p/>
            </draw:path>
            <draw:path draw:style-name="gr8" draw:text-style-name="P5" draw:layer="layout" svg:width="0.144cm" svg:height="0.052cm" svg:x="11.736cm" svg:y="22.322cm" svg:viewBox="0 0 145 53" svg:d="M138 10c3 0 7 0 7-5s-4-5-7-5c-44 0-87 0-130 0-3 0-8 0-8 5s5 5 8 5c43 0 86 0 130 0zM138 53c3 0 7 0 7-5s-4-5-7-5c-44 0-87 0-130 0-3 0-8 0-8 5s5 5 8 5c43 0 86 0 130 0z">
              <text:p/>
            </draw:path>
            <draw:path draw:style-name="gr8" draw:text-style-name="P5" draw:layer="layout" svg:width="0.09cm" svg:height="0.134cm" svg:x="11.906cm" svg:y="22.267cm" svg:viewBox="0 0 91 135" svg:d="M91 68c0-22-2-37-12-50-5-10-18-18-33-18-46 0-46 54-46 68s0 67 46 67c45 0 45-53 45-67zM46 130c-10 0-22-6-25-22-3-11-3-28-3-42 0-15 0-29 3-40 4-16 17-20 25-20 10 0 20 7 24 18 3 10 3 25 3 42 0 14 0 29-3 41-4 18-16 23-24 23z">
              <text:p/>
            </draw:path>
            <draw:path draw:style-name="gr8" draw:text-style-name="P5" draw:layer="layout" svg:width="0.146cm" svg:height="0.177cm" svg:x="12.076cm" svg:y="21.942cm" svg:viewBox="0 0 147 178" svg:d="M22 158c-2 10-3 12-15 12-4 0-7 0-7 5 0 3 2 3 4 3 8 0 16 0 24 0 9 0 18 0 27 0 2 0 6 0 6-5 0-3-3-3-7-3-14 0-14-2-14-4 0-4 11-50 14-56 3 8 11 17 25 17 33 0 68-41 68-82 0-27-16-45-37-45-14 0-28 10-37 21-3-15-15-21-26-21-13 0-17 11-21 16-4 10-8 26-8 27 0 3 3 3 4 3 2 0 3 0 4-7 5-19 11-33 20-33 5 0 9 2 9 13 0 7-1 10-1 15-11 41-21 83-32 124zM71 37c3-8 10-16 15-20 10-9 18-11 23-11 11 0 18 10 18 27 0 16-9 49-14 59-10 20-23 29-34 29-18 0-22-23-22-25 0-1 0-1 1-5 4-18 9-36 13-54z">
              <text:p/>
            </draw:path>
            <draw:path draw:style-name="gr8" draw:text-style-name="P5" draw:layer="layout" svg:width="0.137cm" svg:height="0.673cm" svg:x="12.332cm" svg:y="21.659cm" svg:viewBox="0 0 138 674" svg:d="M138 671c0-1 0-2 0-2-11-11-30-30-48-60-46-72-67-163-67-272 0-75 11-173 57-257 22-40 46-62 58-75 0-1 0-2 0-3 0-2-1-2-5-2s-5 0-9 4c-94 86-124 214-124 333 0 110 26 221 97 305 5 7 16 19 28 28 3 4 4 4 8 4s5 0 5-3z">
              <text:p/>
            </draw:path>
            <draw:path draw:style-name="gr8" draw:text-style-name="P5" draw:layer="layout" svg:width="0.037cm" svg:height="0.28cm" svg:x="12.514cm" svg:y="21.856cm" svg:viewBox="0 0 38 281" svg:d="M38 281c0-4 0-8 0-11-9 0-18 0-27 0 0-87 0-173 0-259 9 0 18 0 27 0 0-4 0-7 0-11-12 0-25 0-38 0 0 94 0 187 0 281 13 0 26 0 38 0z">
              <text:p/>
            </draw:path>
            <draw:path draw:style-name="gr8" draw:text-style-name="P5" draw:layer="layout" svg:width="0.153cm" svg:height="0.183cm" svg:x="12.568cm" svg:y="21.939cm" svg:viewBox="0 0 154 184" svg:d="M153 22c1-6 1-6 1-7 0-6-4-13-13-13-15 0-18 14-20 21-3 10-5 20-7 30-4 13-9 35-12 46-1 7-10 13-11 14-3 1-9 6-19 6-17 0-17-13-17-20 0-17 9-39 17-59 2-8 3-10 3-14 0-16-16-26-32-26-29 0-43 38-43 44 0 4 4 4 6 4 4 0 6 0 7-3 9-31 25-35 29-35 2 0 4 0 4 6 0 7-3 14-4 18-11 28-17 44-17 59 0 32 28 37 45 37 7 0 16-1 27-8-8 34-29 52-49 52-3 0-11 0-17-4 9-4 14-11 14-19 0-10-8-13-14-13-10 0-21 9-21 22 0 14 16 24 38 24 33 0 70-22 78-56 9-35 18-71 27-106z">
              <text:p/>
            </draw:path>
            <draw:path draw:style-name="gr8" draw:text-style-name="P5" draw:layer="layout" svg:width="0.085cm" svg:height="0.169cm" svg:x="12.735cm" svg:y="21.82cm" svg:viewBox="0 0 86 170" svg:d="M86 7c0-3-2-7-8-7-5 0-11 6-11 11 0 3 3 7 8 7 6 0 11-4 11-11zM45 140c-3 14-15 25-26 25-2 0-5 0-7-1 6-2 6-7 6-10 0-4-3-8-7-8-6 0-11 6-11 12 0 8 7 12 19 12s35-7 41-31c6-23 12-47 18-70 0-2 1-4 1-7 0-11-9-18-21-18-22 0-35 27-35 30s3 3 4 3c3 0 3-1 3-4 6-11 16-23 28-23 4 0 6 3 6 9 0 2 0 5-1 6-6 25-12 50-18 75z">
              <text:p/>
            </draw:path>
            <draw:path draw:style-name="gr8" draw:text-style-name="P5" draw:layer="layout" svg:width="0.037cm" svg:height="0.28cm" svg:x="12.86cm" svg:y="21.856cm" svg:viewBox="0 0 38 281" svg:d="M38 0c-12 0-25 0-38 0 0 4 0 7 0 11 9 0 18 0 27 0 0 86 0 172 0 259-9 0-18 0-27 0 0 3 0 7 0 11 13 0 26 0 38 0 0-94 0-187 0-281z">
              <text:p/>
            </draw:path>
            <draw:path draw:style-name="gr8" draw:text-style-name="P5" draw:layer="layout" svg:width="0.059cm" svg:height="0.131cm" svg:x="12.941cm" svg:y="21.75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8" draw:text-style-name="P5" draw:layer="layout" svg:width="0.1cm" svg:height="0.086cm" svg:x="13.026cm" svg:y="21.795cm" svg:viewBox="0 0 101 87" svg:d="M35 6c0-1 0-2 0-3s0-3-3-3c-4 0-11 1-13 1-3 1-7 1-10 1s-6 0-6 4 3 4 5 4c10 0 10 0 10 3 0 1-1 5-2 7-3 13-7 27-10 40-5 19-6 23-6 24 0 3 3 3 4 3s2 0 3 0c17-3 43-12 63-31 27-23 31-49 31-50 0-3-3-6-7-6-7 0-8 6-10 11-7 28-34 59-67 68 6-24 12-49 18-73z">
              <text:p/>
            </draw:path>
            <draw:path draw:style-name="gr8" draw:text-style-name="P5" draw:layer="layout" svg:width="0.144cm" svg:height="0.145cm" svg:x="13.151cm" svg:y="21.76cm" svg:viewBox="0 0 145 146" svg:d="M77 78c20 0 40 0 60 0 3 0 8 0 8-5s-5-5-8-5c-20 0-40 0-60 0 0-20 0-40 0-60 0-3 0-8-5-8s-5 5-5 8c0 20 0 40 0 60-20 0-40 0-60 0-3 0-7 0-7 5s4 5 7 5c20 0 40 0 60 0 0 20 0 40 0 60 0 3 0 8 5 8s5-5 5-8c0-20 0-40 0-60z">
              <text:p/>
            </draw:path>
            <draw:path draw:style-name="gr8" draw:text-style-name="P5" draw:layer="layout" svg:width="0.1cm" svg:height="0.086cm" svg:x="13.324cm" svg:y="21.795cm" svg:viewBox="0 0 101 87" svg:d="M35 6c0-1 0-2 0-3s0-3-3-3c-4 0-11 1-13 1-3 1-7 1-10 1s-6 0-6 4 3 4 5 4c10 0 10 0 10 3 0 1-1 5-2 7-3 13-7 27-10 40-5 19-6 23-6 24 0 3 3 3 4 3s2 0 3 0c17-3 43-12 63-31 28-23 31-49 31-50 0-3-3-6-7-6-7 0-8 6-9 11-8 28-35 59-68 68 6-24 12-49 18-73z">
              <text:p/>
            </draw:path>
            <draw:path draw:style-name="gr8" draw:text-style-name="P5" draw:layer="layout" svg:width="0.132cm" svg:height="0.009cm" svg:x="13.457cm" svg:y="21.828cm" svg:viewBox="0 0 133 10" svg:d="M125 10c3 0 8 0 8-5s-4-5-8-5c-39 0-78 0-117 0-3 0-8 0-8 5s5 5 8 5c39 0 78 0 117 0z">
              <text:p/>
            </draw:path>
            <draw:path draw:style-name="gr8" draw:text-style-name="P5" draw:layer="layout" svg:width="0.07cm" svg:height="0.13cm" svg:x="13.633cm" svg:y="21.751cm" svg:viewBox="0 0 71 131" svg:d="M44 6c0-5 0-6-6-6-12 13-30 13-38 13 0 2 0 5 0 7 5 0 18 0 28-6 0 34 0 68 0 101 0 7 0 9-19 9-3 0-5 0-7 0 0 2 0 5 0 7 3-1 27-1 34-1 6 0 31 0 35 1 0-2 0-5 0-7-2 0-5 0-7 0-20 0-20-2-20-9 0-36 0-73 0-109z">
              <text:p/>
            </draw:path>
            <draw:path draw:style-name="gr8" draw:text-style-name="P5" draw:layer="layout" svg:width="0.144cm" svg:height="0.145cm" svg:x="13.737cm" svg:y="21.76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8" draw:text-style-name="P5" draw:layer="layout" svg:width="0.071cm" svg:height="0.019cm" svg:x="13.954cm" svg:y="21.697cm" svg:viewBox="0 0 72 20" svg:d="M69 0c-7 6-12 10-18 10-5 0-10-4-12-4-7-4-11-6-16-6-8 0-11 3-23 16 1 1 3 3 4 4 6-6 11-9 17-9 5 0 11 3 13 3 7 4 11 6 15 6 8 0 11-3 23-16-1-1-2-3-3-4z">
              <text:p/>
            </draw:path>
            <draw:path draw:style-name="gr8" draw:text-style-name="P5" draw:layer="layout" svg:width="0.1cm" svg:height="0.137cm" svg:x="13.908cm" svg:y="21.745cm" svg:viewBox="0 0 101 138" svg:d="M100 6c1 0 1-3 1-4 0 0-1-2-3-2-4 0-20 2-25 2-2 0-5 0-5 4s3 4 6 4c9 0 9 0 9 2s-1 2-1 5c-3 15-7 30-11 45-5-7-11-12-21-12-24 0-50 28-50 56 0 19 13 32 30 32 10 0 20-5 28-13 4 12 15 13 20 13 7 0 12-4 16-10 4-7 6-18 6-19 0-3-2-3-3-3-3 0-3 0-4 6-3 10-7 21-15 21-4 0-6-4-6-10 0-3 0-5 1-8 9-36 18-73 27-109zM58 112c-1 6-5 10-10 13-2 1-10 8-18 8-7 0-14-5-14-19 0-11 6-32 10-40 9-16 19-19 24-19 14 0 18 15 18 18 0 1 0 1-1 2-3 12-6 25-9 37z">
              <text:p/>
            </draw:path>
            <draw:path draw:style-name="gr8" draw:text-style-name="P5" draw:layer="layout" svg:width="0.065cm" svg:height="0.121cm" svg:x="14.018cm" svg:y="21.693cm" svg:viewBox="0 0 66 122" svg:d="M66 6c0-4-2-6-6-6s-9 4-9 8c0 3 3 6 7 6s8-4 8-8zM35 100c-2 10-11 18-20 18-2 0-4-1-5-1 4-2 4-6 4-7 0-3-1-7-6-7-4 0-8 5-8 10s6 9 15 9 28-4 33-22c4-17 9-34 13-50 0-2 0-3 0-5 0-8-7-14-17-14-17 0-27 19-27 22 0 2 1 2 2 2 3 0 3-1 3-2 7-14 16-17 21-17 6 0 6 5 6 7 0 3 0 3 0 4-5 18-9 35-14 53z">
              <text:p/>
            </draw:path>
            <draw:path draw:style-name="gr8" draw:text-style-name="P5" draw:layer="layout" svg:width="0.049cm" svg:height="0.094cm" svg:x="14.025cm" svg:y="21.852cm" svg:viewBox="0 0 50 95" svg:d="M43 6c0-4-2-6-6-6s-9 3-9 8c0 4 3 6 6 6 5 0 9-4 9-8zM50 74c0-3-3-3-4-3-2 0-2 1-3 3-2 8-9 16-16 16-3 0-4-2-4-5s1-4 2-7 2-6 3-8c1-1 6-14 8-19 1-3 2-5 2-7 0-7-7-13-16-13-14 0-22 19-22 22 0 2 2 2 3 2 3 0 3-1 3-3 4-10 10-16 16-16 3 0 4 2 4 6 0 0 0 2 0 4-1 3-8 18-10 23-1 2-1 3-3 7 0 2-2 4-2 6 0 8 7 13 16 13 15 0 23-18 23-21z">
              <text:p/>
            </draw:path>
            <draw:path draw:style-name="gr8" draw:text-style-name="P5" draw:layer="layout" svg:width="0.116cm" svg:height="0.116cm" svg:x="14.101cm" svg:y="21.852cm" svg:viewBox="0 0 117 117" svg:d="M62 62c17 0 33 0 49 0 3 0 6 0 6-4s-3-4-6-4c-16 0-32 0-49 0 0-16 0-32 0-48 0-3 0-6-4-6s-4 3-4 6c0 16 0 32 0 48-16 0-32 0-48 0-2 0-6 0-6 4s4 4 6 4c16 0 32 0 48 0 0 17 0 33 0 49 0 3 0 6 4 6s4-3 4-6c0-16 0-32 0-49z">
              <text:p/>
            </draw:path>
            <draw:path draw:style-name="gr8" draw:text-style-name="P5" draw:layer="layout" svg:width="0.057cm" svg:height="0.093cm" svg:x="14.253cm" svg:y="21.852cm" svg:viewBox="0 0 58 94" svg:d="M35 4c0-4 0-4-5-4-9 9-25 9-28 9 0 0-1 0-2 0 0 2 0 4 0 6 1 0 2 0 2 0 4 0 12-1 20-4 0 24 0 47 0 71 0 4 0 5-14 5-2 0-5 0-7 0 0 2 0 4 0 7 7-1 19-1 28-1 8 0 21 0 29 1 0-3 0-5 0-7-3 0-5 0-8 0-15 0-15-1-15-5 0-26 0-52 0-78z">
              <text:p/>
            </draw:path>
            <draw:path draw:style-name="gr8" draw:text-style-name="P5" draw:layer="layout" svg:width="0.059cm" svg:height="0.132cm" svg:x="12.941cm" svg:y="22.072cm" svg:viewBox="0 0 60 133" svg:d="M54 8c0-3-2-8-8-8-4 0-10 6-10 11 0 3 2 7 7 7 7 0 11-5 11-10zM14 108c0 2-1 5-1 8 0 10 8 17 18 17 20 0 29-27 29-31 0-2-2-1-3-2-3 0-3 2-4 3-5 16-13 24-21 24-4 0-5-2-5-7 0-4 2-8 3-12 2-6 4-11 7-16 1-5 9-22 9-25 0-2 1-5 1-6 0-10-8-17-18-17-20 0-29 26-29 30 0 3 2 2 3 3 3 0 3-1 4-3 5-17 14-24 21-24 3 0 5 1 5 6s-1 8-6 20c-4 11-8 21-13 32z">
              <text:p/>
            </draw:path>
            <draw:path draw:style-name="gr8" draw:text-style-name="P5" draw:layer="layout" svg:width="0.1cm" svg:height="0.085cm" svg:x="13.026cm" svg:y="22.116cm" svg:viewBox="0 0 101 86" svg:d="M35 6c0-1 0-2 0-4-1 0 0-2-3-2-4 0-11 1-13 1-3 1-7 1-10 1s-6 0-6 4c0 3 3 3 5 3 10 0 10 1 10 3s-1 6-2 8c-3 13-7 26-10 39-5 20-6 24-6 25 0 2 3 2 4 2s2 0 3 0c17-2 43-12 63-30 27-24 21-33 31-50 0-4-3-6-7-6-7 0-8 6-10 11-7 28-34 58-67 68 6-24 12-49 18-73z">
              <text:p/>
            </draw:path>
            <draw:path draw:style-name="gr8" draw:text-style-name="P5" draw:layer="layout" svg:width="0.144cm" svg:height="0.144cm" svg:x="13.151cm" svg:y="22.081cm" svg:viewBox="0 0 145 145" svg:d="M77 78c20 0 40 0 60 0 3 0 8 0 8-5s-5-5-8-5c-20 0-40 0-60 0 0-20 0-41 0-61 0-2 0-7-5-7s-5 5-5 7c0 20 0 41 0 61-20 0-40 0-60 0-3 0-7 0-7 5s4 5 7 5c20 0 40 0 60 0 0 20 0 40 0 60 0 3 0 7 5 7s5-4 5-7c0-20 0-40 0-60z">
              <text:p/>
            </draw:path>
            <draw:path draw:style-name="gr8" draw:text-style-name="P5" draw:layer="layout" svg:width="0.072cm" svg:height="0.019cm" svg:x="13.368cm" svg:y="22.019cm" svg:viewBox="0 0 73 20" svg:d="M69 0c-6 6-12 9-17 9-6 0-11-3-13-4-7-3-11-5-16-5-8 0-10 3-23 16 1 1 3 3 4 4 6-6 11-10 17-10 5 0 11 4 13 4 7 4 11 6 15 6 8 0 11-3 24-16-2-1-3-3-4-4z">
              <text:p/>
            </draw:path>
            <draw:path draw:style-name="gr8" draw:text-style-name="P5" draw:layer="layout" svg:width="0.1cm" svg:height="0.137cm" svg:x="13.322cm" svg:y="22.067cm" svg:viewBox="0 0 101 138" svg:d="M100 6c1 0 1-3 1-4 0 0-1-2-3-2-4 0-20 2-25 2-2 0-4 0-4 4 0 3 2 3 5 3 9 0 9 1 9 3s-1 2-1 4c-3 15-7 30-11 45-4-7-11-11-20-11-25 0-51 28-51 56 0 19 13 32 30 32 10 0 20-6 28-13 4 11 15 13 20 13 7 0 12-4 16-10 4-8 6-19 6-20 0-2-2-2-2-2-4 0-4 0-5 6-3 9-6 21-15 21-4 0-6-4-6-10 0-4 1-5 1-8 9-36 18-73 27-109zM58 112c-1 6-5 9-9 13-3 1-11 8-19 8-7 0-14-5-14-19 0-11 6-32 10-40 9-16 20-19 25-19 14 0 17 15 17 17 0 1 0 2 0 3-3 12-6 25-10 37z">
              <text:p/>
            </draw:path>
            <draw:path draw:style-name="gr8" draw:text-style-name="P5" draw:layer="layout" svg:width="0.065cm" svg:height="0.122cm" svg:x="13.432cm" svg:y="22.014cm" svg:viewBox="0 0 66 123" svg:d="M66 6c0-3-2-6-6-6s-9 5-9 9c0 3 3 5 7 5s8-4 8-8zM36 100c-3 11-12 18-20 18-2 0-4 0-6 0 4-3 5-6 5-8 0-3-1-6-6-6s-9 5-9 9c0 6 6 10 16 10s27-5 32-22c4-17 9-34 13-51 0-1 1-3 1-4 0-8-8-14-18-14-17 0-27 19-27 22 0 2 1 1 2 2 3 0 3-1 3-2 7-14 16-17 21-17 6 0 7 5 7 7s0 2-1 4c-4 17-9 35-13 52z">
              <text:p/>
            </draw:path>
            <draw:path draw:style-name="gr8" draw:text-style-name="P5" draw:layer="layout" svg:width="0.049cm" svg:height="0.094cm" svg:x="13.439cm" svg:y="22.173cm" svg:viewBox="0 0 50 95" svg:d="M43 6c0-3-2-6-6-6s-9 4-9 9c0 4 3 5 6 5 5 0 9-4 9-8zM50 74c0-2-3-2-4-2-2 0-2 0-3 3-2 7-9 16-15 16-3 0-5-2-5-5 0-4 1-5 3-8 0-3 1-5 2-8 1 0 6-14 8-19 2-2 2-5 2-7 0-6-6-12-15-12-15 0-23 18-23 22 0 2 2 2 3 2 3 0 3-1 3-3 4-10 10-16 16-16 3 0 4 1 4 5 0 2 0 3 0 5-1 3-8 18-9 23-2 2-2 2-3 7-1 2-2 4-2 6 0 7 6 12 15 12 15 0 23-17 23-21z">
              <text:p/>
            </draw:path>
            <draw:path draw:style-name="gr8" draw:text-style-name="P5" draw:layer="layout" svg:width="0.011cm" svg:height="0.18cm" svg:x="14.397cm" svg:y="21.653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11cm" svg:height="0.18cm" svg:x="14.397cm" svg:y="21.821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8cm" svg:x="14.397cm" svg:y="21.99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4.397cm" svg:y="22.159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158cm" svg:height="0.129cm" svg:x="14.461cm" svg:y="21.939cm" svg:viewBox="0 0 159 130" svg:d="M140 14c-10 4-15 13-15 20 0 6 5 13 13 13 11 0 21-8 21-22 0-15-15-25-32-25-16 0-26 13-30 18-7-12-23-18-39-18-36 0-55 35-55 44 0 4 5 4 7 4 4 0 5 0 7-3 8-26 28-35 40-35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8" draw:text-style-name="P5" draw:layer="layout" svg:width="0.085cm" svg:height="0.17cm" svg:x="14.635cm" svg:y="21.801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8" draw:text-style-name="P5" draw:layer="layout" svg:width="0.058cm" svg:height="0.132cm" svg:x="14.645cm" svg:y="22.014cm" svg:viewBox="0 0 59 133" svg:d="M54 7c0-2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8" draw:text-style-name="P5" draw:layer="layout" svg:width="0.032cm" svg:height="0.083cm" svg:x="14.777cm" svg:y="22.036cm" svg:viewBox="0 0 33 84" svg:d="M33 30c0-19-7-30-18-30-9 0-15 7-15 15 0 7 6 15 15 15 3 0 7-1 10-4 1 0 1 0 1 0 1 1 1 0 1 4 0 20-10 37-19 47-3 2-3 3-3 4 0 2 1 3 2 3 3 0 26-22 26-54z">
              <text:p/>
            </draw:path>
            <draw:path draw:style-name="gr8" draw:text-style-name="P5" draw:layer="layout" svg:width="0.093cm" svg:height="0.025cm" svg:x="14.952cm" svg:y="21.805cm" svg:viewBox="0 0 94 26" svg:d="M94 4c-2-1-4-3-5-4-8 5-11 14-23 14-7 0-14-5-19-8-7-4-13-6-17-6-11 0-16 6-30 22 1 1 3 2 4 4 8-5 11-13 23-13 7 0 14 4 19 6 7 5 12 7 17 7 11 0 16-6 31-22z">
              <text:p/>
            </draw:path>
            <draw:path draw:style-name="gr8" draw:text-style-name="P5" draw:layer="layout" svg:width="0.133cm" svg:height="0.197cm" svg:x="14.889cm" svg:y="21.871cm" svg:viewBox="0 0 134 198" svg:d="M134 3c-1-1 0-3-4-3s-31 3-36 3c-1 1-4 2-4 6 0 3 4 3 8 3 13 0 13 2 13 5 0 2 0 4-1 5-5 23-11 45-16 67-5-11-13-18-26-18-33 0-68 42-68 83 0 26 16 44 38 44 5 0 20 0 36-20 3 12 12 20 26 20 10 0 16-6 21-15 5-10 8-27 8-28 0-3-3-3-3-3-4 0-4 2-4 6-5 18-10 34-22 34-7 0-8-7-8-13s1-9 2-13c13-55 27-109 40-163zM75 162c-1 5-1 5-5 10-12 16-24 20-32 20-14 0-18-15-18-26 0-14 9-48 16-62 8-16 21-26 32-26 18 0 22 22 22 24s0 4 0 5c-5 18-10 36-15 55z">
              <text:p/>
            </draw:path>
            <draw:path draw:style-name="gr8" draw:text-style-name="P5" draw:layer="layout" svg:width="0.085cm" svg:height="0.17cm" svg:x="15.025cm" svg:y="21.801cm" svg:viewBox="0 0 86 171" svg:d="M86 8c0-4-2-8-8-8-5 0-10 6-10 11 0 3 2 7 7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8" draw:text-style-name="P5" draw:layer="layout" svg:width="0.058cm" svg:height="0.132cm" svg:x="15.034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8" draw:text-style-name="P5" draw:layer="layout" svg:width="0.033cm" svg:height="0.083cm" svg:x="15.167cm" svg:y="22.036cm" svg:viewBox="0 0 34 84" svg:d="M34 30c0-19-8-30-19-30-9 0-15 7-15 15 0 7 6 15 15 15 3 0 7-1 10-4 1 0 1 0 1 0 1 1 1 0 1 4 0 20-9 38-19 47-3 3-3 3-3 4 0 2 1 3 3 3s26-22 26-54z">
              <text:p/>
            </draw:path>
            <draw:path draw:style-name="gr8" draw:text-style-name="P5" draw:layer="layout" svg:width="0.093cm" svg:height="0.025cm" svg:x="15.341cm" svg:y="21.805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8" draw:text-style-name="P5" draw:layer="layout" svg:width="0.133cm" svg:height="0.197cm" svg:x="15.279cm" svg:y="21.871cm" svg:viewBox="0 0 134 198" svg:d="M134 3c-1-1 0-3-4-3s-30 3-35 3c-2 1-4 2-4 6 0 3 3 3 7 3 13 0 14 2 14 5 0 2-1 4-1 5-6 23-12 45-17 67-5-11-13-18-26-18-33 0-68 42-68 83 0 26 16 44 38 44 5 0 20 0 36-20 3 12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8" draw:text-style-name="P5" draw:layer="layout" svg:width="0.085cm" svg:height="0.17cm" svg:x="15.414cm" svg:y="21.801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8" draw:text-style-name="P5" draw:layer="layout" svg:width="0.058cm" svg:height="0.132cm" svg:x="15.424cm" svg:y="22.014cm" svg:viewBox="0 0 59 133" svg:d="M54 7c0-2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8" draw:text-style-name="P5" draw:layer="layout" svg:width="0.144cm" svg:height="0.144cm" svg:x="15.508cm" svg:y="22.023cm" svg:viewBox="0 0 145 145" svg:d="M78 78c20 0 40 0 60 0 2 0 7 0 7-5s-5-5-7-5c-20 0-40 0-60 0 0-20 0-41 0-61 0-2 0-7-5-7s-5 5-5 7c0 20 0 41 0 61-20 0-41 0-61 0-2 0-7 0-7 4 0 6 5 6 7 6 20 0 41 0 61 0 0 20 0 40 0 60 0 2 0 7 4 7 6 0 6-4 6-7 0-20 0-40 0-60z">
              <text:p/>
            </draw:path>
            <draw:path draw:style-name="gr8" draw:text-style-name="P5" draw:layer="layout" svg:width="0.071cm" svg:height="0.129cm" svg:x="15.688cm" svg:y="22.014cm" svg:viewBox="0 0 72 130" svg:d="M45 6c0-6-1-6-6-6-13 12-31 13-39 13 0 2 0 4 0 6 5 0 18 0 29-5 0 34 0 67 0 100 0 7 0 9-20 9-3 0-5 0-7 0 0 3 0 5 0 7 3 0 28 0 35 0 5 0 30 0 35 0 0-2 0-4 0-7-2 0-5 0-7 0-20 0-20-2-20-9 0-36 0-72 0-108z">
              <text:p/>
            </draw:path>
            <draw:path draw:style-name="gr8" draw:text-style-name="P5" draw:layer="layout" svg:width="0.032cm" svg:height="0.083cm" svg:x="15.816cm" svg:y="22.036cm" svg:viewBox="0 0 33 84" svg:d="M33 30c0-19-7-30-18-30-9 0-15 7-15 15 0 7 6 15 15 15 3 0 7-1 10-4 1 0 1 0 1 0 1 1 1 0 1 4 0 20-10 37-19 47-3 2-3 3-3 4 0 2 1 3 3 3s25-22 25-54z">
              <text:p/>
            </draw:path>
            <draw:path draw:style-name="gr8" draw:text-style-name="P5" draw:layer="layout" svg:width="0.137cm" svg:height="0.673cm" svg:x="15.928cm" svg:y="21.659cm" svg:viewBox="0 0 138 674" svg:d="M138 337c0-111-25-222-96-306-6-6-17-17-28-28-4-3-4-3-8-3s-6 0-6 2 1 3 2 4c9 9 28 28 47 59 45 73 65 164 65 272 0 76-9 173-56 256-22 40-45 64-57 76-1 0-1 1-1 2 0 3 2 3 6 3s4 0 8-5c95-85 124-214 124-332z">
              <text:p/>
            </draw:path>
            <draw:path draw:style-name="gr8" draw:text-style-name="P5" draw:layer="layout" svg:width="0.146cm" svg:height="0.177cm" svg:x="16.162cm" svg:y="21.942cm" svg:viewBox="0 0 147 178" svg:d="M22 158c-2 10-3 12-16 12-3 0-6 0-6 5 0 3 2 3 4 3 7 0 16 0 23 0 10 0 19 0 28 0 2 0 6 0 6-5 0-3-3-3-7-3-14 0-14-2-14-4 0-4 11-50 14-56 3 8 11 17 25 17 33 0 68-41 68-82 0-27-16-45-37-45-14 0-28 10-37 21-3-15-15-21-26-21-13 0-17 11-21 16-4 10-8 26-8 27 0 3 3 3 4 3 2 0 3 0 4-7 5-19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8" draw:text-style-name="P5" draw:layer="layout" svg:width="0.106cm" svg:height="0.505cm" svg:x="16.41cm" svg:y="21.743cm" svg:viewBox="0 0 107 506" svg:d="M94 502c1 1 3 2 4 4 2 0 4 0 6 0 1 0 3 0 3-3 0-1-1-1-1-2-10-11-25-26-43-57-30-54-41-123-41-191 0-125 35-198 84-248 1-1 1-1 1-2 0-3-2-3-5-3-4 0-4 0-7 2-27 24-57 63-77 122-12 37-18 82-18 129 0 66 12 141 57 207 7 11 12 15 17 22 4 4 7 8 9 11 4 3 8 6 11 9z">
              <text:p/>
            </draw:path>
            <draw:path draw:style-name="gr8" draw:text-style-name="P5" draw:layer="layout" svg:width="0.093cm" svg:height="0.025cm" svg:x="16.6cm" svg:y="21.80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8" draw:text-style-name="P5" draw:layer="layout" svg:width="0.133cm" svg:height="0.197cm" svg:x="16.539cm" svg:y="21.871cm" svg:viewBox="0 0 134 198" svg:d="M134 3c-1-1 0-3-4-3s-31 3-36 3c-2 1-4 2-4 6 0 3 3 3 8 3 12 0 13 2 13 5 0 2 0 4-1 5-5 23-11 45-16 67-5-11-14-18-26-18-33 0-68 42-68 83 0 26 15 44 38 44 5 0 19 0 36-20 2 12 12 20 25 20 11 0 17-6 21-15 5-10 9-27 9-28 0-3-3-3-3-3-4 0-4 2-4 6-5 18-11 34-22 34-7 0-8-7-8-13s0-9 2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16.674cm" svg:y="21.801cm" svg:viewBox="0 0 86 171" svg:d="M86 8c0-4-2-8-8-8-5 0-11 6-11 11 0 3 3 7 8 7 6 0 11-4 11-10zM45 140c-4 14-15 26-26 26-2 0-5-1-7-2 5-2 6-7 6-10 0-4-3-7-7-7-6 0-11 5-11 11 0 8 7 13 19 13s35-7 41-31c6-23 12-47 18-70 0-3 1-4 1-8 0-11-9-18-21-18-22 0-35 27-35 30s3 3 4 3c2 0 3-1 3-4 6-11 16-23 28-23 4 0 6 3 6 9 0 3 0 5-1 6-6 25-12 50-18 75z">
              <text:p/>
            </draw:path>
            <draw:path draw:style-name="gr8" draw:text-style-name="P5" draw:layer="layout" svg:width="0.059cm" svg:height="0.132cm" svg:x="16.683cm" svg:y="22.014cm" svg:viewBox="0 0 60 133" svg:d="M55 7c0-2-2-7-8-7-5 0-11 5-11 11 0 3 2 7 8 7s11-5 11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8" draw:text-style-name="P5" draw:layer="layout" svg:width="0.145cm" svg:height="0.144cm" svg:x="16.767cm" svg:y="22.023cm" svg:viewBox="0 0 146 145" svg:d="M78 78c20 0 40 0 60 0 3 0 8 0 8-5s-5-5-8-5c-20 0-40 0-60 0 0-20 0-41 0-61 0-2 0-7-5-7s-5 5-5 7c0 20 0 41 0 61-20 0-40 0-60 0-3 0-8 0-8 4 0 6 5 6 8 6 20 0 40 0 60 0 0 20 0 40 0 60 0 2 0 7 5 7s5-4 5-7c0-20 0-40 0-60z">
              <text:p/>
            </draw:path>
            <draw:path draw:style-name="gr8" draw:text-style-name="P5" draw:layer="layout" svg:width="0.07cm" svg:height="0.129cm" svg:x="16.948cm" svg:y="22.014cm" svg:viewBox="0 0 71 130" svg:d="M44 6c0-6 0-6-6-6-12 12-30 13-38 13 0 2 0 4 0 6 5 0 18 0 28-5 0 34 0 67 0 100 0 7 0 9-19 9-3 0-5 0-7 0 0 3 0 5 0 7 3 0 27 0 34 0 6 0 31 0 35 0 0-2 0-4 0-7-2 0-5 0-7 0-20 0-20-2-20-9 0-36 0-72 0-108z">
              <text:p/>
            </draw:path>
            <draw:path draw:style-name="gr8" draw:text-style-name="P5" draw:layer="layout" svg:width="0.011cm" svg:height="0.179cm" svg:x="17.093cm" svg:y="21.737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7.093cm" svg:y="21.906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7.093cm" svg:y="22.074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093cm" svg:height="0.025cm" svg:x="17.219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8" draw:text-style-name="P5" draw:layer="layout" svg:width="0.133cm" svg:height="0.197cm" svg:x="17.157cm" svg:y="21.871cm" svg:viewBox="0 0 134 198" svg:d="M134 3c-1-1 0-3-4-3s-31 3-36 3c-2 1-4 2-4 6 0 3 3 3 7 3 13 0 14 2 14 5 0 2 0 4-1 5-5 23-11 45-16 67-5-11-14-18-26-18-34 0-68 42-68 83 0 26 15 44 38 44 5 0 19 0 36-20 2 12 12 20 25 20 11 0 17-6 21-15 5-10 9-27 9-28 0-3-3-3-3-3-4 0-4 2-4 6-5 18-11 34-22 34-8 0-9-7-9-13s1-9 3-13c13-55 26-109 40-163zM75 162c-1 5-1 5-5 10-12 16-24 20-32 20-14 0-18-15-18-26 0-14 9-48 15-62 9-16 22-26 33-26 18 0 22 22 22 24s0 4 0 5c-5 18-10 36-15 55z">
              <text:p/>
            </draw:path>
            <draw:path draw:style-name="gr8" draw:text-style-name="P5" draw:layer="layout" svg:width="0.085cm" svg:height="0.17cm" svg:x="17.292cm" svg:y="21.801cm" svg:viewBox="0 0 86 171" svg:d="M86 8c0-4-3-8-8-8s-11 6-11 11c0 3 3 7 8 7 6 0 11-4 11-10zM45 140c-4 14-15 26-26 26-2 0-5-1-7-2 5-2 6-7 6-10 0-4-3-7-7-7-6 0-11 5-11 11 0 8 7 13 19 13s35-7 41-31c6-23 12-47 18-70 0-3 1-4 1-8 0-11-9-18-21-18-22 0-35 27-35 30s2 2 3 3c3 0 4-1 4-4 5-11 16-23 28-23 4 0 6 3 6 9 0 3-1 5-1 6-6 25-12 50-18 75z">
              <text:p/>
            </draw:path>
            <draw:path draw:style-name="gr8" draw:text-style-name="P5" draw:layer="layout" svg:width="0.059cm" svg:height="0.132cm" svg:x="17.301cm" svg:y="22.014cm" svg:viewBox="0 0 60 133" svg:d="M54 7c0-2-2-7-7-7s-11 5-11 11c0 3 2 7 8 7s10-5 10-11zM14 107c0 3-1 6-1 9 0 9 8 17 18 17 20 0 29-27 29-31 0-2-2-2-3-2-3 0-3 1-4 3-4 16-13 24-21 24-4 0-5-2-5-7s2-8 3-13c2-5 4-10 7-15 1-5 9-23 9-26 1-1 1-4 1-5 0-10-8-17-18-17-19 0-29 26-29 30 0 3 2 2 3 3 3 0 3-2 4-3 5-18 14-24 21-24 3 0 5 1 5 6s-1 8-6 20c-4 10-8 21-13 31z">
              <text:p/>
            </draw:path>
            <draw:path draw:style-name="gr8" draw:text-style-name="P5" draw:layer="layout" svg:width="0.106cm" svg:height="0.505cm" svg:x="17.42cm" svg:y="21.74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8" draw:text-style-name="P5" draw:layer="layout" svg:width="0.145cm" svg:height="0.177cm" svg:x="17.616cm" svg:y="21.942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19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8" draw:text-style-name="P5" draw:layer="layout" svg:width="0.105cm" svg:height="0.505cm" svg:x="17.864cm" svg:y="21.743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8" draw:text-style-name="P5" draw:layer="layout" svg:width="0.158cm" svg:height="0.129cm" svg:x="17.992cm" svg:y="21.939cm" svg:viewBox="0 0 159 130" svg:d="M140 14c-10 4-15 13-15 20 0 6 5 13 13 13 11 0 21-8 21-22 0-15-15-25-32-25-16 0-26 13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8" draw:text-style-name="P5" draw:layer="layout" svg:width="0.085cm" svg:height="0.17cm" svg:x="18.167cm" svg:y="21.801cm" svg:viewBox="0 0 86 171" svg:d="M86 8c0-4-2-8-8-8-5 0-11 6-11 11 0 3 3 7 8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8" draw:text-style-name="P5" draw:layer="layout" svg:width="0.058cm" svg:height="0.132cm" svg:x="18.176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8" draw:text-style-name="P5" draw:layer="layout" svg:width="0.011cm" svg:height="0.179cm" svg:x="18.326cm" svg:y="21.737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79cm" svg:x="18.326cm" svg:y="21.906cm" svg:viewBox="0 0 12 180" svg:d="M0 170c0 4 0 10 6 10s6-6 6-10c0-53 0-107 0-160 0-4 0-10-6-10s-6 6-6 10c0 53 0 107 0 160z">
              <text:p/>
            </draw:path>
            <draw:path draw:style-name="gr8" draw:text-style-name="P5" draw:layer="layout" svg:width="0.011cm" svg:height="0.18cm" svg:x="18.326cm" svg:y="22.074cm" svg:viewBox="0 0 12 181" svg:d="M0 170c0 5 0 11 6 11s6-6 6-11c0-53 0-106 0-160 0-4 0-10-6-10s-6 6-6 10c0 54 0 107 0 160z">
              <text:p/>
            </draw:path>
            <draw:path draw:style-name="gr8" draw:text-style-name="P5" draw:layer="layout" svg:width="0.13cm" svg:height="0.129cm" svg:x="18.391cm" svg:y="21.939cm" svg:viewBox="0 0 131 130" svg:d="M109 16c-15 5-15 18-15 19 0 4 2 13 13 13 12 0 21-10 21-22 0-15-15-26-40-26-56 0-88 44-88 81 0 25 16 49 60 49 7 0 26 0 43-7 17-6 28-18 28-21s-5-8-7-8-2 1-4 4c-15 16-38 21-59 21-19 0-28-9-28-25 0-11 7-44 16-60 11-19 28-24 40-24 3 0 13 0 20 6z">
              <text:p/>
            </draw:path>
            <draw:path draw:style-name="gr8" draw:text-style-name="P5" draw:layer="layout" svg:width="0.059cm" svg:height="0.131cm" svg:x="18.532cm" svg:y="21.978cm" svg:viewBox="0 0 60 132" svg:d="M54 7c0-3-1-7-7-7-5 0-11 5-11 10 0 4 2 8 8 8s10-5 10-11zM14 107c0 3-1 5-1 8 0 10 8 17 18 17 20 0 29-27 29-30 0-2-2-2-3-2-3 0-3 1-4 3-4 15-13 24-21 24-4 0-5-3-5-7 0-5 2-8 3-13 2-5 4-10 7-16 1-4 9-22 9-25 1-1 1-4 1-6 0-9-7-17-18-17-19 0-29 27-29 31 0 2 3 2 4 2 2 0 2-1 3-3 5-17 14-24 21-24 3 0 5 1 5 7 0 5-1 7-6 20-4 10-8 21-13 31z">
              <text:p/>
            </draw:path>
            <draw:path draw:style-name="gr8" draw:text-style-name="P5" draw:layer="layout" svg:width="0.032cm" svg:height="0.083cm" svg:x="18.641cm" svg:y="22.036cm" svg:viewBox="0 0 33 84" svg:d="M33 30c0-19-7-30-18-30-9 0-15 7-15 15 0 7 6 15 15 15 3 0 7-1 10-4 1 0 1 0 1 0 0 1 0 0 0 4 0 20-9 37-19 47-2 2-2 3-2 4 0 2 1 3 2 3 3 0 26-22 26-54z">
              <text:p/>
            </draw:path>
            <draw:path draw:style-name="gr8" draw:text-style-name="P5" draw:layer="layout" svg:width="0.224cm" svg:height="0.201cm" svg:x="18.757cm" svg:y="21.868cm" svg:viewBox="0 0 225 202" svg:d="M224 9c1-2 1-3 1-5 0-4-3-4-7-4-8 7-17 14-26 21-13-15-32-21-51-21-91 0-141 69-141 126 0 54 42 76 92 76 23 0 47-7 69-23 27-20 32-45 32-47 0-4-4-4-7-4-4 0-5 1-6 6-12 35-49 56-81 56-17 0-32-4-43-13-15-12-17-31-17-39s5-60 33-93c15-18 42-31 73-31 34 0 49 25 49 50 0 3-1 7-1 10 0 4 4 4 8 4 5 0 6 0 7-6 5-21 11-42 16-63z">
              <text:p/>
            </draw:path>
            <draw:path draw:style-name="gr8" draw:text-style-name="P5" draw:layer="layout" svg:width="0.058cm" svg:height="0.131cm" svg:x="18.981cm" svg:y="21.978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2 0 5 1 5 7 0 5-2 7-7 20-4 10-8 21-12 31z">
              <text:p/>
            </draw:path>
            <draw:path draw:style-name="gr8" draw:text-style-name="P5" draw:layer="layout" svg:width="0.105cm" svg:height="0.505cm" svg:x="19.075cm" svg:y="21.743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8" draw:text-style-name="P5" draw:layer="layout" svg:width="0.145cm" svg:height="0.842cm" svg:x="19.243cm" svg:y="21.574cm" svg:viewBox="0 0 146 843" svg:d="M146 422c0-105-13-212-58-308-20-44-46-82-74-112-3-1-3-2-8-2-4 0-6 0-6 3 0 1 1 3 2 3 27 33 49 69 66 108 37 86 51 187 51 308 0 120-13 224-55 316-17 36-38 69-63 99 0 1-1 3-1 4 0 2 2 2 6 2s5 0 5-1c1 0 18-17 40-48 49-69 74-151 87-235 6-45 8-91 8-137z">
              <text:p/>
            </draw:path>
          </draw:g>
        </draw:g>
        <draw:line draw:style-name="gr19" draw:text-style-name="P2" draw:layer="layout" svg:x1="5.2cm" svg:y1="3.6cm" svg:x2="3.002cm" svg:y2="3.6cm">
          <text:p/>
        </draw:line>
        <draw:frame draw:style-name="gr53" draw:text-style-name="P8" draw:layer="layout" svg:width="0.896cm" svg:height="0.395cm" svg:x="4.201cm" svg:y="3.201cm">
          <draw:text-box>
            <text:p><text:span text:style-name="T3">APP?</text:span></text:p>
          </draw:text-box>
        </draw:frame>
        <draw:line draw:style-name="gr54" draw:text-style-name="P2" draw:layer="layout" svg:x1="17.7cm" svg:y1="22.4cm" svg:x2="19.1cm" svg:y2="22.4cm">
          <text:p/>
        </draw:line>
        <draw:line draw:style-name="gr55" draw:text-style-name="P2" draw:layer="layout" svg:x1="12.1cm" svg:y1="22.4cm" svg:x2="17.6cm" svg:y2="22.4cm">
          <text:p/>
        </draw:line>
        <draw:frame draw:style-name="gr56" draw:text-style-name="P8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57" draw:text-style-name="P8" draw:layer="layout" svg:width="1.694cm" svg:height="0.395cm" svg:x="13.406cm" svg:y="3.209cm">
          <draw:text-box>
            <text:p><text:span text:style-name="T3">run length:</text:span></text:p>
          </draw:text-box>
        </draw:frame>
        <draw:g draw:style-name="gr7">
          <svg:title>TexMaths</svg:title>
          <svg:desc>10§display§\mbox{\sf RL-}\rho§svg§600§TRUE§</svg:desc>
          <draw:g>
            <draw:path draw:style-name="gr8" draw:text-style-name="P5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8" draw:text-style-name="P5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8" draw:text-style-name="P5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8" draw:text-style-name="P5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58" draw:text-style-name="P8" draw:layer="layout" svg:width="2.144cm" svg:height="0.395cm" svg:x="13.406cm" svg:y="3.61cm">
          <draw:text-box>
            <text:p><text:span text:style-name="T3">local balance:</text:span></text:p>
          </draw:text-box>
        </draw:frame>
        <draw:g draw:style-name="gr7">
          <svg:title>TexMaths</svg:title>
          <svg:desc>10§display§\mbox{\sf LB-}(\ell,\delta)§svg§600§TRUE§</svg:desc>
          <draw:g>
            <draw:path draw:style-name="gr8" draw:text-style-name="P5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8" draw:text-style-name="P5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8" draw:text-style-name="P5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8" draw:text-style-name="P5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8" draw:text-style-name="P5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8" draw:text-style-name="P5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8" draw:text-style-name="P5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8" draw:text-style-name="P5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7">
          <svg:title>TexMaths</svg:title>
          <svg:desc>8§display§\[
\textstyle
\left|
w(\bm{b}_i^{i+\ell-1}) \!-\! \frac{\ell}{2}
\right|
\!\leq\!
\delta
\]§svg§600§TRUE§</svg:desc>
          <draw:g>
            <draw:path draw:style-name="gr8" draw:text-style-name="P5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8" draw:text-style-name="P5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8" draw:text-style-name="P5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8" draw:text-style-name="P5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8" draw:text-style-name="P5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8" draw:text-style-name="P5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8" draw:text-style-name="P5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8" draw:text-style-name="P5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8" draw:text-style-name="P5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8" draw:text-style-name="P5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8" draw:text-style-name="P5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8" draw:text-style-name="P5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8" draw:text-style-name="P5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8" draw:text-style-name="P5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8" draw:text-style-name="P5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8" draw:text-style-name="P5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8" draw:text-style-name="P5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8" draw:text-style-name="P5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8" draw:text-style-name="P5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8" draw:text-style-name="P5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59" draw:text-style-name="P8" draw:layer="layout" svg:width="2.186cm" svg:height="0.395cm" svg:x="13.406cm" svg:y="4.011cm">
          <draw:text-box>
            <text:p><text:span text:style-name="T3">indicator func:</text:span></text:p>
          </draw:text-box>
        </draw:frame>
        <draw:g draw:style-name="gr7">
          <svg:title>TexMaths</svg:title>
          <svg:desc>10§display§\mathbbm{1}_{\rho,\ell,\delta}( \bm{b} )§svg§600§TRUE§</svg:desc>
          <draw:g>
            <draw:path draw:style-name="gr8" draw:text-style-name="P5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8" draw:text-style-name="P5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8" draw:text-style-name="P5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8" draw:text-style-name="P5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8" draw:text-style-name="P5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8" draw:text-style-name="P5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8" draw:text-style-name="P5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8" draw:text-style-name="P5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8" draw:text-style-name="P5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7"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\textcolor{red}{~\notin~} \mathcal{B}
\end{align*}§svg§600§TRUE§</svg:desc>
          <draw:g>
            <draw:path draw:style-name="gr8" draw:text-style-name="P5" draw:layer="layout" svg:width="0.174cm" svg:height="0.225cm" svg:x="1.713cm" svg:y="7.9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8" draw:text-style-name="P5" draw:layer="layout" svg:width="0.142cm" svg:height="0.22cm" svg:x="1.906cm" svg:y="7.9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8" draw:text-style-name="P5" draw:layer="layout" svg:width="0.157cm" svg:height="0.183cm" svg:x="2.167cm" svg:y="8.0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8" draw:text-style-name="P5" draw:layer="layout" svg:width="0.2cm" svg:height="0.229cm" svg:x="2.449cm" svg:y="7.9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8" draw:text-style-name="P5" draw:layer="layout" svg:width="0.036cm" svg:height="0.093cm" svg:x="2.685cm" svg:y="8.147cm" svg:viewBox="0 0 37 94" svg:d="M37 33c0-20-8-33-21-33-10 0-16 8-16 17 0 8 6 17 16 17 4 0 8-2 11-4 1-1 1-1 2-1s1 0 1 4c0 24-11 43-22 53-4 4-4 4-4 5 0 3 2 3 4 3 4 0 29-24 29-61z">
              <text:p/>
            </draw:path>
            <draw:path draw:style-name="gr8" draw:text-style-name="P5" draw:layer="layout" svg:width="0.208cm" svg:height="0.142cm" svg:x="2.807cm" svg:y="8.0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8" draw:text-style-name="P5" draw:layer="layout" svg:width="0.073cm" svg:height="0.315cm" svg:x="3.064cm" svg:y="7.9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8" draw:text-style-name="P5" draw:layer="layout" svg:width="0.143cm" svg:height="0.22cm" svg:x="3.172cm" svg:y="7.9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8" draw:text-style-name="P5" draw:layer="layout" svg:width="0.073cm" svg:height="0.315cm" svg:x="3.338cm" svg:y="7.944cm" svg:viewBox="0 0 74 316" svg:d="M74 158c0-25-4-63-21-99-19-38-47-59-49-59s-4 1-4 4l6 7c31 30 49 81 49 147 0 54-12 110-51 150-4 3-4 4-4 5 0 2 2 3 4 3s31-22 50-61c16-35 20-71 20-97z">
              <text:p/>
            </draw:path>
            <draw:path draw:style-name="gr8" draw:text-style-name="P5" draw:layer="layout" svg:width="0.21cm" svg:height="0.073cm" svg:x="3.549cm" svg:y="8.0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8" draw:text-style-name="P5" draw:layer="layout" svg:width="0.148cm" svg:height="0.139cm" svg:x="3.882cm" svg:y="8.0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8" draw:text-style-name="P5" draw:layer="layout" svg:width="0.121cm" svg:height="0.315cm" svg:x="4.059cm" svg:y="7.944cm" svg:viewBox="0 0 122 316" svg:d="M121 12c1-4 1-4 1-6 0-3-2-6-6-6-2 0-4 1-5 3-37 100-73 201-109 301-2 5-1 4-2 6 0 3 3 6 6 6 4 0 5-2 7-7 36-99 72-198 108-297z">
              <text:p/>
            </draw:path>
            <draw:path draw:style-name="gr8" draw:text-style-name="P5" draw:layer="layout" svg:width="0.125cm" svg:height="0.21cm" svg:x="4.216cm" svg:y="7.9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8" draw:text-style-name="P5" draw:layer="layout" svg:width="0.174cm" svg:height="0.225cm" svg:x="1.713cm" svg:y="8.3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8" draw:text-style-name="P5" draw:layer="layout" svg:width="0.142cm" svg:height="0.22cm" svg:x="1.906cm" svg:y="8.3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8" draw:text-style-name="P5" draw:layer="layout" svg:width="0.157cm" svg:height="0.183cm" svg:x="2.167cm" svg:y="8.4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8" draw:text-style-name="P5" draw:layer="layout" svg:width="0.2cm" svg:height="0.229cm" svg:x="2.449cm" svg:y="8.3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8" draw:text-style-name="P5" draw:layer="layout" svg:width="0.036cm" svg:height="0.093cm" svg:x="2.685cm" svg:y="8.576cm" svg:viewBox="0 0 37 94" svg:d="M37 33c0-20-8-33-21-33-10 0-16 8-16 17 0 8 6 16 16 16 4 0 8-1 11-3 1-1 1-1 2-1s1 0 1 4c0 24-11 43-22 53-4 4-4 4-4 5 0 3 2 3 4 3 4 0 29-24 29-61z">
              <text:p/>
            </draw:path>
            <draw:path draw:style-name="gr8" draw:text-style-name="P5" draw:layer="layout" svg:width="0.175cm" svg:height="0.225cm" svg:x="2.797cm" svg:y="8.3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8" draw:text-style-name="P5" draw:layer="layout" svg:width="0.083cm" svg:height="0.211cm" svg:x="2.983cm" svg:y="8.4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8" draw:text-style-name="P5" draw:layer="layout" svg:width="0.156cm" svg:height="0.183cm" svg:x="3.197cm" svg:y="8.4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8" draw:text-style-name="P5" draw:layer="layout" svg:width="0.042cm" svg:height="0.315cm" svg:x="3.506cm" svg:y="8.372cm" svg:viewBox="0 0 43 316" svg:d="M43 316c0-4 0-9 0-13-10 0-20 0-30 0 0-97 0-194 0-290 10 0 20 0 30 0 0-5 0-9 0-13-14 0-29 0-43 0 0 105 0 211 0 316 14 0 29 0 43 0z">
              <text:p/>
            </draw:path>
            <draw:path draw:style-name="gr8" draw:text-style-name="P5" draw:layer="layout" svg:width="0.147cm" svg:height="0.138cm" svg:x="3.574cm" svg:y="8.4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8" draw:text-style-name="P5" draw:layer="layout" svg:width="0.042cm" svg:height="0.315cm" svg:x="3.74cm" svg:y="8.372cm" svg:viewBox="0 0 43 316" svg:d="M43 0c-14 0-29 0-43 0 0 4 0 8 0 13 10 0 20 0 31 0 0 96 0 193 0 290-11 0-21 0-31 0 0 4 0 9 0 13 14 0 29 0 43 0 0-105 0-211 0-316z">
              <text:p/>
            </draw:path>
            <draw:path draw:style-name="gr8" draw:text-style-name="P5" draw:layer="layout" svg:width="0.094cm" svg:height="0.101cm" svg:x="3.83cm" svg:y="8.5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8" draw:text-style-name="P5" draw:layer="layout" svg:width="0.118cm" svg:height="0.097cm" svg:x="3.94cm" svg:y="8.5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8" draw:text-style-name="P5" draw:layer="layout" svg:width="0.094cm" svg:height="0.101cm" svg:x="4.068cm" svg:y="8.5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8" draw:text-style-name="P5" draw:layer="layout" svg:width="0.118cm" svg:height="0.096cm" svg:x="4.184cm" svg:y="8.5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8" draw:text-style-name="P5" draw:layer="layout" svg:width="0.037cm" svg:height="0.093cm" svg:x="4.354cm" svg:y="8.576cm" svg:viewBox="0 0 38 94" svg:d="M38 33c0-20-8-33-21-33-10 0-17 8-17 17 0 8 7 16 17 16 4 0 8-1 11-3 1-1 1-1 2-1s1 0 1 4c0 24-11 43-22 53-4 4-4 4-4 5 0 3 2 3 4 3 3 0 29-24 29-61z">
              <text:p/>
            </draw:path>
            <draw:path draw:style-name="gr8" draw:text-style-name="P5" draw:layer="layout" svg:width="0.013cm" svg:height="0.202cm" svg:x="4.513cm" svg:y="8.334cm" svg:viewBox="0 0 14 203" svg:d="M0 192c0 5 0 11 7 11s7-6 7-11c0-60 0-120 0-180 0-5 0-12-7-12s-7 6-7 12c0 60 0 120 0 180z">
              <text:p/>
            </draw:path>
            <draw:path draw:style-name="gr8" draw:text-style-name="P5" draw:layer="layout" svg:width="0.013cm" svg:height="0.202cm" svg:x="4.513cm" svg:y="8.523cm" svg:viewBox="0 0 14 203" svg:d="M0 192c0 4 0 11 7 11s7-6 7-11c0-60 0-120 0-180 0-5 0-12-7-12s-7 6-7 12c0 60 0 120 0 180z">
              <text:p/>
            </draw:path>
            <draw:path draw:style-name="gr8" draw:text-style-name="P5" draw:layer="layout" svg:width="0.104cm" svg:height="0.028cm" svg:x="4.665cm" svg:y="8.3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8" draw:text-style-name="P5" draw:layer="layout" svg:width="0.208cm" svg:height="0.142cm" svg:x="4.583cm" svg:y="8.4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8" draw:text-style-name="P5" draw:layer="layout" svg:width="0.073cm" svg:height="0.315cm" svg:x="4.839cm" svg:y="8.3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8" draw:text-style-name="P5" draw:layer="layout" svg:width="0.142cm" svg:height="0.22cm" svg:x="4.948cm" svg:y="8.3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8" draw:text-style-name="P5" draw:layer="layout" svg:width="0.113cm" svg:height="0.096cm" svg:x="5.112cm" svg:y="8.3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8" draw:text-style-name="P5" draw:layer="layout" svg:width="0.148cm" svg:height="0.011cm" svg:x="5.261cm" svg:y="8.413cm" svg:viewBox="0 0 149 12" svg:d="M141 12c4 0 8 0 8-6s-4-6-8-6c-44 0-88 0-132 0-4 0-9 0-9 5 0 7 5 7 9 7 44 0 88 0 132 0z">
              <text:p/>
            </draw:path>
            <draw:path draw:style-name="gr8" draw:text-style-name="P5" draw:layer="layout" svg:width="0.08cm" svg:height="0.146cm" svg:x="5.459cm" svg:y="8.3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8" draw:text-style-name="P5" draw:layer="layout" svg:width="0.066cm" svg:height="0.148cm" svg:x="5.107cm" svg:y="8.5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8" draw:text-style-name="P5" draw:layer="layout" svg:width="0.072cm" svg:height="0.315cm" svg:x="5.595cm" svg:y="8.3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8" draw:text-style-name="P5" draw:layer="layout" svg:width="0.012cm" svg:height="0.202cm" svg:x="5.746cm" svg:y="8.334cm" svg:viewBox="0 0 13 203" svg:d="M0 192c0 5 0 11 6 11 7 0 7-6 7-11 0-60 0-120 0-180 0-5 0-12-7-12-6 0-6 6-6 12 0 60 0 120 0 180z">
              <text:p/>
            </draw:path>
            <draw:path draw:style-name="gr8" draw:text-style-name="P5" draw:layer="layout" svg:width="0.012cm" svg:height="0.202cm" svg:x="5.746cm" svg:y="8.523cm" svg:viewBox="0 0 13 203" svg:d="M0 192c0 4 0 11 6 11 7 0 7-6 7-11 0-60 0-120 0-180 0-5 0-12-7-12-6 0-6 6-6 12 0 60 0 120 0 180z">
              <text:p/>
            </draw:path>
            <draw:path draw:style-name="gr8" draw:text-style-name="P5" draw:layer="layout" svg:width="0.192cm" svg:height="0.244cm" svg:x="5.867cm" svg:y="8.4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8" draw:text-style-name="P5" draw:layer="layout" svg:width="0.125cm" svg:height="0.21cm" svg:x="6.138cm" svg:y="8.3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8" draw:text-style-name="P5" draw:layer="layout" svg:width="0.129cm" svg:height="0.228cm" svg:x="6.293cm" svg:y="8.3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8" draw:text-style-name="P5" draw:layer="layout" svg:width="0.174cm" svg:height="0.226cm" svg:x="1.713cm" svg:y="8.8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8" draw:text-style-name="P5" draw:layer="layout" svg:width="0.142cm" svg:height="0.221cm" svg:x="1.906cm" svg:y="8.8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8" draw:text-style-name="P5" draw:layer="layout" svg:width="0.157cm" svg:height="0.182cm" svg:x="2.167cm" svg:y="8.8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8" draw:text-style-name="P5" draw:layer="layout" svg:width="0.2cm" svg:height="0.229cm" svg:x="2.449cm" svg:y="8.8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8" draw:text-style-name="P5" draw:layer="layout" svg:width="0.036cm" svg:height="0.093cm" svg:x="2.685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8" draw:text-style-name="P5" draw:layer="layout" svg:width="0.175cm" svg:height="0.226cm" svg:x="2.797cm" svg:y="8.8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8" draw:text-style-name="P5" draw:layer="layout" svg:width="0.083cm" svg:height="0.211cm" svg:x="2.983cm" svg:y="8.8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8" draw:text-style-name="P5" draw:layer="layout" svg:width="0.156cm" svg:height="0.182cm" svg:x="3.197cm" svg:y="8.8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8" draw:text-style-name="P5" draw:layer="layout" svg:width="0.042cm" svg:height="0.315cm" svg:x="3.506cm" svg:y="8.801cm" svg:viewBox="0 0 43 316" svg:d="M43 316c0-4 0-9 0-13-10 0-20 0-30 0 0-97 0-194 0-290 10 0 20 0 30 0 0-5 0-9 0-13-14 0-29 0-43 0 0 105 0 211 0 316 14 0 29 0 43 0z">
              <text:p/>
            </draw:path>
            <draw:path draw:style-name="gr8" draw:text-style-name="P5" draw:layer="layout" svg:width="0.147cm" svg:height="0.138cm" svg:x="3.574cm" svg:y="8.8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8" draw:text-style-name="P5" draw:layer="layout" svg:width="0.042cm" svg:height="0.315cm" svg:x="3.74cm" svg:y="8.801cm" svg:viewBox="0 0 43 316" svg:d="M43 0c-14 0-29 0-43 0 0 4 0 8 0 13 10 0 20 0 31 0 0 96 0 193 0 290-11 0-21 0-31 0 0 4 0 9 0 13 14 0 29 0 43 0 0-105 0-211 0-316z">
              <text:p/>
            </draw:path>
            <draw:path draw:style-name="gr8" draw:text-style-name="P5" draw:layer="layout" svg:width="0.108cm" svg:height="0.101cm" svg:x="3.83cm" svg:y="8.9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8" draw:text-style-name="P5" draw:layer="layout" svg:width="0.118cm" svg:height="0.156cm" svg:x="3.964cm" svg:y="8.9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8" draw:text-style-name="P5" draw:layer="layout" svg:width="0.117cm" svg:height="0.156cm" svg:x="4.104cm" svg:y="8.9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8" draw:text-style-name="P5" draw:layer="layout" svg:width="0.036cm" svg:height="0.093cm" svg:x="4.382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8" draw:text-style-name="P5" draw:layer="layout" svg:width="0.013cm" svg:height="0.202cm" svg:x="4.54cm" svg:y="8.762cm" svg:viewBox="0 0 14 203" svg:d="M0 192c0 5 0 11 7 11s7-6 7-11c0-60 0-120 0-180 0-5 0-12-7-12s-7 6-7 12c0 60 0 120 0 180z">
              <text:p/>
            </draw:path>
            <draw:path draw:style-name="gr8" draw:text-style-name="P5" draw:layer="layout" svg:width="0.013cm" svg:height="0.202cm" svg:x="4.54cm" svg:y="8.952cm" svg:viewBox="0 0 14 203" svg:d="M0 192c0 4 0 11 7 11s7-6 7-11c0-60 0-120 0-180 0-5 0-12-7-12s-7 6-7 12c0 60 0 120 0 180z">
              <text:p/>
            </draw:path>
            <draw:path draw:style-name="gr8" draw:text-style-name="P5" draw:layer="layout" svg:width="0.104cm" svg:height="0.028cm" svg:x="4.692cm" svg:y="8.8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8" draw:text-style-name="P5" draw:layer="layout" svg:width="0.208cm" svg:height="0.142cm" svg:x="4.61cm" svg:y="8.8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8" draw:text-style-name="P5" draw:layer="layout" svg:width="0.073cm" svg:height="0.315cm" svg:x="4.866cm" svg:y="8.8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8" draw:text-style-name="P5" draw:layer="layout" svg:width="0.142cm" svg:height="0.221cm" svg:x="4.975cm" svg:y="8.8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8" draw:text-style-name="P5" draw:layer="layout" svg:width="0.113cm" svg:height="0.096cm" svg:x="5.139cm" svg:y="8.8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8" draw:text-style-name="P5" draw:layer="layout" svg:width="0.149cm" svg:height="0.01cm" svg:x="5.288cm" svg:y="8.841cm" svg:viewBox="0 0 150 11" svg:d="M141 11c4 0 9 0 9-5 0-6-5-6-9-6-44 0-88 0-132 0-4 0-9 0-9 5 0 6 5 6 9 6 44 0 88 0 132 0z">
              <text:p/>
            </draw:path>
            <draw:path draw:style-name="gr8" draw:text-style-name="P5" draw:layer="layout" svg:width="0.08cm" svg:height="0.146cm" svg:x="5.486cm" svg:y="8.7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8" draw:text-style-name="P5" draw:layer="layout" svg:width="0.066cm" svg:height="0.148cm" svg:x="5.134cm" svg:y="8.9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8" draw:text-style-name="P5" draw:layer="layout" svg:width="0.073cm" svg:height="0.315cm" svg:x="5.622cm" svg:y="8.8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8" draw:text-style-name="P5" draw:layer="layout" svg:width="0.012cm" svg:height="0.202cm" svg:x="5.773cm" svg:y="8.762cm" svg:viewBox="0 0 13 203" svg:d="M0 192c0 5 0 11 6 11 7 0 7-6 7-11 0-60 0-120 0-180 0-5 0-12-7-12-6 0-6 6-6 12 0 60 0 120 0 180z">
              <text:p/>
            </draw:path>
            <draw:path draw:style-name="gr8" draw:text-style-name="P5" draw:layer="layout" svg:width="0.012cm" svg:height="0.202cm" svg:x="5.773cm" svg:y="8.952cm" svg:viewBox="0 0 13 203" svg:d="M0 192c0 4 0 11 6 11 7 0 7-6 7-11 0-60 0-120 0-180 0-5 0-12-7-12-6 0-6 6-6 12 0 60 0 120 0 180z">
              <text:p/>
            </draw:path>
            <draw:path draw:style-name="gr8" draw:text-style-name="P5" draw:layer="layout" svg:width="0.192cm" svg:height="0.243cm" svg:x="5.894cm" svg:y="8.8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8" draw:text-style-name="P5" draw:layer="layout" svg:width="0.125cm" svg:height="0.21cm" svg:x="6.165cm" svg:y="8.8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8" draw:text-style-name="P5" draw:layer="layout" svg:width="0.129cm" svg:height="0.228cm" svg:x="6.32cm" svg:y="8.8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8" draw:text-style-name="P5" draw:layer="layout" svg:width="0.192cm" svg:height="0.012cm" svg:x="6.503cm" svg:y="8.952cm" svg:viewBox="0 0 193 13" svg:d="M182 13c5 0 11 1 11-6s-6-7-11-7c-57 0-114 0-171 0-6 0-11 0-11 7s5 6 11 6c57 0 114 0 171 0z">
              <text:p/>
            </draw:path>
            <draw:path draw:style-name="gr8" draw:text-style-name="P5" draw:layer="layout" svg:width="0.103cm" svg:height="0.21cm" svg:x="6.769cm" svg:y="8.8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8" draw:text-style-name="P5" draw:layer="layout" svg:width="0.174cm" svg:height="0.225cm" svg:x="1.713cm" svg:y="9.2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8" draw:text-style-name="P5" draw:layer="layout" svg:width="0.142cm" svg:height="0.22cm" svg:x="1.906cm" svg:y="9.2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8" draw:text-style-name="P5" draw:layer="layout" svg:width="0.157cm" svg:height="0.183cm" svg:x="2.167cm" svg:y="9.2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8" draw:text-style-name="P5" draw:layer="layout" svg:width="0.2cm" svg:height="0.229cm" svg:x="2.449cm" svg:y="9.1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8" draw:text-style-name="P5" draw:layer="layout" svg:width="0.036cm" svg:height="0.093cm" svg:x="2.685cm" svg:y="9.388cm" svg:viewBox="0 0 37 94" svg:d="M37 33c0-20-8-33-21-33-10 0-16 8-16 17 0 8 6 16 16 16 4 0 8-1 11-3 1-1 1-1 2-1s1 0 1 4c0 24-11 43-22 53-4 4-4 4-4 5 0 3 2 3 4 3 4 0 29-24 29-61z">
              <text:p/>
            </draw:path>
            <draw:path draw:style-name="gr8" draw:text-style-name="P5" draw:layer="layout" svg:width="0.156cm" svg:height="0.222cm" svg:x="2.814cm" svg:y="9.2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8" draw:text-style-name="P5" draw:layer="layout" svg:width="0.073cm" svg:height="0.315cm" svg:x="3.013cm" svg:y="9.1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8" draw:text-style-name="P5" draw:layer="layout" svg:width="0.143cm" svg:height="0.22cm" svg:x="3.121cm" svg:y="9.2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8" draw:text-style-name="P5" draw:layer="layout" svg:width="0.073cm" svg:height="0.315cm" svg:x="3.288cm" svg:y="9.1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8" draw:text-style-name="P5" draw:layer="layout" svg:width="0.192cm" svg:height="0.244cm" svg:x="3.507cm" svg:y="9.2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8" draw:text-style-name="P5" draw:layer="layout" svg:width="0.148cm" svg:height="0.207cm" svg:x="3.824cm" svg:y="9.2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8" draw:text-style-name="P5" draw:layer="layout" svg:width="0.174cm" svg:height="0.225cm" svg:x="1.713cm" svg:y="9.5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8" draw:text-style-name="P5" draw:layer="layout" svg:width="0.142cm" svg:height="0.22cm" svg:x="1.906cm" svg:y="9.5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8" draw:text-style-name="P5" draw:layer="layout" svg:width="0.157cm" svg:height="0.183cm" svg:x="2.167cm" svg:y="9.6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8" draw:text-style-name="P5" draw:layer="layout" svg:width="0.2cm" svg:height="0.229cm" svg:x="2.449cm" svg:y="9.5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8" draw:text-style-name="P5" draw:layer="layout" svg:width="0.036cm" svg:height="0.093cm" svg:x="2.685cm" svg:y="9.772cm" svg:viewBox="0 0 37 94" svg:d="M37 33c0-20-8-33-21-33-10 0-16 8-16 17 0 8 6 17 16 17 4 0 8-2 11-4 1-1 1-1 2-1s1 0 1 4c0 24-11 43-22 53-4 4-4 4-4 6s2 2 4 2c4 0 29-24 29-61z">
              <text:p/>
            </draw:path>
            <draw:path draw:style-name="gr8" draw:text-style-name="P5" draw:layer="layout" svg:width="0.156cm" svg:height="0.222cm" svg:x="2.814cm" svg:y="9.5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8" draw:text-style-name="P5" draw:layer="layout" svg:width="0.073cm" svg:height="0.315cm" svg:x="3.013cm" svg:y="9.5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8" draw:text-style-name="P5" draw:layer="layout" svg:width="0.143cm" svg:height="0.22cm" svg:x="3.121cm" svg:y="9.5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8" draw:text-style-name="P5" draw:layer="layout" svg:width="0.037cm" svg:height="0.093cm" svg:x="3.297cm" svg:y="9.772cm" svg:viewBox="0 0 38 94" svg:d="M38 33c0-20-8-33-21-33-11 0-17 8-17 17 0 8 6 17 17 17 4 0 8-2 11-4 1-1 1-1 2-1 0 1 1 0 1 4 0 24-12 43-22 53-3 4-4 4-4 6s2 2 4 2c3 0 29-24 29-61z">
              <text:p/>
            </draw:path>
            <draw:path draw:style-name="gr8" draw:text-style-name="P5" draw:layer="layout" svg:width="0.148cm" svg:height="0.139cm" svg:x="3.427cm" svg:y="9.6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8" draw:text-style-name="P5" draw:layer="layout" svg:width="0.192cm" svg:height="0.012cm" svg:x="3.684cm" svg:y="9.721cm" svg:viewBox="0 0 193 13" svg:d="M182 13c5 0 11 0 11-7 0-6-6-6-11-6-57 0-114 0-171 0-6 0-11 0-11 6 0 7 5 7 11 7 57 0 114 0 171 0z">
              <text:p/>
            </draw:path>
            <draw:path draw:style-name="gr8" draw:text-style-name="P5" draw:layer="layout" svg:width="0.103cm" svg:height="0.21cm" svg:x="4.001cm" svg:y="9.5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8" draw:text-style-name="P5" draw:layer="layout" svg:width="0.072cm" svg:height="0.315cm" svg:x="4.15cm" svg:y="9.5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8" draw:text-style-name="P5" draw:layer="layout" svg:width="0.192cm" svg:height="0.244cm" svg:x="4.369cm" svg:y="9.6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8" draw:text-style-name="P5" draw:layer="layout" svg:width="0.148cm" svg:height="0.207cm" svg:x="4.685cm" svg:y="9.6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8" draw:text-style-name="P5" draw:layer="layout" svg:width="0.192cm" svg:height="0.012cm" svg:x="4.936cm" svg:y="9.721cm" svg:viewBox="0 0 193 13" svg:d="M182 13c5 0 11 0 11-7 0-6-6-6-11-6-57 0-114 0-171 0-6 0-11 0-11 6 0 7 5 7 11 7 57 0 114 0 171 0z">
              <text:p/>
            </draw:path>
            <draw:path draw:style-name="gr8" draw:text-style-name="P5" draw:layer="layout" svg:width="0.103cm" svg:height="0.21cm" svg:x="5.254cm" svg:y="9.5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8" draw:text-style-name="P5" draw:layer="layout" svg:width="0.143cm" svg:height="0.221cm" svg:x="1.729cm" svg:y="10.0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8" draw:text-style-name="P5" draw:layer="layout" svg:width="0.157cm" svg:height="0.183cm" svg:x="1.992cm" svg:y="10.0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8" draw:text-style-name="P5" draw:layer="layout" svg:width="0.2cm" svg:height="0.229cm" svg:x="2.274cm" svg:y="10.0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8" draw:text-style-name="P5" draw:layer="layout" svg:width="0.28cm" svg:height="0.165cm" svg:x="2.587cm" svg:y="10.0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8" draw:text-style-name="P5" draw:layer="layout" svg:width="0.164cm" svg:height="0.012cm" svg:x="2.974cm" svg:y="9.969cm" svg:viewBox="0 0 165 13" svg:d="M0 0c55 0 110 0 165 0 0 4 0 8 0 13-55 0-110 0-165 0 0-5 0-9 0-13z">
              <text:p/>
            </draw:path>
            <draw:path draw:style-name="gr8" draw:text-style-name="P5" draw:layer="layout" svg:width="0.143cm" svg:height="0.221cm" svg:x="2.99cm" svg:y="10.0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8" draw:text-style-name="P5" draw:layer="layout" svg:width="0.156cm" svg:height="0.183cm" svg:x="3.253cm" svg:y="10.0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8" draw:text-style-name="P5" draw:layer="layout" svg:width="0.2cm" svg:height="0.229cm" svg:x="3.534cm" svg:y="10.0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8" draw:text-style-name="P5" draw:layer="layout" svg:width="0.072cm" svg:height="0.315cm" svg:x="1.744cm" svg:y="10.4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8" draw:text-style-name="P5" draw:layer="layout" svg:width="0.132cm" svg:height="0.217cm" svg:x="1.848cm" svg:y="10.4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8" draw:text-style-name="P5" draw:layer="layout" svg:width="0.103cm" svg:height="0.21cm" svg:x="2.023cm" svg:y="10.4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8" draw:text-style-name="P5" draw:layer="layout" svg:width="0.073cm" svg:height="0.315cm" svg:x="2.17cm" svg:y="10.4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8" draw:text-style-name="P5" draw:layer="layout" svg:width="0.088cm" svg:height="0.069cm" svg:x="2.332cm" svg:y="10.3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8" draw:text-style-name="P5" draw:layer="layout" svg:width="0.122cm" svg:height="0.01cm" svg:x="2.313cm" svg:y="10.482cm" svg:viewBox="0 0 123 11" svg:d="M0 0c41 0 82 0 123 0 0 4 0 7 0 11-41 0-82 0-123 0 0-4 0-7 0-11z">
              <text:p/>
            </draw:path>
            <draw:path draw:style-name="gr8" draw:text-style-name="P5" draw:layer="layout" svg:width="0.077cm" svg:height="0.104cm" svg:x="2.336cm" svg:y="10.5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8" draw:text-style-name="P5" draw:layer="layout" svg:width="0.037cm" svg:height="0.093cm" svg:x="2.518cm" svg:y="10.64cm" svg:viewBox="0 0 38 94" svg:d="M38 33c0-20-8-33-21-33-11 0-17 8-17 17 0 8 6 16 17 16 4 0 8-1 11-3 1-1 1-1 2-1 0 1 1 0 1 4 0 24-12 43-22 52-4 4-4 5-4 6 0 3 2 3 4 3 3 0 29-24 29-61z">
              <text:p/>
            </draw:path>
            <draw:path draw:style-name="gr8" draw:text-style-name="P5" draw:layer="layout" svg:width="0.073cm" svg:height="0.315cm" svg:x="2.662cm" svg:y="10.4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8" draw:text-style-name="P5" draw:layer="layout" svg:width="0.103cm" svg:height="0.21cm" svg:x="2.782cm" svg:y="10.4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8" draw:text-style-name="P5" draw:layer="layout" svg:width="0.132cm" svg:height="0.217cm" svg:x="2.924cm" svg:y="10.4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8" draw:text-style-name="P5" draw:layer="layout" svg:width="0.073cm" svg:height="0.315cm" svg:x="3.088cm" svg:y="10.4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8" draw:text-style-name="P5" draw:layer="layout" svg:width="0.088cm" svg:height="0.069cm" svg:x="3.251cm" svg:y="10.3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8" draw:text-style-name="P5" draw:layer="layout" svg:width="0.123cm" svg:height="0.01cm" svg:x="3.231cm" svg:y="10.482cm" svg:viewBox="0 0 124 11" svg:d="M0 0c41 0 83 0 124 0 0 4 0 7 0 11-41 0-83 0-124 0 0-4 0-7 0-11z">
              <text:p/>
            </draw:path>
            <draw:path draw:style-name="gr8" draw:text-style-name="P5" draw:layer="layout" svg:width="0.078cm" svg:height="0.104cm" svg:x="3.254cm" svg:y="10.5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9" draw:text-style-name="P6" draw:layer="layout" svg:width="0.122cm" svg:height="0.315cm" svg:x="3.567cm" svg:y="10.436cm" svg:viewBox="0 0 123 316" svg:d="M121 12c2-5 2-4 2-6 0-3-2-6-6-6-3 0-5 1-5 3-37 100-74 201-110 301-2 4-1 4-2 6 0 3 3 6 6 6 5 0 6-2 7-7 36-99 72-198 108-297z">
              <text:p/>
            </draw:path>
            <draw:path draw:style-name="gr9" draw:text-style-name="P6" draw:layer="layout" svg:width="0.157cm" svg:height="0.183cm" svg:x="3.541cm" svg:y="10.502cm" svg:viewBox="0 0 158 184" svg:d="M147 98c5 0 11 0 11-6 0-7-6-7-11-7-45 0-90 0-134 0 4-42 40-72 84-72 17 0 33 0 50 0 5 0 11 0 11-7 0-6-6-6-11-6-17 0-33 0-50 0-54 0-97 41-97 92s43 92 97 92c17 0 33 0 50 0 5 0 11 0 11-7 0-6-6-6-11-6-17 0-33 0-50 0-44 0-80-31-84-73 44 0 89 0 134 0z">
              <text:p/>
            </draw:path>
            <draw:path draw:style-name="gr8" draw:text-style-name="P5" draw:layer="layout" svg:width="0.2cm" svg:height="0.229cm" svg:x="3.84cm" svg:y="10.45cm" svg:viewBox="0 0 201 230" svg:d="M79 9c0-4 0-5 0-5 0-3 0-4-3-4s-13 5-19 8c-15 7-27 14-27 19 0 2 2 2 3 2 4 0 13-5 18-7-3 31-11 72-17 99-12 54-17 72-33 103-1 3-1 2-1 4s2 2 3 2c5 0 19-5 23-14 5-7 16-31 26-68 6-27 19-68 42-100 14-21 27-31 47-31 17 0 33 12 33 28 0 28-30 38-63 49-4 1-26 9-26 17 0 2 2 2 3 2s9-1 15-1c32 0 58 19 58 49 0 40-33 52-62 52-24 0-36-13-41-18 0-2 0-2-3-2-7 0-24 9-24 16 0 1 13 21 47 21 44 0 110-31 110-82 0-27-18-46-49-53 25-10 62-33 62-63 0-19-16-32-39-32-11 0-51 3-89 50 2-13 4-27 6-41z">
              <text:p/>
            </draw:path>
          </draw:g>
        </draw:g>
        <draw:frame draw:style-name="gr60" draw:text-style-name="P7" draw:layer="layout" svg:width="1.987cm" svg:height="0.319cm" svg:x="7.103cm" svg:y="7.88cm">
          <draw:text-box>
            <text:p><text:span text:style-name="T2">(LB: inside CW)</text:span></text:p>
          </draw:text-box>
        </draw:frame>
        <draw:frame draw:style-name="gr61" draw:text-style-name="P7" draw:layer="layout" svg:width="2.423cm" svg:height="0.319cm" svg:x="7.103cm" svg:y="8.329cm">
          <draw:text-box>
            <text:p><text:span text:style-name="T2">(LB: CW boundary)</text:span></text:p>
          </draw:text-box>
        </draw:frame>
        <draw:frame draw:style-name="gr62" draw:text-style-name="P7" draw:layer="layout" svg:width="2.423cm" svg:height="0.319cm" svg:x="7.103cm" svg:y="8.752cm">
          <draw:text-box>
            <text:p><text:span text:style-name="T2">(LB: CW boundary)</text:span></text:p>
          </draw:text-box>
        </draw:frame>
        <draw:frame draw:style-name="gr63" draw:text-style-name="P7" draw:layer="layout" svg:width="2cm" svg:height="0.319cm" svg:x="7.103cm" svg:y="9.153cm">
          <draw:text-box>
            <text:p><text:span text:style-name="T2">(RL: inside CW)</text:span></text:p>
          </draw:text-box>
        </draw:frame>
        <draw:frame draw:style-name="gr64" draw:text-style-name="P7" draw:layer="layout" svg:width="2.436cm" svg:height="0.319cm" svg:x="7.104cm" svg:y="9.58cm">
          <draw:text-box>
            <text:p><text:span text:style-name="T2">(RL: CW boundary)</text:span></text:p>
          </draw:text-box>
        </draw:frame>
        <draw:frame draw:style-name="gr65" draw:text-style-name="P7" draw:layer="layout" svg:width="2.127cm" svg:height="0.327cm" svg:x="7.105cm" svg:y="10.373cm">
          <draw:text-box>
            <text:p><text:span text:style-name="T2">(erasure symbol)</text:span></text:p>
          </draw:text-box>
        </draw:frame>
        <draw:line draw:style-name="gr42" draw:text-style-name="P2" draw:layer="layout" svg:x1="13cm" svg:y1="1cm" svg:x2="13cm" svg:y2="6.8cm">
          <text:p/>
        </draw:line>
        <draw:frame draw:style-name="gr29" draw:text-style-name="P8" draw:layer="layout" svg:width="1.522cm" svg:height="0.395cm" svg:x="15.605cm" svg:y="10.009cm">
          <draw:text-box>
            <text:p><text:span text:style-name="T3">(bijection)</text:span></text:p>
          </draw:text-box>
        </draw:frame>
        <draw:frame draw:style-name="gr33" draw:text-style-name="P8" draw:layer="layout" svg:width="0.434cm" svg:height="0.395cm" svg:x="1.405cm" svg:y="13.909cm">
          <draw:text-box>
            <text:p><text:span text:style-name="T3">(1)</text:span></text:p>
          </draw:text-box>
        </draw:frame>
        <draw:frame draw:style-name="gr66" draw:text-style-name="P8" draw:layer="layout" svg:width="1.932cm" svg:height="0.395cm" svg:x="2.005cm" svg:y="13.91cm">
          <draw:text-box>
            <text:p><text:span text:style-name="T3">encode <text:s text:c="3"/>to</text:span></text:p>
          </draw:text-box>
        </draw:frame>
        <draw:g draw:style-name="gr7">
          <svg:title>TexMaths</svg:title>
          <svg:desc>10§display§\bm{c}§svg§600§TRUE§</svg:desc>
          <draw:g>
            <draw:path draw:style-name="gr8" draw:text-style-name="P5" draw:layer="layout" svg:width="0.16cm" svg:height="0.159cm" svg:x="3.273cm" svg:y="14.049cm" svg:viewBox="0 0 161 160" svg:d="M133 20c-18 5-12 15-19 23 0 6 3 17 18 17 14 0 25-13 25-27 0-19-18-33-49-33-69 0-108 55-108 99 0 32 20 61 74 61 8 0 32 0 53-8 20-8 34-23 34-27 0-3-6-9-9-9-2 0-2 1-5 4-19 20-46 27-72 27-23 0-35-11-35-32 0-12 9-54 20-72 14-24 34-30 48-30 5 0 16 0 25 7z">
              <text:p/>
            </draw:path>
          </draw:g>
        </draw:g>
        <draw:custom-shape draw:style-name="gr67" draw:text-style-name="P16" draw:layer="layout" svg:width="5.6cm" svg:height="0.4cm" svg:x="1.786cm" svg:y="14.38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86cm" svg:y1="14.386cm" svg:x2="2.586cm" svg:y2="14.786cm">
          <text:p/>
        </draw:line>
        <draw:line draw:style-name="gr3" draw:text-style-name="P2" draw:layer="layout" svg:x1="4.586cm" svg:y1="14.386cm" svg:x2="4.586cm" svg:y2="14.786cm">
          <text:p/>
        </draw:line>
        <draw:line draw:style-name="gr3" draw:text-style-name="P2" draw:layer="layout" svg:x1="5.386cm" svg:y1="14.386cm" svg:x2="5.386cm" svg:y2="14.786cm">
          <text:p/>
        </draw:line>
        <draw:line draw:style-name="gr3" draw:text-style-name="P2" draw:layer="layout" svg:x1="6.586cm" svg:y1="14.386cm" svg:x2="6.586cm" svg:y2="14.786cm">
          <text:p/>
        </draw:line>
        <draw:g draw:style-name="gr7">
          <svg:title>TexMaths</svg:title>
          <svg:desc>10§display§\bm{c}_0§svg§600§TRUE§</svg:desc>
          <draw:g>
            <draw:path draw:style-name="gr8" draw:text-style-name="P5" draw:layer="layout" svg:width="0.162cm" svg:height="0.16cm" svg:x="1.968cm" svg:y="14.512cm" svg:viewBox="0 0 163 161" svg:d="M135 20c-19 5-13 15-19 23 0 6 3 16 17 16 15 0 26-12 26-27 0-18-19-32-49-32-71 0-110 54-110 100 0 32 20 61 74 61 9 0 33-1 54-9s35-22 35-26c0-3-6-9-9-9-2 0-3 1-5 3-19 20-47 28-74 28-23 0-35-12-35-32 0-13 9-55 20-73 14-24 35-30 50-30 4 0 16 0 25 7z">
              <text:p/>
            </draw:path>
            <draw:path draw:style-name="gr8" draw:text-style-name="P5" draw:layer="layout" svg:width="0.113cm" svg:height="0.166cm" svg:x="2.144cm" svg:y="14.56cm" svg:viewBox="0 0 114 167" svg:d="M114 84c0-27-3-46-14-63-8-11-23-21-43-21-57 0-57 67-57 84 0 18 0 83 57 83s57-65 57-83zM57 160c-11 0-26-6-31-26-3-15-3-35-3-53s0-36 3-50c5-19 21-24 31-24 13 0 26 8 31 22 3 13 4 31 4 52 0 18 0 36-3 52-5 22-22 27-32 2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5.796cm" svg:y="14.59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5.952cm" svg:y="14.59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6.107cm" svg:y="14.59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3.786cm" svg:y1="14.386cm" svg:x2="3.786cm" svg:y2="14.786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2.997cm" svg:y="14.59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3.153cm" svg:y="14.59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3.308cm" svg:y="14.59cm" svg:viewBox="0 0 37 36" svg:d="M37 19c0-11-9-19-19-19s-18 8-18 19c0 10 8 17 18 17s19-7 19-17z">
              <text:p/>
            </draw:path>
          </draw:g>
        </draw:g>
        <draw:custom-shape draw:style-name="gr67" draw:text-style-name="P16" draw:layer="layout" svg:width="5.6cm" svg:height="0.4cm" svg:x="1.786cm" svg:y="16.28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86cm" svg:y1="16.286cm" svg:x2="2.586cm" svg:y2="16.686cm">
          <text:p/>
        </draw:line>
        <draw:line draw:style-name="gr3" draw:text-style-name="P2" draw:layer="layout" svg:x1="4.586cm" svg:y1="16.286cm" svg:x2="4.586cm" svg:y2="16.686cm">
          <text:p/>
        </draw:line>
        <draw:line draw:style-name="gr3" draw:text-style-name="P2" draw:layer="layout" svg:x1="5.386cm" svg:y1="16.286cm" svg:x2="5.386cm" svg:y2="16.686cm">
          <text:p/>
        </draw:line>
        <draw:line draw:style-name="gr3" draw:text-style-name="P2" draw:layer="layout" svg:x1="6.586cm" svg:y1="16.286cm" svg:x2="6.586cm" svg:y2="16.686cm">
          <text:p/>
        </draw:line>
        <draw:g draw:style-name="gr7">
          <svg:title>TexMaths</svg:title>
          <svg:desc>10§display§\bm{b}_0§svg§600§TRUE§</svg:desc>
          <draw:g>
            <draw:path draw:style-name="gr8" draw:text-style-name="P5" draw:layer="layout" svg:width="0.157cm" svg:height="0.244cm" svg:x="1.969cm" svg:y="16.3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8" draw:text-style-name="P5" draw:layer="layout" svg:width="0.113cm" svg:height="0.166cm" svg:x="2.145cm" svg:y="16.4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 draw:style-name="gr7">
          <svg:title>TexMaths</svg:title>
          <svg:desc>10§display§\bm{b}_{i-1}§svg§600§TRUE§</svg:desc>
          <draw:g>
            <draw:path draw:style-name="gr8" draw:text-style-name="P5" draw:layer="layout" svg:width="0.159cm" svg:height="0.245cm" svg:x="3.909cm" svg:y="16.3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8" draw:text-style-name="P5" draw:layer="layout" svg:width="0.074cm" svg:height="0.163cm" svg:x="4.085cm" svg:y="16.4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8" draw:text-style-name="P5" draw:layer="layout" svg:width="0.165cm" svg:height="0.011cm" svg:x="4.2cm" svg:y="16.591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9cm" svg:height="0.162cm" svg:x="4.418cm" svg:y="16.4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 draw:style-name="gr7">
          <svg:title>TexMaths</svg:title>
          <svg:desc>10§display§\bm{b}_i§svg§600§TRUE§</svg:desc>
          <draw:g>
            <draw:path draw:style-name="gr8" draw:text-style-name="P5" draw:layer="layout" svg:width="0.157cm" svg:height="0.245cm" svg:x="4.871cm" svg:y="16.365cm" svg:viewBox="0 0 158 246" svg:d="M80 12c2-4 1-3 2-5 0-5-4-7-8-7-1 0-2 0-2 1-16 1-31 1-46 2-4 0-11 0-11 10 0 7 7 7 9 7 4 0 10 0 15 0-3 12-6 27-10 41-8 32-16 64-24 96-5 19-5 23-5 31 0 45 33 58 60 58 63 0 98-58 98-103 0-43-31-58-60-58-17 0-31 7-38 11 6-28 13-56 20-84zM60 233c-13 0-25-7-25-29 0-11 4-24 6-35 4-13 10-37 12-47 2-6 22-24 43-24 22 0 23 19 23 26 0 19-11 61-17 74-12 29-32 35-42 35z">
              <text:p/>
            </draw:path>
            <draw:path draw:style-name="gr8" draw:text-style-name="P5" draw:layer="layout" svg:width="0.073cm" svg:height="0.163cm" svg:x="5.046cm" svg:y="16.499cm" svg:viewBox="0 0 74 164" svg:d="M67 9c0-4-2-9-9-9s-14 6-14 13c0 4 3 9 10 9s13-7 13-13zM18 134c-1 3-3 6-3 10 0 11 10 20 24 20 24 0 35-33 35-37 0-3-3-3-4-3-4 0-4 1-5 4-5 20-16 30-26 30-5 0-6-3-6-9 0-5 2-10 4-15 3-7 5-14 8-20 2-6 11-28 12-31s1-6 1-8c0-12-9-21-23-21-24 0-35 33-35 38 0 3 3 3 4 3 3 0 3-1 4-4 7-21 17-30 26-30 4 0 7 2 7 8s-2 10-8 25c-5 13-10 26-15 40z">
              <text:p/>
            </draw:path>
          </draw:g>
        </draw:g>
        <draw:g draw:style-name="gr7">
          <svg:title>TexMaths</svg:title>
          <svg:desc>10§display§\bm{b}_{n-1}§svg§600§TRUE§</svg:desc>
          <draw:g>
            <draw:path draw:style-name="gr8" draw:text-style-name="P5" draw:layer="layout" svg:width="0.159cm" svg:height="0.245cm" svg:x="6.66cm" svg:y="16.3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8" draw:text-style-name="P5" draw:layer="layout" svg:width="0.149cm" svg:height="0.11cm" svg:x="6.836cm" svg:y="16.5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8" draw:text-style-name="P5" draw:layer="layout" svg:width="0.165cm" svg:height="0.011cm" svg:x="7.024cm" svg:y="16.594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9cm" svg:height="0.162cm" svg:x="7.243cm" svg:y="16.4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5.796cm" svg:y="16.49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5.952cm" svg:y="16.49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6.107cm" svg:y="16.49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3.786cm" svg:y1="16.286cm" svg:x2="3.786cm" svg:y2="16.686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2.997cm" svg:y="16.49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3.153cm" svg:y="16.49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3.308cm" svg:y="16.49cm" svg:viewBox="0 0 37 36" svg:d="M37 19c0-11-9-19-19-19s-18 8-18 19c0 10 8 17 18 17s19-7 19-17z">
              <text:p/>
            </draw:path>
          </draw:g>
        </draw:g>
        <draw:custom-shape draw:style-name="gr68" draw:text-style-name="P16" draw:layer="layout" svg:width="0.8cm" svg:height="0.4cm" svg:x="4.586cm" svg:y="15.086cm">
          <text:p/>
          <draw:enhanced-geometry svg:viewBox="0 0 21600 21600" draw:type="rectangle" draw:enhanced-path="M 0 0 L 21600 0 21600 21600 0 21600 0 0 Z N"/>
        </draw:custom-shape>
        <draw:line draw:style-name="gr69" draw:text-style-name="P2" draw:layer="layout" svg:x1="5cm" svg:y1="14.8cm" svg:x2="5cm" svg:y2="15.1cm">
          <text:p/>
        </draw:line>
        <draw:g draw:style-name="gr7">
          <svg:title>TexMaths</svg:title>
          <svg:desc>10§display§\bm{b}'_i§svg§600§TRUE§</svg:desc>
          <draw:g>
            <draw:path draw:style-name="gr8" draw:text-style-name="P5" draw:layer="layout" svg:width="0.157cm" svg:height="0.244cm" svg:x="4.873cm" svg:y="15.1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8" draw:text-style-name="P5" draw:layer="layout" svg:width="0.06cm" svg:height="0.126cm" svg:x="5.048cm" svg:y="15.094cm" svg:viewBox="0 0 61 127" svg:d="M59 21c2-4 2-6 2-8 0-7-6-13-14-13-9 0-12 8-13 12-11 35-22 70-33 106 0 1-1 3-1 4 0 3 8 5 10 5 1 0 1 0 3-4 15-34 30-68 46-102z">
              <text:p/>
            </draw:path>
            <draw:path draw:style-name="gr8" draw:text-style-name="P5" draw:layer="layout" svg:width="0.073cm" svg:height="0.164cm" svg:x="5.048cm" svg:y="15.2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 draw:style-name="gr7">
          <svg:title>TexMaths</svg:title>
          <svg:desc>10§display§f_{\rm a}§svg§600§TRUE§</svg:desc>
          <draw:g>
            <draw:path draw:style-name="gr8" draw:text-style-name="P5" draw:layer="layout" svg:width="0.173cm" svg:height="0.317cm" svg:x="4.194cm" svg:y="14.9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8" draw:text-style-name="P5" draw:layer="layout" svg:width="0.121cm" svg:height="0.111cm" svg:x="4.36cm" svg:y="15.0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 draw:style-name="gr7">
          <svg:title>TexMaths</svg:title>
          <svg:desc>10§display§\mathbbm{1}_{\rho, \ell, \delta}§svg§600§TRUE§</svg:desc>
          <draw:g>
            <draw:path draw:style-name="gr8" draw:text-style-name="P5" draw:layer="layout" svg:width="0.144cm" svg:height="0.231cm" svg:x="4.621cm" svg:y="15.7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8" draw:text-style-name="P5" draw:layer="layout" svg:width="0.125cm" svg:height="0.16cm" svg:x="4.81cm" svg:y="15.8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8" draw:text-style-name="P5" draw:layer="layout" svg:width="0.03cm" svg:height="0.075cm" svg:x="4.971cm" svg:y="15.977cm" svg:viewBox="0 0 31 76" svg:d="M24 24c0 14-2 30-19 45-1 1-2 2-2 3 0 2 2 4 4 4 3 0 24-20 24-49 0-15-6-27-17-27-8 0-14 6-14 14s6 14 14 14c6 0 7-3 10-4z">
              <text:p/>
            </draw:path>
            <draw:path draw:style-name="gr8" draw:text-style-name="P5" draw:layer="layout" svg:width="0.102cm" svg:height="0.175cm" svg:x="5.031cm" svg:y="15.8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8" draw:text-style-name="P5" draw:layer="layout" svg:width="0.03cm" svg:height="0.075cm" svg:x="5.171cm" svg:y="15.977cm" svg:viewBox="0 0 31 76" svg:d="M24 24c0 14-2 30-19 45-1 1-2 2-2 3 0 2 2 4 4 4 3 0 24-20 24-49 0-15-6-27-17-27-8 0-14 6-14 14s5 14 14 14c6 0 7-3 10-4z">
              <text:p/>
            </draw:path>
            <draw:path draw:style-name="gr8" draw:text-style-name="P5" draw:layer="layout" svg:width="0.107cm" svg:height="0.177cm" svg:x="5.242cm" svg:y="15.8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70" draw:text-style-name="P2" draw:layer="layout" svg:width="1.2cm" svg:height="0.4cm" svg:x="4.386cm" svg:y="15.6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9" draw:text-style-name="P2" draw:layer="layout" svg:x1="4.986cm" svg:y1="15.486cm" svg:x2="4.986cm" svg:y2="15.686cm">
          <text:p/>
        </draw:line>
        <draw:line draw:style-name="gr69" draw:text-style-name="P2" draw:layer="layout" svg:x1="4.986cm" svg:y1="16.086cm" svg:x2="4.986cm" svg:y2="16.286cm">
          <text:p/>
        </draw:line>
        <draw:polyline draw:style-name="gr3" draw:text-style-name="P2" draw:layer="layout" svg:width="0.099cm" svg:height="1.199cm" draw:transform="rotate (1.5707963267949) translate (3.386cm 16.286cm)" svg:viewBox="0 0 100 1200" draw:points="0,1200 100,1200 100,0 0,0">
          <text:p/>
        </draw:polyline>
        <draw:polyline draw:style-name="gr69" draw:text-style-name="P2" draw:layer="layout" svg:width="0.299cm" svg:height="0.399cm" draw:transform="rotate (1.5707963267949) translate (3.986cm 16.186cm)" svg:viewBox="0 0 300 400" draw:points="0,0 300,0 300,400">
          <text:p/>
        </draw:polyline>
        <draw:g draw:style-name="gr7">
          <svg:title>TexMaths</svg:title>
          <svg:desc>10§display§\ell \!-\! 1§svg§600§TRUE§</svg:desc>
          <draw:g>
            <draw:path draw:style-name="gr8" draw:text-style-name="P5" draw:layer="layout" svg:width="0.135cm" svg:height="0.249cm" svg:x="3.637cm" svg:y="16.8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8" draw:text-style-name="P5" draw:layer="layout" svg:width="0.214cm" svg:height="0.013cm" svg:x="3.828cm" svg:y="16.992cm" svg:viewBox="0 0 215 14" svg:d="M202 14c6 0 13 0 13-7s-7-7-13-7c-63 0-126 0-189 0-6 0-13 0-13 7s7 7 13 7c63 0 126 0 189 0z">
              <text:p/>
            </draw:path>
            <draw:path draw:style-name="gr8" draw:text-style-name="P5" draw:layer="layout" svg:width="0.115cm" svg:height="0.231cm" svg:x="4.122cm" svg:y="16.8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 draw:style-name="gr7">
          <svg:title>TexMaths</svg:title>
          <svg:desc>10§display§\tilde{\bm{b}}§svg§600§TRUE§</svg:desc>
          <draw:g>
            <draw:path draw:style-name="gr8" draw:text-style-name="P5" draw:layer="layout" svg:width="0.115cm" svg:height="0.032cm" svg:x="3.786cm" svg:y="15.5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8" draw:text-style-name="P5" draw:layer="layout" svg:width="0.158cm" svg:height="0.245cm" svg:x="3.771cm" svg:y="15.6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24" draw:text-style-name="P2" draw:layer="layout" svg:x1="3.386cm" svg:y1="16.786cm" svg:x2="4.586cm" svg:y2="16.786cm">
          <text:p/>
        </draw:line>
        <draw:line draw:style-name="gr24" draw:text-style-name="P2" draw:layer="layout" svg:x1="1.786cm" svg:y1="16.786cm" svg:x2="2.586cm" svg:y2="16.786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2.129cm" svg:y="16.8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7">
          <svg:title>TexMaths</svg:title>
          <svg:desc>10§display§\in\! \mathcal{B}§svg§600§TRUE§</svg:desc>
          <draw:g>
            <draw:path draw:style-name="gr8" draw:text-style-name="P5" draw:layer="layout" svg:width="0.174cm" svg:height="0.202cm" svg:x="5.492cm" svg:y="15.2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8" draw:text-style-name="P5" draw:layer="layout" svg:width="0.222cm" svg:height="0.253cm" svg:x="5.745cm" svg:y="15.1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 draw:style-name="gr7">
          <svg:title>TexMaths</svg:title>
          <svg:desc>10§display§\bm{c}_{i-1}§svg§600§TRUE§</svg:desc>
          <draw:g>
            <draw:path draw:style-name="gr8" draw:text-style-name="P5" draw:layer="layout" svg:width="0.162cm" svg:height="0.159cm" svg:x="3.869cm" svg:y="14.513cm" svg:viewBox="0 0 163 160" svg:d="M135 20c-18 5-13 15-19 23 0 6 3 17 18 17s25-13 25-27c0-19-18-33-49-33-71 0-110 55-110 100 0 31 20 60 75 60 9 0 33-1 54-9 20-8 34-22 34-26 0-3-5-8-8-8s-3 1-6 3c-19 20-46 27-74 27-23 0-34-11-34-31 0-12 9-55 19-73 14-24 36-30 50-30 5 0 16 0 25 7z">
              <text:p/>
            </draw:path>
            <draw:path draw:style-name="gr8" draw:text-style-name="P5" draw:layer="layout" svg:width="0.073cm" svg:height="0.163cm" svg:x="4.045cm" svg:y="14.561cm" svg:viewBox="0 0 74 164" svg:d="M68 10c0-4-3-10-10-10s-14 7-14 14c0 4 3 9 10 9s14-7 14-13zM18 133c-1 3-3 6-3 10 0 12 10 21 24 21 24 0 35-34 35-38 0-3-3-3-4-3-3 0-4 2-4 4-6 20-17 30-27 30-4 0-6-3-6-9 0-5 2-10 4-15 3-7 5-13 8-19 2-6 11-28 12-31 1-2 2-5 2-8 0-11-10-20-24-20-24 0-35 33-35 37 0 3 3 3 4 3 3 0 4-1 4-4 7-21 17-30 27-30 4 0 6 2 6 9 0 6-2 9-8 24-5 13-10 26-15 39z">
              <text:p/>
            </draw:path>
            <draw:path draw:style-name="gr8" draw:text-style-name="P5" draw:layer="layout" svg:width="0.165cm" svg:height="0.011cm" svg:x="4.159cm" svg:y="14.655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9cm" svg:height="0.16cm" svg:x="4.377cm" svg:y="14.561cm" svg:viewBox="0 0 90 161" svg:d="M56 7c0-7-1-7-7-7-16 15-39 16-49 16 0 3 0 6 0 9 6 0 23 0 36-7 0 41 0 82 0 123 0 8 0 12-25 12-3 0-6 0-9 0 0 3 0 6 0 8 5 0 35-1 44-1 7 0 38 1 44 1 0-2 0-5 0-8-3 0-7 0-10 0-24 0-24-4-24-12 0-44 0-89 0-134z">
              <text:p/>
            </draw:path>
          </draw:g>
        </draw:g>
        <draw:g draw:style-name="gr7">
          <svg:title>TexMaths</svg:title>
          <svg:desc>10§display§\bm{c}_i§svg§600§TRUE§</svg:desc>
          <draw:g>
            <draw:path draw:style-name="gr8" draw:text-style-name="P5" draw:layer="layout" svg:width="0.161cm" svg:height="0.159cm" svg:x="4.771cm" svg:y="14.513cm" svg:viewBox="0 0 162 160" svg:d="M135 20c-18 5-13 15-19 23 0 6 3 17 18 17 13 0 24-13 24-27 0-19-18-33-48-33-71 0-110 55-110 100 0 31 20 60 74 60 10 0 34-1 55-9 19-8 33-22 33-26 0-3-5-8-9-8-2 0-2 1-5 3-18 20-45 27-73 27-23 0-35-11-35-31 0-12 10-55 20-73 14-24 35-30 50-30 5 0 16 0 25 7z">
              <text:p/>
            </draw:path>
            <draw:path draw:style-name="gr8" draw:text-style-name="P5" draw:layer="layout" svg:width="0.074cm" svg:height="0.163cm" svg:x="4.945cm" svg:y="14.561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 draw:style-name="gr7">
          <svg:title>TexMaths</svg:title>
          <svg:desc>10§display§\bm{c}_{n-1}§svg§600§TRUE§</svg:desc>
          <draw:g>
            <draw:path draw:style-name="gr8" draw:text-style-name="P5" draw:layer="layout" svg:width="0.162cm" svg:height="0.159cm" svg:x="6.673cm" svg:y="14.516cm" svg:viewBox="0 0 163 160" svg:d="M135 20c-18 5-13 15-19 23 0 6 3 16 18 16 14 0 25-12 25-26 0-19-18-33-49-33-71 0-110 55-110 100 0 31 20 60 74 60 10 0 34 0 55-9 20-8 34-22 34-26 0-3-5-9-9-9-2 0-2 1-5 4-19 20-47 27-74 27-23 0-35-11-35-32 0-11 9-54 20-72 14-24 35-30 50-30 5 0 16 0 25 7z">
              <text:p/>
            </draw:path>
            <draw:path draw:style-name="gr8" draw:text-style-name="P5" draw:layer="layout" svg:width="0.149cm" svg:height="0.108cm" svg:x="6.849cm" svg:y="14.619cm" svg:viewBox="0 0 150 109" svg:d="M18 92c-1 3-2 9-2 10 0 5 4 7 8 7s7-2 9-4c1-3 4-10 5-16 1-4 4-15 5-22 2-5 3-10 4-16 3-10 4-12 11-22s18-23 37-23c14 0 14 13 14 18 0 14-10 41-14 52-3 7-4 9-4 13 0 13 11 20 23 20 25 0 36-33 36-36 0-4-3-3-4-4-4 0-4 2-5 5-6 19-16 29-26 29-5 0-6-3-6-8 0-6 1-9 6-20 2-8 13-34 13-48 0-23-19-27-32-27-21 0-35 12-42 22-2-17-16-22-26-22-11 0-16 7-20 13-5 9-8 23-8 24 0 3 3 3 4 3 3 0 3-1 5-7 4-15 9-27 18-27 6 0 8 6 8 12 0 5-3 14-4 21-2 6-4 16-5 22-3 10-5 20-8 31z">
              <text:p/>
            </draw:path>
            <draw:path draw:style-name="gr8" draw:text-style-name="P5" draw:layer="layout" svg:width="0.165cm" svg:height="0.011cm" svg:x="7.036cm" svg:y="14.658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1cm" svg:x="7.256cm" svg:y="14.564cm" svg:viewBox="0 0 89 162" svg:d="M55 7c0-7 0-7-7-7-16 15-38 16-48 16 0 3 0 5 0 8 5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3" draw:text-style-name="P2" draw:layer="layout" svg:x1="4.5cm" svg:y1="15cm" svg:x2="5cm" svg:y2="14.9cm">
          <text:p/>
        </draw:line>
        <draw:g draw:style-name="gr7"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8" draw:text-style-name="P5" draw:layer="layout" svg:width="0.143cm" svg:height="0.221cm" svg:x="1.773cm" svg:y="17.9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8" draw:text-style-name="P5" draw:layer="layout" svg:width="0.066cm" svg:height="0.147cm" svg:x="1.932cm" svg:y="18.0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8" draw:text-style-name="P5" draw:layer="layout" svg:width="0.21cm" svg:height="0.073cm" svg:x="2.132cm" svg:y="18.0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8" draw:text-style-name="P5" draw:layer="layout" svg:width="0.105cm" svg:height="0.286cm" svg:x="2.569cm" svg:y="17.2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8" draw:text-style-name="P5" draw:layer="layout" svg:width="0.038cm" svg:height="0.101cm" svg:x="2.569cm" svg:y="17.511cm" svg:viewBox="0 0 39 102" svg:d="M39 9c0-8-1-9-9-9-7 0-14 0-21 0-8 0-9 1-9 9 0 28 0 56 0 84 0 8 1 9 9 9 7 0 14 0 21 0 8 0 9-1 9-9 0-28 0-56 0-84z">
              <text:p/>
            </draw:path>
            <draw:path draw:style-name="gr8" draw:text-style-name="P5" draw:layer="layout" svg:width="0.038cm" svg:height="0.1cm" svg:x="2.569cm" svg:y="17.607cm" svg:viewBox="0 0 39 101" svg:d="M39 8c0-8-1-8-9-8-7 0-14 0-21 0-8 0-9 0-9 8 0 28 0 56 0 85 0 8 1 8 9 8 7 0 14 0 21 0 8 0 9 0 9-8 0-29 0-57 0-85z">
              <text:p/>
            </draw:path>
            <draw:path draw:style-name="gr8" draw:text-style-name="P5" draw:layer="layout" svg:width="0.038cm" svg:height="0.1cm" svg:x="2.569cm" svg:y="17.701cm" svg:viewBox="0 0 39 101" svg:d="M39 9c0-9-1-9-9-9-7 0-14 0-21 0-8 0-9 0-9 9 0 28 0 56 0 84 0 8 1 8 9 8 7 0 14 0 21 0 8 0 9 0 9-8 0-28 0-56 0-84z">
              <text:p/>
            </draw:path>
            <draw:path draw:style-name="gr8" draw:text-style-name="P5" draw:layer="layout" svg:width="0.105cm" svg:height="0.575cm" svg:x="2.502cm" svg:y="17.7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8" draw:text-style-name="P5" draw:layer="layout" svg:width="0.038cm" svg:height="0.1cm" svg:x="2.569cm" svg:y="18.365cm" svg:viewBox="0 0 39 101" svg:d="M39 8c0-8-1-8-9-8-7 0-14 0-21 0-8 0-9 0-9 8 0 28 0 56 0 85 0 8 1 8 9 8 7 0 14 0 21 0 8 0 9 0 9-8 0-29 0-57 0-85z">
              <text:p/>
            </draw:path>
            <draw:path draw:style-name="gr8" draw:text-style-name="P5" draw:layer="layout" svg:width="0.038cm" svg:height="0.101cm" svg:x="2.569cm" svg:y="18.46cm" svg:viewBox="0 0 39 102" svg:d="M39 9c0-9-1-9-9-9-7 0-14 0-21 0-8 0-9 0-9 9 0 28 0 56 0 84 0 8 1 9 9 9 7 0 14 0 21 0 8 0 9-1 9-9 0-28 0-56 0-84z">
              <text:p/>
            </draw:path>
            <draw:path draw:style-name="gr8" draw:text-style-name="P5" draw:layer="layout" svg:width="0.038cm" svg:height="0.1cm" svg:x="2.569cm" svg:y="18.555cm" svg:viewBox="0 0 39 101" svg:d="M39 8c0-8-1-8-9-8-7 0-14 0-21 0-8 0-9 0-9 8 0 28 0 56 0 84 0 9 1 9 9 9 7 0 14 0 21 0 8 0 9 0 9-9 0-28 0-56 0-84z">
              <text:p/>
            </draw:path>
            <draw:path draw:style-name="gr8" draw:text-style-name="P5" draw:layer="layout" svg:width="0.105cm" svg:height="0.286cm" svg:x="2.569cm" svg:y="18.6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8" draw:text-style-name="P5" draw:layer="layout" svg:width="0.143cm" svg:height="0.22cm" svg:x="2.746cm" svg:y="17.2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8" draw:text-style-name="P5" draw:layer="layout" svg:width="0.054cm" svg:height="0.113cm" svg:x="2.905cm" svg:y="17.25cm" svg:viewBox="0 0 55 114" svg:d="M53 19c2-4 2-6 2-7 0-7-6-12-13-12-9 0-11 6-12 10-10 32-20 64-29 96 0 1-1 3-1 4 0 2 6 4 8 4s2 0 4-3c13-31 27-62 41-92z">
              <text:p/>
            </draw:path>
            <draw:path draw:style-name="gr8" draw:text-style-name="P5" draw:layer="layout" svg:width="0.066cm" svg:height="0.147cm" svg:x="2.904cm" svg:y="17.4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8" draw:text-style-name="P5" draw:layer="layout" svg:width="0.073cm" svg:height="0.315cm" svg:x="3.80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8" draw:text-style-name="P5" draw:layer="layout" svg:width="0.129cm" svg:height="0.208cm" svg:x="3.932cm" svg:y="17.2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8" draw:text-style-name="P5" draw:layer="layout" svg:width="0.112cm" svg:height="0.144cm" svg:x="4.102cm" svg:y="17.4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8" draw:text-style-name="P5" draw:layer="layout" svg:width="0.027cm" svg:height="0.067cm" svg:x="4.247cm" svg:y="17.51cm" svg:viewBox="0 0 28 68" svg:d="M22 22c0 12-2 27-18 40 0 1 0 2 0 3 0 2 1 3 2 3 4 0 22-18 22-44 0-13-5-24-15-24-8 0-13 5-13 13 0 7 5 12 13 12 5 0 9-3 9-3z">
              <text:p/>
            </draw:path>
            <draw:path draw:style-name="gr8" draw:text-style-name="P5" draw:layer="layout" svg:width="0.091cm" svg:height="0.157cm" svg:x="4.303cm" svg:y="17.3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8" draw:text-style-name="P5" draw:layer="layout" svg:width="0.028cm" svg:height="0.067cm" svg:x="4.428cm" svg:y="17.51cm" svg:viewBox="0 0 29 68" svg:d="M22 22c0 12-2 27-18 40 0 1 0 2 0 3 0 2 1 3 2 3 4 0 23-18 23-44 0-13-6-24-16-24-8 0-13 5-13 13 0 7 5 12 13 12 5 0 9-3 9-3z">
              <text:p/>
            </draw:path>
            <draw:path draw:style-name="gr8" draw:text-style-name="P5" draw:layer="layout" svg:width="0.097cm" svg:height="0.159cm" svg:x="4.492cm" svg:y="17.3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8" draw:text-style-name="P5" draw:layer="layout" svg:width="0.073cm" svg:height="0.315cm" svg:x="4.64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8" draw:text-style-name="P5" draw:layer="layout" svg:width="0.104cm" svg:height="0.029cm" svg:x="4.77cm" svg:y="17.1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8" draw:text-style-name="P5" draw:layer="layout" svg:width="0.143cm" svg:height="0.22cm" svg:x="4.757cm" svg:y="17.2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8" draw:text-style-name="P5" draw:layer="layout" svg:width="0.036cm" svg:height="0.093cm" svg:x="4.932cm" svg:y="17.454cm" svg:viewBox="0 0 37 94" svg:d="M37 33c0-20-7-33-20-33-11 0-17 8-17 17 0 8 6 17 17 17 4 0 8-2 11-4 1-1 1-1 2-1 0 1 1 0 1 4 0 24-12 43-22 53-3 4-4 4-4 6s2 2 3 2c4 0 29-24 29-61z">
              <text:p/>
            </draw:path>
            <draw:path draw:style-name="gr8" draw:text-style-name="P5" draw:layer="layout" svg:width="0.143cm" svg:height="0.22cm" svg:x="5.062cm" svg:y="17.2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8" draw:text-style-name="P5" draw:layer="layout" svg:width="0.055cm" svg:height="0.113cm" svg:x="5.221cm" svg:y="17.25cm" svg:viewBox="0 0 56 114" svg:d="M54 19c2-4 2-6 2-7 0-7-7-12-14-12-8 0-11 6-11 10-10 32-20 64-30 96 0 1-1 3-1 4 0 2 7 4 9 4 1 0 2 0 3-3 14-31 28-62 42-92z">
              <text:p/>
            </draw:path>
            <draw:path draw:style-name="gr8" draw:text-style-name="P5" draw:layer="layout" svg:width="0.066cm" svg:height="0.147cm" svg:x="5.221cm" svg:y="17.4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8" draw:text-style-name="P5" draw:layer="layout" svg:width="0.073cm" svg:height="0.315cm" svg:x="5.333cm" svg:y="17.251cm" svg:viewBox="0 0 74 316" svg:d="M74 158c0-25-4-63-21-99-20-38-47-59-49-59s-4 2-4 4l6 7c31 30 49 81 49 147 0 54-12 110-51 150-4 3-4 4-4 5 0 2 2 3 4 3s31-21 50-61c16-35 20-71 20-97z">
              <text:p/>
            </draw:path>
            <draw:path draw:style-name="gr8" draw:text-style-name="P5" draw:layer="layout" svg:width="0.209cm" svg:height="0.073cm" svg:x="5.492cm" svg:y="17.3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8" draw:text-style-name="P5" draw:layer="layout" svg:width="0.102cm" svg:height="0.21cm" svg:x="5.783cm" svg:y="17.2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8" draw:text-style-name="P5" draw:layer="layout" svg:width="0.072cm" svg:height="0.315cm" svg:x="5.931cm" svg:y="17.2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8" draw:text-style-name="P5" draw:layer="layout" svg:width="0.164cm" svg:height="0.012cm" svg:x="2.729cm" svg:y="17.682cm" svg:viewBox="0 0 165 13" svg:d="M82 13c-27 0-55 0-82 0 0-5 0-9 0-13 55 0 110 0 165 0 0 4 0 8 0 13-28 0-56 0-83 0z">
              <text:p/>
            </draw:path>
            <draw:path draw:style-name="gr8" draw:text-style-name="P5" draw:layer="layout" svg:width="0.143cm" svg:height="0.221cm" svg:x="2.746cm" svg:y="17.7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8" draw:text-style-name="P5" draw:layer="layout" svg:width="0.054cm" svg:height="0.114cm" svg:x="2.905cm" svg:y="17.623cm" svg:viewBox="0 0 55 115" svg:d="M53 20c2-4 2-6 2-7 0-8-6-13-13-13-9 0-11 7-12 11-10 32-20 64-29 96 0 1-1 2-1 3 0 2 6 5 8 5s2-1 4-3c13-31 27-62 41-92z">
              <text:p/>
            </draw:path>
            <draw:path draw:style-name="gr8" draw:text-style-name="P5" draw:layer="layout" svg:width="0.066cm" svg:height="0.148cm" svg:x="2.904cm" svg:y="17.8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8" draw:text-style-name="P5" draw:layer="layout" svg:width="0.073cm" svg:height="0.315cm" svg:x="3.80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8" draw:text-style-name="P5" draw:layer="layout" svg:width="0.129cm" svg:height="0.209cm" svg:x="3.932cm" svg:y="17.7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8" draw:text-style-name="P5" draw:layer="layout" svg:width="0.112cm" svg:height="0.144cm" svg:x="4.102cm" svg:y="17.9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8" draw:text-style-name="P5" draw:layer="layout" svg:width="0.027cm" svg:height="0.066cm" svg:x="4.247cm" svg:y="17.974cm" svg:viewBox="0 0 28 67" svg:d="M22 22c0 12-2 26-18 40 0 1 0 2 0 3 0 2 1 2 2 2 4 0 22-17 22-43 0-14-5-24-15-24-8 0-13 5-13 13 0 7 5 12 13 12 5 0 9-3 9-3z">
              <text:p/>
            </draw:path>
            <draw:path draw:style-name="gr8" draw:text-style-name="P5" draw:layer="layout" svg:width="0.091cm" svg:height="0.157cm" svg:x="4.303cm" svg:y="17.8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8" draw:text-style-name="P5" draw:layer="layout" svg:width="0.028cm" svg:height="0.066cm" svg:x="4.428cm" svg:y="17.974cm" svg:viewBox="0 0 29 67" svg:d="M22 22c0 12-2 26-18 40 0 1 0 2 0 3 0 2 1 2 2 2 4 0 23-17 23-43 0-14-6-24-16-24-8 0-13 5-13 13 0 7 5 12 13 12 5 0 9-3 9-3z">
              <text:p/>
            </draw:path>
            <draw:path draw:style-name="gr8" draw:text-style-name="P5" draw:layer="layout" svg:width="0.097cm" svg:height="0.16cm" svg:x="4.492cm" svg:y="17.8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8" draw:text-style-name="P5" draw:layer="layout" svg:width="0.073cm" svg:height="0.315cm" svg:x="4.64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8" draw:text-style-name="P5" draw:layer="layout" svg:width="0.104cm" svg:height="0.029cm" svg:x="4.77cm" svg:y="17.6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8" draw:text-style-name="P5" draw:layer="layout" svg:width="0.143cm" svg:height="0.221cm" svg:x="4.757cm" svg:y="17.7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8" draw:text-style-name="P5" draw:layer="layout" svg:width="0.036cm" svg:height="0.093cm" svg:x="4.932cm" svg:y="17.918cm" svg:viewBox="0 0 37 94" svg:d="M37 33c0-20-7-33-20-33-11 0-17 8-17 17 0 8 6 16 17 16 4 0 8-1 11-3 1-1 1-1 2-1 0 1 1 0 1 4 0 24-12 43-22 53-3 4-4 4-4 5 0 3 2 3 3 3 4 0 29-24 29-61z">
              <text:p/>
            </draw:path>
            <draw:path draw:style-name="gr8" draw:text-style-name="P5" draw:layer="layout" svg:width="0.164cm" svg:height="0.012cm" svg:x="5.045cm" svg:y="17.682cm" svg:viewBox="0 0 165 13" svg:d="M83 13c-28 0-55 0-83 0 0-5 0-9 0-13 55 0 110 0 165 0 0 4 0 8 0 13-28 0-55 0-82 0z">
              <text:p/>
            </draw:path>
            <draw:path draw:style-name="gr8" draw:text-style-name="P5" draw:layer="layout" svg:width="0.143cm" svg:height="0.221cm" svg:x="5.062cm" svg:y="17.7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8" draw:text-style-name="P5" draw:layer="layout" svg:width="0.055cm" svg:height="0.114cm" svg:x="5.221cm" svg:y="17.623cm" svg:viewBox="0 0 56 115" svg:d="M54 20c2-4 2-6 2-7 0-8-7-13-14-13-8 0-11 7-11 11-10 32-20 64-30 96 0 1-1 2-1 3 0 2 7 5 9 5 1 0 2-1 3-3 14-31 28-62 42-92z">
              <text:p/>
            </draw:path>
            <draw:path draw:style-name="gr8" draw:text-style-name="P5" draw:layer="layout" svg:width="0.066cm" svg:height="0.148cm" svg:x="5.221cm" svg:y="17.8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8" draw:text-style-name="P5" draw:layer="layout" svg:width="0.073cm" svg:height="0.315cm" svg:x="5.333cm" svg:y="17.7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8" draw:text-style-name="P5" draw:layer="layout" svg:width="0.209cm" svg:height="0.074cm" svg:x="5.492cm" svg:y="17.8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8" draw:text-style-name="P5" draw:layer="layout" svg:width="0.102cm" svg:height="0.21cm" svg:x="5.783cm" svg:y="17.7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8" draw:text-style-name="P5" draw:layer="layout" svg:width="0.072cm" svg:height="0.315cm" svg:x="5.931cm" svg:y="17.7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8" draw:text-style-name="P5" draw:layer="layout" svg:width="0.072cm" svg:height="0.315cm" svg:x="2.761cm" svg:y="18.1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8" draw:text-style-name="P5" draw:layer="layout" svg:width="0.135cm" svg:height="0.012cm" svg:x="2.852cm" svg:y="18.137cm" svg:viewBox="0 0 136 13" svg:d="M68 13c-22 0-45 0-68 0 0-5 0-9 0-13 45 0 91 0 136 0 0 4 0 8 0 13-23 0-45 0-68 0z">
              <text:p/>
            </draw:path>
            <draw:path draw:style-name="gr8" draw:text-style-name="P5" draw:layer="layout" svg:width="0.115cm" svg:height="0.222cm" svg:x="2.867cm" svg:y="18.1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8" draw:text-style-name="P5" draw:layer="layout" svg:width="0.115cm" svg:height="0.222cm" svg:x="3.003cm" svg:y="18.1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8" draw:text-style-name="P5" draw:layer="layout" svg:width="0.073cm" svg:height="0.315cm" svg:x="3.142cm" svg:y="18.1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8" draw:text-style-name="P5" draw:layer="layout" svg:width="0.088cm" svg:height="0.068cm" svg:x="3.303cm" svg:y="18.1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8" draw:text-style-name="P5" draw:layer="layout" svg:width="0.122cm" svg:height="0.01cm" svg:x="3.285cm" svg:y="18.231cm" svg:viewBox="0 0 123 11" svg:d="M62 11c-21 0-41 0-62 0 0-4 0-7 0-11 41 0 82 0 123 0 0 4 0 7 0 11-20 0-41 0-61 0z">
              <text:p/>
            </draw:path>
            <draw:path draw:style-name="gr8" draw:text-style-name="P5" draw:layer="layout" svg:width="0.077cm" svg:height="0.104cm" svg:x="3.307cm" svg:y="18.2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8" draw:text-style-name="P5" draw:layer="layout" svg:width="0.073cm" svg:height="0.315cm" svg:x="3.80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8" draw:text-style-name="P5" draw:layer="layout" svg:width="0.129cm" svg:height="0.209cm" svg:x="3.932cm" svg:y="18.1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8" draw:text-style-name="P5" draw:layer="layout" svg:width="0.112cm" svg:height="0.144cm" svg:x="4.102cm" svg:y="18.3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8" draw:text-style-name="P5" draw:layer="layout" svg:width="0.027cm" svg:height="0.066cm" svg:x="4.247cm" svg:y="18.429cm" svg:viewBox="0 0 28 67" svg:d="M22 22c0 11-2 26-18 40 0 1 0 2 0 3 0 2 1 2 2 2 4 0 22-17 22-44 0-13-5-23-15-23-8 0-13 5-13 13 0 6 5 12 13 12 5 0 9-3 9-3z">
              <text:p/>
            </draw:path>
            <draw:path draw:style-name="gr8" draw:text-style-name="P5" draw:layer="layout" svg:width="0.091cm" svg:height="0.157cm" svg:x="4.303cm" svg:y="18.2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8" draw:text-style-name="P5" draw:layer="layout" svg:width="0.028cm" svg:height="0.066cm" svg:x="4.428cm" svg:y="18.429cm" svg:viewBox="0 0 29 67" svg:d="M22 22c0 11-2 26-18 40 0 1 0 2 0 3 0 2 1 2 2 2 4 0 23-17 23-44 0-13-6-23-16-23-8 0-13 5-13 13 0 6 5 12 13 12 5 0 9-3 9-3z">
              <text:p/>
            </draw:path>
            <draw:path draw:style-name="gr8" draw:text-style-name="P5" draw:layer="layout" svg:width="0.097cm" svg:height="0.16cm" svg:x="4.492cm" svg:y="18.2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8" draw:text-style-name="P5" draw:layer="layout" svg:width="0.073cm" svg:height="0.315cm" svg:x="4.64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8" draw:text-style-name="P5" draw:layer="layout" svg:width="0.104cm" svg:height="0.028cm" svg:x="4.77cm" svg:y="18.1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8" draw:text-style-name="P5" draw:layer="layout" svg:width="0.143cm" svg:height="0.221cm" svg:x="4.757cm" svg:y="18.1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8" draw:text-style-name="P5" draw:layer="layout" svg:width="0.036cm" svg:height="0.093cm" svg:x="4.932cm" svg:y="18.373cm" svg:viewBox="0 0 37 94" svg:d="M37 33c0-20-7-33-20-33-11 0-17 8-17 17 0 8 6 16 17 16 4 0 8-1 11-3 1-1 1-1 2-1 0 1 1 0 1 4 0 24-12 43-22 52-4 4-4 5-4 6 0 3 2 3 3 3 4 0 29-24 29-61z">
              <text:p/>
            </draw:path>
            <draw:path draw:style-name="gr8" draw:text-style-name="P5" draw:layer="layout" svg:width="0.073cm" svg:height="0.315cm" svg:x="5.077cm" svg:y="18.1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8" draw:text-style-name="P5" draw:layer="layout" svg:width="0.135cm" svg:height="0.012cm" svg:x="5.169cm" svg:y="18.137cm" svg:viewBox="0 0 136 13" svg:d="M67 13c-22 0-45 0-67 0 0-5 0-9 0-13 45 0 91 0 136 0 0 4 0 8 0 13-23 0-46 0-69 0z">
              <text:p/>
            </draw:path>
            <draw:path draw:style-name="gr8" draw:text-style-name="P5" draw:layer="layout" svg:width="0.116cm" svg:height="0.222cm" svg:x="5.183cm" svg:y="18.1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8" draw:text-style-name="P5" draw:layer="layout" svg:width="0.115cm" svg:height="0.222cm" svg:x="5.319cm" svg:y="18.1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8" draw:text-style-name="P5" draw:layer="layout" svg:width="0.073cm" svg:height="0.315cm" svg:x="5.457cm" svg:y="18.1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8" draw:text-style-name="P5" draw:layer="layout" svg:width="0.088cm" svg:height="0.068cm" svg:x="5.62cm" svg:y="18.1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8" draw:text-style-name="P5" draw:layer="layout" svg:width="0.123cm" svg:height="0.01cm" svg:x="5.601cm" svg:y="18.231cm" svg:viewBox="0 0 124 11" svg:d="M62 11c-21 0-41 0-62 0 0-4 0-7 0-11 41 0 83 0 124 0 0 4 0 7 0 11-21 0-41 0-62 0z">
              <text:p/>
            </draw:path>
            <draw:path draw:style-name="gr8" draw:text-style-name="P5" draw:layer="layout" svg:width="0.078cm" svg:height="0.104cm" svg:x="5.623cm" svg:y="18.2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8" draw:text-style-name="P5" draw:layer="layout" svg:width="0.072cm" svg:height="0.315cm" svg:x="5.797cm" svg:y="18.1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8" draw:text-style-name="P5" draw:layer="layout" svg:width="0.21cm" svg:height="0.073cm" svg:x="5.954cm" svg:y="18.2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8" draw:text-style-name="P5" draw:layer="layout" svg:width="0.103cm" svg:height="0.21cm" svg:x="6.246cm" svg:y="18.1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8" draw:text-style-name="P5" draw:layer="layout" svg:width="0.073cm" svg:height="0.315cm" svg:x="6.393cm" svg:y="18.1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8" draw:text-style-name="P5" draw:layer="layout" svg:width="0.072cm" svg:height="0.315cm" svg:x="2.761cm" svg:y="18.6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8" draw:text-style-name="P5" draw:layer="layout" svg:width="0.115cm" svg:height="0.222cm" svg:x="2.867cm" svg:y="18.6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8" draw:text-style-name="P5" draw:layer="layout" svg:width="0.135cm" svg:height="0.012cm" svg:x="2.988cm" svg:y="18.592cm" svg:viewBox="0 0 136 13" svg:d="M68 13c-22 0-45 0-68 0 0-5 0-9 0-13 45 0 91 0 136 0 0 4 0 8 0 13-23 0-45 0-68 0z">
              <text:p/>
            </draw:path>
            <draw:path draw:style-name="gr8" draw:text-style-name="P5" draw:layer="layout" svg:width="0.115cm" svg:height="0.222cm" svg:x="3.003cm" svg:y="18.6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8" draw:text-style-name="P5" draw:layer="layout" svg:width="0.073cm" svg:height="0.315cm" svg:x="3.142cm" svg:y="18.6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8" draw:text-style-name="P5" draw:layer="layout" svg:width="0.088cm" svg:height="0.069cm" svg:x="3.303cm" svg:y="18.5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8" draw:text-style-name="P5" draw:layer="layout" svg:width="0.122cm" svg:height="0.01cm" svg:x="3.285cm" svg:y="18.686cm" svg:viewBox="0 0 123 11" svg:d="M62 11c-21 0-41 0-62 0 0-4 0-7 0-11 41 0 82 0 123 0 0 4 0 7 0 11-20 0-41 0-61 0z">
              <text:p/>
            </draw:path>
            <draw:path draw:style-name="gr8" draw:text-style-name="P5" draw:layer="layout" svg:width="0.077cm" svg:height="0.104cm" svg:x="3.307cm" svg:y="18.7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8" draw:text-style-name="P5" draw:layer="layout" svg:width="0.073cm" svg:height="0.315cm" svg:x="3.809cm" svg:y="18.6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8" draw:text-style-name="P5" draw:layer="layout" svg:width="0.139cm" svg:height="0.144cm" svg:x="3.91cm" svg:y="18.7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8" draw:text-style-name="P5" draw:layer="layout" svg:width="0.098cm" svg:height="0.197cm" svg:x="4.065cm" svg:y="18.6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8" draw:text-style-name="P5" draw:layer="layout" svg:width="0.157cm" svg:height="0.219cm" svg:x="4.192cm" svg:y="18.6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8" draw:text-style-name="P5" draw:layer="layout" svg:width="0.121cm" svg:height="0.144cm" svg:x="4.366cm" svg:y="18.7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8" draw:text-style-name="P5" draw:layer="layout" svg:width="0.105cm" svg:height="0.138cm" svg:x="4.507cm" svg:y="18.7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8" draw:text-style-name="P5" draw:layer="layout" svg:width="0.215cm" svg:height="0.138cm" svg:x="4.628cm" svg:y="18.7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8" draw:text-style-name="P5" draw:layer="layout" svg:width="0.066cm" svg:height="0.21cm" svg:x="4.861cm" svg:y="18.6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8" draw:text-style-name="P5" draw:layer="layout" svg:width="0.102cm" svg:height="0.144cm" svg:x="4.948cm" svg:y="18.7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8" draw:text-style-name="P5" draw:layer="layout" svg:width="0.121cm" svg:height="0.144cm" svg:x="5.071cm" svg:y="18.7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8" draw:text-style-name="P5" draw:layer="layout" svg:width="0.072cm" svg:height="0.315cm" svg:x="5.222cm" svg:y="18.6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71" draw:text-style-name="P8" draw:layer="layout" svg:width="1.153cm" svg:height="0.395cm" svg:x="2.005cm" svg:y="19.11cm">
          <draw:text-box>
            <text:p><text:span text:style-name="T3">encode</text:span></text:p>
          </draw:text-box>
        </draw:frame>
        <draw:g draw:style-name="gr7">
          <svg:title>TexMaths</svg:title>
          <svg:desc>10§display§(\bm{C}_i, \bm{b}_i)§svg§600§TRUE§</svg:desc>
          <draw:g>
            <draw:path draw:style-name="gr8" draw:text-style-name="P5" draw:layer="layout" svg:width="0.081cm" svg:height="0.349cm" svg:x="3.275cm" svg:y="19.158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28cm" svg:height="0.25cm" svg:x="3.396cm" svg:y="19.175cm" svg:viewBox="0 0 281 251" svg:d="M280 10c0-2 1-3 1-5 0-5-5-5-9-5-11 8-22 17-32 25-16-18-40-25-65-25-113 0-175 86-175 157 0 66 53 94 115 94 29 0 59-9 86-29 34-25 40-56 40-58 0-5-5-5-8-5-7 0-7 1-9 7-14 43-60 69-100 69-21 0-40-5-55-16-19-15-20-38-20-47 0-10 6-76 40-117 19-22 53-39 92-39 43 0 61 32 61 63 0 4-1 9-1 13 0 5 4 5 9 5 8 0 8-1 10-8 6-26 13-53 20-79z">
              <text:p/>
            </draw:path>
            <draw:path draw:style-name="gr8" draw:text-style-name="P5" draw:layer="layout" svg:width="0.074cm" svg:height="0.164cm" svg:x="3.675cm" svg:y="19.311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8" draw:text-style-name="P5" draw:layer="layout" svg:width="0.04cm" svg:height="0.104cm" svg:x="3.81cm" svg:y="19.383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158cm" svg:height="0.244cm" svg:x="3.954cm" svg:y="19.178cm" svg:viewBox="0 0 159 245" svg:d="M80 12c2-5 1-4 2-6 0-4-4-6-8-6-1 0-1 0-2 0-15 1-31 1-46 2-5 1-11 1-11 11 0 6 7 6 9 6 4 0 10 0 15 1-3 12-6 27-10 40-8 32-16 64-24 97-5 20-5 24-5 32 0 44 33 56 60 56 63 0 99-57 99-102 0-44-32-58-61-58-17 0-31 6-38 11 7-28 13-56 20-84zM60 232c-13 0-25-7-25-29 0-11 4-23 6-34 3-13 9-37 12-48 2-6 22-24 43-24 22 0 24 19 24 27 0 18-12 61-18 74-12 28-32 34-42 34z">
              <text:p/>
            </draw:path>
            <draw:path draw:style-name="gr8" draw:text-style-name="P5" draw:layer="layout" svg:width="0.073cm" svg:height="0.164cm" svg:x="4.13cm" svg:y="19.311cm" svg:viewBox="0 0 74 165" svg:d="M68 9c0-4-3-9-10-9-6 0-14 6-14 14 0 4 4 9 10 9 7 0 14-7 14-14zM18 134c-1 3-2 6-2 10 0 12 10 21 23 21 25 0 35-34 35-37 0-4-2-3-3-4-4 0-4 2-5 5-6 19-17 29-26 29-5 0-6-3-6-8 0-6 1-11 4-16 2-7 5-13 7-20 3-5 12-28 13-31 0-2 1-5 1-8 0-11-10-20-23-20-25 0-36 33-36 37 0 3 3 3 4 3 4 0 4-1 5-4 6-21 17-30 26-30 4 0 6 2 6 9 0 6-1 9-8 25-5 13-10 26-15 39z">
              <text:p/>
            </draw:path>
            <draw:path draw:style-name="gr8" draw:text-style-name="P5" draw:layer="layout" svg:width="0.081cm" svg:height="0.349cm" svg:x="4.255cm" svg:y="19.15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2" draw:text-style-name="P8" draw:layer="layout" svg:width="0.294cm" svg:height="0.395cm" svg:x="4.506cm" svg:y="19.111cm">
          <draw:text-box>
            <text:p><text:span text:style-name="T3">to</text:span></text:p>
          </draw:text-box>
        </draw:frame>
        <draw:g draw:style-name="gr7">
          <svg:title>TexMaths</svg:title>
          <svg:desc>10§display§\bm{s}_i§svg§600§TRUE§</svg:desc>
          <draw:g>
            <draw:path draw:style-name="gr8" draw:text-style-name="P5" draw:layer="layout" svg:width="0.145cm" svg:height="0.159cm" svg:x="4.924cm" svg:y="19.2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8" draw:text-style-name="P5" draw:layer="layout" svg:width="0.073cm" svg:height="0.163cm" svg:x="5.101cm" svg:y="19.2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 draw:style-name="gr7">
          <svg:title>TexMaths</svg:title>
          <svg:desc>10§display§\bm{s}_i
\!=\!
(s_{i,0}, \dots, s_{i,\nu-1})
\!\in\!
\Phi^{\nu}
§svg§600§TRUE§</svg:desc>
          <draw:g>
            <draw:path draw:style-name="gr8" draw:text-style-name="P5" draw:layer="layout" svg:width="0.146cm" svg:height="0.16cm" svg:x="4.567cm" svg:y="19.768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8" draw:text-style-name="P5" draw:layer="layout" svg:width="0.074cm" svg:height="0.164cm" svg:x="4.745cm" svg:y="19.816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8" draw:text-style-name="P5" draw:layer="layout" svg:width="0.232cm" svg:height="0.081cm" svg:x="4.91cm" svg:y="19.79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8" draw:text-style-name="P5" draw:layer="layout" svg:width="0.08cm" svg:height="0.349cm" svg:x="5.237cm" svg:y="19.663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8" draw:text-style-name="P5" draw:layer="layout" svg:width="0.128cm" svg:height="0.158cm" svg:x="5.357cm" svg:y="19.771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8" draw:text-style-name="P5" draw:layer="layout" svg:width="0.074cm" svg:height="0.164cm" svg:x="5.515cm" svg:y="19.816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8" draw:text-style-name="P5" draw:layer="layout" svg:width="0.031cm" svg:height="0.075cm" svg:x="5.63cm" svg:y="19.949cm" svg:viewBox="0 0 32 76" svg:d="M25 25c0 13-3 29-19 44-1 1-2 2-2 3 0 2 2 4 3 4 4 0 25-20 25-49 0-15-6-27-18-27-8 0-14 7-14 14 0 8 6 14 15 14 6 0 7-2 10-3z">
              <text:p/>
            </draw:path>
            <draw:path draw:style-name="gr8" draw:text-style-name="P5" draw:layer="layout" svg:width="0.113cm" svg:height="0.166cm" svg:x="5.699cm" svg:y="19.816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8" draw:text-style-name="P5" draw:layer="layout" svg:width="0.04cm" svg:height="0.104cm" svg:x="5.874cm" svg:y="19.888cm" svg:viewBox="0 0 41 105" svg:d="M41 37c0-24-9-37-22-37-12 0-19 9-19 18 0 10 7 19 19 19 4 0 9-1 12-5 1 0 1-1 2-1 0 2 1 1 1 6 0 26-13 47-24 58-4 4-4 5-4 6 0 2 2 4 3 4 4 0 32-27 32-68z">
              <text:p/>
            </draw:path>
            <draw:path draw:style-name="gr8" draw:text-style-name="P5" draw:layer="layout" svg:width="0.037cm" svg:height="0.036cm" svg:x="6.03cm" svg:y="19.888cm" svg:viewBox="0 0 38 37" svg:d="M38 18c0-10-9-18-19-18s-19 7-19 18c0 10 9 19 19 19s19-8 19-19z">
              <text:p/>
            </draw:path>
            <draw:path draw:style-name="gr8" draw:text-style-name="P5" draw:layer="layout" svg:width="0.037cm" svg:height="0.036cm" svg:x="6.186cm" svg:y="19.888cm" svg:viewBox="0 0 38 37" svg:d="M38 18c0-10-9-18-19-18s-19 7-19 18c0 10 9 19 19 19s19-8 19-19z">
              <text:p/>
            </draw:path>
            <draw:path draw:style-name="gr8" draw:text-style-name="P5" draw:layer="layout" svg:width="0.036cm" svg:height="0.036cm" svg:x="6.343cm" svg:y="19.888cm" svg:viewBox="0 0 37 37" svg:d="M37 18c0-10-9-18-19-18s-18 7-18 18c0 10 8 19 18 19s19-8 19-19z">
              <text:p/>
            </draw:path>
            <draw:path draw:style-name="gr8" draw:text-style-name="P5" draw:layer="layout" svg:width="0.04cm" svg:height="0.104cm" svg:x="6.498cm" svg:y="19.888cm" svg:viewBox="0 0 41 105" svg:d="M41 37c0-24-9-37-23-37-11 0-18 9-18 18 0 10 7 19 18 19 5 0 9-1 13-5 1 0 1-1 1-1 1 0 1 1 1 6 0 26-12 47-24 58-4 4-4 5-4 6 0 2 2 4 4 4 4 0 32-27 32-68z">
              <text:p/>
            </draw:path>
            <draw:path draw:style-name="gr8" draw:text-style-name="P5" draw:layer="layout" svg:width="0.128cm" svg:height="0.158cm" svg:x="6.642cm" svg:y="19.771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8" draw:text-style-name="P5" draw:layer="layout" svg:width="0.073cm" svg:height="0.164cm" svg:x="6.8cm" svg:y="19.816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8" draw:text-style-name="P5" draw:layer="layout" svg:width="0.031cm" svg:height="0.075cm" svg:x="6.915cm" svg:y="19.949cm" svg:viewBox="0 0 32 76" svg:d="M25 25c0 13-3 29-19 44-1 1-2 2-2 3 0 2 2 4 3 4 4 0 25-20 25-49 0-15-6-27-18-27-8 0-14 7-14 14 0 8 6 14 15 14 6 0 9-3 10-3z">
              <text:p/>
            </draw:path>
            <draw:path draw:style-name="gr8" draw:text-style-name="P5" draw:layer="layout" svg:width="0.126cm" svg:height="0.107cm" svg:x="6.989cm" svg:y="19.869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8" draw:text-style-name="P5" draw:layer="layout" svg:width="0.165cm" svg:height="0.011cm" svg:x="7.155cm" svg:y="19.91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1cm" svg:x="7.375cm" svg:y="19.816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8" draw:text-style-name="P5" draw:layer="layout" svg:width="0.08cm" svg:height="0.349cm" svg:x="7.526cm" svg:y="19.663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8" draw:text-style-name="P5" draw:layer="layout" svg:width="0.174cm" svg:height="0.201cm" svg:x="7.711cm" svg:y="19.737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8" draw:text-style-name="P5" draw:layer="layout" svg:width="0.213cm" svg:height="0.237cm" svg:x="7.974cm" svg:y="19.687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8" draw:text-style-name="P5" draw:layer="layout" svg:width="0.126cm" svg:height="0.107cm" svg:x="8.226cm" svg:y="19.673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g draw:style-name="gr7">
          <svg:title>TexMaths</svg:title>
          <svg:desc>10§display§\bm{C}_{i,t}:§svg§600§TRUE§</svg:desc>
          <draw:g>
            <draw:path draw:style-name="gr8" draw:text-style-name="P5" draw:layer="layout" svg:width="0.28cm" svg:height="0.251cm" svg:x="4.572cm" svg:y="20.615cm" svg:viewBox="0 0 281 252" svg:d="M280 11c0-2 1-4 1-6 0-5-5-5-9-5-11 8-22 17-32 25-17-17-40-25-65-25-113 0-175 86-175 158 0 65 53 94 115 94 29 0 59-9 86-29 34-25 40-57 40-58 0-5-5-5-8-5-7 0-7 1-9 6-14 44-60 69-100 69-21 0-40-5-55-16-19-14-20-37-20-47s6-75 40-116c19-22 53-39 92-39 43 0 61 32 61 63 0 4-1 9-1 12 0 5 4 5 9 5 8 0 8 0 10-7 6-27 13-53 20-79z">
              <text:p/>
            </draw:path>
            <draw:path draw:style-name="gr8" draw:text-style-name="P5" draw:layer="layout" svg:width="0.074cm" svg:height="0.164cm" svg:x="4.851cm" svg:y="20.752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4 0-36 34-36 38 0 3 3 2 4 3 4 0 4-1 5-4 6-21 17-30 26-30 4 0 6 2 6 9 0 5-1 9-7 24-5 13-11 26-16 40z">
              <text:p/>
            </draw:path>
            <draw:path draw:style-name="gr8" draw:text-style-name="P5" draw:layer="layout" svg:width="0.031cm" svg:height="0.075cm" svg:x="4.965cm" svg:y="20.885cm" svg:viewBox="0 0 32 76" svg:d="M25 24c0 14-3 30-19 45-1 1-2 2-2 3 0 2 2 4 3 4 4 0 25-20 25-49 0-15-6-27-18-27-8 0-14 7-14 14 0 8 6 14 15 14 6 0 7-3 10-4z">
              <text:p/>
            </draw:path>
            <draw:path draw:style-name="gr8" draw:text-style-name="P5" draw:layer="layout" svg:width="0.082cm" svg:height="0.155cm" svg:x="5.032cm" svg:y="20.761cm" svg:viewBox="0 0 83 156" svg:d="M50 56c8 0 17 0 25 0 4 0 8 0 8-5 0-3-4-3-8-3-8 0-15 0-23 0 3-12 6-25 9-37 0-1 1-2 1-3 0-5-4-8-9-8-6 0-9 4-11 11-2 6 1-6-9 37-8 0-17 0-25 0-5 0-8 0-8 5 0 3 3 3 7 3 8 0 15 0 23 0-5 19-9 38-14 58-2 7-4 15-4 19 0 14 12 23 26 23 28 0 43-35 43-38s-3-3-4-3c-3 0-3 1-5 5-7 15-19 29-33 29-5 0-8-3-8-12 0-2 1-8 1-10 6-24 12-48 18-71z">
              <text:p/>
            </draw:path>
            <draw:path draw:style-name="gr8" draw:text-style-name="P5" draw:layer="layout" svg:width="0.036cm" svg:height="0.15cm" svg:x="5.273cm" svg:y="20.711cm" svg:viewBox="0 0 37 151" svg:d="M37 18c0-10-9-18-19-18s-18 8-18 18 8 19 18 19 19-9 19-19zM37 132c0-10-9-18-19-18s-18 8-18 18 8 19 18 19 19-9 19-19z">
              <text:p/>
            </draw:path>
          </draw:g>
        </draw:g>
        <draw:line draw:style-name="gr42" draw:text-style-name="P2" draw:layer="layout" svg:x1="9.4cm" svg:y1="11.8cm" svg:x2="9.4cm" svg:y2="26.6cm">
          <text:p/>
        </draw:line>
        <draw:frame draw:style-name="gr73" draw:text-style-name="P7" draw:layer="layout" svg:width="1.522cm" svg:height="0.319cm" svg:x="7.106cm" svg:y="9.974cm">
          <draw:text-box>
            <text:p><text:span text:style-name="T2">(re-balance)</text:span></text:p>
          </draw:text-box>
        </draw:frame>
        <draw:frame draw:style-name="gr74" draw:text-style-name="P8" draw:layer="layout" svg:width="0.612cm" svg:height="0.395cm" svg:x="1.404cm" svg:y="21.307cm">
          <draw:text-box>
            <text:p><text:span text:style-name="T3">(ex)</text:span></text:p>
          </draw:text-box>
        </draw:frame>
        <draw:g draw:style-name="gr7">
          <svg:title>TexMaths</svg:title>
          <svg:desc>10§display§\nu \!=\! 6,
| \mathcal{B} | \!=\! 16,  
k \!=\! 7, 
k_{\rm a} \!=\! 4, 
k_{\rm b} \!=\! 3§svg§600§TRUE§</svg:desc>
          <draw:g>
            <draw:path draw:style-name="gr8" draw:text-style-name="P5" draw:layer="layout" svg:width="0.165cm" svg:height="0.154cm" svg:x="2.125cm" svg:y="21.501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8" draw:text-style-name="P5" draw:layer="layout" svg:width="0.233cm" svg:height="0.082cm" svg:x="2.36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44cm" svg:height="0.239cm" svg:x="2.669cm" svg:y="21.423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8" draw:text-style-name="P5" draw:layer="layout" svg:width="0.04cm" svg:height="0.104cm" svg:x="2.86cm" svg:y="21.618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013cm" svg:height="0.349cm" svg:x="3.028cm" svg:y="21.393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222cm" svg:height="0.253cm" svg:x="3.094cm" svg:y="21.409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8" draw:text-style-name="P5" draw:layer="layout" svg:width="0.013cm" svg:height="0.349cm" svg:x="3.367cm" svg:y="21.393cm" svg:viewBox="0 0 14 350" svg:d="M14 13c0-6 0-13-7-13s-7 7-7 13c0 108 0 216 0 324 0 6 0 13 7 13s7-7 7-13c0-108 0-216 0-324z">
              <text:p/>
            </draw:path>
            <draw:path draw:style-name="gr8" draw:text-style-name="P5" draw:layer="layout" svg:width="0.233cm" svg:height="0.082cm" svg:x="3.48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15cm" svg:height="0.231cm" svg:x="3.805cm" svg:y="21.423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8" draw:text-style-name="P5" draw:layer="layout" svg:width="0.145cm" svg:height="0.239cm" svg:x="3.964cm" svg:y="21.423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8" draw:text-style-name="P5" draw:layer="layout" svg:width="0.04cm" svg:height="0.104cm" svg:x="4.1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58cm" svg:height="0.245cm" svg:x="4.301cm" svg:y="21.413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8" draw:text-style-name="P5" draw:layer="layout" svg:width="0.233cm" svg:height="0.082cm" svg:x="4.534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5cm" svg:height="0.243cm" svg:x="4.845cm" svg:y="21.419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8" draw:text-style-name="P5" draw:layer="layout" svg:width="0.041cm" svg:height="0.104cm" svg:x="5.031cm" svg:y="21.618cm" svg:viewBox="0 0 42 105" svg:d="M42 37c0-23-9-37-23-37-11 0-19 9-19 19 0 9 8 18 19 18 4 0 9-1 12-4 1-1 1-1 2-1s1 0 1 5c0 26-12 47-24 58-4 4-4 5-4 6 0 2 2 4 4 4 3 0 32-27 32-68z">
              <text:p/>
            </draw:path>
            <draw:path draw:style-name="gr8" draw:text-style-name="P5" draw:layer="layout" svg:width="0.158cm" svg:height="0.245cm" svg:x="5.177cm" svg:y="21.413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8" draw:text-style-name="P5" draw:layer="layout" svg:width="0.122cm" svg:height="0.111cm" svg:x="5.354cm" svg:y="21.598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8" draw:text-style-name="P5" draw:layer="layout" svg:width="0.232cm" svg:height="0.082cm" svg:x="5.557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5" draw:layer="layout" svg:width="0.155cm" svg:height="0.235cm" svg:x="5.859cm" svg:y="21.419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5" draw:layer="layout" svg:width="0.04cm" svg:height="0.104cm" svg:x="6.0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58cm" svg:height="0.245cm" svg:x="6.201cm" svg:y="21.413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8" draw:text-style-name="P5" draw:layer="layout" svg:width="0.131cm" svg:height="0.172cm" svg:x="6.376cm" svg:y="21.538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8" draw:text-style-name="P5" draw:layer="layout" svg:width="0.232cm" svg:height="0.082cm" svg:x="6.596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5" draw:layer="layout" svg:width="0.145cm" svg:height="0.239cm" svg:x="6.903cm" svg:y="21.423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75" draw:text-style-name="P18" draw:layer="layout" svg:width="1.357cm" svg:height="2.377cm" svg:x="1.903cm" svg:y="21.904cm">
          <draw:text-box>
            <text:p text:style-name="P17"><text:span text:style-name="T4">0:001011</text:span></text:p>
            <text:p text:style-name="P17"><text:span text:style-name="T4">1:001101</text:span></text:p>
            <text:p text:style-name="P17"><text:span text:style-name="T4">2:001110</text:span></text:p>
            <text:p text:style-name="P17"><text:span text:style-name="T4">3:010011</text:span></text:p>
            <text:p text:style-name="P17"><text:span text:style-name="T5">-:010101</text:span></text:p>
            <text:p text:style-name="P17"><text:span text:style-name="T4">4:010110</text:span></text:p>
            <text:p text:style-name="P17"><text:span text:style-name="T4">5:011001</text:span></text:p>
            <text:p text:style-name="P17"><text:span text:style-name="T4">6:011010</text:span></text:p>
            <text:p text:style-name="P17"><text:span text:style-name="T6">7:011100</text:span></text:p>
          </draw:text-box>
        </draw:frame>
        <draw:g draw:style-name="gr7">
          <svg:title>TexMaths</svg:title>
          <svg:desc>10§display§\mathcal{B}\! :§svg§600§TRUE§</svg:desc>
          <draw:g>
            <draw:path draw:style-name="gr8" draw:text-style-name="P5" draw:layer="layout" svg:width="0.221cm" svg:height="0.253cm" svg:x="1.506cm" svg:y="21.9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8" draw:text-style-name="P5" draw:layer="layout" svg:width="0.036cm" svg:height="0.149cm" svg:x="1.805cm" svg:y="22.0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75" draw:text-style-name="P18" draw:layer="layout" svg:width="1.357cm" svg:height="2.377cm" svg:x="3.503cm" svg:y="21.905cm">
          <draw:text-box>
            <text:p text:style-name="P17"><text:span text:style-name="T4">8:110100</text:span></text:p>
            <text:p text:style-name="P17"><text:span text:style-name="T4">9:110010</text:span></text:p>
            <text:p text:style-name="P17"><text:span text:style-name="T4">A:110001</text:span></text:p>
            <text:p text:style-name="P17"><text:span text:style-name="T4">B:101100</text:span></text:p>
            <text:p text:style-name="P17"><text:span text:style-name="T5">-:101010</text:span></text:p>
            <text:p text:style-name="P17"><text:span text:style-name="T4">C:101001</text:span></text:p>
            <text:p text:style-name="P17"><text:span text:style-name="T4">D:100110</text:span></text:p>
            <text:p text:style-name="P17"><text:span text:style-name="T4">E:100101</text:span></text:p>
            <text:p text:style-name="P17"><text:span text:style-name="T6">F:100011</text:span></text:p>
          </draw:text-box>
        </draw:frame>
        <draw:g draw:style-name="gr7">
          <svg:title>TexMaths</svg:title>
          <svg:desc>10§display§\Phi_0\! :§svg§600§TRUE§</svg:desc>
          <draw:g>
            <draw:path draw:style-name="gr8" draw:text-style-name="P5" draw:layer="layout" svg:width="0.213cm" svg:height="0.237cm" svg:x="5.07cm" svg:y="21.8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8" draw:text-style-name="P5" draw:layer="layout" svg:width="0.113cm" svg:height="0.166cm" svg:x="5.317cm" svg:y="22.0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8" draw:text-style-name="P5" draw:layer="layout" svg:width="0.036cm" svg:height="0.15cm" svg:x="5.53cm" svg:y="21.9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76" draw:text-style-name="P18" draw:layer="layout" svg:width="1.018cm" svg:height="2.113cm" svg:x="5.605cm" svg:y="21.907cm">
          <draw:text-box>
            <text:p text:style-name="P17"><text:span text:style-name="T4">0:0700</text:span></text:p>
            <text:p text:style-name="P17"><text:span text:style-name="T4">1:1600</text:span></text:p>
            <text:p text:style-name="P17"><text:span text:style-name="T4">2:2500</text:span></text:p>
            <text:p text:style-name="P17"><text:span text:style-name="T4">3:3400</text:span></text:p>
            <text:p text:style-name="P17"><text:span text:style-name="T4">4:4300</text:span></text:p>
            <text:p text:style-name="P17"><text:span text:style-name="T4">5:5200</text:span></text:p>
            <text:p text:style-name="P17"><text:span text:style-name="T4">6:6100</text:span></text:p>
            <text:p text:style-name="P17"><text:span text:style-name="T4">7:7000</text:span></text:p>
          </draw:text-box>
        </draw:frame>
        <draw:g draw:style-name="gr7">
          <svg:title>TexMaths</svg:title>
          <svg:desc>10§display§\Phi_1\! :§svg§600§TRUE§</svg:desc>
          <draw:g>
            <draw:path draw:style-name="gr8" draw:text-style-name="P5" draw:layer="layout" svg:width="0.213cm" svg:height="0.237cm" svg:x="6.772cm" svg:y="21.8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8" draw:text-style-name="P5" draw:layer="layout" svg:width="0.088cm" svg:height="0.161cm" svg:x="7.032cm" svg:y="22.0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8" draw:text-style-name="P5" draw:layer="layout" svg:width="0.036cm" svg:height="0.15cm" svg:x="7.232cm" svg:y="21.9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76" draw:text-style-name="P18" draw:layer="layout" svg:width="1.018cm" svg:height="2.113cm" svg:x="7.406cm" svg:y="21.908cm">
          <draw:text-box>
            <text:p text:style-name="P17"><text:span text:style-name="T4">0:0007</text:span></text:p>
            <text:p text:style-name="P17"><text:span text:style-name="T4">1:0016</text:span></text:p>
            <text:p text:style-name="P17"><text:span text:style-name="T4">2:0025</text:span></text:p>
            <text:p text:style-name="P17"><text:span text:style-name="T4">3:0034</text:span></text:p>
            <text:p text:style-name="P17"><text:span text:style-name="T4">4:0043</text:span></text:p>
            <text:p text:style-name="P17"><text:span text:style-name="T4">5:0052</text:span></text:p>
            <text:p text:style-name="P17"><text:span text:style-name="T4">6:0061</text:span></text:p>
            <text:p text:style-name="P17"><text:span text:style-name="T4">7:0070</text:span></text:p>
          </draw:text-box>
        </draw:frame>
        <draw:frame draw:style-name="gr77" draw:text-style-name="P7" draw:layer="layout" svg:width="1.954cm" svg:height="0.319cm" svg:x="6.104cm" svg:y="24.008cm">
          <draw:text-box>
            <text:p><text:span text:style-name="T2">(Lee distance?)</text:span></text:p>
          </draw:text-box>
        </draw:frame>
        <draw:g draw:style-name="gr7">
          <svg:title>TexMaths</svg:title>
          <svg:desc>8§display§\bm{c}_i:§svg§600§TRUE§</svg:desc>
          <draw:g>
            <draw:path draw:style-name="gr8" draw:text-style-name="P5" draw:layer="layout" svg:width="0.129cm" svg:height="0.128cm" svg:x="1.529cm" svg:y="24.574cm" svg:viewBox="0 0 130 129" svg:d="M108 16c-15 4-10 12-15 18 0 5 2 14 14 14s20-10 20-22c0-15-14-26-39-26-57 0-88 44-88 80 0 25 16 49 60 49 7 0 26-1 43-8 16-6 27-17 27-20s-4-8-6-8c-3 0-3 1-5 4-15 16-37 21-59 21-18 0-27-9-27-25 0-10 7-44 15-59 11-19 29-24 40-24 4 0 13 0 20 6z">
              <text:p/>
            </draw:path>
            <draw:path draw:style-name="gr8" draw:text-style-name="P5" draw:layer="layout" svg:width="0.058cm" svg:height="0.131cm" svg:x="1.669cm" svg:y="24.612cm" svg:viewBox="0 0 59 132" svg:d="M54 8c0-3-2-8-8-8-5 0-11 6-11 11 0 3 3 7 8 7 6 0 11-5 11-10zM14 107c0 2-2 5-2 8 0 10 8 17 19 17 19 0 28-27 28-31 0-2-2-2-3-2-3 0-3 2-3 3-5 16-14 24-21 24-4 0-6-2-6-7 0-4 2-8 4-12 2-6 4-10 6-16 2-5 9-22 10-25 0-1 1-4 1-6 0-9-8-16-19-16-19 0-28 26-28 29s2 3 3 3c3 0 3-1 3-3 6-17 15-24 22-24 3 0 5 1 5 7 0 5-2 7-7 19-4 11-8 21-12 32z">
              <text:p/>
            </draw:path>
            <draw:path draw:style-name="gr8" draw:text-style-name="P5" draw:layer="layout" svg:width="0.029cm" svg:height="0.12cm" svg:x="1.855cm" svg:y="24.5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78" draw:text-style-name="P19" draw:layer="layout" svg:width="2.373cm" svg:height="0.331cm" svg:x="2.204cm" svg:y="24.509cm">
          <draw:text-box>
            <text:p><text:span text:style-name="T4">0110(6)=</text:span><text:span text:style-name="T7">011010</text:span></text:p>
          </draw:text-box>
        </draw:frame>
        <draw:g draw:style-name="gr7">
          <svg:title>TexMaths</svg:title>
          <svg:desc>8§display§\bm{C}_i^{\intercal}:§svg§600§TRUE§</svg:desc>
          <draw:g>
            <draw:path draw:style-name="gr8" draw:text-style-name="P5" draw:layer="layout" svg:width="0.224cm" svg:height="0.2cm" svg:x="1.532cm" svg:y="24.871cm" svg:viewBox="0 0 225 201" svg:d="M224 8c0-2 1-2 1-4 0-4-4-4-8-4-8 7-17 13-26 20-13-14-32-20-51-20-90 0-140 68-140 125 0 53 42 76 91 76 24 0 48-7 69-23 27-20 33-45 33-47 0-4-4-4-7-4-5 0-5 1-7 6-12 35-48 55-80 55-17 0-33-4-44-13-15-11-16-30-16-38s4-60 32-93c15-18 43-31 74-31 33 0 48 25 48 50 0 3-1 7-1 10 0 4 4 4 8 4 6 0 6 0 8-6 5-21 10-42 16-63z">
              <text:p/>
            </draw:path>
            <draw:path draw:style-name="gr8" draw:text-style-name="P5" draw:layer="layout" svg:width="0.095cm" svg:height="0.125cm" svg:x="1.781cm" svg:y="24.849cm" svg:viewBox="0 0 96 126" svg:d="M58 19c8 0 17 0 26 0 3 0 12 0 12-9 0-10-10-10-12-10-24 0-48 0-72 0-2 0-12 0-12 10 0 9 10 9 12 9 9 0 18 0 26 0 0 32 0 64 0 95 0 3 0 12 10 12s10-9 10-12c0-31 0-63 0-95z">
              <text:p/>
            </draw:path>
            <draw:path draw:style-name="gr8" draw:text-style-name="P5" draw:layer="layout" svg:width="0.058cm" svg:height="0.131cm" svg:x="1.755cm" svg:y="25.015cm" svg:viewBox="0 0 59 132" svg:d="M54 7c0-3-2-7-8-7-5 0-11 5-11 10 0 4 3 8 8 8 6 0 11-5 11-11zM14 107c0 2-1 5-1 8 0 10 7 17 18 17 19 0 28-27 28-31 0-2-2-2-3-2-2 0-2 2-3 3-5 16-14 24-21 24-4 0-5-2-5-6 0-5 1-9 3-13 2-6 4-10 6-16 2-5 9-22 10-25 0-1 1-4 1-6 0-9-8-17-19-17-19 0-28 27-28 31 0 2 2 2 3 2 3 0 3-1 3-3 6-17 15-24 22-24 3 0 5 1 5 7 0 5-2 7-7 19-4 11-8 21-12 32z">
              <text:p/>
            </draw:path>
            <draw:path draw:style-name="gr8" draw:text-style-name="P5" draw:layer="layout" svg:width="0.029cm" svg:height="0.12cm" svg:x="2.008cm" svg:y="24.946cm" svg:viewBox="0 0 30 121" svg:d="M30 15c0-9-7-15-16-15-8 0-14 7-14 15 0 9 6 15 14 15 9 0 16-7 16-15zM30 105c0-8-7-14-16-14-8 0-14 6-14 14 0 9 6 16 14 16 9 0 16-7 16-16z">
              <text:p/>
            </draw:path>
          </draw:g>
        </draw:g>
        <draw:frame draw:style-name="gr79" draw:text-style-name="P18" draw:layer="layout" svg:width="1.018cm" svg:height="1.589cm" svg:x="2.206cm" svg:y="24.913cm">
          <draw:text-box>
            <text:p text:style-name="P17"><text:span text:style-name="T4">011(3)</text:span></text:p>
            <text:p text:style-name="P17"><text:span text:style-name="T4">100(4)</text:span></text:p>
            <text:p text:style-name="P17"><text:span text:style-name="T4">010(2)</text:span></text:p>
            <text:p text:style-name="P17"><text:span text:style-name="T4">011(3)</text:span></text:p>
            <text:p text:style-name="P17"><text:span text:style-name="T4">110(6)</text:span></text:p>
            <text:p text:style-name="P17"><text:span text:style-name="T4">100(4)</text:span></text:p>
          </draw:text-box>
        </draw:frame>
        <draw:line draw:style-name="gr3" draw:text-style-name="P2" draw:layer="layout" svg:x1="1.6cm" svg:y1="24.402cm" svg:x2="8.5cm" svg:y2="24.402cm">
          <text:p/>
        </draw:line>
        <draw:g draw:style-name="gr7">
          <svg:title>TexMaths</svg:title>
          <svg:desc>8§display§\bm{s}_i:§svg§600§TRUE§</svg:desc>
          <draw:g>
            <draw:path draw:style-name="gr8" draw:text-style-name="P5" draw:layer="layout" svg:width="0.116cm" svg:height="0.128cm" svg:x="5.032cm" svg:y="24.902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8" draw:text-style-name="P5" draw:layer="layout" svg:width="0.058cm" svg:height="0.131cm" svg:x="5.174cm" svg:y="24.94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8" draw:text-style-name="P5" draw:layer="layout" svg:width="0.029cm" svg:height="0.12cm" svg:x="5.36cm" svg:y="24.90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80" draw:text-style-name="P18" draw:layer="layout" svg:width="1.695cm" svg:height="1.589cm" svg:x="5.506cm" svg:y="24.912cm">
          <draw:text-box>
            <text:p text:style-name="P17"><text:span text:style-name="T4">(</text:span><text:span text:style-name="T7">0</text:span><text:span text:style-name="T4">,3)=</text:span><text:span text:style-name="T8">34</text:span><text:span text:style-name="T4">00</text:span></text:p>
            <text:p text:style-name="P17"><text:span text:style-name="T4">(</text:span><text:span text:style-name="T7">1</text:span><text:span text:style-name="T4">,4)=00</text:span><text:span text:style-name="T8">43</text:span></text:p>
            <text:p text:style-name="P17"><text:span text:style-name="T4">(</text:span><text:span text:style-name="T7">1</text:span><text:span text:style-name="T4">,2)=00</text:span><text:span text:style-name="T8">25</text:span></text:p>
            <text:p text:style-name="P17"><text:span text:style-name="T4">(</text:span><text:span text:style-name="T7">0</text:span><text:span text:style-name="T4">,3)=</text:span><text:span text:style-name="T8">34</text:span><text:span text:style-name="T4">00</text:span></text:p>
            <text:p text:style-name="P17"><text:span text:style-name="T4">(</text:span><text:span text:style-name="T7">1</text:span><text:span text:style-name="T4">,6)=00</text:span><text:span text:style-name="T8">61</text:span></text:p>
            <text:p text:style-name="P17"><text:span text:style-name="T4">(</text:span><text:span text:style-name="T7">0</text:span><text:span text:style-name="T4">,4)=</text:span><text:span text:style-name="T8">43</text:span><text:span text:style-name="T4">00</text:span></text:p>
          </draw:text-box>
        </draw:frame>
        <draw:polyline draw:style-name="gr81" draw:text-style-name="P2" draw:layer="layout" svg:width="1.099cm" svg:height="0.199cm" svg:x="4.6cm" svg:y="24.7cm" svg:viewBox="0 0 1100 200" draw:points="0,0 1100,0 1100,200">
          <text:p/>
        </draw:polyline>
        <draw:line draw:style-name="gr82" draw:text-style-name="P2" draw:layer="layout" svg:x1="1cm" svg:y1="21.2cm" svg:x2="9.4cm" svg:y2="21.2cm">
          <text:p/>
        </draw:line>
        <draw:g draw:style-name="gr7">
          <svg:title>TexMaths</svg:title>
          <svg:desc>10§display§f_{\rm d}(x) \!=\!
\mathbbm{1}[ x \!\in\! \{2,3\} ]§svg§600§TRUE§</svg:desc>
          <draw:g>
            <draw:path draw:style-name="gr8" draw:text-style-name="P5" draw:layer="layout" svg:width="0.175cm" svg:height="0.317cm" svg:x="14.45cm" svg:y="10.8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8" draw:text-style-name="P5" draw:layer="layout" svg:width="0.13cm" svg:height="0.172cm" svg:x="14.615cm" svg:y="11.0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8" draw:text-style-name="P5" draw:layer="layout" svg:width="0.081cm" svg:height="0.349cm" svg:x="14.811cm" svg:y="10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5" draw:layer="layout" svg:width="0.174cm" svg:height="0.158cm" svg:x="14.923cm" svg:y="10.9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8" draw:text-style-name="P5" draw:layer="layout" svg:width="0.08cm" svg:height="0.349cm" svg:x="15.134cm" svg:y="10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8" draw:text-style-name="P5" draw:layer="layout" svg:width="0.233cm" svg:height="0.082cm" svg:x="15.309cm" svg:y="11.0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44cm" svg:height="0.231cm" svg:x="15.636cm" svg:y="10.9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8" draw:text-style-name="P5" draw:layer="layout" svg:width="0.047cm" svg:height="0.349cm" svg:x="15.855cm" svg:y="10.871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74cm" svg:height="0.158cm" svg:x="15.92cm" svg:y="10.9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8" draw:text-style-name="P5" draw:layer="layout" svg:width="0.175cm" svg:height="0.201cm" svg:x="16.179cm" svg:y="10.9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8" draw:text-style-name="P5" draw:layer="layout" svg:width="0.124cm" svg:height="0.349cm" svg:x="16.448cm" svg:y="10.8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8" draw:text-style-name="P5" draw:layer="layout" svg:width="0.14cm" svg:height="0.231cm" svg:x="16.616cm" svg:y="10.9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8" draw:text-style-name="P5" draw:layer="layout" svg:width="0.04cm" svg:height="0.104cm" svg:x="16.805cm" svg:y="11.0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145cm" svg:height="0.239cm" svg:x="16.945cm" svg:y="10.9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8" draw:text-style-name="P5" draw:layer="layout" svg:width="0.123cm" svg:height="0.349cm" svg:x="17.132cm" svg:y="10.8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8" draw:text-style-name="P5" draw:layer="layout" svg:width="0.047cm" svg:height="0.349cm" svg:x="17.29cm" svg:y="10.871cm" svg:viewBox="0 0 48 350" svg:d="M48 0c-16 0-32 0-48 0 0 5 0 9 0 14 11 0 23 0 34 0 0 107 0 215 0 322-11 0-23 0-34 0 0 5 0 9 0 14 16 0 32 0 48 0 0-117 0-233 0-350z">
              <text:p/>
            </draw:path>
          </draw:g>
        </draw:g>
        <draw:g draw:style-name="gr7">
          <svg:title>TexMaths</svg:title>
          <svg:desc>8§display§\prod_{j=0}^{r-1}
p
\left(
\bm{x}^j_i 
\middle| 
\bm{c}_i, \bm{C}_i
\right)
=
\prod_{j=0}^{r-1}
p
\left(
\bm{b}^j_i 
\middle| 
\bm{c}_i 
\right)
p
\left(
\bm{x}^j_i
\middle|
\bm{b}^j_i, \bm{C}_i
\right)
=
\prod_{j=0}^{r-1}
p
\left(
\bm{b}^j_i 
\middle| 
\bm{c}_i 
\right)
\prod_{t=0}^{\nu-1}
p
\left(
x^j_{i,t}
\middle|
b^j_{i,t}, \bm{C}_{i,t}
\right)§svg§600§TRUE§</svg:desc>
          <draw:g>
            <draw:path draw:style-name="gr8" draw:text-style-name="P5" draw:layer="layout" svg:width="0.09cm" svg:height="0.088cm" svg:x="9.837cm" svg:y="22.813cm" svg:viewBox="0 0 91 89" svg:d="M37 47c0-1 5-19 5-20s6-11 12-16c3-1 8-5 16-5 2 0 8 0 11 2-6 2-8 7-8 11s3 7 7 7 11-4 11-12c0-10-10-14-21-14-10 0-19 4-28 14-3-12-15-14-20-14-7 0-12 4-15 10-5 8-7 19-7 20 0 3 2 3 3 3 3 0 3-1 4-7 3-12 7-20 15-20 5 0 7 4 7 9 0 3-2 11-3 16-2 5-4 14-5 18-2 8-4 17-7 25 0 3-1 8-1 8 0 4 3 7 6 7s7-2 9-6c0-1 2-10 3-15 2-7 4-14 6-21z">
              <text:p/>
            </draw:path>
            <draw:path draw:style-name="gr8" draw:text-style-name="P5" draw:layer="layout" svg:width="0.132cm" svg:height="0.009cm" svg:x="9.959cm" svg:y="22.846cm" svg:viewBox="0 0 133 10" svg:d="M125 10c3 0 8 0 8-5s-4-5-8-5c-39 0-78 0-117 0-3 0-8 0-8 5s5 5 8 5c39 0 78 0 117 0z">
              <text:p/>
            </draw:path>
            <draw:path draw:style-name="gr8" draw:text-style-name="P5" draw:layer="layout" svg:width="0.07cm" svg:height="0.129cm" svg:x="10.135cm" svg:y="22.769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8" draw:text-style-name="P5" draw:layer="layout" svg:width="0.327cm" svg:height="0.392cm" svg:x="9.86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8" draw:text-style-name="P5" draw:layer="layout" svg:width="0.085cm" svg:height="0.169cm" svg:x="9.832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-1 7-6 25-12 50-18 75z">
              <text:p/>
            </draw:path>
            <draw:path draw:style-name="gr8" draw:text-style-name="P5" draw:layer="layout" svg:width="0.144cm" svg:height="0.052cm" svg:x="9.95cm" svg:y="23.506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8" draw:text-style-name="P5" draw:layer="layout" svg:width="0.09cm" svg:height="0.133cm" svg:x="10.119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8" draw:text-style-name="P5" draw:layer="layout" svg:width="0.146cm" svg:height="0.178cm" svg:x="10.263cm" svg:y="23.126cm" svg:viewBox="0 0 147 179" svg:d="M22 158c-2 10-3 12-16 12-3 0-6 0-6 5 0 2 2 4 4 4 7 0 16-2 23-2 10 0 19 2 28 2 2 0 6 0 6-6 0-3-3-3-7-3-14 0-14-2-14-5s11-48 14-55c3 8 11 17 25 17 33 0 68-41 68-82 0-27-16-45-37-45-15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8" draw:text-style-name="P5" draw:layer="layout" svg:width="0.106cm" svg:height="0.504cm" svg:x="10.511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8" draw:text-style-name="P5" draw:layer="layout" svg:width="0.158cm" svg:height="0.128cm" svg:x="10.639cm" svg:y="23.124cm" svg:viewBox="0 0 159 129" svg:d="M140 14c-10 3-15 12-15 20 0 5 5 12 14 12 10 0 20-8 20-21 0-15-15-25-32-25-16 0-26 12-30 17-7-12-23-17-39-17-35 0-54 34-54 43 0 4 4 4 6 4 4 0 6 0 7-3 8-26 29-34 40-34s16 5 16 14c0 5-4 21-7 30-3 13-6 26-9 40-4 16-15 25-24 25-2 0-8 0-14-5 11-2 15-12 15-19 0-6-4-13-13-13-11 0-21 8-21 22 0 15 15 25 32 25 16 0 26-12 30-17 8 12 23 17 39 17 36 0 55-35 55-44 0-4-5-4-7-4-3 0-6 0-7 4-8 25-28 34-40 34-10 0-16-5-16-14 0-6 4-21 7-31 2-8 9-34 9-39 5-17 15-25 24-25 2 0 8 0 14 4z">
              <text:p/>
            </draw:path>
            <draw:path draw:style-name="gr8" draw:text-style-name="P5" draw:layer="layout" svg:width="0.085cm" svg:height="0.169cm" svg:x="10.814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8" draw:text-style-name="P5" draw:layer="layout" svg:width="0.059cm" svg:height="0.132cm" svg:x="10.823cm" svg:y="23.198cm" svg:viewBox="0 0 60 133" svg:d="M54 8c0-3-2-8-8-8-4 0-10 6-10 11 0 3 2 7 7 7 7 0 11-5 11-10zM14 108c0 2-1 5-1 8 0 9 8 17 18 17 20 0 29-27 29-31 0-2-2-1-3-2-3 0-3 1-4 3-5 16-14 24-21 24-4 0-5-2-5-7 0-4 1-8 3-12 2-6 4-11 7-16 1-5 9-22 9-25 0-2 1-5 1-6 0-10-8-17-18-17-20 0-29 26-29 30 0 3 2 3 3 3 3 0 3-2 4-3 5-17 14-24 21-24 3 0 5 1 5 6s-1 8-7 20c-4 11-8 21-12 32z">
              <text:p/>
            </draw:path>
            <draw:path draw:style-name="gr8" draw:text-style-name="P5" draw:layer="layout" svg:width="0.012cm" svg:height="0.18cm" svg:x="10.973cm" svg:y="22.922cm" svg:viewBox="0 0 13 181" svg:d="M0 170c0 4 0 11 6 11 7 0 7-6 7-11 0-53 0-106 0-160 0-4 0-10-7-10-6 0-6 6-6 10 0 54 0 107 0 160z">
              <text:p/>
            </draw:path>
            <draw:path draw:style-name="gr8" draw:text-style-name="P5" draw:layer="layout" svg:width="0.012cm" svg:height="0.179cm" svg:x="10.973cm" svg:y="23.09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012cm" svg:height="0.179cm" svg:x="10.973cm" svg:y="23.259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129cm" svg:height="0.128cm" svg:x="11.039cm" svg:y="23.124cm" svg:viewBox="0 0 130 129" svg:d="M108 15c-14 5-15 19-15 19 0 4 2 13 14 13 11 0 20-9 20-21 0-15-14-26-39-26-57 0-88 43-88 80 0 26 16 49 59 49 7 0 27 0 44-7 16-6 27-18 27-21s-4-7-7-7c-1 0-1 0-4 3-15 16-37 22-59 22-18 0-28-9-28-26 0-10 7-44 16-59 11-19 28-24 40-24 4 0 13 0 20 5z">
              <text:p/>
            </draw:path>
            <draw:path draw:style-name="gr8" draw:text-style-name="P5" draw:layer="layout" svg:width="0.058cm" svg:height="0.132cm" svg:x="11.18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4-24 22-24 3 0 5 0 5 6 0 5-2 7-7 20-4 10-8 21-12 31z">
              <text:p/>
            </draw:path>
            <draw:path draw:style-name="gr8" draw:text-style-name="P5" draw:layer="layout" svg:width="0.032cm" svg:height="0.083cm" svg:x="11.288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8" draw:text-style-name="P5" draw:layer="layout" svg:width="0.224cm" svg:height="0.201cm" svg:x="11.405cm" svg:y="23.053cm" svg:viewBox="0 0 225 202" svg:d="M224 9c0-2 1-3 1-5 0-4-4-4-7-4-9 7-18 14-27 21-13-15-32-21-51-21-90 0-140 69-140 127 0 53 42 75 91 75 24 0 48-7 69-22 27-21 33-46 33-48 0-4-4-4-7-4-5 0-5 1-7 6-12 35-48 55-80 55-17 0-33-4-44-12-15-12-17-32-17-39 0-8 5-60 33-93 15-18 43-31 74-31 33 0 48 25 48 50 0 3-1 7-1 10 0 4 4 4 8 4 6 0 6 0 8-6 5-21 11-42 16-63z">
              <text:p/>
            </draw:path>
            <draw:path draw:style-name="gr8" draw:text-style-name="P5" draw:layer="layout" svg:width="0.058cm" svg:height="0.132cm" svg:x="11.628cm" svg:y="23.162cm" svg:viewBox="0 0 59 133" svg:d="M54 7c0-3-2-7-8-7-4 0-11 5-11 11 0 3 3 7 8 7 6 0 11-5 11-11zM14 107c0 3-1 5-1 9 0 9 8 17 18 17 20 0 28-27 28-31 0-2-1-1-2-2-3 0-3 1-4 3-5 16-14 24-21 24-4 0-5-3-5-7 0-5 1-8 3-13s4-10 6-15 10-23 10-26c0-1 1-4 1-5 0-10-8-17-18-17-20 0-29 26-29 30 0 2 2 2 3 2 3 0 3-1 4-2 5-18 14-24 21-24 3 0 5 0 5 6 0 5-1 7-7 20-4 10-8 21-12 31z">
              <text:p/>
            </draw:path>
            <draw:path draw:style-name="gr8" draw:text-style-name="P5" draw:layer="layout" svg:width="0.106cm" svg:height="0.504cm" svg:x="11.722cm" svg:y="22.927cm" svg:viewBox="0 0 107 505" svg:d="M107 253c0-81-19-167-74-230-4-4-15-15-22-21-1-2-2-2-5-2-4 0-6 0-6 3 0 1 1 3 2 3 9 10 24 25 42 56 30 54 42 123 42 191 0 122-34 196-85 247 0 1-1 2-1 3 0 2 2 2 6 2 3 0 4 0 6-1 27-24 57-63 76-122 13-38 19-84 19-129z">
              <text:p/>
            </draw:path>
            <draw:path draw:style-name="gr8" draw:text-style-name="P5" draw:layer="layout" svg:width="0.185cm" svg:height="0.065cm" svg:x="11.974cm" svg:y="23.147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8" draw:text-style-name="P5" draw:layer="layout" svg:width="0.091cm" svg:height="0.088cm" svg:x="12.264cm" svg:y="22.813cm" svg:viewBox="0 0 92 89" svg:d="M38 47c0-1 4-19 4-20s7-11 12-16c3-1 8-5 16-5 3 0 8 0 12 2-7 2-9 7-9 11s3 7 8 7 11-4 11-12c0-10-11-14-21-14s-19 4-28 14c-3-12-15-14-20-14-7 0-13 4-16 10-4 8-7 19-7 20 0 3 3 3 4 3 2 0 2-1 4-7 3-12 6-20 14-20 5 0 7 4 7 9 0 3-2 11-3 16-2 5-4 14-4 18-3 8-5 17-7 25-1 3-2 8-2 8 0 4 4 7 7 7 2 0 6-2 8-6 1-1 2-10 4-15 2-7 4-14 6-21z">
              <text:p/>
            </draw:path>
            <draw:path draw:style-name="gr8" draw:text-style-name="P5" draw:layer="layout" svg:width="0.133cm" svg:height="0.009cm" svg:x="12.386cm" svg:y="22.846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12.562cm" svg:y="22.769cm" svg:viewBox="0 0 72 130" svg:d="M45 6c0-6-1-6-6-6-13 12-31 13-39 13 0 2 0 5 0 7 5 0 18 0 29-6 0 34 0 67 0 100 0 7 0 9-20 9-3 0-5 0-7 0 0 3 0 5 0 7 3 0 28 0 35 0 5 0 30 0 35 0 0-2 0-4 0-7-3 0-5 0-8 0-19 0-19-2-19-9 0-36 0-72 0-108z">
              <text:p/>
            </draw:path>
            <draw:path draw:style-name="gr8" draw:text-style-name="P5" draw:layer="layout" svg:width="0.326cm" svg:height="0.392cm" svg:x="12.29cm" svg:y="22.984cm" svg:viewBox="0 0 327 393" svg:d="M327 393c0-6 0-11 0-16-37 0-45-12-45-30 0-101 0-201 0-301 0-19 8-31 45-31 0-5 0-10 0-15-109 0-218 0-327 0 0 5 0 10 0 15 38 0 46 13 46 31 0 100 0 200 0 301 0 18-9 30-46 30 0 5 0 10 0 16 45 0 90 0 135 0 0-6 0-11 0-16-37 0-46-12-46-30 0-111 0-221 0-332 50 0 100 0 149 0 0 111 0 221 0 332 0 18-8 30-46 30 0 5 0 10 0 16 45 0 90 0 135 0z">
              <text:p/>
            </draw:path>
            <draw:path draw:style-name="gr8" draw:text-style-name="P5" draw:layer="layout" svg:width="0.085cm" svg:height="0.169cm" svg:x="12.26cm" svg:y="23.452cm" svg:viewBox="0 0 86 170" svg:d="M86 7c0-3-3-7-8-7s-11 6-11 10 3 8 8 8 11-5 11-11zM44 140c-3 13-14 25-25 25-3 0-5 0-7-1 5-3 6-7 6-11s-4-7-7-7c-6 0-11 6-11 12 0 7 7 12 19 12s35-7 41-31c6-23 12-47 18-70 0-3 0-4 0-7 0-11-8-19-20-19-22 0-35 28-35 31 0 2 3 2 3 2 3 0 3-1 4-3 5-11 16-24 27-24 5 0 7 3 7 9 0 3-1 5-1 7-6 25-13 50-19 75z">
              <text:p/>
            </draw:path>
            <draw:path draw:style-name="gr8" draw:text-style-name="P5" draw:layer="layout" svg:width="0.144cm" svg:height="0.052cm" svg:x="12.377cm" svg:y="23.506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8" draw:text-style-name="P5" draw:layer="layout" svg:width="0.09cm" svg:height="0.133cm" svg:x="12.547cm" svg:y="23.452cm" svg:viewBox="0 0 91 134" svg:d="M91 67c0-21-3-37-12-50-5-10-18-17-33-17-46 0-46 53-46 67s0 67 46 67c45 0 45-52 45-67zM46 129c-10 0-22-6-26-22-2-11-2-28-2-42 0-15 0-29 3-40 4-15 17-20 25-20 10 0 20 7 24 18 3 11 3 25 3 42 0 14 0 29-3 41-4 18-17 23-24 23z">
              <text:p/>
            </draw:path>
            <draw:path draw:style-name="gr8" draw:text-style-name="P5" draw:layer="layout" svg:width="0.145cm" svg:height="0.178cm" svg:x="12.691cm" svg:y="23.126cm" svg:viewBox="0 0 146 179" svg:d="M22 158c-3 10-4 12-16 12-3 0-6 0-6 5 0 2 2 4 3 4 8 0 16-2 24-2 10 0 19 2 28 2 2 0 5 0 5-6 0-3-2-3-6-3-15 0-15-2-15-5s12-48 14-55c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8" draw:text-style-name="P5" draw:layer="layout" svg:width="0.105cm" svg:height="0.504cm" svg:x="12.939cm" svg:y="22.927cm" svg:viewBox="0 0 106 505" svg:d="M94 502c0 1 3 3 4 3s3 0 5 0c1 0 3 0 3-2s0-2 0-3c-11-10-26-25-44-56-29-54-41-123-41-191 0-124 36-198 85-247 0-1 0-2 0-3 0-3-1-3-4-3-4 0-5 0-8 2-26 24-56 63-76 122-12 37-18 82-18 129 0 66 12 142 56 207 8 11 18 22 18 23 3 3 7 7 9 9 4 4 7 7 11 10z">
              <text:p/>
            </draw:path>
            <draw:path draw:style-name="gr8" draw:text-style-name="P5" draw:layer="layout" svg:width="0.126cm" svg:height="0.196cm" svg:x="13.071cm" svg:y="23.056cm" svg:viewBox="0 0 127 197" svg:d="M64 10c2-4 1-4 2-5 0-4-4-5-7-5-1 0-1 0-2 0-12 1-24 1-36 2-4 0-9 0-9 8 0 5 5 5 7 5 3 0 8 0 12 1-2 10-5 22-8 32-6 26-13 52-19 78-4 16-4 19-4 25 0 36 26 46 47 46 51 0 80-46 80-83 0-35-25-46-49-46-13 0-24 5-31 9 6-23 11-45 17-67zM48 187c-11 0-20-6-20-24 0-9 2-19 5-28 2-10 7-29 9-38 1-5 18-19 35-19s18 15 18 21c0 15-9 49-13 60-10 23-26 28-34 28z">
              <text:p/>
            </draw:path>
            <draw:path draw:style-name="gr8" draw:text-style-name="P5" draw:layer="layout" svg:width="0.085cm" svg:height="0.169cm" svg:x="13.202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8" draw:text-style-name="P5" draw:layer="layout" svg:width="0.059cm" svg:height="0.132cm" svg:x="13.212cm" svg:y="23.198cm" svg:viewBox="0 0 60 133" svg:d="M54 8c0-3-2-8-8-8-4 0-11 6-11 11 0 3 3 7 8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8" draw:text-style-name="P5" draw:layer="layout" svg:width="0.012cm" svg:height="0.18cm" svg:x="13.361cm" svg:y="22.922cm" svg:viewBox="0 0 13 181" svg:d="M0 170c0 4 0 11 6 11 7 0 7-6 7-11 0-53 0-106 0-160 0-4 0-10-7-10-6 0-6 6-6 10 0 54 0 107 0 160z">
              <text:p/>
            </draw:path>
            <draw:path draw:style-name="gr8" draw:text-style-name="P5" draw:layer="layout" svg:width="0.012cm" svg:height="0.179cm" svg:x="13.361cm" svg:y="23.09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012cm" svg:height="0.179cm" svg:x="13.361cm" svg:y="23.259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129cm" svg:height="0.128cm" svg:x="13.428cm" svg:y="23.124cm" svg:viewBox="0 0 130 129" svg:d="M108 15c-15 5-15 19-15 19 0 4 2 13 14 13 11 0 20-9 20-21 0-15-14-26-39-26-57 0-88 43-88 80 0 26 15 49 59 49 7 0 27 0 44-7 16-6 27-18 27-21s-4-7-7-7c-1 0-1 0-4 3-15 16-37 22-59 22-18 0-28-9-28-26 0-10 7-44 16-59 11-19 28-24 40-24 4 0 13 0 20 5z">
              <text:p/>
            </draw:path>
            <draw:path draw:style-name="gr8" draw:text-style-name="P5" draw:layer="layout" svg:width="0.058cm" svg:height="0.132cm" svg:x="13.569cm" svg:y="23.162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8" draw:text-style-name="P5" draw:layer="layout" svg:width="0.105cm" svg:height="0.504cm" svg:x="13.663cm" svg:y="22.927cm" svg:viewBox="0 0 106 505" svg:d="M106 253c0-81-18-167-74-230-3-4-14-15-21-21-1-2-2-2-6-2-3 0-5 0-5 3 0 1 1 3 2 3 9 10 24 25 42 56 30 54 42 123 42 191 0 122-35 196-85 247-1 1-1 2-1 3 0 2 2 2 5 2 4 0 5 0 7-1 26-24 57-63 76-122 13-38 18-84 18-129z">
              <text:p/>
            </draw:path>
            <draw:path draw:style-name="gr8" draw:text-style-name="P5" draw:layer="layout" svg:width="0.146cm" svg:height="0.178cm" svg:x="13.858cm" svg:y="23.126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8" draw:text-style-name="P5" draw:layer="layout" svg:width="0.106cm" svg:height="0.504cm" svg:x="14.106cm" svg:y="22.927cm" svg:viewBox="0 0 107 505" svg:d="M94 502c1 1 3 2 4 3 2 0 4 0 6 0 1 0 3 0 3-2s-1-2-1-3c-10-10-25-25-43-56-30-54-41-123-41-191 0-124 35-198 84-247 1-1 1-2 1-3 0-3-2-3-5-3-4 0-4 0-7 2-27 24-57 63-77 122-12 37-18 82-18 129 0 66 12 142 56 207 8 11 18 22 18 23 3 3 7 7 9 9 4 4 8 7 11 10z">
              <text:p/>
            </draw:path>
            <draw:path draw:style-name="gr8" draw:text-style-name="P5" draw:layer="layout" svg:width="0.158cm" svg:height="0.128cm" svg:x="14.234cm" svg:y="23.124cm" svg:viewBox="0 0 159 129" svg:d="M140 14c-10 3-15 12-15 20 0 5 5 12 14 12 10 0 20-8 20-21 0-15-15-25-32-25-16 0-26 12-30 17-7-12-23-17-39-17-35 0-54 34-54 43 0 4 4 4 6 4 4 0 6 0 7-3 8-26 29-34 40-34 10 0 16 5 16 14 0 5-4 21-7 30-3 13-6 26-9 40-5 16-15 25-24 25-2 0-8 0-14-5 11-2 15-12 15-19 0-6-4-13-14-13s-20 8-20 22c0 15 15 25 32 25 16 0 26-12 30-17 8 12 23 17 39 17 36 0 54-35 54-44 0-4-4-4-6-4-3 0-6 0-7 4-8 25-28 34-40 34-10 0-16-5-16-14 0-6 4-21 7-31 2-8 9-34 9-39 5-17 15-25 24-25 2 0 8 0 14 4z">
              <text:p/>
            </draw:path>
            <draw:path draw:style-name="gr8" draw:text-style-name="P5" draw:layer="layout" svg:width="0.085cm" svg:height="0.169cm" svg:x="14.408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8" draw:text-style-name="P5" draw:layer="layout" svg:width="0.058cm" svg:height="0.132cm" svg:x="14.418cm" svg:y="23.198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8" draw:text-style-name="P5" draw:layer="layout" svg:width="0.011cm" svg:height="0.18cm" svg:x="14.568cm" svg:y="22.922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4.568cm" svg:y="23.0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011cm" svg:height="0.179cm" svg:x="14.568cm" svg:y="23.25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126cm" svg:height="0.196cm" svg:x="14.636cm" svg:y="23.056cm" svg:viewBox="0 0 127 197" svg:d="M64 10c2-4 1-4 2-5 0-4-4-5-7-5-1 0-1 0-1 0-13 1-25 1-37 2-4 0-9 0-9 8 0 5 6 5 7 5 3 0 8 0 12 1-2 10-5 22-8 32-6 26-13 52-19 78-4 16-4 19-4 25 0 36 26 46 48 46 50 0 79-46 79-83 0-35-25-46-49-46-13 0-24 5-30 9 5-23 11-45 16-67zM48 187c-10 0-20-6-20-24 0-9 2-19 5-28 2-10 7-29 9-38 2-5 18-19 35-19s19 15 19 21c0 15-10 49-14 60-10 23-26 28-34 28z">
              <text:p/>
            </draw:path>
            <draw:path draw:style-name="gr8" draw:text-style-name="P5" draw:layer="layout" svg:width="0.085cm" svg:height="0.169cm" svg:x="14.768cm" svg:y="22.986cm" svg:viewBox="0 0 86 170" svg:d="M86 7c0-3-3-7-8-7s-11 5-11 10c0 4 3 8 8 8s11-5 11-11zM44 140c-3 13-14 25-25 25-3 0-5-1-7-2 5-2 6-6 6-10s-3-7-7-7c-6 0-11 5-11 11 0 8 7 13 19 13s35-7 41-31c6-23 12-47 18-70 0-3 0-4 0-7 0-11-8-19-20-19-22 0-35 27-35 31 0 2 2 1 3 2 3 0 3-1 4-3 5-12 16-24 27-24 5 0 7 3 7 9 0 3-1 5-1 6-6 25-13 51-19 76z">
              <text:p/>
            </draw:path>
            <draw:path draw:style-name="gr8" draw:text-style-name="P5" draw:layer="layout" svg:width="0.059cm" svg:height="0.132cm" svg:x="14.776cm" svg:y="23.198cm" svg:viewBox="0 0 60 133" svg:d="M54 8c0-3-2-8-8-8-4 0-10 6-10 11 0 3 2 7 8 7s10-5 10-10zM14 108c0 2-1 5-1 8 0 9 8 17 18 17 20 0 29-27 29-31 0-2-2-1-3-2-3 0-3 1-4 3-5 16-13 24-21 24-4 0-5-2-5-7 0-4 2-8 3-12 2-6 4-11 7-16 1-5 9-22 9-25 0-2 1-5 1-6 0-10-8-17-18-17-20 0-29 26-29 30 0 3 2 2 3 3 3 0 3-2 4-3 5-17 14-24 21-24 3 0 5 1 5 6s-1 8-6 20c-4 11-8 21-13 32z">
              <text:p/>
            </draw:path>
            <draw:path draw:style-name="gr8" draw:text-style-name="P5" draw:layer="layout" svg:width="0.032cm" svg:height="0.083cm" svg:x="14.91cm" svg:y="23.221cm" svg:viewBox="0 0 33 84" svg:d="M33 30c0-19-7-30-18-30-9 0-15 7-15 15 0 7 6 15 15 15 3 0 7-1 10-4 1 0 1 0 1 0 0 1 0 0 0 4 0 20-9 37-19 47-3 3-3 3-3 4 0 2 2 3 3 3 3 0 26-22 26-54z">
              <text:p/>
            </draw:path>
            <draw:path draw:style-name="gr8" draw:text-style-name="P5" draw:layer="layout" svg:width="0.224cm" svg:height="0.201cm" svg:x="15.026cm" svg:y="23.053cm" svg:viewBox="0 0 225 202" svg:d="M224 9c1-2 1-3 1-5 0-4-4-4-7-4-8 7-17 14-26 21-13-15-32-21-51-21-91 0-141 69-141 127 0 53 42 75 92 75 23 0 47-7 69-22 27-21 32-46 32-48 0-4-4-4-7-4-5 0-5 1-7 6-11 35-48 55-80 55-17 0-32-4-44-12-15-12-16-32-16-39 0-8 5-60 32-93 15-18 43-31 74-31 34 0 49 25 49 50 0 3-1 7-1 10 0 4 3 4 7 4 6 0 6 0 8-6 5-21 11-42 16-63z">
              <text:p/>
            </draw:path>
            <draw:path draw:style-name="gr8" draw:text-style-name="P5" draw:layer="layout" svg:width="0.059cm" svg:height="0.132cm" svg:x="15.249cm" svg:y="23.162cm" svg:viewBox="0 0 60 133" svg:d="M55 7c0-3-2-7-8-7-5 0-11 5-11 11 0 3 2 7 8 7s11-5 11-11zM14 107c0 3-1 5-1 9 0 9 8 17 19 17 19 0 28-27 28-31 0-2-2-2-3-2-3 0-3 1-4 3-4 16-13 24-21 24-4 0-5-3-5-7 0-5 2-8 3-13 3-5 4-10 7-15 1-5 9-23 9-26 1-1 2-4 2-5 0-10-8-17-19-17-19 0-29 26-29 30 0 2 3 2 4 2 2 0 2-1 3-2 5-18 14-24 21-24 3 0 6 0 6 6 0 5-2 7-7 20-4 10-8 21-13 31z">
              <text:p/>
            </draw:path>
            <draw:path draw:style-name="gr8" draw:text-style-name="P5" draw:layer="layout" svg:width="0.105cm" svg:height="0.504cm" svg:x="15.344cm" svg:y="22.927cm" svg:viewBox="0 0 106 505" svg:d="M106 253c0-81-18-167-74-230-4-4-14-15-21-21-1-2-2-2-6-2-3 0-5 0-5 3 0 1 1 3 2 3 9 10 24 25 41 56 31 54 42 123 42 191 0 122-34 196-84 247-1 1-1 2-1 3 0 2 2 2 5 2 4 0 5 0 7-1 26-24 57-63 76-122 12-38 18-84 18-129z">
              <text:p/>
            </draw:path>
            <draw:path draw:style-name="gr8" draw:text-style-name="P5" draw:layer="layout" svg:width="0.186cm" svg:height="0.065cm" svg:x="15.596cm" svg:y="23.147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8" draw:text-style-name="P5" draw:layer="layout" svg:width="0.09cm" svg:height="0.088cm" svg:x="15.886cm" svg:y="22.813cm" svg:viewBox="0 0 91 89" svg:d="M37 47c0-1 5-19 5-20s6-11 12-16c3-1 8-5 16-5 2 0 8 0 12 2-7 2-9 7-9 11s3 7 8 7c4 0 10-4 10-12 0-10-10-14-21-14-10 0-19 4-27 14-4-12-16-14-21-14-7 0-12 4-15 10-5 8-7 19-7 20 0 3 2 3 3 3 3 0 3-1 5-7 2-12 6-20 14-20 5 0 7 4 7 9 0 3-2 11-3 16-2 5-4 14-5 18-2 8-4 17-7 25 0 3-1 8-1 8 0 4 3 7 6 7s7-2 9-6c0-1 2-10 4-15 2-7 3-14 5-21z">
              <text:p/>
            </draw:path>
            <draw:path draw:style-name="gr8" draw:text-style-name="P5" draw:layer="layout" svg:width="0.132cm" svg:height="0.009cm" svg:x="16.008cm" svg:y="22.846cm" svg:viewBox="0 0 133 10" svg:d="M125 10c3 0 8 0 8-5s-4-5-8-5c-39 0-78 0-117 0-3 0-8 0-8 5s5 5 8 5c39 0 78 0 117 0z">
              <text:p/>
            </draw:path>
            <draw:path draw:style-name="gr8" draw:text-style-name="P5" draw:layer="layout" svg:width="0.07cm" svg:height="0.129cm" svg:x="16.184cm" svg:y="22.769cm" svg:viewBox="0 0 71 130" svg:d="M44 6c0-6 0-6-6-6-12 12-30 13-38 13 0 2 0 5 0 7 5 0 18 0 29-6 0 34 0 67 0 100 0 7 0 9-20 9-3 0-5 0-7 0 0 3 0 5 0 7 3 0 27 0 34 0 6 0 31 0 35 0 0-2 0-4 0-7-2 0-5 0-7 0-20 0-20-2-20-9 0-36 0-72 0-108z">
              <text:p/>
            </draw:path>
            <draw:path draw:style-name="gr8" draw:text-style-name="P5" draw:layer="layout" svg:width="0.327cm" svg:height="0.392cm" svg:x="15.91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8" draw:text-style-name="P5" draw:layer="layout" svg:width="0.085cm" svg:height="0.169cm" svg:x="15.881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 0 7-6 25-13 50-19 75z">
              <text:p/>
            </draw:path>
            <draw:path draw:style-name="gr8" draw:text-style-name="P5" draw:layer="layout" svg:width="0.144cm" svg:height="0.052cm" svg:x="16cm" svg:y="23.506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8" draw:text-style-name="P5" draw:layer="layout" svg:width="0.09cm" svg:height="0.133cm" svg:x="16.168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8" draw:text-style-name="P5" draw:layer="layout" svg:width="0.146cm" svg:height="0.178cm" svg:x="16.312cm" svg:y="23.126cm" svg:viewBox="0 0 147 179" svg:d="M22 158c-2 10-3 12-15 12-4 0-7 0-7 5 0 2 2 4 4 4 8 0 16-2 24-2 9 0 18 2 27 2 2 0 6 0 6-6 0-3-3-3-7-3-14 0-14-2-14-5s11-48 14-55c3 8 11 17 25 17 33 0 68-41 68-82 0-27-16-45-37-45-14 0-28 10-37 21-3-15-15-21-26-21-13 0-17 11-21 16-4 10-8 26-8 27 0 3 3 3 4 3 2 0 3 0 4-6 5-20 11-34 20-34 5 0 9 3 9 13 0 7-1 10-1 15-11 41-21 83-32 124zM71 37c3-8 10-16 15-20 10-9 18-11 23-11 11 0 18 10 18 27s-9 49-14 59c-10 20-23 30-34 30-18 0-22-24-22-26 0-1 0-1 1-4 4-18 9-37 13-55z">
              <text:p/>
            </draw:path>
            <draw:path draw:style-name="gr8" draw:text-style-name="P5" draw:layer="layout" svg:width="0.106cm" svg:height="0.504cm" svg:x="16.56cm" svg:y="22.927cm" svg:viewBox="0 0 107 505" svg:d="M94 502c1 1 3 2 4 3 2 0 4 0 6 0 1 0 3 0 3-2s-1-2-1-3c-10-10-25-25-43-56-30-54-41-123-41-191 0-124 35-198 84-247 1-1 1-2 1-3 0-3-2-3-5-3-4 0-4 0-7 2-27 24-57 63-76 122-13 37-19 82-19 129 0 66 12 142 57 207 7 11 17 22 17 23 4 3 8 7 9 9 4 4 8 7 11 10z">
              <text:p/>
            </draw:path>
            <draw:path draw:style-name="gr8" draw:text-style-name="P5" draw:layer="layout" svg:width="0.127cm" svg:height="0.196cm" svg:x="16.692cm" svg:y="23.056cm" svg:viewBox="0 0 128 197" svg:d="M65 10c1-4 0-4 1-5 0-4-4-5-7-5-1 0-1 0-1 0-12 1-24 1-36 2-4 0-10 0-10 8 0 5 6 5 7 5 3 0 9 0 12 1-2 10-5 22-8 32-6 26-13 52-19 78-4 16-4 19-4 25 0 36 27 46 48 46 51 0 80-46 80-83 0-35-26-46-50-46-13 0-24 5-30 9 6-23 11-45 17-67zM49 187c-11 0-21-6-21-24 0-9 3-19 5-28 3-10 8-29 9-38 2-5 18-19 36-19 16 0 18 15 18 21 0 15-10 49-14 60-9 23-25 28-33 28z">
              <text:p/>
            </draw:path>
            <draw:path draw:style-name="gr8" draw:text-style-name="P5" draw:layer="layout" svg:width="0.085cm" svg:height="0.169cm" svg:x="16.824cm" svg:y="22.986cm" svg:viewBox="0 0 86 170" svg:d="M86 7c0-3-2-7-8-7-5 0-11 5-11 10 0 4 3 8 8 8 6 0 11-5 11-11zM45 140c-3 13-14 25-26 25-2 0-5-1-7-2 6-2 7-6 7-10s-4-7-8-7c-6 0-11 5-11 11 0 8 8 13 19 13 12 0 35-7 41-31 6-23 12-47 18-70 0-3 1-4 1-7 0-11-9-19-21-19-22 0-35 27-35 31 0 2 3 2 4 2 3 0 3-1 4-3 5-12 15-24 27-24 4 0 6 3 6 9 0 3 0 5-1 6-6 25-12 51-18 76z">
              <text:p/>
            </draw:path>
            <draw:path draw:style-name="gr8" draw:text-style-name="P5" draw:layer="layout" svg:width="0.058cm" svg:height="0.132cm" svg:x="16.834cm" svg:y="23.198cm" svg:viewBox="0 0 59 133" svg:d="M54 8c0-3-2-8-8-8-5 0-11 6-11 11 0 3 3 7 8 7 6 0 11-5 11-10zM14 108c0 2-2 5-2 8 0 9 8 17 19 17 19 0 28-27 28-31 0-2-2-2-3-2-2 0-3 1-4 3-4 16-13 24-21 24-4 0-5-2-5-7 0-4 2-8 4-12 2-6 4-11 6-16s9-22 10-25c0-2 1-5 1-6 0-10-8-17-19-17-19 0-28 26-28 30 0 3 2 3 3 3 3 0 3-2 3-3 6-17 14-24 21-24 3 0 6 1 6 6s-2 8-7 20c-4 11-8 21-12 32z">
              <text:p/>
            </draw:path>
            <draw:path draw:style-name="gr8" draw:text-style-name="P5" draw:layer="layout" svg:width="0.011cm" svg:height="0.18cm" svg:x="16.983cm" svg:y="22.922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6.983cm" svg:y="23.0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011cm" svg:height="0.179cm" svg:x="16.983cm" svg:y="23.25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13cm" svg:height="0.128cm" svg:x="17.049cm" svg:y="23.124cm" svg:viewBox="0 0 131 129" svg:d="M109 15c-15 5-15 19-15 19 0 4 2 13 13 13 12 0 21-9 21-21 0-15-15-26-40-26-56 0-88 43-88 80 0 26 16 49 60 49 7 0 26 0 43-7 17-6 28-18 28-21s-5-7-7-7-2 0-4 3c-15 16-38 22-59 22-19 0-28-9-28-26 0-10 7-44 15-59 11-19 29-24 41-24 3 0 13 0 20 5z">
              <text:p/>
            </draw:path>
            <draw:path draw:style-name="gr8" draw:text-style-name="P5" draw:layer="layout" svg:width="0.059cm" svg:height="0.132cm" svg:x="17.19cm" svg:y="23.162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8" draw:text-style-name="P5" draw:layer="layout" svg:width="0.106cm" svg:height="0.504cm" svg:x="17.284cm" svg:y="22.927cm" svg:viewBox="0 0 107 505" svg:d="M107 253c0-81-19-167-74-230-4-4-15-15-21-21-2-2-2-2-6-2s-6 0-6 3c0 1 1 2 2 3 9 10 24 25 42 56 30 54 42 123 42 191 0 122-34 196-84 247-1 1-2 2-2 3 0 2 2 2 6 2s4 0 6-1c27-24 57-63 77-122 12-38 18-84 18-129z">
              <text:p/>
            </draw:path>
            <draw:path draw:style-name="gr8" draw:text-style-name="P5" draw:layer="layout" svg:width="0.1cm" svg:height="0.085cm" svg:x="17.503cm" svg:y="22.813cm" svg:viewBox="0 0 101 86" svg:d="M35 6c0-1 0-2 0-4-1 0 0-2-3-2-4 0-11 1-13 1-3 1-7 1-10 1s-6 0-6 4c0 3 3 3 5 3 10 0 10 1 10 3s-1 5-2 8c-3 13-7 26-10 39-5 20-6 24-6 25 0 2 3 2 4 2s2 0 3 0c18-2 43-12 63-30 28-24 21-33 31-50 0-4-3-6-7-6-7 0-8 6-9 11-8 28-35 58-68 67 6-24 12-48 18-72z">
              <text:p/>
            </draw:path>
            <draw:path draw:style-name="gr8" draw:text-style-name="P5" draw:layer="layout" svg:width="0.132cm" svg:height="0.009cm" svg:x="17.636cm" svg:y="22.846cm" svg:viewBox="0 0 133 10" svg:d="M125 10c3 0 8 0 8-5s-4-5-8-5c-39 0-78 0-117 0-3 0-8 0-8 5s5 5 8 5c39 0 78 0 117 0z">
              <text:p/>
            </draw:path>
            <draw:path draw:style-name="gr8" draw:text-style-name="P5" draw:layer="layout" svg:width="0.07cm" svg:height="0.129cm" svg:x="17.812cm" svg:y="22.769cm" svg:viewBox="0 0 71 130" svg:d="M44 6c0-6 0-6-6-6-12 12-30 13-38 13 0 2 0 5 0 7 5 0 18 0 28-6 0 34 0 67 0 100 0 7 0 9-19 9-3 0-5 0-7 0 0 3 0 5 0 7 3 0 27 0 34 0 6 0 31 0 35 0 0-2 0-4 0-7-2 0-5 0-7 0-20 0-20-2-20-9 0-36 0-72 0-108z">
              <text:p/>
            </draw:path>
            <draw:path draw:style-name="gr8" draw:text-style-name="P5" draw:layer="layout" svg:width="0.326cm" svg:height="0.392cm" svg:x="17.532cm" svg:y="22.984cm" svg:viewBox="0 0 327 393" svg:d="M327 393c0-6 0-11 0-16-37 0-46-12-46-30 0-101 0-201 0-301 0-19 9-31 46-31 0-5 0-10 0-15-109 0-218 0-327 0 0 5 0 10 0 15 37 0 46 13 46 31 0 100 0 200 0 301 0 18-9 30-46 30 0 5 0 10 0 16 45 0 90 0 135 0 0-6 0-11 0-16-37 0-46-12-46-30 0-111 0-221 0-332 50 0 100 0 149 0 0 111 0 221 0 332 0 18-9 30-46 30 0 5 0 10 0 16 45 0 90 0 135 0z">
              <text:p/>
            </draw:path>
            <draw:path draw:style-name="gr8" draw:text-style-name="P5" draw:layer="layout" svg:width="0.065cm" svg:height="0.124cm" svg:x="17.519cm" svg:y="23.456cm" svg:viewBox="0 0 66 125" svg:d="M40 45c7 0 13 0 20 0 4 0 6 0 6-4 0-3-2-3-5-3-7 0-13 0-19 0 2-9 4-19 7-29 1-1 1-2 1-3 0-4-3-6-7-6-5 0-8 3-9 8-2 6 1-4-8 30-6 0-13 0-20 0-4 0-6 0-6 4 0 3 2 3 6 3 6 0 12 0 19 0-4 15-8 31-12 46-1 6-3 12-3 15 0 12 10 19 21 19 22 0 35-28 35-31 0-2-3-1-4-2-2 0-3 1-4 4-5 12-16 23-26 23-5 0-7-2-7-9 0-2 1-7 1-8 4-19 9-38 14-57z">
              <text:p/>
            </draw:path>
            <draw:path draw:style-name="gr8" draw:text-style-name="P5" draw:layer="layout" svg:width="0.144cm" svg:height="0.052cm" svg:x="17.61cm" svg:y="23.50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8" draw:text-style-name="P5" draw:layer="layout" svg:width="0.09cm" svg:height="0.134cm" svg:x="17.779cm" svg:y="23.448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8" draw:text-style-name="P5" draw:layer="layout" svg:width="0.146cm" svg:height="0.178cm" svg:x="17.94cm" svg:y="23.126cm" svg:viewBox="0 0 147 179" svg:d="M22 158c-2 10-3 12-16 12-3 0-6 0-6 5 0 2 2 4 4 4 7 0 16-2 23-2 10 0 19 2 28 2 2 0 6 0 6-6 0-3-3-3-7-3-14 0-14-2-14-5s11-48 14-55c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8" draw:text-style-name="P5" draw:layer="layout" svg:width="0.106cm" svg:height="0.504cm" svg:x="18.188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8" draw:text-style-name="P5" draw:layer="layout" svg:width="0.139cm" svg:height="0.126cm" svg:x="18.314cm" svg:y="23.126cm" svg:viewBox="0 0 140 127" svg:d="M86 39c1-7 8-33 28-33 1 0 8 0 14 4-8 1-14 8-14 15 0 5 4 10 11 10 6 0 15-5 15-17 0-14-17-18-26-18-16 0-26 15-30 22-6-19-22-22-30-22-29 0-45 36-45 43 0 3 2 3 3 3 2 0 3 0 4-3 10-29 28-37 38-37 5 0 15 3 15 19 0 9-5 28-15 67-5 18-15 30-28 30-1 0-8 0-13-4 7-2 13-8 13-16s-6-9-11-9c-8 0-15 7-15 16 0 13 14 18 26 18 19 0 29-19 30-21 3 11 14 21 30 21 29 0 45-36 45-43 0-2-2-2-3-2-2 0-3 0-4 2-9 30-28 38-37 38-11 0-16-10-16-20 0-5 2-12 5-24 3-13 6-26 10-39z">
              <text:p/>
            </draw:path>
            <draw:path draw:style-name="gr8" draw:text-style-name="P5" draw:layer="layout" svg:width="0.085cm" svg:height="0.169cm" svg:x="18.467cm" svg:y="22.986cm" svg:viewBox="0 0 86 170" svg:d="M86 7c0-3-2-7-8-7-5 0-11 5-11 10 0 4 3 8 8 8 6 0 11-5 11-11zM45 140c-4 13-15 25-26 25-2 0-5-1-7-2 5-2 6-6 6-10s-3-7-7-7c-6 0-11 5-11 11 0 8 7 13 19 13s35-7 41-31c6-23 12-47 18-70 0-3 1-4 1-7 0-11-9-19-21-19-22 0-35 27-35 31 0 2 2 1 3 2 3 0 4-1 4-3 5-12 16-24 28-24 4 0 6 3 6 9 0 3-1 5-1 6-6 25-12 51-18 76z">
              <text:p/>
            </draw:path>
            <draw:path draw:style-name="gr8" draw:text-style-name="P5" draw:layer="layout" svg:width="0.059cm" svg:height="0.132cm" svg:x="18.475cm" svg:y="23.198cm" svg:viewBox="0 0 60 133" svg:d="M54 8c0-3-2-8-7-8s-11 6-11 11c0 3 2 7 8 7s10-5 10-10zM14 108c0 2-1 5-1 8 0 9 8 17 18 17 20 0 29-27 29-31 0-2-2-2-3-2-3 0-3 1-4 3-4 16-13 24-21 24-4 0-5-2-5-7 0-4 2-8 3-12 2-6 4-11 7-16 1-5 9-22 9-25 1-2 1-5 1-6 0-10-8-17-18-17-19 0-29 26-29 30 0 3 2 2 3 3 3 0 3-2 4-3 5-17 14-24 21-24 3 0 5 1 5 6s-1 8-6 20c-4 11-8 21-13 32z">
              <text:p/>
            </draw:path>
            <draw:path draw:style-name="gr8" draw:text-style-name="P5" draw:layer="layout" svg:width="0.024cm" svg:height="0.06cm" svg:x="18.568cm" svg:y="23.306cm" svg:viewBox="0 0 25 61" svg:d="M19 19c0 11-1 24-15 36-1 1-2 2-2 3s2 3 4 3 19-16 19-39c0-12-5-22-14-22-6 0-11 5-11 11 0 7 4 11 11 11 5 0 6-2 8-3z">
              <text:p/>
            </draw:path>
            <draw:path draw:style-name="gr8" draw:text-style-name="P5" draw:layer="layout" svg:width="0.065cm" svg:height="0.124cm" svg:x="18.621cm" svg:y="23.206cm" svg:viewBox="0 0 66 125" svg:d="M40 45c7 0 13 0 20 0 4 0 6 0 6-4 0-3-2-3-5-3-7 0-13 0-19 0 2-10 4-20 7-29 1-1 1-3 1-3 0-4-3-6-7-6-5 0-8 3-9 8s1-4-8 30c-6 0-13 0-20 0-4 0-6 0-6 4 0 3 2 3 6 3 6 0 12 0 19 0-4 15-8 31-12 46-1 5-3 12-3 15 0 12 10 19 21 19 22 0 35-28 35-31 0-2-3-1-4-2-2 0-3 0-4 4-5 12-16 23-26 23-5 0-7-2-7-9 0-3 1-7 1-8 4-19 9-38 14-57z">
              <text:p/>
            </draw:path>
            <draw:path draw:style-name="gr8" draw:text-style-name="P5" draw:layer="layout" svg:width="0.011cm" svg:height="0.18cm" svg:x="18.752cm" svg:y="22.922cm" svg:viewBox="0 0 12 181" svg:d="M0 170c0 4 0 11 6 11s6-6 6-11c0-53 0-106 0-160 0-4 0-10-6-10s-6 6-6 10c0 54 0 107 0 160z">
              <text:p/>
            </draw:path>
            <draw:path draw:style-name="gr8" draw:text-style-name="P5" draw:layer="layout" svg:width="0.011cm" svg:height="0.179cm" svg:x="18.752cm" svg:y="23.0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011cm" svg:height="0.179cm" svg:x="18.752cm" svg:y="23.259cm" svg:viewBox="0 0 12 180" svg:d="M0 169c0 5 0 11 6 11s6-6 6-11c0-53 0-106 0-159 0-4 0-10-6-10s-6 6-6 10c0 53 0 106 0 159z">
              <text:p/>
            </draw:path>
            <draw:path draw:style-name="gr8" draw:text-style-name="P5" draw:layer="layout" svg:width="0.102cm" svg:height="0.196cm" svg:x="18.818cm" svg:y="23.056cm" svg:viewBox="0 0 103 197" svg:d="M54 2c-1 0 0-2-4-2-6 0-27 2-34 2-2 0-6 1-6 6 0 3 4 3 8 3 13 0 13 3 13 5s-2 12-4 18c-7 30-15 61-22 92-4 13-5 18-5 27 0 27 15 44 36 44 33 0 67-41 67-82 0-25-14-45-37-45-13 0-24 8-33 17 7-28 14-56 21-85zM27 109c3-6 3-7 5-10 14-18 26-22 34-22 10 0 17 8 17 26 0 17-9 49-14 59-10 19-23 30-33 30s-19-8-19-29c0-6 0-10 5-28 1-9 3-17 5-26z">
              <text:p/>
            </draw:path>
            <draw:path draw:style-name="gr8" draw:text-style-name="P5" draw:layer="layout" svg:width="0.085cm" svg:height="0.169cm" svg:x="18.926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6 3 6 9 0 3 0 5 0 6-6 25-13 51-19 76z">
              <text:p/>
            </draw:path>
            <draw:path draw:style-name="gr8" draw:text-style-name="P5" draw:layer="layout" svg:width="0.058cm" svg:height="0.132cm" svg:x="18.935cm" svg:y="23.198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2 3-3 6-17 15-24 22-24 3 0 5 1 5 6s-2 8-7 20c-4 11-8 21-12 32z">
              <text:p/>
            </draw:path>
            <draw:path draw:style-name="gr8" draw:text-style-name="P5" draw:layer="layout" svg:width="0.025cm" svg:height="0.06cm" svg:x="19.027cm" svg:y="23.306cm" svg:viewBox="0 0 26 61" svg:d="M20 19c0 11-2 24-16 36-1 1-1 2-1 3s2 3 3 3c3 0 20-16 20-39 0-12-5-22-15-22-6 0-11 5-11 11 0 7 5 11 12 11 4 0 7-3 8-3z">
              <text:p/>
            </draw:path>
            <draw:path draw:style-name="gr8" draw:text-style-name="P5" draw:layer="layout" svg:width="0.065cm" svg:height="0.124cm" svg:x="19.081cm" svg:y="23.206cm" svg:viewBox="0 0 66 125" svg:d="M40 45c7 0 13 0 20 0 3 0 6 0 6-4 0-3-3-3-6-3-6 0-12 0-18 0 2-10 4-20 7-29 0-1 1-3 1-3 0-4-4-6-8-6s-7 3-8 8c-2 5 0-4-8 30-7 0-14 0-20 0-4 0-6 0-6 4 0 3 2 3 6 3 6 0 12 0 18 0-4 15-7 31-11 46-2 5-3 12-3 15 0 12 9 19 20 19 23 0 35-28 35-31 0-2-3-2-3-2-3 0-3 0-4 4-6 12-16 23-27 23-4 0-6-2-6-9 0-3 0-7 1-8 4-19 9-38 14-57z">
              <text:p/>
            </draw:path>
            <draw:path draw:style-name="gr8" draw:text-style-name="P5" draw:layer="layout" svg:width="0.032cm" svg:height="0.083cm" svg:x="19.195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8" draw:text-style-name="P5" draw:layer="layout" svg:width="0.225cm" svg:height="0.201cm" svg:x="19.311cm" svg:y="23.053cm" svg:viewBox="0 0 226 202" svg:d="M225 9c0-2 1-3 1-5 0-4-4-4-8-4-8 7-17 14-26 21-13-15-32-21-51-21-91 0-141 69-141 127 0 53 42 75 92 75 24 0 47-7 69-22 27-21 33-46 33-48 0-4-4-4-8-4s-5 1-6 6c-12 35-48 55-81 55-17 0-32-4-43-12-15-12-17-32-17-39 0-8 5-60 33-93 15-18 42-31 73-31 34 0 49 25 49 50 0 3-1 7-1 10 0 4 4 4 8 4 5 0 6 0 7-6 6-21 11-42 17-63z">
              <text:p/>
            </draw:path>
            <draw:path draw:style-name="gr8" draw:text-style-name="P5" draw:layer="layout" svg:width="0.058cm" svg:height="0.132cm" svg:x="19.535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8" draw:text-style-name="P5" draw:layer="layout" svg:width="0.024cm" svg:height="0.06cm" svg:x="19.627cm" svg:y="23.27cm" svg:viewBox="0 0 25 61" svg:d="M20 19c0 11-2 23-16 36-1 1-1 2-1 3s2 3 3 3c3 0 19-16 19-39 0-13-4-22-14-22-6 0-11 5-11 11 0 7 5 11 11 11 5 0 8-3 9-3z">
              <text:p/>
            </draw:path>
            <draw:path draw:style-name="gr8" draw:text-style-name="P5" draw:layer="layout" svg:width="0.066cm" svg:height="0.125cm" svg:x="19.68cm" svg:y="23.17cm" svg:viewBox="0 0 67 126" svg:d="M41 46c6 0 13 0 20 0 3 0 6 0 6-4s-3-4-6-4c-6 0-12 0-19 0 3-9 5-19 8-28 0-2 0-3 0-4 0-3-3-6-7-6-5 0-8 4-9 9s1-5-8 29c-6 0-13 0-20 0-3 0-6 0-6 4s2 4 6 4c7 0 13 0 19 0-4 15-8 30-11 46-2 5-4 12-4 14 0 12 10 20 21 20 23 0 35-28 35-31 0-2-3-2-4-2-2 0-2 0-4 3-5 13-15 24-26 24-4 0-7-3-7-10 0-2 1-6 1-8 5-19 10-38 15-56z">
              <text:p/>
            </draw:path>
            <draw:path draw:style-name="gr8" draw:text-style-name="P5" draw:layer="layout" svg:width="0.106cm" svg:height="0.504cm" svg:x="19.781cm" svg:y="22.927cm" svg:viewBox="0 0 107 505" svg:d="M107 253c0-81-19-167-74-230-4-4-15-15-21-21-2-2-2-2-6-2-3 0-6 0-6 3 0 1 2 3 2 3 10 10 24 25 42 56 30 54 42 123 42 191 0 122-34 196-84 247-1 1-2 2-2 3 0 2 3 2 6 2 4 0 4 0 7-1 26-24 57-63 76-122 12-38 18-84 18-129z">
              <text:p/>
            </draw:path>
          </draw:g>
        </draw:g>
        <draw:g draw:style-name="gr7">
          <svg:title>TexMaths</svg:title>
          <svg:desc>8§display§\bm{b}^j_i \!=\! 
\left( 
f_{\rm d}(x^j_{i,0}), \dots, f_{\rm d}(x^j_{i,\nu-1}) 
\right)§svg§600§TRUE§</svg:desc>
          <draw:g>
            <draw:path draw:style-name="gr8" draw:text-style-name="P5" draw:layer="layout" svg:width="0.127cm" svg:height="0.196cm" svg:x="9.836cm" svg:y="24.219cm" svg:viewBox="0 0 128 197" svg:d="M65 10c1-4 0-3 1-4 0-4-4-6-7-6-1 0-1 0-1 1-12 0-24 1-36 1-4 0-10 0-10 8 0 6 6 6 7 6 3 0 9 0 12 0-2 10-5 22-8 33-6 26-13 51-19 77-4 15-4 19-4 26 0 35 27 45 48 45 51 0 80-45 80-83 0-34-26-46-50-46-13 0-24 6-30 9 6-22 11-45 17-67zM49 187c-11 0-21-6-21-23 0-9 3-19 5-28 3-11 8-31 9-39 2-4 18-19 35-19s19 15 19 22c0 14-10 49-14 60-9 22-25 27-33 27z">
              <text:p/>
            </draw:path>
            <draw:path draw:style-name="gr8" draw:text-style-name="P5" draw:layer="layout" svg:width="0.085cm" svg:height="0.169cm" svg:x="9.968cm" svg:y="24.149cm" svg:viewBox="0 0 86 170" svg:d="M86 8c0-4-2-8-8-8-5 0-11 6-11 11 0 3 3 7 8 7 6 0 11-4 11-10zM45 140c-3 13-14 25-26 25-2 0-5 0-7-1 6-3 7-7 7-11s-4-7-8-7c-6 0-11 6-11 12 0 7 8 12 19 12 12 0 35-6 41-30s12-47 18-70c0-3 1-4 1-8 0-11-9-18-21-18-22 0-35 27-35 30s3 3 4 3c3 0 3-1 4-4 5-11 15-23 27-23 4 0 6 3 6 9 0 2 0 5-1 6-6 25-12 50-18 75z">
              <text:p/>
            </draw:path>
            <draw:path draw:style-name="gr8" draw:text-style-name="P5" draw:layer="layout" svg:width="0.058cm" svg:height="0.131cm" svg:x="9.978cm" svg:y="24.362cm" svg:viewBox="0 0 59 132" svg:d="M54 7c0-3-2-7-8-7-5 0-11 5-11 10 0 4 3 8 8 8 6 0 11-5 11-11zM14 107c-1 2-2 5-2 8 0 10 8 17 19 17 19 0 28-27 28-30s-2-3-3-3c-2 0-3 2-4 4-4 15-13 23-21 23-4 0-5-2-5-6 0-5 2-9 4-13 2-6 4-10 6-16 2-5 9-22 10-25 0-1 1-4 1-6 0-9-8-17-19-17-19 0-28 27-28 31 0 2 2 2 3 2 3 0 3-1 3-3 6-17 14-24 21-24 3 0 6 1 6 7 0 5-2 7-7 19-4 11-8 21-12 32z">
              <text:p/>
            </draw:path>
            <draw:path draw:style-name="gr8" draw:text-style-name="P5" draw:layer="layout" svg:width="0.185cm" svg:height="0.065cm" svg:x="10.134cm" svg:y="24.311cm" svg:viewBox="0 0 186 66" svg:d="M177 11c5 0 9 0 9-5 0-6-4-6-8-6-57 0-113 0-169 0-4 0-9 0-9 6 0 5 5 5 10 5 55 0 111 0 167 0zM178 66c4 0 8 0 8-6s-4-6-9-6c-56 0-112 0-167 0-5 0-10 0-10 6s5 6 9 6c56 0 112 0 169 0z">
              <text:p/>
            </draw:path>
            <draw:path draw:style-name="gr8" draw:text-style-name="P5" draw:layer="layout" svg:width="0.105cm" svg:height="0.504cm" svg:x="10.418cm" svg:y="24.091cm" svg:viewBox="0 0 106 505" svg:d="M94 502c0 0 3 3 4 3s3 0 5 0c1 0 3-1 3-3 0-1 0-2 0-3-11-10-26-25-44-55-30-55-41-124-41-191 0-125 36-198 85-247 0-2 0-2 0-3 0-3-1-3-5-3-3 0-4 0-7 2-26 24-56 63-76 122-12 37-18 82-18 129 0 66 12 141 56 206 7 11 12 15 18 23 3 3 7 8 9 9 4 4 7 7 11 11z">
              <text:p/>
            </draw:path>
            <draw:path draw:style-name="gr8" draw:text-style-name="P5" draw:layer="layout" svg:width="0.139cm" svg:height="0.255cm" svg:x="10.55cm" svg:y="24.216cm" svg:viewBox="0 0 140 256" svg:d="M88 86c8 0 16 0 24 0 6 0 9 0 9-6 0-2-3-2-8-2-8 0-16 0-23 0 2-11 4-22 6-32 1-7 5-27 6-30 3-6 8-10 14-10 1 0 8 0 14 5-13 2-16 11-16 15 0 8 5 11 11 11 7 0 15-7 15-17 0-13-13-20-24-20-10 0-27 6-36 34-2 5-2 8-10 44-6 0-12 0-19 0-5 0-8 0-8 4s3 4 7 4c7 0 13 0 20 0-8 37-15 74-22 111-5 27-10 52-24 52-2 0-8 0-14-4 13-1 16-12 16-16 0-6-5-9-11-9-7 0-15 5-15 17s12 19 24 19c15 0 26-17 31-27 10-18 16-52 16-54 6-30 11-59 17-89z">
              <text:p/>
            </draw:path>
            <draw:path draw:style-name="gr8" draw:text-style-name="P5" draw:layer="layout" svg:width="0.104cm" svg:height="0.137cm" svg:x="10.682cm" svg:y="24.32cm" svg:viewBox="0 0 105 138" svg:d="M61 2c0 3 0 5 0 8 13 0 14 0 14 10 0 14 0 27 0 41-7-7-17-11-27-11-26 0-48 20-48 44s21 44 46 44c16 0 25-9 28-12 0 4 0 8 0 12 11 0 21-1 31-1 0-3 0-5 0-8-13 0-15-1-15-11 0-39 0-79 0-118-9 1-19 2-29 2zM74 116c-4 9-15 17-28 17-10 0-18-7-22-12-4-6-6-14-6-27 0-5 0-19 8-28s17-11 23-11c9 0 17 5 23 11 2 4 2 4 2 8 0 14 0 28 0 42z">
              <text:p/>
            </draw:path>
            <draw:path draw:style-name="gr8" draw:text-style-name="P5" draw:layer="layout" svg:width="0.064cm" svg:height="0.279cm" svg:x="10.839cm" svg:y="24.204cm" svg:viewBox="0 0 65 280" svg:d="M65 277c0-1 0-1-5-6-35-35-44-88-44-131 0-49 11-98 46-133 3-3 3-4 3-5s-1-2-3-2c-3 0-28 19-44 54-15 32-18 63-18 86 0 22 3 56 18 88 17 34 41 52 44 52 2 0 3 0 3-3z">
              <text:p/>
            </draw:path>
            <draw:path draw:style-name="gr8" draw:text-style-name="P5" draw:layer="layout" svg:width="0.139cm" svg:height="0.126cm" svg:x="10.929cm" svg:y="24.29cm" svg:viewBox="0 0 140 127" svg:d="M86 39c1-7 8-33 28-33 1 0 8 0 13 4-7 1-13 8-13 15 0 5 3 9 11 9 6 0 15-4 15-16 0-14-17-18-26-18-16 0-27 14-30 21-7-19-22-21-30-21-29 0-45 36-45 43 0 3 2 3 3 3 2 0 3 0 3-4 10-29 29-36 39-36 4 0 15 3 15 19 0 9-5 27-15 67-5 17-15 29-28 29-1 0-8 0-13-4 6-1 13-8 13-15 0-8-7-10-11-10-8 0-15 7-15 17 0 12 14 18 26 18 19 0 29-20 30-22 3 11 14 22 30 22 29 0 45-36 45-43 0-3-2-3-3-3-2 0-3 1-4 3-9 30-28 37-38 37s-15-9-15-19c0-6 2-13 5-24 3-13 6-26 10-39z">
              <text:p/>
            </draw:path>
            <draw:path draw:style-name="gr8" draw:text-style-name="P5" draw:layer="layout" svg:width="0.085cm" svg:height="0.169cm" svg:x="11.081cm" svg:y="24.149cm" svg:viewBox="0 0 86 170" svg:d="M86 8c0-4-2-8-7-8-6 0-11 6-11 11 0 3 2 7 8 7 5 0 10-4 10-10zM45 140c-3 13-14 25-25 25-3 0-6 0-7-1 5-3 6-7 6-11s-4-7-8-7c-5 0-11 6-11 12 0 7 8 12 20 12s34-6 41-30c6-24 12-47 17-70 1-3 1-4 1-8 0-11-9-18-21-18-21 0-34 27-34 30s2 3 3 3c3 0 3-1 4-4 5-11 15-23 27-23 4 0 7 3 7 9 0 2-1 5-1 6-6 25-13 50-19 75z">
              <text:p/>
            </draw:path>
            <draw:path draw:style-name="gr8" draw:text-style-name="P5" draw:layer="layout" svg:width="0.059cm" svg:height="0.131cm" svg:x="11.09cm" svg:y="24.362cm" svg:viewBox="0 0 60 132" svg:d="M54 7c0-3-2-7-8-7-4 0-10 5-10 10 0 4 2 8 7 8 6 0 11-5 11-11zM14 107c0 2-1 5-1 8 0 10 8 17 18 17 20 0 29-27 29-30s-2-2-3-3c-3 0-3 2-4 4-5 15-14 23-21 23-4 0-5-2-5-6 0-5 1-9 3-13 2-6 4-10 7-16 1-5 9-22 9-25 0-1 1-4 1-6 0-9-8-17-18-17-20 0-29 27-29 31 0 2 2 2 3 2 3 0 3-1 4-3 5-17 14-24 21-24 3 0 5 1 5 7 0 5-1 7-7 19-4 11-8 21-12 32z">
              <text:p/>
            </draw:path>
            <draw:path draw:style-name="gr8" draw:text-style-name="P5" draw:layer="layout" svg:width="0.025cm" svg:height="0.059cm" svg:x="11.182cm" svg:y="24.47cm" svg:viewBox="0 0 26 60" svg:d="M20 19c0 11-2 23-15 36-1 1-2 2-2 3s2 2 3 2c3 0 20-15 20-39 0-12-5-21-15-21-6 0-11 5-11 11s5 11 12 11c5 0 5-2 8-3z">
              <text:p/>
            </draw:path>
            <draw:path draw:style-name="gr8" draw:text-style-name="P5" draw:layer="layout" svg:width="0.09cm" svg:height="0.133cm" svg:x="11.237cm" svg:y="24.362cm" svg:viewBox="0 0 91 134" svg:d="M91 67c0-21-2-37-11-50-6-10-18-17-34-17-46 0-46 53-46 67s0 67 46 67c45 0 45-52 45-67zM46 129c-9 0-21-6-25-22-3-11-3-28-3-42 0-15 0-29 3-40 4-15 17-19 25-19 10 0 20 6 24 17s4 25 4 42c0 14 0 29-3 41-4 18-17 23-25 23z">
              <text:p/>
            </draw:path>
            <draw:path draw:style-name="gr8" draw:text-style-name="P5" draw:layer="layout" svg:width="0.064cm" svg:height="0.279cm" svg:x="11.369cm" svg:y="24.204cm" svg:viewBox="0 0 65 280" svg:d="M65 140c0-22-3-56-19-87-16-35-40-53-44-53-1 0-2 1-2 2s0 2 6 7c27 28 43 73 43 131 0 48-11 97-45 132-4 4-4 4-4 5 0 2 1 3 2 3 4 0 29-19 45-55 15-30 18-61 18-85z">
              <text:p/>
            </draw:path>
            <draw:path draw:style-name="gr8" draw:text-style-name="P5" draw:layer="layout" svg:width="0.032cm" svg:height="0.083cm" svg:x="11.487cm" svg:y="24.384cm" svg:viewBox="0 0 33 84" svg:d="M33 30c0-20-7-30-19-30-8 0-14 7-14 14 0 8 6 16 14 16 4 0 8-1 11-4 1 0 0-1 1-1 0 0 0 1 0 5 0 20-9 37-19 46-3 3-3 4-3 5s2 3 3 3c3 0 26-22 26-54z">
              <text:p/>
            </draw:path>
            <draw:path draw:style-name="gr8" draw:text-style-name="P5" draw:layer="layout" svg:width="0.029cm" svg:height="0.029cm" svg:x="11.612cm" svg:y="24.384cm" svg:viewBox="0 0 30 30" svg:d="M30 14c0-8-6-14-15-14-8 0-15 6-15 14 0 9 7 16 15 16 9 0 15-7 15-16z">
              <text:p/>
            </draw:path>
            <draw:path draw:style-name="gr8" draw:text-style-name="P5" draw:layer="layout" svg:width="0.029cm" svg:height="0.029cm" svg:x="11.736cm" svg:y="24.384cm" svg:viewBox="0 0 30 30" svg:d="M30 14c0-8-7-14-15-14s-15 6-15 14c0 9 7 16 15 16s15-7 15-16z">
              <text:p/>
            </draw:path>
            <draw:path draw:style-name="gr8" draw:text-style-name="P5" draw:layer="layout" svg:width="0.029cm" svg:height="0.029cm" svg:x="11.861cm" svg:y="24.384cm" svg:viewBox="0 0 30 30" svg:d="M30 14c0-8-7-14-15-14s-15 6-15 14c0 9 7 16 15 16s15-7 15-16z">
              <text:p/>
            </draw:path>
            <draw:path draw:style-name="gr8" draw:text-style-name="P5" draw:layer="layout" svg:width="0.033cm" svg:height="0.083cm" svg:x="11.986cm" svg:y="24.384cm" svg:viewBox="0 0 34 84" svg:d="M34 30c0-20-8-30-19-30-9 0-15 7-15 14 0 8 6 16 15 16 3 0 7-1 10-4 1 0 1-1 1-1 1 1 1 1 1 5 0 20-10 37-19 46-3 3-3 4-3 5s1 3 3 3 26-22 26-54z">
              <text:p/>
            </draw:path>
            <draw:path draw:style-name="gr8" draw:text-style-name="P5" draw:layer="layout" svg:width="0.139cm" svg:height="0.255cm" svg:x="12.102cm" svg:y="24.216cm" svg:viewBox="0 0 140 256" svg:d="M88 86c8 0 17 0 25 0 5 0 8 0 8-6 0-2-3-2-7-2-8 0-16 0-24 0 2-11 4-22 6-32 1-7 5-27 6-30 3-6 8-10 14-10 1 0 8 0 14 5-12 2-16 11-16 15 0 8 5 11 11 11 7 0 15-7 15-17 0-13-13-20-24-20-10 0-27 6-36 34-2 5-2 8-9 44-6 0-13 0-20 0-5 0-8 0-8 4s3 4 8 4c6 0 12 0 19 0-8 37-15 74-22 111-5 27-10 52-24 52-2 0-8 0-14-4 13-1 16-12 16-16 0-6-5-9-11-9-7 0-15 5-15 17s12 19 24 19c15 0 26-17 32-27 9-18 15-52 15-54 6-30 11-59 17-89z">
              <text:p/>
            </draw:path>
            <draw:path draw:style-name="gr8" draw:text-style-name="P5" draw:layer="layout" svg:width="0.104cm" svg:height="0.137cm" svg:x="12.234cm" svg:y="24.32cm" svg:viewBox="0 0 105 138" svg:d="M61 2c0 3 0 5 0 8 13 0 14 0 14 10 0 14 0 27 0 41-7-7-16-11-27-11-26 0-48 20-48 44s21 44 46 44c16 0 25-9 28-12 0 4 0 8 0 12 11 0 21-1 31-1 0-3 0-5 0-8-13 0-15-1-15-11 0-39 0-79 0-118-9 1-19 2-29 2zM74 116c-4 9-15 17-28 17-10 0-18-7-22-12-4-6-6-14-6-27 0-5 0-19 8-28s17-11 23-11c9 0 18 5 23 11 2 4 2 4 2 8 0 14 0 28 0 42z">
              <text:p/>
            </draw:path>
            <draw:path draw:style-name="gr8" draw:text-style-name="P5" draw:layer="layout" svg:width="0.064cm" svg:height="0.279cm" svg:x="12.391cm" svg:y="24.204cm" svg:viewBox="0 0 65 280" svg:d="M65 277c0-1 0-1-5-6-34-35-44-88-44-131 0-49 11-98 46-133 3-3 3-4 3-5s-1-2-3-2c-3 0-28 19-44 54-15 32-18 63-18 86 0 22 3 56 18 88 17 34 41 52 44 52 2 0 3 0 3-3z">
              <text:p/>
            </draw:path>
            <draw:path draw:style-name="gr8" draw:text-style-name="P5" draw:layer="layout" svg:width="0.139cm" svg:height="0.126cm" svg:x="12.48cm" svg:y="24.29cm" svg:viewBox="0 0 140 127" svg:d="M86 39c1-7 8-33 28-33 1 0 8 0 14 4-8 1-14 8-14 15 0 5 4 9 11 9 6 0 15-4 15-16 0-14-17-18-26-18-16 0-26 14-30 21-6-19-22-21-30-21-29 0-45 36-45 43 0 3 2 3 3 3 2 0 3 0 4-4 10-29 28-36 38-36 4 0 15 3 15 19 0 9-5 27-15 67-5 17-15 29-28 29-1 0-8 0-13-4 7-1 13-8 13-15 0-8-6-10-11-10-8 0-15 7-15 17 0 12 14 18 26 18 19 0 29-20 30-22 3 11 14 22 30 22 29 0 45-36 45-43 0-3-2-3-3-3-2 0-3 1-4 3-9 30-28 37-37 37-11 0-16-9-16-19 0-6 2-13 5-24 3-13 6-26 10-39z">
              <text:p/>
            </draw:path>
            <draw:path draw:style-name="gr8" draw:text-style-name="P5" draw:layer="layout" svg:width="0.085cm" svg:height="0.169cm" svg:x="12.633cm" svg:y="24.149cm" svg:viewBox="0 0 86 170" svg:d="M86 8c0-4-3-8-8-8s-11 6-11 11c0 3 3 7 8 7s11-4 11-10zM44 140c-3 13-14 25-25 25-2 0-5 0-7-1 5-3 6-7 6-11s-3-7-7-7c-6 0-11 6-11 12 0 7 7 12 19 12s35-6 41-30 12-47 18-70c0-3 0-4 0-8 0-11-8-18-20-18-22 0-35 27-35 30s2 2 3 3c3 0 4-1 4-4 5-11 16-23 27-23 5 0 7 3 7 9 0 2-1 5-1 6-6 25-13 50-19 75z">
              <text:p/>
            </draw:path>
            <draw:path draw:style-name="gr8" draw:text-style-name="P5" draw:layer="layout" svg:width="0.059cm" svg:height="0.131cm" svg:x="12.642cm" svg:y="24.362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5-1 7-6 19-4 11-8 21-13 32z">
              <text:p/>
            </draw:path>
            <draw:path draw:style-name="gr8" draw:text-style-name="P5" draw:layer="layout" svg:width="0.024cm" svg:height="0.059cm" svg:x="12.735cm" svg:y="24.47cm" svg:viewBox="0 0 25 60" svg:d="M19 19c0 11-2 23-15 36-1 1-2 2-2 3s2 2 3 2c3 0 20-15 20-39 0-12-5-21-14-21-7 0-11 5-11 11s4 11 11 11c5 0 6-2 8-3z">
              <text:p/>
            </draw:path>
            <draw:path draw:style-name="gr8" draw:text-style-name="P5" draw:layer="layout" svg:width="0.101cm" svg:height="0.086cm" svg:x="12.793cm" svg:y="24.405cm" svg:viewBox="0 0 102 87" svg:d="M35 6c0 0 1-2 1-3-1-1 0-3-3-3-4 1-11 2-13 2-4 0-7 0-11 0-3 0-6 0-6 5 0 3 3 3 6 3 9 0 9 0 9 3 0 1-1 5-2 7-3 13-6 27-10 40-4 19-6 23-6 24 0 3 3 3 4 3s2 0 3 0c18-3 43-12 63-31 28-23 32-49 32-50 0-3-4-6-8-6-6 0-8 6-9 11-8 28-35 59-68 68 6-24 12-48 18-73z">
              <text:p/>
            </draw:path>
            <draw:path draw:style-name="gr8" draw:text-style-name="P5" draw:layer="layout" svg:width="0.133cm" svg:height="0.009cm" svg:x="12.926cm" svg:y="24.438cm" svg:viewBox="0 0 134 10" svg:d="M126 10c3 0 8 0 8-5s-5-5-8-5c-40 0-79 0-118 0-3 0-8 0-8 5s5 5 8 5c39 0 78 0 118 0z">
              <text:p/>
            </draw:path>
            <draw:path draw:style-name="gr8" draw:text-style-name="P5" draw:layer="layout" svg:width="0.071cm" svg:height="0.129cm" svg:x="13.102cm" svg:y="24.362cm" svg:viewBox="0 0 72 130" svg:d="M45 6c0-6-1-6-7-6-12 12-30 12-38 12 0 2 0 5 0 7 5 0 18 0 29-5 0 33 0 67 0 100 0 7 0 9-20 9-3 0-5 0-7 0 0 2 0 5 0 7 3 0 28-1 35-1 5 0 30 1 35 1 0-2 0-5 0-7-3 0-5 0-8 0-19 0-19-2-19-9 0-36 0-72 0-108z">
              <text:p/>
            </draw:path>
            <draw:path draw:style-name="gr8" draw:text-style-name="P5" draw:layer="layout" svg:width="0.065cm" svg:height="0.279cm" svg:x="13.223cm" svg:y="24.204cm" svg:viewBox="0 0 66 280" svg:d="M66 140c0-22-4-56-20-87-16-35-40-53-43-53-2 0-3 1-3 2s0 2 6 7c27 28 43 73 43 131 0 48-11 97-45 132-4 4-4 4-4 5 0 2 1 3 3 3 3 0 28-19 44-55 15-30 19-61 19-85z">
              <text:p/>
            </draw:path>
            <draw:path draw:style-name="gr8" draw:text-style-name="P5" draw:layer="layout" svg:width="0.106cm" svg:height="0.504cm" svg:x="13.326cm" svg:y="24.091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frame draw:style-name="gr83" draw:text-style-name="P7" draw:layer="layout" svg:width="0.633cm" svg:height="0.319cm" svg:x="12.894cm" svg:y="23.61cm">
          <draw:text-box>
            <text:p><text:span text:style-name="T2">(sim)</text:span></text:p>
          </draw:text-box>
        </draw:frame>
        <draw:custom-shape draw:style-name="gr51" draw:text-style-name="P15" draw:layer="layout" svg:width="0.2cm" svg:height="0.2cm" svg:x="18.302cm" svg:y="22.4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0.2cm" svg:height="0.2cm" svg:x="14.802cm" svg:y="22.402cm">
          <text:p/>
          <draw:enhanced-geometry svg:viewBox="0 0 21600 21600" draw:type="rectangle" draw:enhanced-path="M 0 0 L 21600 0 21600 21600 0 21600 0 0 Z N"/>
        </draw:custom-shape>
        <draw:line draw:style-name="gr84" draw:text-style-name="P2" draw:layer="layout" svg:x1="12.7cm" svg:y1="23.624cm" svg:x2="13.8cm" svg:y2="23.624cm">
          <text:p/>
        </draw:line>
        <draw:line draw:style-name="gr54" draw:text-style-name="P2" draw:layer="layout" svg:x1="9.8cm" svg:y1="23.7cm" svg:x2="11.8cm" svg:y2="23.7cm">
          <text:p/>
        </draw:line>
        <draw:custom-shape draw:style-name="gr51" draw:text-style-name="P15" draw:layer="layout" svg:width="0.2cm" svg:height="0.2cm" svg:x="10.702cm" svg:y="23.702cm">
          <text:p/>
          <draw:enhanced-geometry svg:viewBox="0 0 21600 21600" draw:type="rectangle" draw:enhanced-path="M 0 0 L 21600 0 21600 21600 0 21600 0 0 Z N"/>
        </draw:custom-shape>
        <draw:frame draw:style-name="gr85" draw:text-style-name="P8" draw:layer="layout" svg:width="2.148cm" svg:height="0.395cm" svg:x="1.304cm" svg:y="28.708cm">
          <draw:text-box>
            <text:p><text:span text:style-name="T3">non-uniform k</text:span></text:p>
          </draw:text-box>
        </draw:frame>
        <draw:g draw:style-name="gr7">
          <svg:title>TexMaths</svg:title>
          <svg:desc>8§display§p
\left(
x^j_{i,t} 
\,\middle|\, 
b^j_{i,t}, \bm{C}_{i,t}
\right)
\!=\!
\sigma_{x^j_{i,t}} / k
\quad
\left(
x^j_{i,t} \!\in\! \Sigma,
b^j_{i,t} \!\in\! \mathbb{B},
\bm{C}_{i,t}^\intercal \!\in\! \mathbb{B}^{k_{\rm b}}
\right)§svg§600§TRUE§</svg:desc>
          <draw:g>
            <draw:path draw:style-name="gr8" draw:text-style-name="P5" draw:layer="layout" svg:width="0.145cm" svg:height="0.177cm" svg:x="9.814cm" svg:y="24.84cm" svg:viewBox="0 0 146 178" svg:d="M22 157c-3 10-3 12-16 12-3 0-6 0-6 6 0 2 2 3 4 3 7 0 15-1 23-1 10 0 19 1 28 1 2 0 5 0 5-5 0-4-2-4-6-4-15 0-15-2-15-4 0-4 12-49 14-56 4 8 12 18 26 18 33 0 67-42 67-82 0-27-16-45-36-45-15 0-28 10-37 21-3-15-15-21-26-21-13 0-18 10-21 16-4 10-8 26-8 27 0 3 2 2 3 3 3 0 3 0 5-7 4-20 10-33 20-33 5 0 9 2 9 13 0 7-1 9-2 14-11 41-21 83-31 124zM71 36c2-7 10-15 15-19 9-9 18-11 23-11 11 0 17 10 17 26s-8 49-14 60c-10 19-23 29-34 29-18 0-21-24-21-25s0-2 1-5c4-18 9-37 13-55z">
              <text:p/>
            </draw:path>
            <draw:path draw:style-name="gr8" draw:text-style-name="P5" draw:layer="layout" svg:width="0.105cm" svg:height="0.503cm" svg:x="10.062cm" svg:y="24.642cm" svg:viewBox="0 0 106 504" svg:d="M94 501c0 1 3 3 4 3 2 0 4 0 6 0 1 0 2 0 2-2s0-2 0-3c-11-10-26-25-43-56-30-54-41-123-41-191 0-124 35-197 84-246 0-1 0-2 0-3 0-3-1-3-4-3-4 0-5 0-8 2-26 24-56 63-76 122-12 37-18 81-18 128 0 67 12 142 56 206 8 12 18 23 18 24 3 3 7 7 9 9 4 3 8 7 11 10z">
              <text:p/>
            </draw:path>
            <draw:path draw:style-name="gr8" draw:text-style-name="P5" draw:layer="layout" svg:width="0.139cm" svg:height="0.126cm" svg:x="10.188cm" svg:y="24.84cm" svg:viewBox="0 0 140 127" svg:d="M86 39c1-7 8-33 28-33 0 0 8 0 13 4-8 1-13 8-13 15 0 4 3 9 11 9 5 0 15-4 15-16 0-14-17-18-26-18-16 0-27 14-30 21-7-19-22-21-30-21-29 0-45 36-45 43 0 3 2 3 3 3 2 0 3-1 3-4 10-29 29-36 38-36 5 0 15 3 15 19 0 9-5 27-15 66-4 18-14 30-27 30-1 0-8 0-13-4 6-1 13-8 13-16 0-7-7-9-11-9-9 0-15 7-15 16 0 13 14 19 26 19 19 0 29-20 30-22 3 11 13 22 30 22 29 0 45-37 45-43 0-3-2-3-3-3-3 0-3 0-4 3-10 29-28 37-38 37s-15-9-15-19c0-6 2-13 5-25s6-25 10-38z">
              <text:p/>
            </draw:path>
            <draw:path draw:style-name="gr8" draw:text-style-name="P5" draw:layer="layout" svg:width="0.085cm" svg:height="0.169cm" svg:x="10.34cm" svg:y="24.699cm" svg:viewBox="0 0 86 170" svg:d="M86 8c0-3-2-8-8-8-5 0-10 6-10 11 0 3 2 7 8 7 5 0 10-4 10-10zM45 140c-3 13-14 25-26 25-2 0-5 0-6-1 5-3 6-7 6-11s-4-7-8-7c-5 0-11 6-11 12 0 7 8 12 20 12s34-7 41-31c6-23 12-46 17-70 1-2 1-4 1-7 0-11-9-18-21-18-21 0-34 27-34 29 0 4 2 4 3 4 3 0 3-1 4-4 5-11 15-23 27-23 4 0 7 3 7 9 0 2-1 5-1 6-6 25-13 50-19 75z">
              <text:p/>
            </draw:path>
            <draw:path draw:style-name="gr8" draw:text-style-name="P5" draw:layer="layout" svg:width="0.058cm" svg:height="0.131cm" svg:x="10.349cm" svg:y="24.912cm" svg:viewBox="0 0 59 132" svg:d="M54 7c0-3-2-7-8-7-4 0-11 5-11 10 0 4 3 8 8 8 6 0 11-5 11-11zM14 107c0 2-1 5-1 8 0 10 7 17 18 17 20 0 28-27 28-31 0-2-1-1-2-2-3 0-3 2-4 3-5 16-14 24-21 24-4 0-5-2-5-7 0-4 1-8 3-12 2-6 4-11 6-16s9-22 10-25c0-2 1-4 1-6 0-10-8-17-18-17-20 0-29 27-29 30s2 3 3 3c3 0 3-1 4-3 5-17 14-24 21-24 3 0 5 1 5 7 0 4-1 7-7 19-4 11-8 21-12 32z">
              <text:p/>
            </draw:path>
            <draw:path draw:style-name="gr8" draw:text-style-name="P5" draw:layer="layout" svg:width="0.025cm" svg:height="0.06cm" svg:x="10.441cm" svg:y="25.019cm" svg:viewBox="0 0 26 61" svg:d="M20 20c0 10-2 23-16 35-1 1-1 2-1 3s2 3 3 3c3 0 20-16 20-39 0-12-5-22-15-22-6 0-11 6-11 11 0 7 5 11 12 11 4 0 7-2 8-2z">
              <text:p/>
            </draw:path>
            <draw:path draw:style-name="gr8" draw:text-style-name="P5" draw:layer="layout" svg:width="0.065cm" svg:height="0.124cm" svg:x="10.495cm" svg:y="24.92cm" svg:viewBox="0 0 66 125" svg:d="M40 45c7 0 13 0 20 0 4 0 6 0 6-4 0-3-2-3-6-3-6 0-12 0-18 0 2-10 4-19 7-29 0-1 1-2 1-3 0-4-4-6-8-6s-7 3-8 9c-2 5 0-5-8 29-7 0-13 0-20 0-4 0-6 0-6 4 0 3 2 3 6 3 6 0 12 0 18 0-4 15-7 31-11 46-2 6-3 12-3 15 0 11 9 19 20 19 23 0 35-28 35-31s-3-2-3-2c-3 0-3 1-4 4-6 12-16 23-27 23-4 0-6-2-6-10 0-1 1-6 1-8 4-18 9-37 14-56z">
              <text:p/>
            </draw:path>
            <draw:path draw:style-name="gr8" draw:text-style-name="P5" draw:layer="layout" svg:width="0.012cm" svg:height="0.179cm" svg:x="10.672cm" svg:y="24.636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012cm" svg:height="0.18cm" svg:x="10.672cm" svg:y="24.804cm" svg:viewBox="0 0 13 181" svg:d="M0 170c0 4 0 11 6 11 7 0 7-6 7-11 0-53 0-106 0-160 0-4 0-10-7-10-6 0-6 6-6 10 0 54 0 107 0 160z">
              <text:p/>
            </draw:path>
            <draw:path draw:style-name="gr8" draw:text-style-name="P5" draw:layer="layout" svg:width="0.012cm" svg:height="0.179cm" svg:x="10.672cm" svg:y="24.972cm" svg:viewBox="0 0 13 180" svg:d="M0 169c0 5 0 11 6 11 7 0 7-6 7-11 0-53 0-106 0-159 0-4 0-10-7-10-6 0-6 6-6 10 0 53 0 106 0 159z">
              <text:p/>
            </draw:path>
            <draw:path draw:style-name="gr8" draw:text-style-name="P5" draw:layer="layout" svg:width="0.102cm" svg:height="0.197cm" svg:x="10.786cm" svg:y="24.769cm" svg:viewBox="0 0 103 198" svg:d="M54 3c-1-1 0-3-4-3-6 0-27 2-34 3-2 0-6 0-6 6 0 3 3 3 8 3 12 0 13 2 13 5 0 1-2 11-4 17-8 31-15 61-23 91-3 15-4 19-4 28 0 28 14 45 35 45 34 0 68-42 68-82 0-26-15-45-37-45-13 0-24 8-33 17 7-28 14-57 21-85zM27 109c2-6 2-7 4-10 15-18 27-22 35-22 9 0 17 8 17 26 0 17-9 49-14 60-10 18-23 29-34 29-9 0-18-8-18-29 0-5 0-10 4-28 2-9 4-17 6-26z">
              <text:p/>
            </draw:path>
            <draw:path draw:style-name="gr8" draw:text-style-name="P5" draw:layer="layout" svg:width="0.085cm" svg:height="0.169cm" svg:x="10.893cm" svg:y="24.699cm" svg:viewBox="0 0 86 170" svg:d="M86 8c0-3-2-8-8-8-5 0-11 6-11 11 0 3 3 7 8 7 6 0 11-4 11-10zM45 140c-3 13-14 25-26 25-2 0-5 0-7-1 6-3 7-7 7-11s-4-7-8-7c-6 0-11 6-11 12 0 7 8 12 19 12 12 0 35-7 42-31 6-23 12-46 17-70 0-2 1-4 1-7 0-11-9-18-21-18-22 0-34 27-34 29 0 4 2 4 3 4 3 0 3-1 4-4 5-11 15-23 27-23 4 0 6 3 6 9 0 2 0 5 0 6-6 25-13 50-19 75z">
              <text:p/>
            </draw:path>
            <draw:path draw:style-name="gr8" draw:text-style-name="P5" draw:layer="layout" svg:width="0.058cm" svg:height="0.131cm" svg:x="10.903cm" svg:y="24.912cm" svg:viewBox="0 0 59 132" svg:d="M54 7c0-3-2-7-8-7-5 0-11 5-11 10 0 4 3 8 8 8 6 0 11-5 11-11zM14 107c0 2-2 5-2 8 0 10 8 17 19 17 19 0 28-27 28-31 0-2-2-2-3-2-2 0-2 2-3 3-5 16-14 24-22 24-3 0-5-2-5-7 0-4 2-8 4-12 2-6 4-11 6-16s9-22 10-25c0-2 1-4 1-6 0-10-8-17-19-17-19 0-28 27-28 30s2 3 3 3c3 0 3-1 3-3 6-17 14-24 22-24 2 0 5 1 5 7 0 4-2 7-7 19-4 11-8 21-12 32z">
              <text:p/>
            </draw:path>
            <draw:path draw:style-name="gr8" draw:text-style-name="P5" draw:layer="layout" svg:width="0.024cm" svg:height="0.06cm" svg:x="10.995cm" svg:y="25.019cm" svg:viewBox="0 0 25 61" svg:d="M19 20c0 10-1 23-15 35-1 1-2 2-2 3s2 3 4 3 19-16 19-39c0-12-5-22-14-22-6 0-11 6-11 11 0 7 5 11 11 11 5 0 6-1 8-2z">
              <text:p/>
            </draw:path>
            <draw:path draw:style-name="gr8" draw:text-style-name="P5" draw:layer="layout" svg:width="0.065cm" svg:height="0.124cm" svg:x="11.048cm" svg:y="24.92cm" svg:viewBox="0 0 66 125" svg:d="M40 45c7 0 14 0 21 0 3 0 5 0 5-4 0-3-2-3-5-3-6 0-12 0-19 0 3-10 5-19 8-29 0-1 0-2 0-3 0-4-3-6-7-6-5 0-8 3-9 9-1 5 1-5-8 29-6 0-13 0-20 0-4 0-6 0-6 4 0 3 2 3 6 3 7 0 13 0 19 0-4 15-8 31-11 46-2 6-4 12-4 15 0 11 10 19 21 19 22 0 35-28 35-31s-3-2-4-2c-2 0-2 1-4 4-5 12-16 23-26 23-4 0-7-2-7-10 0-1 1-6 1-8 5-18 9-37 14-56z">
              <text:p/>
            </draw:path>
            <draw:path draw:style-name="gr8" draw:text-style-name="P5" draw:layer="layout" svg:width="0.032cm" svg:height="0.082cm" svg:x="11.163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8" draw:text-style-name="P5" draw:layer="layout" svg:width="0.224cm" svg:height="0.201cm" svg:x="11.279cm" svg:y="24.767cm" svg:viewBox="0 0 225 202" svg:d="M224 9c1-2 1-3 1-5 0-4-4-4-7-4-8 7-17 13-26 20-13-14-32-20-51-20-91 0-141 69-141 126 0 53 42 76 92 76 23 0 47-7 69-23 27-20 32-46 32-47 0-4-4-4-7-4-5 0-5 0-7 5-11 36-48 56-80 56-17 0-32-4-44-13-15-11-16-31-16-39s5-60 32-92c15-19 43-31 74-31 34 0 49 25 49 50 0 3-1 7-1 9 0 4 3 4 7 4 6 0 6 0 8-5 5-21 11-42 16-63z">
              <text:p/>
            </draw:path>
            <draw:path draw:style-name="gr8" draw:text-style-name="P5" draw:layer="layout" svg:width="0.059cm" svg:height="0.131cm" svg:x="11.502cm" svg:y="24.876cm" svg:viewBox="0 0 60 132" svg:d="M55 7c0-3-2-7-8-7-5 0-11 5-11 10 0 4 2 8 8 8s11-6 11-11zM14 107c0 2-1 5-1 8 0 9 8 17 19 17 19 0 28-27 28-31 0-2-2-2-3-2-3 0-3 1-4 3-4 16-13 24-21 24-4 0-5-2-5-7 0-4 2-8 3-12 3-6 4-11 7-16 1-5 9-22 9-25 1-2 2-4 2-6 0-10-8-17-19-17-19 0-29 26-29 30 0 3 3 3 4 3 2 0 2-1 3-3 6-17 14-24 21-24 3 0 6 1 6 6s-2 8-7 20c-4 11-8 21-13 32z">
              <text:p/>
            </draw:path>
            <draw:path draw:style-name="gr8" draw:text-style-name="P5" draw:layer="layout" svg:width="0.024cm" svg:height="0.06cm" svg:x="11.595cm" svg:y="24.983cm" svg:viewBox="0 0 25 61" svg:d="M19 19c0 11-1 24-15 36-1 1-2 2-2 3s2 3 4 3 19-16 19-39c0-12-5-22-14-22-6 0-11 5-11 11 0 7 5 11 11 11 5 0 6-2 8-3z">
              <text:p/>
            </draw:path>
            <draw:path draw:style-name="gr8" draw:text-style-name="P5" draw:layer="layout" svg:width="0.065cm" svg:height="0.124cm" svg:x="11.647cm" svg:y="24.884cm" svg:viewBox="0 0 66 125" svg:d="M40 45c7 0 13 0 20 0 4 0 6 0 6-4 0-3-2-3-5-3-6 0-12 0-19 0 3-10 5-20 8-29 0-1 0-2 0-3 0-4-3-6-7-6-5 0-8 3-9 8-1 6 1-4-8 30-6 0-13 0-20 0-4 0-6 0-6 4 0 3 2 3 6 3 7 0 13 0 19 0-4 15-8 31-12 46-1 5-3 12-3 14 0 12 10 20 21 20 22 0 35-28 35-31 0-2-3-2-4-2-2 0-2 0-4 4-5 12-16 23-26 23-4 0-7-2-7-10 0-2 1-6 1-8 5-18 9-37 14-56z">
              <text:p/>
            </draw:path>
            <draw:path draw:style-name="gr8" draw:text-style-name="P5" draw:layer="layout" svg:width="0.106cm" svg:height="0.503cm" svg:x="11.748cm" svg:y="24.642cm" svg:viewBox="0 0 107 504" svg:d="M107 252c0-80-19-166-74-229-4-4-15-15-21-21-2-2-3-2-6-2-4 0-6 0-6 3 0 1 1 2 2 3 9 10 24 25 42 56 30 54 42 123 42 190 0 122-34 196-84 247-1 1-2 2-2 3 0 2 2 2 6 2 3 0 4 0 6-2 27-23 57-62 77-121 12-38 18-84 18-129z">
              <text:p/>
            </draw:path>
            <draw:path draw:style-name="gr8" draw:text-style-name="P5" draw:layer="layout" svg:width="0.186cm" svg:height="0.064cm" svg:x="11.953cm" svg:y="24.861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8" draw:text-style-name="P5" draw:layer="layout" svg:width="0.148cm" svg:height="0.123cm" svg:x="12.198cm" svg:y="24.844cm" svg:viewBox="0 0 149 124" svg:d="M135 16c3 0 14 0 14-10 0-6-6-6-11-6-22 0-43 0-64 0-43 0-74 46-74 79 0 25 17 45 42 45 33 0 71-35 71-78 0-4 0-18-9-30 10 0 21 0 31 0zM42 117c-13 0-24-10-24-30 0-9 3-31 13-48 11-19 28-23 38-23 24 0 26 18 26 27 0 13-5 36-15 50-11 17-26 24-38 24z">
              <text:p/>
            </draw:path>
            <draw:path draw:style-name="gr8" draw:text-style-name="P5" draw:layer="layout" svg:width="0.105cm" svg:height="0.088cm" svg:x="12.357cm" svg:y="24.969cm" svg:viewBox="0 0 106 89" svg:d="M40 65c-2 8-9 18-18 18-1 0-7 0-12-2 9-4 9-10 9-12 0-4-3-7-8-7s-11 5-11 12c0 10 11 15 21 15 9 0 17-6 22-15 5 11 15 15 23 15 23 0 35-25 35-31 0-2-3-2-3-2-3 0-3 1-4 3-4 14-16 24-27 24-8 0-12-6-12-13 0-5 5-23 11-44 4-16 12-20 19-20 3 0 6 0 10 2-6 2-9 8-9 11 0 4 4 7 8 7 5 0 12-4 12-12 0-11-13-14-21-14-10 0-18 6-22 14-4-8-13-14-24-14-21 0-34 24-34 30 0 3 2 2 3 3 2 0 3-1 4-3 5-16 18-24 27-24 7 0 11 3 11 12 0 4-2 14-4 21-2 9-4 18-6 26z">
              <text:p/>
            </draw:path>
            <draw:path draw:style-name="gr8" draw:text-style-name="P5" draw:layer="layout" svg:width="0.065cm" svg:height="0.121cm" svg:x="12.481cm" svg:y="24.868cm" svg:viewBox="0 0 66 122" svg:d="M66 6c0-4-2-6-6-6-5 0-9 4-9 8s3 6 7 6 8-4 8-8zM35 100c-2 10-11 17-20 17-2 0-4 0-5 0 4-3 4-6 4-8s-1-6-6-6-8 5-8 10 6 9 15 9c10 0 28-5 33-22 4-17 8-34 12-50 1-2 1-3 1-5 0-8-7-14-17-14-18 0-28 19-28 22 0 2 2 2 3 2 3 0 3-1 3-2 7-14 16-17 21-17 6 0 6 6 6 7 0 3 0 3 0 4-5 18-9 35-14 53z">
              <text:p/>
            </draw:path>
            <draw:path draw:style-name="gr8" draw:text-style-name="P5" draw:layer="layout" svg:width="0.049cm" svg:height="0.094cm" svg:x="12.488cm" svg:y="25.026cm" svg:viewBox="0 0 50 95" svg:d="M43 6c0-3-3-6-6-6-4 0-9 4-9 9 0 4 3 6 6 6 4 0 9-5 9-9zM50 73c0-1-3-1-4-1-2 0-2 0-3 3-2 7-9 15-16 15-3 0-4-1-4-5 0-3 1-4 2-7s2-5 3-8c1-1 6-14 8-19 1-2 2-5 2-7 0-6-7-12-16-12-14 0-22 18-22 22 0 2 2 2 3 2 3 0 3-1 3-3 4-10 10-16 16-16 3 0 4 1 4 5 0 2 0 3 0 5-1 3-8 18-10 22-1 3-1 3-3 8-1 1-2 4-2 6 0 7 7 12 16 12 15 0 23-18 23-22z">
              <text:p/>
            </draw:path>
            <draw:path draw:style-name="gr8" draw:text-style-name="P5" draw:layer="layout" svg:width="0.018cm" svg:height="0.043cm" svg:x="12.574cm" svg:y="25.102cm" svg:viewBox="0 0 19 44" svg:d="M14 15c0 14-7 21-11 24-1 2-1 2-1 3 0 0 1 2 2 2 2 0 15-10 15-28 0-10-4-16-10-16s-9 4-9 9c0 4 3 8 9 8 2 0 4 0 5-2z">
              <text:p/>
            </draw:path>
            <draw:path draw:style-name="gr8" draw:text-style-name="P5" draw:layer="layout" svg:width="0.053cm" svg:height="0.088cm" svg:x="12.627cm" svg:y="25.032cm" svg:viewBox="0 0 54 89" svg:d="M32 34c6 0 11 0 17 0 3 0 3 0 4-1s1-3 1-3c0-3-2-3-4-3-6 0-11 0-16 0 1-4 2-8 3-12 1-3 2-9 2-10 0-3-1-5-5-5-2 0-5 2-7 5-1 2 1-4-5 22-6 0-12 0-17 0-3 0-5 0-5 4 0 3 2 3 5 3 5 0 10 0 15 0-3 10-5 21-8 32-1 3-2 7-2 9 0 8 8 14 17 14 17 0 27-19 27-22 0-2-1-1-2-2-2 0-2 0-3 3-5 9-14 16-21 16-5 0-6-3-6-7 0-3 0-3 0-4 4-13 7-26 10-39z">
              <text:p/>
            </draw:path>
            <draw:path draw:style-name="gr8" draw:text-style-name="P5" draw:layer="layout" svg:width="0.109cm" svg:height="0.279cm" svg:x="12.738cm" svg:y="24.754cm" svg:viewBox="0 0 110 280" svg:d="M108 10c2-4 1-3 2-4 0-4-4-6-7-6-1 0-3 1-4 2-32 89-65 178-97 267-2 4-1 3-2 5 0 3 2 6 6 6 3 0 4-2 6-7 32-87 64-175 96-263z">
              <text:p/>
            </draw:path>
            <draw:path draw:style-name="gr8" draw:text-style-name="P5" draw:layer="layout" svg:width="0.126cm" svg:height="0.197cm" svg:x="12.879cm" svg:y="24.769cm" svg:viewBox="0 0 127 198" svg:d="M65 3c-2-1 0-3-4-3-7 0-27 2-34 3-2 0-5 0-5 6 0 3 2 3 6 3 14 0 14 2 14 5 0 2 0 4 0 5-14 54-28 108-41 162-1 4-1 5-1 6 0 6 6 8 8 8 3 0 8-3 10-6 0-3 13-55 15-62 9 1 33 6 33 24 0 3 0 3-1 7-1 3-1 6-1 9 0 17 11 28 26 28 8 0 16-5 22-15 7-12 6-19 10-28 0-3-3-3-4-3-2 0-3 1-4 5-5 20-12 35-24 35-5 0-9-3-9-14 0-5 1-11 2-15 2-5 2-6 2-9 0-18-19-26-42-29 9-5 18-15 24-21 14-15 27-27 40-27 2 0 3 0 3 0 3 0 4 0 6 3l1 1c-14 0-16 12-16 15 0 4 3 9 10 9 8 0 16-6 16-16 0-9-6-18-19-18-8 0-21 2-42 25-8 10-20 21-31 25 10-39 20-78 30-118z">
              <text:p/>
            </draw:path>
            <draw:path draw:style-name="gr8" draw:text-style-name="P5" draw:layer="layout" svg:width="0.106cm" svg:height="0.503cm" svg:x="13.396cm" svg:y="24.642cm" svg:viewBox="0 0 107 504" svg:d="M94 501c1 1 3 2 4 3 2 0 4 0 6 0 1 0 3 0 3-2s-1-2-1-3c-10-10-25-25-43-56-30-54-41-123-41-191 0-124 35-197 84-246 1-1 1-2 1-3 0-3-1-3-5-3s-4 0-7 2c-27 24-57 63-76 122-12 37-19 81-19 128 0 67 13 142 57 206 7 12 17 23 17 24 4 3 8 7 9 9 4 3 8 7 11 10z">
              <text:p/>
            </draw:path>
            <draw:path draw:style-name="gr8" draw:text-style-name="P5" draw:layer="layout" svg:width="0.139cm" svg:height="0.126cm" svg:x="13.522cm" svg:y="24.84cm" svg:viewBox="0 0 140 127" svg:d="M86 39c2-7 8-33 28-33 1 0 8 0 14 4-8 1-14 8-14 15 0 4 4 9 11 9 6 0 15-4 15-16 0-14-16-18-26-18-16 0-26 14-29 21-7-19-23-21-31-21-29 0-45 36-45 43 0 3 2 2 3 3 2 0 3-1 4-4 10-29 28-36 38-36 5 0 15 3 15 19 0 9-5 27-15 66-5 18-15 30-27 30-1 0-9 0-14-4 7-1 13-8 13-16 0-7-6-9-10-9-9 0-16 7-16 16 0 13 14 19 26 19 19 0 29-20 30-22 3 11 14 22 30 22 29 0 45-37 45-43 0-3-2-3-3-3-2 0-3 0-3 3-10 29-29 37-38 37-11 0-15-9-15-19 0-6 2-13 4-25 3-12 6-25 10-38z">
              <text:p/>
            </draw:path>
            <draw:path draw:style-name="gr8" draw:text-style-name="P5" draw:layer="layout" svg:width="0.085cm" svg:height="0.169cm" svg:x="13.675cm" svg:y="24.699cm" svg:viewBox="0 0 86 170" svg:d="M86 8c0-3-2-8-8-8-5 0-11 6-11 11 0 3 3 7 8 7 6 0 11-4 11-10zM45 140c-3 13-14 25-26 25-2 0-5 0-7-1 6-3 7-7 7-11s-4-7-8-7c-6 0-11 6-11 12 0 7 7 12 19 12s35-7 41-31c6-23 12-46 18-70 0-2 1-4 1-7 0-11-9-18-21-18-22 0-35 27-35 29 0 4 3 4 4 4 3 0 3-1 4-4 5-11 15-23 27-23 4 0 6 3 6 9 0 2 0 5-1 6-6 25-12 50-18 75z">
              <text:p/>
            </draw:path>
            <draw:path draw:style-name="gr8" draw:text-style-name="P5" draw:layer="layout" svg:width="0.059cm" svg:height="0.131cm" svg:x="13.683cm" svg:y="24.912cm" svg:viewBox="0 0 60 132" svg:d="M55 7c0-3-2-7-8-7-5 0-11 5-11 10 0 4 2 8 8 8s11-5 11-11zM14 107c0 2-1 5-1 8 0 10 8 17 19 17 19 0 28-27 28-31 0-2-2-2-3-2-3 0-3 2-4 3-4 16-13 24-21 24-4 0-5-2-5-7 0-4 2-8 3-12 3-6 4-11 7-16 1-5 9-22 9-25 1-2 2-4 2-6 0-10-8-17-19-17-19 0-29 27-29 30s3 3 4 3c2 0 2-1 3-3 5-17 14-24 21-24 3 0 6 1 6 7 0 4-2 7-7 19-4 11-8 21-13 32z">
              <text:p/>
            </draw:path>
            <draw:path draw:style-name="gr8" draw:text-style-name="P5" draw:layer="layout" svg:width="0.024cm" svg:height="0.06cm" svg:x="13.776cm" svg:y="25.019cm" svg:viewBox="0 0 25 61" svg:d="M19 20c0 10-1 23-15 35-1 1-2 2-2 3s2 3 4 3 19-16 19-39c0-12-5-22-14-22-6 0-11 6-11 11 0 7 5 11 11 11 5 0 6-1 8-2z">
              <text:p/>
            </draw:path>
            <draw:path draw:style-name="gr8" draw:text-style-name="P5" draw:layer="layout" svg:width="0.065cm" svg:height="0.124cm" svg:x="13.829cm" svg:y="24.92cm" svg:viewBox="0 0 66 125" svg:d="M40 45c7 0 13 0 20 0 4 0 6 0 6-4 0-3-2-3-5-3-6 0-12 0-19 0 3-10 5-19 8-29 0-1 0-2 0-3 0-4-3-6-7-6-5 0-8 3-9 9-1 5 1-5-8 29-6 0-13 0-20 0-4 0-6 0-6 4 0 3 2 3 6 3 7 0 13 0 19 0-4 15-8 31-12 46-1 6-3 12-3 15 0 11 10 19 21 19 22 0 35-28 35-31s-3-2-4-2c-2 0-2 1-4 4-5 12-16 23-26 23-4 0-7-2-7-10 0-1 1-6 1-8 5-18 9-37 14-56z">
              <text:p/>
            </draw:path>
            <draw:path draw:style-name="gr8" draw:text-style-name="P5" draw:layer="layout" svg:width="0.139cm" svg:height="0.162cm" svg:x="13.975cm" svg:y="24.813cm" svg:viewBox="0 0 140 163" svg:d="M130 87c5 0 10 0 10-6 0-5-5-5-10-5-39 0-79 0-119 0 3-38 36-65 75-65 15 0 30 0 44 0 5 0 10 0 10-5 0-6-5-6-10-6-14 0-29 0-44 0-48 0-86 37-86 81 0 45 38 82 86 82 15 0 30 0 44 0 5 0 10 0 10-6 0-5-5-5-10-5-14 0-29 0-44 0-39 0-72-27-75-65 40 0 80 0 119 0z">
              <text:p/>
            </draw:path>
            <draw:path draw:style-name="gr8" draw:text-style-name="P5" draw:layer="layout" svg:width="0.17cm" svg:height="0.191cm" svg:x="14.186cm" svg:y="24.773cm" svg:viewBox="0 0 171 192" svg:d="M89 100c2-3 1-3 2-4 0-2-1-3-2-4-19-28-39-56-58-83 22 0 43 0 65 0 48 0 62 10 68 54 2 0 5 0 7 0-2-21-5-42-8-63-52 0-104 0-156 0-7 0-7 0-7 6 23 34 46 68 70 102-23 25-45 50-68 76-2 3-2 4-2 5 0 3 2 3 7 3 52 0 104 0 156 0 3-22 6-44 8-67-2 0-5 0-7 0-6 47-24 55-69 55-26 0-52 0-77 0 23-27 47-54 71-80z">
              <text:p/>
            </draw:path>
            <draw:path draw:style-name="gr8" draw:text-style-name="P5" draw:layer="layout" svg:width="0.032cm" svg:height="0.082cm" svg:x="14.397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8" draw:text-style-name="P5" draw:layer="layout" svg:width="0.103cm" svg:height="0.197cm" svg:x="14.511cm" svg:y="24.769cm" svg:viewBox="0 0 104 198" svg:d="M54 3c-1-1 0-3-4-3-6 0-26 2-34 3-2 0-5 0-5 6 0 3 3 3 7 3 13 0 14 2 14 5 0 1-2 11-4 17-8 31-15 61-23 91-3 15-5 19-5 28 0 28 15 45 36 45 33 0 68-42 68-82 0-26-15-45-38-45-12 0-24 8-32 17 7-28 13-57 20-85zM28 109c2-6 2-7 4-10 14-18 26-22 34-22 10 0 17 8 17 26 0 17-9 49-14 60-9 18-22 29-33 29-10 0-19-8-19-29 0-5 0-10 5-28 2-9 4-17 6-26z">
              <text:p/>
            </draw:path>
            <draw:path draw:style-name="gr8" draw:text-style-name="P5" draw:layer="layout" svg:width="0.085cm" svg:height="0.169cm" svg:x="14.619cm" svg:y="24.699cm" svg:viewBox="0 0 86 170" svg:d="M86 8c0-3-3-8-8-8s-11 6-11 11c0 3 3 7 8 7 6 0 11-4 11-10zM45 140c-4 13-15 25-26 25-2 0-5 0-7-1 5-3 6-7 6-11s-3-7-7-7c-6 0-11 6-11 12 0 7 7 12 19 12s35-7 41-31c6-23 12-46 18-70 0-2 1-4 1-7 0-11-9-18-21-18-22 0-35 27-35 29 0 4 2 3 3 4 3 0 4-1 4-4 5-11 16-23 28-23 4 0 6 3 6 9 0 2-1 5-1 6-6 25-12 50-18 75z">
              <text:p/>
            </draw:path>
            <draw:path draw:style-name="gr8" draw:text-style-name="P5" draw:layer="layout" svg:width="0.059cm" svg:height="0.131cm" svg:x="14.627cm" svg:y="24.912cm" svg:viewBox="0 0 60 132" svg:d="M54 7c0-3-2-7-7-7s-11 5-11 10c0 4 2 8 8 8s10-5 10-11zM14 107c0 2-1 5-1 8 0 10 8 17 18 17 20 0 29-27 29-31 0-2-2-2-3-2-3 0-3 2-4 3-4 16-13 24-21 24-4 0-5-2-5-7 0-4 2-8 3-12 2-6 4-11 7-16 1-5 9-22 9-25 1-2 1-4 1-6 0-10-8-17-18-17-19 0-29 27-29 30s2 2 3 3c3 0 3-1 4-3 5-17 14-24 21-24 3 0 5 1 5 7 0 4-1 7-6 19-4 11-8 21-13 32z">
              <text:p/>
            </draw:path>
            <draw:path draw:style-name="gr8" draw:text-style-name="P5" draw:layer="layout" svg:width="0.024cm" svg:height="0.06cm" svg:x="14.72cm" svg:y="25.019cm" svg:viewBox="0 0 25 61" svg:d="M19 20c0 10-1 23-15 35-1 1-2 2-2 3s2 3 4 3 19-16 19-39c0-12-5-22-14-22-6 0-11 6-11 11 0 7 4 11 11 11 5 0 6-1 8-2z">
              <text:p/>
            </draw:path>
            <draw:path draw:style-name="gr8" draw:text-style-name="P5" draw:layer="layout" svg:width="0.065cm" svg:height="0.124cm" svg:x="14.773cm" svg:y="24.92cm" svg:viewBox="0 0 66 125" svg:d="M40 45c7 0 13 0 20 0 4 0 6 0 6-4 0-3-2-3-5-3-7 0-13 0-19 0 2-10 4-19 7-29 1-1 1-2 1-3 0-4-3-6-7-6-5 0-8 3-9 9-2 5 1-5-8 29-6 0-13 0-20 0-4 0-6 0-6 4 0 3 2 3 6 3 6 0 12 0 19 0-4 15-8 31-12 46-1 6-3 12-3 15 0 11 10 19 21 19 22 0 35-28 35-31s-3-1-4-2c-2 0-3 1-4 4-5 12-16 23-26 23-5 0-7-2-7-10 0-1 1-6 1-8 4-18 9-37 14-56z">
              <text:p/>
            </draw:path>
            <draw:path draw:style-name="gr8" draw:text-style-name="P5" draw:layer="layout" svg:width="0.139cm" svg:height="0.162cm" svg:x="14.919cm" svg:y="24.813cm" svg:viewBox="0 0 140 163" svg:d="M130 87c5 0 10 0 10-6 0-5-5-5-10-5-39 0-79 0-119 0 3-38 36-65 75-65 15 0 30 0 44 0 5 0 10 0 10-5 0-6-5-6-10-6-15 0-29 0-44 0-48 0-86 37-86 81 0 45 38 82 86 82 15 0 29 0 44 0 5 0 10 0 10-6 0-5-5-5-10-5-14 0-29 0-44 0-39 0-72-27-75-65 40 0 80 0 119 0z">
              <text:p/>
            </draw:path>
            <draw:path draw:style-name="gr8" draw:text-style-name="P5" draw:layer="layout" svg:width="0.171cm" svg:height="0.192cm" svg:x="15.116cm" svg:y="24.772cm" svg:viewBox="0 0 172 193" svg:d="M37 26c0-4 0-11-3-16 11 0 21 0 31 0-4 4-4 10-4 15 0 48 0 96 0 144 0 4 0 9 4 13-10 0-20 0-31 0 3-5 3-12 3-15 0-47 0-94 0-141zM113 85c9-9 12-23 12-35 0-20-7-32-13-39 19 3 39 10 39 37 0 18-19 33-38 37zM71 26c0-6 0-9 4-12 1-1 5-4 12-4 12 0 28 10 28 40 0 31-16 38-44 38 0-21 0-42 0-62zM130 89c16-8 32-22 32-41 0-38-33-48-68-48-28 0-56 0-84 0-6 0-10 0-10 6 0 4 5 4 9 4 17 0 18 3 18 16 0 47 0 94 0 140 0 15-1 16-19 16-3 0-8 0-8 5 0 6 4 6 10 6 27 0 55 0 83 0 34 0 79-14 79-53 0-29-22-45-42-51zM71 167c0-23 0-46 0-70 23 0 32 0 41 8 10 8 11 26 11 35 0 11-1 42-36 42-16 0-16-9-16-15zM121 179c10-12 13-26 13-39 0-19-5-34-16-43 26 4 44 19 44 43 0 21-16 33-41 39z">
              <text:p/>
            </draw:path>
            <draw:path draw:style-name="gr8" draw:text-style-name="P5" draw:layer="layout" svg:width="0.032cm" svg:height="0.082cm" svg:x="15.325cm" svg:y="24.935cm" svg:viewBox="0 0 33 83" svg:d="M33 29c0-19-7-29-18-29-9 0-15 6-15 14s6 16 15 16c3 0 7-2 10-4 1-1 1-1 1-1 1 1 1 0 1 4 0 21-10 37-19 47-3 3-3 3-3 5 0 1 1 2 2 2 3 0 26-21 26-54z">
              <text:p/>
            </draw:path>
            <draw:path draw:style-name="gr8" draw:text-style-name="P5" draw:layer="layout" svg:width="0.225cm" svg:height="0.201cm" svg:x="15.441cm" svg:y="24.767cm" svg:viewBox="0 0 226 202" svg:d="M225 9c0-2 1-3 1-5 0-4-4-4-8-4-8 7-17 13-26 20-13-14-32-20-51-20-91 0-141 69-141 126 0 53 43 76 92 76 24 0 47-7 69-23 27-20 33-46 33-47 0-4-4-4-8-4s-5 0-6 5c-12 36-48 56-80 56-18 0-33-4-44-13-15-11-17-31-17-39s5-60 33-92c15-19 42-31 73-31 34 0 49 25 49 50 0 3-1 7-1 9 0 4 4 4 8 4 5 0 6 0 8-5 5-21 10-42 16-63z">
              <text:p/>
            </draw:path>
            <draw:path draw:style-name="gr8" draw:text-style-name="P5" draw:layer="layout" svg:width="0.095cm" svg:height="0.126cm" svg:x="15.69cm" svg:y="24.745cm" svg:viewBox="0 0 96 127" svg:d="M58 19c8 0 17 0 26 0 3 0 12 0 12-9 0-10-10-10-12-10-24 0-48 0-72 0-2 0-12 0-12 10 0 9 10 9 12 9 9 0 18 0 26 0 0 32 0 64 0 95 0 3 0 13 10 13s10-10 10-13c0-31 0-63 0-95z">
              <text:p/>
            </draw:path>
            <draw:path draw:style-name="gr8" draw:text-style-name="P5" draw:layer="layout" svg:width="0.058cm" svg:height="0.131cm" svg:x="15.665cm" svg:y="24.912cm" svg:viewBox="0 0 59 132" svg:d="M54 7c0-3-2-7-8-7-5 0-11 5-11 10 0 4 3 8 8 8 6 0 11-5 11-11zM14 107c0 2-1 5-1 8 0 10 7 17 18 17 19 0 28-27 28-31 0-2-2-2-3-2-2 0-2 2-3 3-5 16-14 24-21 24-4 0-6-2-6-7 0-4 2-8 4-12 2-6 4-11 6-16s9-22 10-25c0-2 1-4 1-6 0-10-8-17-19-17-19 0-28 27-28 30s2 3 3 3c3 0 3-1 3-3 6-17 15-24 22-24 3 0 5 1 5 7 0 4-2 7-7 19-4 11-8 21-12 32z">
              <text:p/>
            </draw:path>
            <draw:path draw:style-name="gr8" draw:text-style-name="P5" draw:layer="layout" svg:width="0.024cm" svg:height="0.06cm" svg:x="15.757cm" svg:y="25.019cm" svg:viewBox="0 0 25 61" svg:d="M20 20c0 10-2 23-16 35-1 1-1 2-1 3s2 3 3 3c3 0 19-16 19-39 0-12-4-22-14-22-6 0-11 6-11 11 0 7 5 11 11 11 5 0 8-2 9-2z">
              <text:p/>
            </draw:path>
            <draw:path draw:style-name="gr8" draw:text-style-name="P5" draw:layer="layout" svg:width="0.066cm" svg:height="0.124cm" svg:x="15.81cm" svg:y="24.92cm" svg:viewBox="0 0 67 125" svg:d="M41 45c6 0 13 0 20 0 3 0 6 0 6-4 0-3-3-3-6-3-6 0-12 0-19 0 3-10 5-19 8-29 0-1 0-2 0-3 0-4-3-6-7-6-5 0-8 3-9 9-1 5 1-5-8 29-6 0-13 0-20 0-3 0-6 0-6 4 0 3 2 3 6 3 7 0 13 0 19 0-4 15-8 31-11 46-2 6-4 12-4 15 0 11 10 19 21 19 23 0 35-28 35-31s-3-2-4-2c-2 0-2 1-4 4-5 12-15 23-26 23-4 0-7-2-7-10 0-1 1-6 1-8 5-18 10-37 15-56z">
              <text:p/>
            </draw:path>
            <draw:path draw:style-name="gr8" draw:text-style-name="P5" draw:layer="layout" svg:width="0.14cm" svg:height="0.162cm" svg:x="15.955cm" svg:y="24.813cm" svg:viewBox="0 0 141 163" svg:d="M130 87c5 0 11 0 11-6 0-5-6-5-11-5-39 0-79 0-119 0 4-38 36-65 76-65 15 0 29 0 43 0 5 0 11 0 11-5 0-6-6-6-11-6-14 0-29 0-44 0-48 0-86 37-86 81 0 45 38 82 86 82 15 0 30 0 44 0 5 0 11 0 11-6 0-5-6-5-11-5-14 0-28 0-43 0-40 0-72-27-76-65 40 0 80 0 119 0z">
              <text:p/>
            </draw:path>
            <draw:path draw:style-name="gr8" draw:text-style-name="P5" draw:layer="layout" svg:width="0.171cm" svg:height="0.192cm" svg:x="16.153cm" svg:y="24.772cm" svg:viewBox="0 0 172 193" svg:d="M37 26c0-4 0-11-3-16 11 0 21 0 32 0-4 4-4 10-4 15 0 48 0 96 0 144 0 4 0 9 4 13-11 0-21 0-32 0 3-5 3-12 3-15 0-47 0-94 0-141zM114 85c9-9 11-23 11-35 0-20-6-32-12-39 19 3 39 10 39 37 0 18-20 33-38 37zM71 26c0-6 0-9 4-12 2-1 6-4 12-4 13 0 28 10 28 40 0 31-16 38-44 38 0-21 0-42 0-62zM130 89c16-8 32-22 32-41 0-38-32-48-67-48-28 0-57 0-85 0-5 0-10 0-10 6 0 4 5 4 10 4 16 0 17 3 17 16 0 47 0 94 0 140 0 15-1 16-18 16-3 0-9 0-9 5 0 6 5 6 10 6 28 0 56 0 84 0 34 0 78-14 78-53 0-29-21-45-42-51zM71 167c0-23 0-46 0-70 23 0 32 0 41 8 11 8 12 26 12 35 0 11-1 42-36 42-17 0-17-9-17-15zM122 179c10-12 12-26 12-39 0-19-4-34-16-43 26 4 44 19 44 43 0 21-16 33-40 39z">
              <text:p/>
            </draw:path>
            <draw:path draw:style-name="gr8" draw:text-style-name="P5" draw:layer="layout" svg:width="0.096cm" svg:height="0.136cm" svg:x="16.353cm" svg:y="24.713cm" svg:viewBox="0 0 97 137" svg:d="M46 6c1-1 1-3 1-4 0 0-1-2-2-2-4 0-21 1-26 2-1 0-4 0-4 4 0 3 3 3 5 3 10 0 10 1 10 3 0 1-1 2-1 4-10 37-19 74-28 111-1 3-1 3-1 4 0 3 2 6 6 6 6 0 8-4 10-8 0 0 9-35 10-38 13 2 24 6 24 17 0 1 0 1 0 3 0 3 0 4 0 6 0 14 11 20 20 20 20 0 17-19 25-29 0-3-2-3-3-3-2 0-3 1-4 4-2 9-7 23-18 23-4 0-6-5-6-10 0-3 0-4 1-9 1 0 1-4 1-6 0-18-24-20-32-21 6-3 13-10 16-13 11-9 20-19 32-19 2 0 4 1 6 4-9 0-10 7-10 10 0 5 3 8 8 8s11-5 11-13c0-6-5-13-15-13-12 0-22 8-32 16-8 8-15 15-23 18 7-26 13-52 19-78z">
              <text:p/>
            </draw:path>
            <draw:path draw:style-name="gr8" draw:text-style-name="P5" draw:layer="layout" svg:width="0.084cm" svg:height="0.098cm" svg:x="16.468cm" svg:y="24.781cm" svg:viewBox="0 0 85 99" svg:d="M24 0c-8 1-16 1-24 2 0 2 0 4 0 6 10 0 12 1 12 8 0 27 0 54 0 81 2 0 4 0 6 0 1-1 2-4 3-5s1-2 1-3c7 7 15 10 24 10 21 0 39-14 39-32 0-17-16-31-37-31-8 0-17 2-24 7 0-14 0-29 0-43zM24 51c5-7 14-11 23-11 16 0 23 13 23 27 0 8-1 15-7 21-4 4-11 6-18 6-9 0-17-5-21-11 0-11 0-21 0-32z">
              <text:p/>
            </draw:path>
            <draw:path draw:style-name="gr8" draw:text-style-name="P5" draw:layer="layout" svg:width="0.106cm" svg:height="0.503cm" svg:x="16.601cm" svg:y="24.642cm" svg:viewBox="0 0 107 504" svg:d="M107 252c0-80-19-166-74-229-4-4-15-15-21-21-2-2-2-2-6-2-3 0-6 0-6 3 0 1 2 3 2 3 10 10 24 25 42 56 30 54 42 123 42 190 0 122-34 196-84 247-1 1-2 2-2 3 0 2 3 2 6 2 4 0 4 0 7-2 26-23 57-62 76-121 12-38 18-84 18-129z">
              <text:p/>
            </draw:path>
          </draw:g>
        </draw:g>
        <draw:g draw:style-name="gr7">
          <svg:title>TexMaths</svg:title>
          <svg:desc>8§display§(\sigma_0, \sigma_1, \sigma_2, \sigma_3 )
\!=\!
f_{b^j_{i,t}}\!
\left( 
\bm{C}_{i,t}^\intercal 
\right) §svg§600§TRUE§</svg:desc>
          <draw:g>
            <draw:path draw:style-name="gr8" draw:text-style-name="P5" draw:layer="layout" svg:width="0.065cm" svg:height="0.279cm" svg:x="10.373cm" svg:y="25.296cm" svg:viewBox="0 0 66 280" svg:d="M66 277c0-1 0-1-5-5-35-36-44-89-44-131 0-49 10-98 45-133 4-3 4-4 4-5 0-2-2-3-4-3s-28 19-44 55c-15 30-18 62-18 86 0 21 3 55 18 87 17 34 42 52 44 52s4 0 4-3z">
              <text:p/>
            </draw:path>
            <draw:path draw:style-name="gr8" draw:text-style-name="P5" draw:layer="layout" svg:width="0.148cm" svg:height="0.123cm" svg:x="10.465cm" svg:y="25.385cm" svg:viewBox="0 0 149 124" svg:d="M135 16c4 0 14 0 14-10 0-6-6-6-11-6-21 0-43 0-64 0-43 0-74 46-74 80 0 24 17 44 42 44 34 0 71-34 71-77 0-5 0-18-9-31 10 0 21 0 31 0zM42 117c-13 0-24-9-24-30 0-8 3-31 13-47 11-20 29-24 39-24 23 0 25 19 25 27 0 14-5 37-15 51-11 16-26 23-38 23z">
              <text:p/>
            </draw:path>
            <draw:path draw:style-name="gr8" draw:text-style-name="P5" draw:layer="layout" svg:width="0.09cm" svg:height="0.133cm" svg:x="10.626cm" svg:y="25.418cm" svg:viewBox="0 0 91 134" svg:d="M91 67c0-21-2-37-12-50-5-9-18-17-33-17-46 0-46 53-46 67s0 67 46 67c45 0 45-53 45-67zM46 129c-10 0-22-6-26-22-2-11-2-28-2-42 0-15 0-29 3-40 4-15 17-19 25-19 10 0 20 6 24 17 3 11 3 25 3 42 0 14 0 29-3 41-4 18-16 23-24 23z">
              <text:p/>
            </draw:path>
            <draw:path draw:style-name="gr8" draw:text-style-name="P5" draw:layer="layout" svg:width="0.032cm" svg:height="0.083cm" svg:x="10.766cm" svg:y="25.477cm" svg:viewBox="0 0 33 84" svg:d="M33 30c0-19-7-30-19-30-8 0-14 7-14 15 0 7 6 15 14 15 4 0 8-1 11-4 1 0 0 0 1 0v4c0 20-9 37-19 46-3 3-3 4-3 5s2 3 3 3c3 0 26-22 26-54z">
              <text:p/>
            </draw:path>
            <draw:path draw:style-name="gr8" draw:text-style-name="P5" draw:layer="layout" svg:width="0.148cm" svg:height="0.123cm" svg:x="10.877cm" svg:y="25.385cm" svg:viewBox="0 0 149 124" svg:d="M135 16c3 0 14 0 14-10 0-6-7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8" draw:text-style-name="P5" draw:layer="layout" svg:width="0.071cm" svg:height="0.129cm" svg:x="11.048cm" svg:y="25.418cm" svg:viewBox="0 0 72 130" svg:d="M45 6c0-6-1-6-7-6-12 12-30 13-38 13 0 2 0 4 0 6 5 0 18 0 29-5 0 33 0 67 0 100 0 7 0 9-20 9-3 0-5 0-7 0 0 2 0 5 0 7 3 0 28-1 35-1 5 0 30 1 35 1 0-2 0-5 0-7-3 0-5 0-8 0-19 0-19-2-19-9 0-36 0-72 0-108z">
              <text:p/>
            </draw:path>
            <draw:path draw:style-name="gr8" draw:text-style-name="P5" draw:layer="layout" svg:width="0.032cm" svg:height="0.083cm" svg:x="11.177cm" svg:y="25.477cm" svg:viewBox="0 0 33 84" svg:d="M33 30c0-19-7-30-18-30-9 0-15 7-15 15 0 7 6 15 15 15 3 0 7-1 10-4 1 0 1 0 1 0 1 1 1 0 1 4 0 20-10 37-19 46-3 3-3 4-3 5s1 3 2 3c3 0 26-22 26-54z">
              <text:p/>
            </draw:path>
            <draw:path draw:style-name="gr8" draw:text-style-name="P5" draw:layer="layout" svg:width="0.148cm" svg:height="0.123cm" svg:x="11.288cm" svg:y="25.385cm" svg:viewBox="0 0 149 124" svg:d="M135 16c4 0 14 0 14-10 0-6-6-6-11-6-21 0-42 0-64 0-43 0-74 46-74 80 0 24 17 44 42 44 34 0 71-34 71-77 0-5 0-18-9-31 10 0 21 0 31 0zM43 117c-14 0-25-9-25-30 0-8 3-31 13-47 12-20 29-24 39-24 23 0 25 19 25 27 0 14-5 37-15 51-11 16-26 23-37 23z">
              <text:p/>
            </draw:path>
            <draw:path draw:style-name="gr8" draw:text-style-name="P5" draw:layer="layout" svg:width="0.086cm" svg:height="0.129cm" svg:x="11.45cm" svg:y="25.418cm" svg:viewBox="0 0 87 130" svg:d="M87 94c-2 0-4 0-6 0-1 4-3 16-6 18-1 1-17 1-19 1-12 0-24 0-36 0 21-18 27-24 39-32 15-12 28-24 28-43 0-24-21-38-45-38-25 0-42 17-42 35 0 10 9 11 10 11 5 0 11-4 11-11 0-3-1-10-11-10 6-14 19-18 28-18 20 0 30 15 30 31 0 17-12 31-18 38-16 15-32 31-48 46-2 2-2 3-2 8 27 0 54 0 82 0 1-12 3-24 5-36z">
              <text:p/>
            </draw:path>
            <draw:path draw:style-name="gr8" draw:text-style-name="P5" draw:layer="layout" svg:width="0.032cm" svg:height="0.083cm" svg:x="11.589cm" svg:y="25.477cm" svg:viewBox="0 0 33 84" svg:d="M33 30c0-19-7-30-19-30-8 0-14 7-14 15 0 7 6 15 14 15 4 0 8-1 11-4 1 0 0 0 1 0v4c0 20-9 37-19 46-3 3-3 4-3 5s2 3 3 3c3 0 26-22 26-54z">
              <text:p/>
            </draw:path>
            <draw:path draw:style-name="gr8" draw:text-style-name="P5" draw:layer="layout" svg:width="0.148cm" svg:height="0.123cm" svg:x="11.7cm" svg:y="25.385cm" svg:viewBox="0 0 149 124" svg:d="M135 16c3 0 14 0 14-10 0-6-6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8" draw:text-style-name="P5" draw:layer="layout" svg:width="0.089cm" svg:height="0.133cm" svg:x="11.861cm" svg:y="25.418cm" svg:viewBox="0 0 90 134" svg:d="M43 65c15 0 27 10 27 31 0 25-15 32-26 32-8 0-26-3-34-14 9-1 12-7 12-11 0-6-5-11-12-11-4 0-10 4-10 12 0 18 20 30 44 30 27 0 46-18 46-38 0-15-12-30-34-35 21-7 28-22 28-34 0-16-17-27-39-27s-39 10-39 26c0 7 4 11 10 11s10-5 10-11c0-5-4-9-10-10 7-8 21-10 28-10 9 0 21 4 21 21 0 8-3 17-7 23-8 8-12 8-23 8-5 1-5 1-6 1-1 1-2 1-2 3 0 3 2 3 5 3 4 0 7 0 11 0z">
              <text:p/>
            </draw:path>
            <draw:path draw:style-name="gr8" draw:text-style-name="P5" draw:layer="layout" svg:width="0.065cm" svg:height="0.279cm" svg:x="11.992cm" svg:y="25.296cm" svg:viewBox="0 0 66 280" svg:d="M66 141c0-23-4-56-20-88-16-35-40-53-43-53-2 0-3 2-3 3s0 2 6 7c27 28 43 71 43 131 0 47-11 96-45 131-4 4-4 4-4 5 0 2 1 3 3 3 3 0 28-19 44-55 15-30 19-61 19-84z">
              <text:p/>
            </draw:path>
            <draw:path draw:style-name="gr8" draw:text-style-name="P5" draw:layer="layout" svg:width="0.186cm" svg:height="0.065cm" svg:x="12.132cm" svg:y="25.4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8" draw:text-style-name="P5" draw:layer="layout" svg:width="0.139cm" svg:height="0.254cm" svg:x="12.382cm" svg:y="25.309cm" svg:viewBox="0 0 140 255" svg:d="M88 85c8 0 16 0 24 0 6 0 9 0 9-5 0-3-3-3-8-3-8 0-16 0-23 0 1-11 3-22 5-32 2-6 6-26 7-29 3-6 8-10 13-10 2 0 9 0 15 5-13 1-16 11-16 15 0 7 5 10 11 10 7 0 15-6 15-17 0-13-13-19-25-19-9 0-27 5-35 33-2 5-2 9-10 44-6 0-12 0-19 0-5 0-9 0-9 5 0 3 4 3 8 3 7 0 13 0 19 0-7 37-14 74-21 111-5 27-10 52-24 52-2 0-9 0-14-4 13-1 16-12 16-16 0-6-5-9-11-9-7 0-15 6-15 17 0 12 12 19 24 19 15 0 26-17 31-27 9-18 16-51 16-54 6-29 11-59 17-89z">
              <text:p/>
            </draw:path>
            <draw:path draw:style-name="gr8" draw:text-style-name="P5" draw:layer="layout" svg:width="0.079cm" svg:height="0.136cm" svg:x="12.517cm" svg:y="25.462cm" svg:viewBox="0 0 80 137" svg:d="M39 6c0-1 1-3 1-4 0 0-1-2-3-2-4 0-20 2-25 2-2 0-5 0-5 4 0 3 3 3 6 3 9 0 9 1 9 3 0 1-2 9-4 14-1 6-2 12-4 18-1 6-12 49-12 52-2 5-2 7-2 9 0 20 13 32 29 32 25 0 51-26 51-55 0-23-16-32-30-32-10 0-19 5-24 10 4-18 9-36 13-54zM30 132c-10 0-16-8-16-20 0-7 2-14 8-36 0-3 0-4 4-8 8-9 16-14 24-14s14 7 14 20c0 7-4 27-10 39-4 10-15 19-24 19z">
              <text:p/>
            </draw:path>
            <draw:path draw:style-name="gr8" draw:text-style-name="P5" draw:layer="layout" svg:width="0.065cm" svg:height="0.121cm" svg:x="12.608cm" svg:y="25.409cm" svg:viewBox="0 0 66 122" svg:d="M66 6c0-3-2-6-6-6s-8 5-8 9c0 3 2 5 6 5s8-4 8-8zM36 100c-2 10-12 17-20 17-2 0-4 0-6 0 4-2 5-6 5-8s-1-5-6-5-9 4-9 9c0 6 6 9 16 9s28-5 32-22 9-33 13-50c0-1 1-3 1-4 0-8-8-14-18-14-17 0-27 18-27 22 0 1 2 1 3 1 2 0 2 0 3-1 7-14 16-17 21-17 6 0 6 5 6 7s0 2-1 4c-4 17-9 35-13 52z">
              <text:p/>
            </draw:path>
            <draw:path draw:style-name="gr8" draw:text-style-name="P5" draw:layer="layout" svg:width="0.048cm" svg:height="0.094cm" svg:x="12.616cm" svg:y="25.568cm" svg:viewBox="0 0 49 95" svg:d="M42 6c0-4-2-6-6-6-3 0-8 4-8 8s3 6 6 6c4 0 8-4 8-8zM49 74c0-3-2-2-3-3-2 0-2 1-3 3-2 8-9 16-16 16-3 0-4-2-4-5 0-4 0-4 2-8 1-2 2-5 3-7 0-1 6-14 8-19 1-3 2-5 2-7 0-7-7-13-16-13-15 0-22 19-22 22 0 2 2 2 2 2 3 0 3-1 4-3 3-10 10-16 16-16 3 0 4 2 4 6 0 0 0 2-1 4-1 3-7 18-9 23-1 2-1 2-3 7-1 2-2 4-2 6 0 7 7 13 15 13 16 0 23-18 23-21z">
              <text:p/>
            </draw:path>
            <draw:path draw:style-name="gr8" draw:text-style-name="P5" draw:layer="layout" svg:width="0.018cm" svg:height="0.044cm" svg:x="12.702cm" svg:y="25.644cm" svg:viewBox="0 0 19 45" svg:d="M14 15c0 14-7 22-11 25-1 1-1 1-1 2s0 3 2 3 15-11 15-29c0-10-5-16-10-16-6 0-9 5-9 9 0 5 3 9 9 9 1 0 4-1 5-3z">
              <text:p/>
            </draw:path>
            <draw:path draw:style-name="gr8" draw:text-style-name="P5" draw:layer="layout" svg:width="0.053cm" svg:height="0.088cm" svg:x="12.754cm" svg:y="25.574cm" svg:viewBox="0 0 54 89" svg:d="M32 34c6 0 11 0 17 0 2 0 2-1 3-1 1-1 2-3 2-3 0-3-3-3-5-3-5 0-10 0-15 0 1-4 2-7 3-11s2-10 2-11c0-3-1-5-5-5-3 0-6 2-7 6-1 2 1-5-5 21-6 0-12 0-17 0-3 0-5 0-5 4 0 3 2 3 4 3 5 0 11 0 16 0-3 10-6 21-9 32-1 4-1 8-1 10 0 8 7 13 17 13 17 0 27-19 27-21s-2-2-3-2c-2 0-2 0-3 2-5 10-13 17-21 17-4 0-5-4-5-8 0-2 0-3 0-3 4-14 7-27 10-40z">
              <text:p/>
            </draw:path>
            <draw:path draw:style-name="gr8" draw:text-style-name="P5" draw:layer="layout" svg:width="0.073cm" svg:height="0.335cm" svg:x="12.892cm" svg:y="25.268cm" svg:viewBox="0 0 74 336" svg:d="M74 333c0-1-1-1-1-2-13-14-32-37-44-83-7-25-9-54-9-79 0-75 18-126 51-163 3-2 2-2 3-3 0-3-3-3-4-3-4 0-19 17-23 21-29 34-47 84-47 147 0 40 7 96 44 144 3 3 22 24 26 24 1 0 4 0 4-3z">
              <text:p/>
            </draw:path>
            <draw:path draw:style-name="gr8" draw:text-style-name="P5" draw:layer="layout" svg:width="0.224cm" svg:height="0.2cm" svg:x="12.993cm" svg:y="25.31cm" svg:viewBox="0 0 225 201" svg:d="M224 8c1-2 1-2 1-4 0-4-3-4-7-4-8 7-17 13-26 20-13-14-32-20-51-20-91 0-141 69-141 125 0 54 42 76 92 76 23 0 47-7 69-23 27-20 32-45 32-47 0-4-4-4-7-4-4 0-5 1-6 6-12 35-49 56-81 56-17 0-32-4-43-13-15-12-17-31-17-39s5-60 33-93c15-18 42-31 73-31 34 0 49 25 49 50 0 3-1 7-1 11 0 3 4 3 8 3 5 0 6 0 7-6 5-21 11-42 16-63z">
              <text:p/>
            </draw:path>
            <draw:path draw:style-name="gr8" draw:text-style-name="P5" draw:layer="layout" svg:width="0.095cm" svg:height="0.125cm" svg:x="13.243cm" svg:y="25.288cm" svg:viewBox="0 0 96 126" svg:d="M58 19c8 0 17 0 26 0 2 0 12 0 12-9 0-10-10-10-12-10-24 0-48 0-72 0-2 0-12 0-12 10 0 9 10 9 12 9 9 0 18 0 26 0 0 32 0 64 0 95 0 3 0 12 10 12s10-9 10-12c0-31 0-63 0-95z">
              <text:p/>
            </draw:path>
            <draw:path draw:style-name="gr8" draw:text-style-name="P5" draw:layer="layout" svg:width="0.058cm" svg:height="0.131cm" svg:x="13.217cm" svg:y="25.454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3 6-17 14-23 22-23 2 0 5 0 5 6 0 5-2 7-7 20-4 10-8 21-12 31z">
              <text:p/>
            </draw:path>
            <draw:path draw:style-name="gr8" draw:text-style-name="P5" draw:layer="layout" svg:width="0.024cm" svg:height="0.059cm" svg:x="13.309cm" svg:y="25.562cm" svg:viewBox="0 0 25 60" svg:d="M19 19c0 11-1 23-15 36-1 1-2 2-2 3s2 2 4 2 19-15 19-39c0-12-5-21-14-21-6 0-11 5-11 11s5 11 11 11c5 0 6-2 8-3z">
              <text:p/>
            </draw:path>
            <draw:path draw:style-name="gr8" draw:text-style-name="P5" draw:layer="layout" svg:width="0.065cm" svg:height="0.123cm" svg:x="13.362cm" svg:y="25.462cm" svg:viewBox="0 0 66 124" svg:d="M40 45c7 0 14 0 21 0 3 0 5 0 5-4 0-3-2-3-5-3-6 0-12 0-19 0 3-10 5-20 8-29 0-1 0-3 0-3 0-4-3-6-7-6-5 0-8 3-9 8s1-5-8 30c-6 0-13 0-20 0-4 0-6 0-6 4 0 3 2 3 6 3 7 0 13 0 19 0-4 15-8 31-12 46-1 5-3 12-3 14 0 12 10 19 21 19 22 0 35-27 35-30 0-2-3-2-4-2-2 0-2 0-4 3-5 13-16 23-26 23-4 0-7-2-7-9 0-2 1-6 1-8 5-19 9-38 14-56z">
              <text:p/>
            </draw:path>
            <draw:path draw:style-name="gr8" draw:text-style-name="P5" draw:layer="layout" svg:width="0.073cm" svg:height="0.335cm" svg:x="13.465cm" svg:y="25.268cm" svg:viewBox="0 0 74 336" svg:d="M74 169c0-40-8-97-44-144-4-3-21-25-27-25-1 0-3 1-3 3 0 1 1 2 2 3 13 14 32 37 43 82 6 25 9 54 9 80 0 29-3 57-10 84-10 40-27 62-42 77-2 3-2 3-2 4 0 3 2 3 3 3 5 0 20-17 23-21 29-34 48-84 48-146z">
              <text:p/>
            </draw:path>
          </draw:g>
        </draw:g>
        <draw:g draw:style-name="gr7">
          <svg:title>TexMaths</svg:title>
          <svg:desc>10§display§f_{\rm d}: \Sigma \to \mathbb{B}§svg§600§TRUE§</svg:desc>
          <draw:g>
            <draw:path draw:style-name="gr8" draw:text-style-name="P5" draw:layer="layout" svg:width="0.174cm" svg:height="0.317cm" svg:x="12.189cm" svg:y="10.9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8" draw:text-style-name="P5" draw:layer="layout" svg:width="0.13cm" svg:height="0.171cm" svg:x="12.354cm" svg:y="11.0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8" draw:text-style-name="P5" draw:layer="layout" svg:width="0.036cm" svg:height="0.15cm" svg:x="12.643cm" svg:y="11.002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5" draw:layer="layout" svg:width="0.213cm" svg:height="0.237cm" svg:x="12.827cm" svg:y="10.9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8" draw:text-style-name="P5" draw:layer="layout" svg:width="0.311cm" svg:height="0.181cm" svg:x="13.177cm" svg:y="10.9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8" draw:text-style-name="P5" draw:layer="layout" svg:width="0.214cm" svg:height="0.238cm" svg:x="13.61cm" svg:y="10.9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86" draw:text-style-name="P10" draw:layer="layout" svg:width="2cm" svg:height="0.6cm" svg:x="9.8cm" svg:y="3.2cm">
          <text:p text:style-name="P9"><text:span text:style-name="T3">sequencing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.8cm" svg:y1="3.5cm" svg:x2="7.2cm" svg:y2="3.5cm">
          <text:p/>
        </draw:line>
        <draw:g draw:style-name="gr7">
          <svg:title>TexMaths</svg:title>
          <svg:desc>8§display§k_{\rm b}§svg§600§TRUE§</svg:desc>
          <draw:g>
            <draw:path draw:style-name="gr8" draw:text-style-name="P5" draw:layer="layout" svg:width="0.126cm" svg:height="0.196cm" svg:x="1.408cm" svg:y="5.211cm" svg:viewBox="0 0 127 197" svg:d="M65 3c-1-1 0-3-4-3-6 0-27 2-34 3-2 0-5 0-5 6 0 3 2 3 7 3 12 0 13 2 13 5 0 2 0 3-1 5-13 54-27 107-40 161-1 4-1 5-1 6 0 7 6 8 8 8 4 0 8-2 10-5 1-4 14-55 15-62 10 1 32 5 32 24 0 2 0 3 0 6-1 3-1 6-1 9 0 17 11 28 25 28 8 0 16-5 23-15 6-12 9-27 9-28 0-3-2-3-3-3-2 0-3 2-4 6-6 20-12 34-24 34-5 0-9-3-9-13 0-5 1-11 2-16 2-5 2-5 2-9 0-18-18-26-42-29 9-5 18-14 24-20 14-15 26-27 40-27 1 0 1 0 2 0 3 0 4 0 7 2 0 1 0 1 0 2-13 0-16 11-16 14 0 5 4 10 11 10s16-6 16-17c0-8-7-18-19-18-8 0-21 3-41 25-10 10-21 22-31 26 9-39 19-78 29-118z">
              <text:p/>
            </draw:path>
            <draw:path draw:style-name="gr8" draw:text-style-name="P5" draw:layer="layout" svg:width="0.103cm" svg:height="0.137cm" svg:x="1.548cm" svg:y="5.311cm" svg:viewBox="0 0 104 138" svg:d="M30 0c-10 1-20 2-30 2 0 3 0 5 0 8 14 0 14 1 14 11 0 38 0 77 0 116 3 0 5 0 8 0 2-4 4-8 6-12 8 9 18 13 29 13 25 0 47-19 47-44 0-24-19-44-45-44-12 0-22 4-29 11 0-20 0-41 0-61zM30 70c6-9 16-15 27-15 12 0 20 6 24 13 4 5 6 13 6 25 0 5 0 20-8 29s-18 11-23 11c-16 0-24-12-26-16 0-16 0-31 0-47z">
              <text:p/>
            </draw:path>
          </draw:g>
        </draw:g>
        <draw:line draw:style-name="gr24" draw:text-style-name="P2" draw:layer="layout" svg:x1="1.7cm" svg:y1="5.1cm" svg:x2="1.7cm" svg:y2="5.6cm">
          <text:p/>
        </draw:line>
        <draw:line draw:style-name="gr2" draw:text-style-name="P2" draw:layer="layout" svg:x1="1.8cm" svg:y1="5.3cm" svg:x2="5cm" svg:y2="5.3cm">
          <text:p/>
        </draw:line>
        <draw:line draw:style-name="gr2" draw:text-style-name="P2" draw:layer="layout" svg:x1="1.8cm" svg:y1="5.5cm" svg:x2="5cm" svg:y2="5.5cm">
          <text:p/>
        </draw:line>
        <draw:g draw:style-name="gr7">
          <svg:title>TexMaths</svg:title>
          <svg:desc>9§display§\bm{C}_0§svg§600§TRUE§</svg:desc>
          <draw:g>
            <draw:path draw:style-name="gr8" draw:text-style-name="P5" draw:layer="layout" svg:width="0.252cm" svg:height="0.225cm" svg:x="1.932cm" svg:y="5.315cm" svg:viewBox="0 0 253 226" svg:d="M252 10c0-2 1-4 1-6 0-4-5-4-9-4-9 7-19 15-29 22-15-15-36-22-58-22-101 0-157 77-157 142 0 59 48 84 102 84 27 0 54-8 78-25 30-23 37-52 37-54 0-3-5-3-8-3-6 0-6 0-8 5-13 41-54 63-90 63-18 0-36-5-49-14-17-14-18-35-18-43 0-9 5-69 36-105 17-20 48-35 83-35 37 0 54 29 54 57 0 3-1 7-1 11s4 4 9 4c6 0 7 0 9-7 6-23 12-47 18-70z">
              <text:p/>
            </draw:path>
            <draw:path draw:style-name="gr8" draw:text-style-name="P5" draw:layer="layout" svg:width="0.101cm" svg:height="0.15cm" svg:x="2.184cm" svg:y="5.437cm" svg:viewBox="0 0 102 151" svg:d="M102 76c0-24-2-42-13-57-6-10-20-19-38-19-51 0-51 61-51 76 0 16 0 75 51 75s51-59 51-75zM51 145c-10 0-23-7-28-25-3-12-3-30-3-46 0-17 0-34 3-45 5-18 19-23 28-23 12 0 24 7 27 20 4 13 4 28 4 48 0 16 0 32-3 45-4 21-19 26-28 26z">
              <text:p/>
            </draw:path>
          </draw:g>
        </draw:g>
        <draw:g draw:style-name="gr7">
          <svg:title>TexMaths</svg:title>
          <svg:desc>9§display§\bm{C}_{n-1}§svg§600§TRUE§</svg:desc>
          <draw:g>
            <draw:path draw:style-name="gr8" draw:text-style-name="P5" draw:layer="layout" svg:width="0.251cm" svg:height="0.225cm" svg:x="4.235cm" svg:y="5.317cm" svg:viewBox="0 0 252 226" svg:d="M252 10c0-2 0-4 0-6 0-4-4-4-8-4-9 7-19 15-28 22-16-16-37-22-59-22-101 0-157 77-157 142 0 59 48 84 102 84 27 0 54-8 79-26 30-22 35-51 35-53 0-4-4-4-7-4-6 0-6 1-8 6-12 39-54 63-90 63-18 0-36-5-49-16-17-12-18-34-18-42 0-9 5-68 36-104 17-20 48-36 83-36 38 0 54 30 54 57 0 3-1 8-1 12s4 4 9 4c7 0 7 0 9-7 6-23 12-47 18-70z">
              <text:p/>
            </draw:path>
            <draw:path draw:style-name="gr8" draw:text-style-name="P5" draw:layer="layout" svg:width="0.134cm" svg:height="0.098cm" svg:x="4.486cm" svg:y="5.488cm" svg:viewBox="0 0 135 99" svg:d="M17 83c-1 2-3 8-3 8 0 6 5 8 8 8 4 0 8-3 9-5 0-2 2-9 4-14 1-4 3-15 5-20 0-4 2-9 3-14 3-9 3-11 9-20s17-21 33-21c14 0 14 12 14 17 0 12-10 36-14 46-1 6-2 8-2 12 0 11 9 19 20 19 23 0 32-31 32-34s-3-3-4-3c-3 0-3 2-3 3-6 18-15 27-24 27-4 0-5-2-5-7s1-8 4-18c3-7 12-30 12-43 0-20-17-24-29-24-18 0-30 11-37 20-1-16-14-20-24-20-9 0-14 6-17 12-4 8-8 20-8 21 0 3 2 2 4 3 3 0 3-1 5-6 3-14 7-25 16-25 6 0 7 6 7 11s-1 13-3 19-4 14-6 20c-2 9-4 18-6 28z">
              <text:p/>
            </draw:path>
            <draw:path draw:style-name="gr8" draw:text-style-name="P5" draw:layer="layout" svg:width="0.148cm" svg:height="0.01cm" svg:x="4.655cm" svg:y="5.524cm" svg:viewBox="0 0 149 11" svg:d="M140 11c4 0 9 0 9-6 0-5-5-5-9-5-44 0-87 0-131 0-4 0-9 0-9 5 0 6 4 6 9 6 44 0 87 0 131 0z">
              <text:p/>
            </draw:path>
            <draw:path draw:style-name="gr8" draw:text-style-name="P5" draw:layer="layout" svg:width="0.079cm" svg:height="0.145cm" svg:x="4.853cm" svg:y="5.439cm" svg:viewBox="0 0 80 146" svg:d="M49 6c0-6 0-6-6-6-14 13-34 14-43 14 0 3 0 5 0 8 4 0 20 0 31-6 0 37 0 74 0 111 0 8 0 11-21 11-3 0-6 0-9 0 0 3 0 6 0 8 4-1 31-1 39-1s35 0 40 1c0-2 0-5 0-8-3 0-5 0-8 0-23 0-23-3-23-11 0-40 0-80 0-121z">
              <text:p/>
            </draw:path>
          </draw:g>
        </draw:g>
        <draw:g draw:style-name="gr7">
          <svg:title>TexMaths</svg:title>
          <svg:desc>9§display§\bm{C}_1§svg§600§TRUE§</svg:desc>
          <draw:g>
            <draw:path draw:style-name="gr8" draw:text-style-name="P5" draw:layer="layout" svg:width="0.252cm" svg:height="0.225cm" svg:x="2.735cm" svg:y="5.315cm" svg:viewBox="0 0 253 226" svg:d="M252 10c0-2 1-4 1-6 0-4-5-4-9-4-9 7-19 15-28 22-16-15-36-22-59-22-101 0-157 77-157 142 0 59 48 84 103 84 26 0 53-8 78-25 30-23 36-52 36-54 0-4-5-4-8-4-6 0-6 0-8 6-12 40-54 63-90 63-18 0-36-5-49-15-17-13-18-34-18-43s5-68 36-104c17-20 48-35 83-35 38 0 54 29 54 57 0 3 0 7 0 10 0 5 3 5 8 5 7 0 7 0 9-7 6-24 12-47 18-70z">
              <text:p/>
            </draw:path>
            <draw:path draw:style-name="gr8" draw:text-style-name="P5" draw:layer="layout" svg:width="0.08cm" svg:height="0.145cm" svg:x="2.999cm" svg:y="5.437cm" svg:viewBox="0 0 81 146" svg:d="M50 6c0-6-1-6-6-6-14 14-35 14-44 14 0 3 0 6 0 8 5 0 20 0 32-6 0 37 0 75 0 112 0 7 0 10-22 10-3 0-6 0-8 0 0 3 0 5 0 8 4 0 31-1 39-1 7 0 34 1 40 1 0-3 0-5 0-8-3 0-6 0-9 0-22 0-22-3-22-10 0-40 0-81 0-122z">
              <text:p/>
            </draw:path>
          </draw:g>
        </draw:g>
        <draw:line draw:style-name="gr24" draw:text-style-name="P2" draw:layer="layout" svg:x1="1.8cm" svg:y1="14.877cm" svg:x2="2.3cm" svg:y2="14.877cm">
          <text:p/>
        </draw:line>
        <draw:g draw:style-name="gr7">
          <svg:title>TexMaths</svg:title>
          <svg:desc>10§display§k_{\rm a}§svg§600§TRUE§</svg:desc>
          <draw:g>
            <draw:path draw:style-name="gr8" draw:text-style-name="P5" draw:layer="layout" svg:width="0.157cm" svg:height="0.245cm" svg:x="1.904cm" svg:y="14.912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8" draw:text-style-name="P5" draw:layer="layout" svg:width="0.121cm" svg:height="0.111cm" svg:x="2.08cm" svg:y="15.097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g draw:style-name="gr7">
          <svg:title>TexMaths</svg:title>
          <svg:desc>10§display§t§svg§600§TRUE§</svg:desc>
          <draw:g>
            <draw:path draw:style-name="gr8" draw:text-style-name="P5" draw:layer="layout" svg:width="0.105cm" svg:height="0.221cm" svg:x="5.416cm" svg:y="20.668cm" svg:viewBox="0 0 106 222" svg:d="M64 79c10 0 21 0 31 0 7 0 11 0 11-7 0-4-4-4-10-4-10 0-20 0-29 0 11-49 13-56 13-58 0-6-4-10-10-10-1 0-10 1-13 13-5 18-10 36-14 55-11 0-21 0-32 0-7 0-11 0-11 7 0 4 3 4 10 4 10 0 20 0 30 0-25 98-26 104-26 111 0 19 13 32 32 32 35 0 54-51 54-54s-2-3-4-3c-3 0-3 1-5 4-15 37-32 45-44 45-8 0-11-4-11-16 0-8 1-11 2-17 8-34 17-68 26-102z">
              <text:p/>
            </draw:path>
          </draw:g>
        </draw:g>
        <draw:frame draw:style-name="gr87" draw:text-style-name="P8" draw:layer="layout" svg:width="1.911cm" svg:height="0.395cm" svg:x="5.606cm" svg:y="20.56cm">
          <draw:text-box>
            <text:p><text:span text:style-name="T3">th column of</text:span></text:p>
          </draw:text-box>
        </draw:frame>
        <draw:g draw:style-name="gr7">
          <svg:title>TexMaths</svg:title>
          <svg:desc>10§display§\bm{C}_{i}§svg§600§TRUE§</svg:desc>
          <draw:g>
            <draw:path draw:style-name="gr8" draw:text-style-name="P5" draw:layer="layout" svg:width="0.278cm" svg:height="0.251cm" svg:x="7.673cm" svg:y="20.617cm" svg:viewBox="0 0 279 252" svg:d="M278 11c1-2 1-4 1-6 0-5-5-5-8-5-11 8-22 17-33 25-16-17-40-25-63-25-113 0-175 86-175 158 0 65 53 94 114 94 30 0 60-9 85-29 34-25 40-58 40-59 0-4-4-4-8-4-6 0-7 0-8 5-15 45-59 70-99 70-22 0-40-5-55-16-19-14-20-38-20-48 0-9 5-74 40-115 19-22 53-39 92-39 41 0 59 32 59 63 0 4-1 9-1 12 0 5 5 5 10 5 7 0 8 0 9-7 7-27 14-53 20-79z">
              <text:p/>
            </draw:path>
            <draw:path draw:style-name="gr8" draw:text-style-name="P5" draw:layer="layout" svg:width="0.073cm" svg:height="0.163cm" svg:x="7.951cm" svg:y="20.754cm" svg:viewBox="0 0 74 164" svg:d="M67 9c0-4-2-9-9-9s-14 6-14 13c0 4 3 9 10 9s13-6 13-13zM17 134c-1 3-2 6-2 10 0 11 10 20 24 20 24 0 35-33 35-37 0-3-3-3-4-3-4 0-4 2-5 4-5 20-16 30-26 30-5 0-6-3-6-9 0-5 2-10 4-15 2-7 5-14 8-20 2-6 11-28 12-31s1-6 1-8c0-12-9-21-23-21-24 0-35 33-35 38 0 3 3 3 4 3 3 0 3-1 4-4 6-21 17-30 26-30 4 0 6 2 6 9 0 5-1 9-7 24-5 13-11 26-16 40z">
              <text:p/>
            </draw:path>
          </draw:g>
        </draw:g>
        <draw:g draw:style-name="gr7">
          <svg:title>TexMaths</svg:title>
          <svg:desc>10§display§( i \!\in\! [n] )§svg§600§TRUE§</svg:desc>
          <draw:g>
            <draw:path draw:style-name="gr8" draw:text-style-name="P5" draw:layer="layout" svg:width="0.081cm" svg:height="0.349cm" svg:x="5.348cm" svg:y="19.1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5" draw:layer="layout" svg:width="0.092cm" svg:height="0.234cm" svg:x="5.46cm" svg:y="19.2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8" draw:text-style-name="P5" draw:layer="layout" svg:width="0.175cm" svg:height="0.201cm" svg:x="5.639cm" svg:y="19.2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8" draw:text-style-name="P5" draw:layer="layout" svg:width="0.047cm" svg:height="0.349cm" svg:x="5.924cm" svg:y="19.175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5" draw:layer="layout" svg:width="0.189cm" svg:height="0.158cm" svg:x="5.99cm" svg:y="19.2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8" draw:text-style-name="P5" draw:layer="layout" svg:width="0.048cm" svg:height="0.349cm" svg:x="6.198cm" svg:y="19.175cm" svg:viewBox="0 0 49 350" svg:d="M49 0c-16 0-33 0-49 0 0 5 0 9 0 14 11 0 23 0 34 0 0 107 0 215 0 322-11 0-23 0-34 0 0 5 0 9 0 14 16 0 33 0 49 0 0-117 0-233 0-350z">
              <text:p/>
            </draw:path>
            <draw:path draw:style-name="gr8" draw:text-style-name="P5" draw:layer="layout" svg:width="0.081cm" svg:height="0.349cm" svg:x="6.308cm" svg:y="19.1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" draw:text-style-name="P2" draw:layer="layout" svg:x1="14.152cm" svg:y1="15.474cm" svg:x2="14.052cm" svg:y2="15.574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12.534cm" svg:y="16.01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12.69cm" svg:y="16.01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12.845cm" svg:y="16.013cm" svg:viewBox="0 0 37 36" svg:d="M37 19c0-11-9-19-19-19s-18 8-18 19c0 10 8 17 18 17s19-7 19-17z">
              <text:p/>
            </draw:path>
          </draw:g>
        </draw:g>
        <draw:frame draw:style-name="gr56" draw:text-style-name="P8" draw:layer="layout" svg:width="3.169cm" svg:height="0.395cm" svg:x="13.206cm" svg:y="4.409cm">
          <draw:text-box>
            <text:p><text:span text:style-name="T3">IDS channel:</text:span></text:p>
          </draw:text-box>
        </draw:frame>
        <draw:frame draw:style-name="gr88" draw:text-style-name="P8" draw:layer="layout" svg:width="1.645cm" svg:height="0.395cm" svg:x="13.406cm" svg:y="4.812cm">
          <draw:text-box>
            <text:p><text:span text:style-name="T3">error prob:</text:span></text:p>
          </draw:text-box>
        </draw:frame>
        <draw:g draw:style-name="gr7">
          <svg:title>TexMaths</svg:title>
          <svg:desc>10§display§p_{\rm i}, 
p_{\rm d}, 
p_{\rm s}§svg§600§TRUE§</svg:desc>
          <draw:g>
            <draw:path draw:style-name="gr8" draw:text-style-name="P5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8" draw:text-style-name="P5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8" draw:text-style-name="P5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8" draw:text-style-name="P5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8" draw:text-style-name="P5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8" draw:text-style-name="P5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8" draw:text-style-name="P5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8" draw:text-style-name="P5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89" draw:text-style-name="P8" draw:layer="layout" svg:width="1.742cm" svg:height="0.395cm" svg:x="13.407cm" svg:y="5.213cm">
          <draw:text-box>
            <text:p><text:span text:style-name="T3">drift vector:</text:span></text:p>
          </draw:text-box>
        </draw:frame>
        <draw:g draw:style-name="gr7">
          <svg:title>TexMaths</svg:title>
          <svg:desc>10§display§\bm{d}^j \!=\! (d^j_0, \dots, d^j_N)§svg§600§TRUE§</svg:desc>
          <draw:g>
            <draw:path draw:style-name="gr8" draw:text-style-name="P5" draw:layer="layout" svg:width="0.195cm" svg:height="0.244cm" svg:x="13.858cm" svg:y="5.7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8" draw:text-style-name="P5" draw:layer="layout" svg:width="0.107cm" svg:height="0.211cm" svg:x="14.056cm" svg:y="5.6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8" draw:text-style-name="P5" draw:layer="layout" svg:width="0.233cm" svg:height="0.081cm" svg:x="14.263cm" svg:y="5.8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1cm" svg:height="0.349cm" svg:x="14.59cm" svg:y="5.6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8" draw:text-style-name="P5" draw:layer="layout" svg:width="0.166cm" svg:height="0.245cm" svg:x="14.706cm" svg:y="5.7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8" draw:text-style-name="P5" draw:layer="layout" svg:width="0.107cm" svg:height="0.212cm" svg:x="14.87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8" draw:text-style-name="P5" draw:layer="layout" svg:width="0.113cm" svg:height="0.166cm" svg:x="14.888cm" svg:y="5.8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8" draw:text-style-name="P5" draw:layer="layout" svg:width="0.04cm" svg:height="0.104cm" svg:x="15.063cm" svg:y="5.9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8" draw:text-style-name="P5" draw:layer="layout" svg:width="0.036cm" svg:height="0.036cm" svg:x="15.218cm" svg:y="5.908cm" svg:viewBox="0 0 37 37" svg:d="M37 18c0-10-8-18-18-18-11 0-19 7-19 18 0 10 8 19 19 19 10 0 18-8 18-19z">
              <text:p/>
            </draw:path>
            <draw:path draw:style-name="gr8" draw:text-style-name="P5" draw:layer="layout" svg:width="0.036cm" svg:height="0.036cm" svg:x="15.374cm" svg:y="5.908cm" svg:viewBox="0 0 37 37" svg:d="M37 18c0-10-8-18-18-18s-19 7-19 18c0 10 9 19 19 19s18-8 18-19z">
              <text:p/>
            </draw:path>
            <draw:path draw:style-name="gr8" draw:text-style-name="P5" draw:layer="layout" svg:width="0.036cm" svg:height="0.036cm" svg:x="15.53cm" svg:y="5.908cm" svg:viewBox="0 0 37 37" svg:d="M37 18c0-10-8-18-18-18s-19 7-19 18c0 10 9 19 19 19s18-8 18-19z">
              <text:p/>
            </draw:path>
            <draw:path draw:style-name="gr8" draw:text-style-name="P5" draw:layer="layout" svg:width="0.04cm" svg:height="0.104cm" svg:x="15.686cm" svg:y="5.9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8" draw:text-style-name="P5" draw:layer="layout" svg:width="0.166cm" svg:height="0.245cm" svg:x="15.826cm" svg:y="5.7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8" draw:text-style-name="P5" draw:layer="layout" svg:width="0.107cm" svg:height="0.212cm" svg:x="15.99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8" draw:text-style-name="P5" draw:layer="layout" svg:width="0.218cm" svg:height="0.167cm" svg:x="16.012cm" svg:y="5.8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8" draw:text-style-name="P5" draw:layer="layout" svg:width="0.08cm" svg:height="0.349cm" svg:x="16.282cm" svg:y="5.6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90" draw:text-style-name="P8" draw:layer="layout" svg:width="2.169cm" svg:height="0.395cm" svg:x="16.507cm" svg:y="5.614cm">
          <draw:text-box>
            <text:p><text:span text:style-name="T3">(symbol level)</text:span></text:p>
          </draw:text-box>
        </draw:frame>
        <draw:g draw:style-name="gr7">
          <svg:title>TexMaths</svg:title>
          <svg:desc>10§display§\tilde{\bm{d}}^j \!=\! (\tilde{d}^j_0, \dots, \tilde{d}^j_n)§svg§600§TRUE§</svg:desc>
          <draw:g>
            <draw:path draw:style-name="gr8" draw:text-style-name="P5" draw:layer="layout" svg:width="0.116cm" svg:height="0.031cm" svg:x="13.961cm" svg:y="6.1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8" draw:text-style-name="P5" draw:layer="layout" svg:width="0.196cm" svg:height="0.244cm" svg:x="13.861cm" svg:y="6.2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8" draw:text-style-name="P5" draw:layer="layout" svg:width="0.107cm" svg:height="0.212cm" svg:x="14.06cm" svg:y="6.1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8" draw:text-style-name="P5" draw:layer="layout" svg:width="0.233cm" svg:height="0.081cm" svg:x="14.266cm" svg:y="6.3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08cm" svg:height="0.349cm" svg:x="14.594cm" svg:y="6.1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8" draw:text-style-name="P5" draw:layer="layout" svg:width="0.116cm" svg:height="0.031cm" svg:x="14.787cm" svg:y="6.1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8" draw:text-style-name="P5" draw:layer="layout" svg:width="0.166cm" svg:height="0.245cm" svg:x="14.71cm" svg:y="6.2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8" draw:text-style-name="P5" draw:layer="layout" svg:width="0.107cm" svg:height="0.212cm" svg:x="14.879cm" svg:y="6.1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8" draw:text-style-name="P5" draw:layer="layout" svg:width="0.114cm" svg:height="0.167cm" svg:x="14.891cm" svg:y="6.3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8" draw:text-style-name="P5" draw:layer="layout" svg:width="0.041cm" svg:height="0.104cm" svg:x="15.066cm" svg:y="6.4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8" draw:text-style-name="P5" draw:layer="layout" svg:width="0.036cm" svg:height="0.036cm" svg:x="15.222cm" svg:y="6.411cm" svg:viewBox="0 0 37 37" svg:d="M37 19c0-10-9-19-19-19s-18 9-18 19 8 18 18 18 19-8 19-18z">
              <text:p/>
            </draw:path>
            <draw:path draw:style-name="gr8" draw:text-style-name="P5" draw:layer="layout" svg:width="0.036cm" svg:height="0.036cm" svg:x="15.378cm" svg:y="6.411cm" svg:viewBox="0 0 37 37" svg:d="M37 19c0-10-9-19-19-19-11 0-18 9-18 19s7 18 18 18c10 0 19-8 19-18z">
              <text:p/>
            </draw:path>
            <draw:path draw:style-name="gr8" draw:text-style-name="P5" draw:layer="layout" svg:width="0.036cm" svg:height="0.036cm" svg:x="15.534cm" svg:y="6.411cm" svg:viewBox="0 0 37 37" svg:d="M37 19c0-10-8-19-18-19-11 0-19 9-19 19s8 18 19 18c10 0 18-8 18-18z">
              <text:p/>
            </draw:path>
            <draw:path draw:style-name="gr8" draw:text-style-name="P5" draw:layer="layout" svg:width="0.04cm" svg:height="0.104cm" svg:x="15.69cm" svg:y="6.4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8" draw:text-style-name="P5" draw:layer="layout" svg:width="0.116cm" svg:height="0.031cm" svg:x="15.907cm" svg:y="6.1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8" draw:text-style-name="P5" draw:layer="layout" svg:width="0.166cm" svg:height="0.245cm" svg:x="15.83cm" svg:y="6.2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8" draw:text-style-name="P5" draw:layer="layout" svg:width="0.107cm" svg:height="0.212cm" svg:x="15.999cm" svg:y="6.1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8" draw:text-style-name="P5" draw:layer="layout" svg:width="0.149cm" svg:height="0.11cm" svg:x="16.011cm" svg:y="6.4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8" draw:text-style-name="P5" draw:layer="layout" svg:width="0.081cm" svg:height="0.349cm" svg:x="16.21cm" svg:y="6.1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91" draw:text-style-name="P8" draw:layer="layout" svg:width="1.818cm" svg:height="0.395cm" svg:x="16.507cm" svg:y="6.115cm">
          <draw:text-box>
            <text:p><text:span text:style-name="T3">(word level)</text:span></text:p>
          </draw:text-box>
        </draw:frame>
        <draw:g draw:style-name="gr7">
          <svg:title>TexMaths</svg:title>
          <svg:desc>9§display§\bm{x}^0§svg§600§TRUE§</svg:desc>
          <draw:g>
            <draw:path draw:style-name="gr8" draw:text-style-name="P5" draw:layer="layout" svg:width="0.178cm" svg:height="0.144cm" svg:x="9.071cm" svg:y="4.7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8" draw:text-style-name="P5" draw:layer="layout" svg:width="0.101cm" svg:height="0.15cm" svg:x="9.279cm" svg:y="4.6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 draw:style-name="gr7">
          <svg:title>TexMaths</svg:title>
          <svg:desc>9§display§\bm{x}^{r-1}§svg§600§TRUE§</svg:desc>
          <draw:g>
            <draw:path draw:style-name="gr8" draw:text-style-name="P5" draw:layer="layout" svg:width="0.178cm" svg:height="0.143cm" svg:x="8.773cm" svg:y="5.5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8" draw:text-style-name="P5" draw:layer="layout" svg:width="0.102cm" svg:height="0.098cm" svg:x="8.979cm" svg:y="5.4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8" draw:text-style-name="P5" draw:layer="layout" svg:width="0.148cm" svg:height="0.01cm" svg:x="9.116cm" svg:y="5.496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5cm" svg:x="9.314cm" svg:y="5.4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 draw:style-name="gr7">
          <svg:title>TexMaths</svg:title>
          <svg:desc>10§display§b\!:§svg§600§TRUE§</svg:desc>
          <draw:g>
            <draw:path draw:style-name="gr8" draw:text-style-name="P5" draw:layer="layout" svg:width="0.127cm" svg:height="0.245cm" svg:x="5.663cm" svg:y="15.6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8" draw:text-style-name="P5" draw:layer="layout" svg:width="0.036cm" svg:height="0.149cm" svg:x="5.865cm" svg:y="15.7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92" draw:text-style-name="P8" draw:layer="layout" svg:width="1.327cm" svg:height="0.395cm" svg:x="6.005cm" svg:y="15.61cm">
          <draw:text-box>
            <text:p><text:span text:style-name="T3">1st bit of</text:span></text:p>
          </draw:text-box>
        </draw:frame>
        <draw:g draw:style-name="gr7">
          <svg:title>TexMaths</svg:title>
          <svg:desc>10§display§\bm{b}'_i§svg§600§TRUE§</svg:desc>
          <draw:g>
            <draw:path draw:style-name="gr8" draw:text-style-name="P5" draw:layer="layout" svg:width="0.157cm" svg:height="0.244cm" svg:x="7.46cm" svg:y="15.6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8" draw:text-style-name="P5" draw:layer="layout" svg:width="0.06cm" svg:height="0.126cm" svg:x="7.635cm" svg:y="15.646cm" svg:viewBox="0 0 61 127" svg:d="M59 21c2-4 2-6 2-8 0-7-6-13-14-13-9 0-12 8-13 12-11 35-22 70-33 106 0 1-1 3-1 4 0 3 8 5 10 5 1 0 1 0 3-4 15-34 30-68 46-102z">
              <text:p/>
            </draw:path>
            <draw:path draw:style-name="gr8" draw:text-style-name="P5" draw:layer="layout" svg:width="0.073cm" svg:height="0.164cm" svg:x="7.635cm" svg:y="15.8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93" draw:text-style-name="P7" draw:layer="layout" svg:width="1.585cm" svg:height="0.319cm" svg:x="6.909cm" svg:y="17.237cm">
          <draw:text-box>
            <text:p><text:span text:style-name="T2">(unchanged)</text:span></text:p>
          </draw:text-box>
        </draw:frame>
        <draw:frame draw:style-name="gr94" draw:text-style-name="P7" draw:layer="layout" svg:width="0.883cm" svg:height="0.319cm" svg:x="6.91cm" svg:y="17.686cm">
          <draw:text-box>
            <text:p><text:span text:style-name="T2">(invert)</text:span></text:p>
          </draw:text-box>
        </draw:frame>
        <draw:frame draw:style-name="gr95" draw:text-style-name="P7" draw:layer="layout" svg:width="1.429cm" svg:height="0.319cm" svg:x="6.911cm" svg:y="18.139cm">
          <draw:text-box>
            <text:p><text:span text:style-name="T2">(rebalance)</text:span></text:p>
          </draw:text-box>
        </draw:frame>
        <draw:frame draw:style-name="gr95" draw:text-style-name="P7" draw:layer="layout" svg:width="1.429cm" svg:height="0.319cm" svg:x="6.911cm" svg:y="18.588cm">
          <draw:text-box>
            <text:p><text:span text:style-name="T2">(rebalance)</text:span></text:p>
          </draw:text-box>
        </draw:frame>
        <draw:line draw:style-name="gr3" draw:text-style-name="P2" draw:layer="layout" svg:x1="11.501cm" svg:y1="15.801cm" svg:x2="11.501cm" svg:y2="16.001cm">
          <text:p/>
        </draw:line>
        <draw:custom-shape draw:style-name="gr44" draw:text-style-name="P2" draw:layer="layout" svg:width="0.2cm" svg:height="0.2cm" svg:x="11.804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1.4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1.0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0_0§svg§600§TRUE§</svg:desc>
          <draw:g>
            <draw:path draw:style-name="gr8" draw:text-style-name="P5" draw:layer="layout" svg:width="0.157cm" svg:height="0.127cm" svg:x="12.058cm" svg:y="15.223cm" svg:viewBox="0 0 158 128" svg:d="M139 14c-10 4-16 12-16 19s5 13 15 13c9 0 20-8 20-21 0-15-15-25-32-25-16 0-26 12-30 18-7-12-23-18-39-18-35 0-53 34-53 44 0 4 4 4 6 4 4 0 6 0 7-4 8-26 28-34 40-34 10 0 15 5 15 14 0 5-4 21-7 31-3 13-6 25-9 38-4 17-14 26-23 26-2 0-8 0-14-5 10-2 15-12 15-19 0-6-5-13-14-13-10 0-20 8-20 22 0 15 15 24 32 24 16 0 26-12 29-16 8 12 23 16 39 16 35 0 55-34 55-43 0-4-5-4-8-4s-4 0-6 3c-8 26-28 35-40 35-10 0-15-6-15-15 0-5 3-20 6-31 2-7 8-33 10-37 4-17 13-26 24-26 1 0 7 0 13 4z">
              <text:p/>
            </draw:path>
            <draw:path draw:style-name="gr8" draw:text-style-name="P5" draw:layer="layout" svg:width="0.09cm" svg:height="0.133cm" svg:x="12.241cm" svg:y="15.104cm" svg:viewBox="0 0 91 134" svg:d="M91 68c0-22-3-38-11-51-7-9-19-17-35-17-45 0-45 54-45 68s0 66 45 66c46 0 46-53 46-66zM45 128c-8 0-20-5-24-21-3-11-3-27-3-42 0-14 0-29 3-40 4-15 16-19 24-19 11 0 21 6 25 17 2 10 3 25 3 42 0 15 0 29-2 41-4 18-18 22-26 22z">
              <text:p/>
            </draw:path>
            <draw:path draw:style-name="gr8" draw:text-style-name="P5" draw:layer="layout" svg:width="0.09cm" svg:height="0.133cm" svg:x="12.241cm" svg:y="15.288cm" svg:viewBox="0 0 91 134" svg:d="M91 68c0-22-3-37-11-51-7-9-19-17-35-17-45 0-45 53-45 68 0 14 0 66 45 66 46 0 46-52 46-66zM45 128c-8 0-20-4-24-21-3-11-3-27-3-42 0-14 0-29 3-39 4-16 16-20 24-20 11 0 21 6 25 17 2 11 3 25 3 42 0 15 0 29-2 41-4 18-18 22-26 22z">
              <text:p/>
            </draw:path>
          </draw:g>
        </draw:g>
        <draw:g draw:style-name="gr7">
          <svg:title>TexMaths</svg:title>
          <svg:desc>8§display§\bm{x}^j_0§svg§600§TRUE§</svg:desc>
          <draw:g>
            <draw:path draw:style-name="gr8" draw:text-style-name="P5" draw:layer="layout" svg:width="0.157cm" svg:height="0.127cm" svg:x="11.209cm" svg:y="15.216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8" draw:text-style-name="P5" draw:layer="layout" svg:width="0.085cm" svg:height="0.169cm" svg:x="11.382cm" svg:y="15.078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8" draw:text-style-name="P5" draw:layer="layout" svg:width="0.09cm" svg:height="0.133cm" svg:x="11.392cm" svg:y="15.287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g draw:style-name="gr7">
          <svg:title>TexMaths</svg:title>
          <svg:desc>8§display§\bm{x}^{r-1}_0§svg§600§TRUE§</svg:desc>
          <draw:g>
            <draw:path draw:style-name="gr8" draw:text-style-name="P5" draw:layer="layout" svg:width="0.158cm" svg:height="0.127cm" svg:x="10.536cm" svg:y="15.215cm" svg:viewBox="0 0 159 128" svg:d="M140 14c-11 4-15 13-15 20 0 6 4 12 13 12 11 0 21-8 21-21 0-15-15-25-32-25-16 0-26 12-30 18-8-12-23-18-39-18-36 0-54 34-54 44 0 4 4 4 6 4 4 0 6 0 7-4 8-26 28-34 40-34 10 0 15 5 15 14 0 6-3 21-6 31-3 13-6 26-9 38-5 17-15 26-24 26-2 0-8 0-14-4 10-3 15-13 15-20 0-6-4-13-14-13s-20 8-20 23c0 14 15 23 32 23 16 0 26-11 30-16 7 12 23 16 39 16 35 0 54-34 54-43 0-4-4-4-6-4-4 0-6 0-8 4-8 25-28 34-39 34s-16-5-16-14c0-6 4-21 7-32 1-7 8-33 9-37 4-17 15-26 24-26 2 0 8 0 14 4z">
              <text:p/>
            </draw:path>
            <draw:path draw:style-name="gr8" draw:text-style-name="P5" draw:layer="layout" svg:width="0.091cm" svg:height="0.087cm" svg:x="10.719cm" svg:y="15.136cm" svg:viewBox="0 0 92 88" svg:d="M38 46c0-1 4-18 4-19s7-12 12-17c3-1 8-4 16-4 3 0 7 0 11 2-6 2-8 7-8 10 0 5 3 8 8 8 4 0 11-4 11-12 0-10-11-14-21-14s-19 4-28 14c-4-12-15-14-20-14-7 0-13 4-16 10-4 8-7 19-7 20 0 2 3 2 4 2 2 0 2 0 4-6 3-12 6-20 14-20 5 0 7 4 7 9 0 3-2 11-3 16-2 6-4 14-4 18-3 8-5 16-7 24-1 4-1 6-2 8 0 5 4 7 7 7 2 0 6-2 8-6 1-1 2-9 4-14 2-7 4-15 6-22z">
              <text:p/>
            </draw:path>
            <draw:path draw:style-name="gr8" draw:text-style-name="P5" draw:layer="layout" svg:width="0.132cm" svg:height="0.009cm" svg:x="10.841cm" svg:y="15.168cm" svg:viewBox="0 0 133 10" svg:d="M125 10c3 0 8 0 8-4 0-6-5-6-8-6-39 0-78 0-117 0-3 0-8 0-8 5s5 5 8 5c39 0 78 0 117 0z">
              <text:p/>
            </draw:path>
            <draw:path draw:style-name="gr8" draw:text-style-name="P5" draw:layer="layout" svg:width="0.07cm" svg:height="0.129cm" svg:x="11.017cm" svg:y="15.092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8" draw:text-style-name="P5" draw:layer="layout" svg:width="0.09cm" svg:height="0.133cm" svg:x="10.721cm" svg:y="15.286cm" svg:viewBox="0 0 91 134" svg:d="M91 68c0-22-3-37-12-51-6-9-18-17-33-17-46 0-46 53-46 68 0 14 0 66 46 66 45 0 45-52 45-66zM46 128c-10 0-22-4-26-21-2-11-2-27-2-42 0-14 0-29 3-39 4-16 17-20 25-20 10 0 20 6 23 17 4 11 4 25 4 42 0 15 0 29-3 41-4 18-17 22-24 22z">
              <text:p/>
            </draw:path>
          </draw:g>
        </draw:g>
        <draw:line draw:style-name="gr3" draw:text-style-name="P2" draw:layer="layout" svg:x1="11.901cm" svg:y1="15.001cm" svg:x2="11.901cm" svg:y2="15.201cm">
          <text:p/>
        </draw:line>
        <draw:line draw:style-name="gr3" draw:text-style-name="P2" draw:layer="layout" svg:x1="11.501cm" svg:y1="15.001cm" svg:x2="11.501cm" svg:y2="15.601cm">
          <text:p/>
        </draw:line>
        <draw:line draw:style-name="gr3" draw:text-style-name="P2" draw:layer="layout" svg:x1="11.101cm" svg:y1="15.001cm" svg:x2="11.101cm" svg:y2="16.001cm">
          <text:p/>
        </draw:line>
        <draw:custom-shape draw:style-name="gr44" draw:text-style-name="P2" draw:layer="layout" svg:width="0.2cm" svg:height="0.2cm" svg:x="11.9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0.9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901cm" svg:y1="15.401cm" svg:x2="11.501cm" svg:y2="16.101cm">
          <text:p/>
        </draw:line>
        <draw:line draw:style-name="gr3" draw:text-style-name="P2" draw:layer="layout" svg:x1="11.201cm" svg:y1="16.101cm" svg:x2="11.401cm" svg:y2="16.101cm">
          <text:p/>
        </draw:line>
        <draw:line draw:style-name="gr2" draw:text-style-name="P2" draw:layer="layout" svg:x1="11.353cm" svg:y1="15.875cm" svg:x2="11.253cm" svg:y2="15.975cm">
          <text:p/>
        </draw:line>
        <draw:line draw:style-name="gr3" draw:text-style-name="P2" draw:layer="layout" svg:x1="11.501cm" svg:y1="16.201cm" svg:x2="11.001cm" svg:y2="16.501cm">
          <text:p/>
        </draw:line>
        <draw:custom-shape draw:style-name="gr43" draw:text-style-name="P12" draw:layer="layout" svg:width="0.2cm" svg:height="0.2cm" svg:x="10.603cm" svg:y="16.5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0.2cm" svg:height="0.2cm" svg:x="12.203cm" svg:y="16.50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801cm" svg:y1="16.601cm" svg:x2="10.901cm" svg:y2="16.601cm">
          <text:p/>
        </draw:line>
        <draw:g draw:style-name="gr7">
          <svg:title>TexMaths</svg:title>
          <svg:desc>8§display§\bm{c}_0§svg§600§TRUE§</svg:desc>
          <draw:g>
            <draw:path draw:style-name="gr8" draw:text-style-name="P5" draw:layer="layout" svg:width="0.129cm" svg:height="0.128cm" svg:x="11.15cm" svg:y="16.5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8" draw:text-style-name="P5" draw:layer="layout" svg:width="0.09cm" svg:height="0.133cm" svg:x="11.291cm" svg:y="16.5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3" draw:text-style-name="P2" draw:layer="layout" svg:x1="11.001cm" svg:y1="16.701cm" svg:x2="11.001cm" svg:y2="16.801cm">
          <text:p/>
        </draw:line>
        <draw:line draw:style-name="gr3" draw:text-style-name="P2" draw:layer="layout" svg:x1="12.001cm" svg:y1="16.701cm" svg:x2="12.001cm" svg:y2="16.801cm">
          <text:p/>
        </draw:line>
        <draw:line draw:style-name="gr3" draw:text-style-name="P2" draw:layer="layout" svg:x1="12.101cm" svg:y1="16.601cm" svg:x2="12.201cm" svg:y2="16.601cm">
          <text:p/>
        </draw:line>
        <draw:line draw:style-name="gr3" draw:text-style-name="P2" draw:layer="layout" svg:x1="11.501cm" svg:y1="16.201cm" svg:x2="12.001cm" svg:y2="16.501cm">
          <text:p/>
        </draw:line>
        <draw:custom-shape draw:style-name="gr96" draw:text-style-name="P14" draw:layer="layout" svg:width="2cm" svg:height="1.796cm" svg:x="10.501cm" svg:y="15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001cm" svg:y1="16.801cm" svg:x2="11.001cm" svg:y2="17.001cm">
          <text:p/>
        </draw:line>
        <draw:line draw:style-name="gr3" draw:text-style-name="P2" draw:layer="layout" svg:x1="12.001cm" svg:y1="16.801cm" svg:x2="12.001cm" svg:y2="17.001cm">
          <text:p/>
        </draw:line>
        <draw:line draw:style-name="gr3" draw:text-style-name="P2" draw:layer="layout" svg:x1="11.501cm" svg:y1="14.801cm" svg:x2="11.501cm" svg:y2="15.001cm">
          <text:p/>
        </draw:line>
        <draw:line draw:style-name="gr3" draw:text-style-name="P2" draw:layer="layout" svg:x1="11.101cm" svg:y1="14.801cm" svg:x2="11.101cm" svg:y2="15.001cm">
          <text:p/>
        </draw:line>
        <draw:line draw:style-name="gr3" draw:text-style-name="P2" draw:layer="layout" svg:x1="11.901cm" svg:y1="14.801cm" svg:x2="11.901cm" svg:y2="15.001cm">
          <text:p/>
        </draw:line>
        <draw:g draw:style-name="gr7">
          <svg:title>TexMaths</svg:title>
          <svg:desc>8§display§\bm{C}_0§svg§600§TRUE§</svg:desc>
          <draw:g>
            <draw:path draw:style-name="gr8" draw:text-style-name="P5" draw:layer="layout" svg:width="0.223cm" svg:height="0.2cm" svg:x="11.587cm" svg:y="16.4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8" draw:text-style-name="P5" draw:layer="layout" svg:width="0.09cm" svg:height="0.133cm" svg:x="11.81cm" svg:y="16.5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51" draw:text-style-name="P15" draw:layer="layout" svg:width="0.2cm" svg:height="0.2cm" svg:x="11.403cm" svg:y="16.0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753cm" svg:y1="15.475cm" svg:x2="11.653cm" svg:y2="15.575cm">
          <text:p/>
        </draw:line>
        <draw:line draw:style-name="gr3" draw:text-style-name="P2" draw:layer="layout" svg:x1="16.301cm" svg:y1="15.8cm" svg:x2="16.301cm" svg:y2="16cm">
          <text:p/>
        </draw:line>
        <draw:custom-shape draw:style-name="gr44" draw:text-style-name="P2" draw:layer="layout" svg:width="0.2cm" svg:height="0.2cm" svg:x="16.604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2cm" svg:height="0.2cm" svg:x="16.205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5.806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svg:title>TexMaths</svg:title>
          <svg:desc>8§display§\bm{x}^0_{n\!-\!1}§svg§600§TRUE§</svg:desc>
          <draw:g>
            <draw:path draw:style-name="gr8" draw:text-style-name="P5" draw:layer="layout" svg:width="0.158cm" svg:height="0.128cm" svg:x="16.845cm" svg:y="15.223cm" svg:viewBox="0 0 159 129" svg:d="M140 14c-11 4-15 13-15 20 0 6 4 13 13 13 11 0 21-9 21-22 0-15-15-25-32-25-16 0-26 12-30 18-8-12-23-18-39-18-36 0-54 34-54 44 0 4 4 4 6 4 4 0 6 0 7-4 8-26 28-34 40-34 10 0 16 5 16 14 0 6-4 21-8 31-2 13-5 26-8 38-5 17-15 26-24 26-2 0-8 0-14-4 10-3 15-13 15-19 0-7-4-14-14-14s-20 9-20 23 15 24 32 24c16 0 26-12 30-17 7 12 23 17 39 17 35 0 54-34 54-44 0-4-4-4-6-4-4 0-6 0-7 4-9 25-29 34-40 34s-16-5-16-14c0-6 4-20 7-31 1-8 8-34 9-38 4-17 15-26 24-26 2 0 8 0 14 4z">
              <text:p/>
            </draw:path>
            <draw:path draw:style-name="gr8" draw:text-style-name="P5" draw:layer="layout" svg:width="0.09cm" svg:height="0.133cm" svg:x="17.03cm" svg:y="15.104cm" svg:viewBox="0 0 91 134" svg:d="M91 68c0-22-3-38-12-51-6-9-18-17-33-17-46 0-46 54-46 68s0 66 46 66c45 0 45-53 45-66zM46 129c-10 0-22-6-26-22-2-11-2-27-2-42 0-14 0-29 3-40 4-15 17-19 25-19 10 0 20 6 23 17 4 11 4 25 4 42 0 15 0 29-3 41-4 19-17 23-24 23z">
              <text:p/>
            </draw:path>
            <draw:path draw:style-name="gr8" draw:text-style-name="P5" draw:layer="layout" svg:width="0.12cm" svg:height="0.088cm" svg:x="17.028cm" svg:y="15.332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9-14-22-25-22-16 0-27 10-33 18-2-13-13-18-21-18-9 0-13 6-16 11-4 7-7 19-7 19 0 3 3 3 4 3 2 0 2-1 4-6 3-12 6-21 14-21 5 0 7 4 7 9 0 4-2 12-3 17-2 5-4 13-4 18-3 8-5 16-7 24z">
              <text:p/>
            </draw:path>
            <draw:path draw:style-name="gr8" draw:text-style-name="P5" draw:layer="layout" svg:width="0.132cm" svg:height="0.009cm" svg:x="17.141cm" svg:y="15.365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17.278cm" svg:y="15.28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 draw:style-name="gr7">
          <svg:title>TexMaths</svg:title>
          <svg:desc>8§display§\bm{x}^j_{n\!-\!1}§svg§600§TRUE§</svg:desc>
          <draw:g>
            <draw:path draw:style-name="gr8" draw:text-style-name="P5" draw:layer="layout" svg:width="0.158cm" svg:height="0.128cm" svg:x="16.01cm" svg:y="15.216cm" svg:viewBox="0 0 159 129" svg:d="M140 14c-11 3-15 12-15 20 0 5 4 12 13 12 11 0 21-8 21-21 0-15-15-25-32-25-16 0-26 12-30 17-8-12-23-17-39-17-36 0-54 34-54 43 0 4 4 4 6 4 4 0 6 0 7-3 8-26 28-34 40-34 10 0 16 5 16 14 0 5-4 21-8 30-2 13-5 26-8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8" draw:text-style-name="P5" draw:layer="layout" svg:width="0.085cm" svg:height="0.169cm" svg:x="16.184cm" svg:y="15.078cm" svg:viewBox="0 0 86 170" svg:d="M86 7c0-3-2-7-8-7-5 0-11 6-11 10s2 8 8 8 11-5 11-11zM45 140c-4 13-15 25-26 25-2 0-5-1-7-2 6-2 6-6 6-10s-3-7-7-7c-6 0-11 5-11 11 0 8 7 13 19 13s35-7 41-31c6-23 12-47 17-70 1-3 2-4 2-7 0-11-10-19-21-19-22 0-35 28-35 30 0 3 3 3 4 3 3 0 3-1 3-3 6-12 16-24 28-24 4 0 6 4 6 9 0 3-1 5-1 7-6 25-12 50-18 75z">
              <text:p/>
            </draw:path>
            <draw:path draw:style-name="gr8" draw:text-style-name="P5" draw:layer="layout" svg:width="0.12cm" svg:height="0.088cm" svg:x="16.193cm" svg:y="15.33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8-14-22-25-22-16 0-27 10-33 18-2-13-13-18-21-18-9 0-13 6-16 11-4 7-7 19-7 19 0 3 3 3 4 3 2 0 2-1 4-6 3-12 6-21 14-21 5 0 7 4 7 9 0 4-2 12-3 17-2 5-4 13-4 18-3 8-5 16-7 24z">
              <text:p/>
            </draw:path>
            <draw:path draw:style-name="gr8" draw:text-style-name="P5" draw:layer="layout" svg:width="0.132cm" svg:height="0.009cm" svg:x="16.306cm" svg:y="15.363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16.443cm" svg:y="15.28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7">
          <svg:title>TexMaths</svg:title>
          <svg:desc>8§display§\bm{x}^{r-1}_{n \!-\! 1}§svg§600§TRUE§</svg:desc>
          <draw:g>
            <draw:path draw:style-name="gr8" draw:text-style-name="P5" draw:layer="layout" svg:width="0.158cm" svg:height="0.127cm" svg:x="15.337cm" svg:y="15.215cm" svg:viewBox="0 0 159 128" svg:d="M140 14c-11 3-15 12-15 19 0 6 4 13 13 13 11 0 21-8 21-22s-15-24-32-24c-16 0-26 12-30 17-8-12-23-17-39-17-36 0-54 34-54 43 0 4 4 4 6 4 4 0 6 0 7-3 8-26 28-34 40-34 10 0 15 4 15 14 0 5-3 21-6 30-3 13-6 26-9 38-5 18-15 26-24 26-2 0-8 0-14-4 10-3 15-12 15-19s-4-13-14-13-20 8-20 22c0 15 15 24 32 24 16 0 26-12 30-17 7 12 23 17 39 17 35 0 54-34 54-44 0-3-4-3-6-3-4 0-6 0-8 3-8 26-28 34-39 34s-16-5-16-14c0-6 4-20 7-31 1-7 8-33 9-38 4-17 15-25 24-25 2 0 8 0 14 4z">
              <text:p/>
            </draw:path>
            <draw:path draw:style-name="gr8" draw:text-style-name="P5" draw:layer="layout" svg:width="0.091cm" svg:height="0.087cm" svg:x="15.52cm" svg:y="15.135cm" svg:viewBox="0 0 92 88" svg:d="M38 46c0-1 4-18 4-19s7-12 12-17c3 0 8-4 16-4 3 0 7 0 11 2-6 2-8 7-8 11s3 7 8 7c4 0 11-4 11-12 0-10-11-14-21-14s-19 4-28 14c-4-12-15-14-20-14-7 0-13 4-16 10-4 8-7 19-7 19 0 3 3 3 4 3 2 0 2 0 4-6 3-12 6-20 14-20 5 0 7 4 7 9 0 3-2 11-3 16-2 6-4 14-4 18-3 8-5 17-7 25-1 3-2 7-2 8 0 4 4 6 7 6 2 0 6-2 8-6 1-1 2-9 4-14 2-7 4-15 6-22z">
              <text:p/>
            </draw:path>
            <draw:path draw:style-name="gr8" draw:text-style-name="P5" draw:layer="layout" svg:width="0.132cm" svg:height="0.009cm" svg:x="15.642cm" svg:y="15.167cm" svg:viewBox="0 0 133 10" svg:d="M125 10c3 0 8 0 8-4 0-6-5-6-8-6-39 0-78 0-117 0-3 0-8 0-8 5s5 5 8 5c39 0 78 0 117 0z">
              <text:p/>
            </draw:path>
            <draw:path draw:style-name="gr8" draw:text-style-name="P5" draw:layer="layout" svg:width="0.07cm" svg:height="0.129cm" svg:x="15.818cm" svg:y="15.091cm" svg:viewBox="0 0 71 130" svg:d="M44 6c0-6 0-6-6-6-12 12-30 13-38 13 0 2 0 5 0 7 5 0 18 0 28-6 0 34 0 67 0 100 0 6 0 9-19 9-3 0-6 0-8 0 0 2 0 5 0 7 4 0 28-1 35-1 6 0 31 1 35 1 0-2 0-5 0-7-2 0-5 0-7 0-20 0-20-3-20-9 0-36 0-72 0-108z">
              <text:p/>
            </draw:path>
            <draw:path draw:style-name="gr8" draw:text-style-name="P5" draw:layer="layout" svg:width="0.119cm" svg:height="0.087cm" svg:x="15.52cm" svg:y="15.329cm" svg:viewBox="0 0 120 88" svg:d="M15 74c-1 3-2 7-2 8 0 5 4 6 7 6s6-2 7-4 3-7 4-12c1-3 3-13 4-18 2-4 3-9 3-13 3-8 3-9 9-17 5-8 15-18 29-18 12 0 12 10 12 13 0 12-9 34-12 42-2 6-3 8-3 11 0 10 9 16 19 16 20 0 28-27 28-30 0-2-3-2-3-2-3 0-3 1-4 3-4 16-12 24-20 24-4 0-5-2-5-6 0-5 1-8 4-16 2-7 10-28 10-39 0-19-15-22-25-22-16 0-27 10-33 18-2-13-13-18-21-18-9 0-13 6-16 11-4 7-7 18-7 19 0 3 3 3 4 3 2 0 2-1 4-6 3-12 6-21 14-21 5 0 7 4 7 9 0 4-2 12-3 17-2 5-4 13-4 17-3 9-5 17-7 25z">
              <text:p/>
            </draw:path>
            <draw:path draw:style-name="gr8" draw:text-style-name="P5" draw:layer="layout" svg:width="0.132cm" svg:height="0.009cm" svg:x="15.633cm" svg:y="15.361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15.769cm" svg:y="15.285cm" svg:viewBox="0 0 72 130" svg:d="M45 5c0-5-1-5-6-5-13 12-31 12-39 12 0 2 0 5 0 7 5 0 18 0 29-5 0 33 0 66 0 99 0 7 0 10-20 10-3 0-5 0-7 0 0 2 0 5 0 7 4-1 28-1 35-1 5 0 30 0 35 1 0-2 0-5 0-7-3 0-5 0-8 0-19 0-19-3-19-10 0-36 0-72 0-108z">
              <text:p/>
            </draw:path>
          </draw:g>
        </draw:g>
        <draw:line draw:style-name="gr3" draw:text-style-name="P2" draw:layer="layout" svg:x1="16.701cm" svg:y1="15cm" svg:x2="16.701cm" svg:y2="15.2cm">
          <text:p/>
        </draw:line>
        <draw:line draw:style-name="gr3" draw:text-style-name="P2" draw:layer="layout" svg:x1="16.301cm" svg:y1="15cm" svg:x2="16.301cm" svg:y2="15.6cm">
          <text:p/>
        </draw:line>
        <draw:line draw:style-name="gr3" draw:text-style-name="P2" draw:layer="layout" svg:x1="15.901cm" svg:y1="15cm" svg:x2="15.901cm" svg:y2="16cm">
          <text:p/>
        </draw:line>
        <draw:custom-shape draw:style-name="gr44" draw:text-style-name="P2" draw:layer="layout" svg:width="0.2cm" svg:height="0.2cm" svg:x="16.707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2cm" svg:height="0.2cm" svg:x="15.708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701cm" svg:y1="15.4cm" svg:x2="16.301cm" svg:y2="16.1cm">
          <text:p/>
        </draw:line>
        <draw:line draw:style-name="gr3" draw:text-style-name="P2" draw:layer="layout" svg:x1="16.001cm" svg:y1="16.1cm" svg:x2="16.201cm" svg:y2="16.1cm">
          <text:p/>
        </draw:line>
        <draw:line draw:style-name="gr2" draw:text-style-name="P2" draw:layer="layout" svg:x1="16.153cm" svg:y1="15.874cm" svg:x2="16.053cm" svg:y2="15.974cm">
          <text:p/>
        </draw:line>
        <draw:line draw:style-name="gr3" draw:text-style-name="P2" draw:layer="layout" svg:x1="16.301cm" svg:y1="16.2cm" svg:x2="15.801cm" svg:y2="16.5cm">
          <text:p/>
        </draw:line>
        <draw:custom-shape draw:style-name="gr43" draw:text-style-name="P12" draw:layer="layout" svg:width="0.2cm" svg:height="0.2cm" svg:x="15.403cm" svg:y="16.5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0.2cm" svg:height="0.2cm" svg:x="17.003cm" svg:y="16.5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601cm" svg:y1="16.6cm" svg:x2="15.701cm" svg:y2="16.6cm">
          <text:p/>
        </draw:line>
        <draw:g draw:style-name="gr7">
          <svg:title>TexMaths</svg:title>
          <svg:desc>8§display§\bm{c}_{n\!-\!1}§svg§600§TRUE§</svg:desc>
          <draw:g>
            <draw:path draw:style-name="gr8" draw:text-style-name="P5" draw:layer="layout" svg:width="0.129cm" svg:height="0.128cm" svg:x="15.951cm" svg:y="16.5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8" draw:text-style-name="P5" draw:layer="layout" svg:width="0.119cm" svg:height="0.087cm" svg:x="16.092cm" svg:y="16.6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8" draw:text-style-name="P5" draw:layer="layout" svg:width="0.132cm" svg:height="0.009cm" svg:x="16.203cm" svg:y="16.65cm" svg:viewBox="0 0 133 10" svg:d="M125 10c3 0 8 0 8-5s-5-5-8-5c-39 0-78 0-117 0-3 0-8 0-8 5s5 5 8 5c39 0 78 0 117 0z">
              <text:p/>
            </draw:path>
            <draw:path draw:style-name="gr8" draw:text-style-name="P5" draw:layer="layout" svg:width="0.07cm" svg:height="0.129cm" svg:x="16.341cm" svg:y="16.5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3" draw:text-style-name="P2" draw:layer="layout" svg:x1="15.801cm" svg:y1="16.7cm" svg:x2="15.801cm" svg:y2="16.8cm">
          <text:p/>
        </draw:line>
        <draw:line draw:style-name="gr3" draw:text-style-name="P2" draw:layer="layout" svg:x1="16.801cm" svg:y1="16.7cm" svg:x2="16.801cm" svg:y2="16.8cm">
          <text:p/>
        </draw:line>
        <draw:line draw:style-name="gr3" draw:text-style-name="P2" draw:layer="layout" svg:x1="16.901cm" svg:y1="16.6cm" svg:x2="17.001cm" svg:y2="16.6cm">
          <text:p/>
        </draw:line>
        <draw:line draw:style-name="gr3" draw:text-style-name="P2" draw:layer="layout" svg:x1="16.301cm" svg:y1="16.2cm" svg:x2="16.801cm" svg:y2="16.5cm">
          <text:p/>
        </draw:line>
        <draw:custom-shape draw:style-name="gr97" draw:text-style-name="P14" draw:layer="layout" svg:width="2.099cm" svg:height="1.796cm" svg:x="15.301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5.801cm" svg:y1="16.8cm" svg:x2="15.801cm" svg:y2="17cm">
          <text:p/>
        </draw:line>
        <draw:line draw:style-name="gr3" draw:text-style-name="P2" draw:layer="layout" svg:x1="16.801cm" svg:y1="16.8cm" svg:x2="16.801cm" svg:y2="17cm">
          <text:p/>
        </draw:line>
        <draw:line draw:style-name="gr3" draw:text-style-name="P2" draw:layer="layout" svg:x1="16.301cm" svg:y1="14.8cm" svg:x2="16.301cm" svg:y2="15cm">
          <text:p/>
        </draw:line>
        <draw:line draw:style-name="gr3" draw:text-style-name="P2" draw:layer="layout" svg:x1="15.901cm" svg:y1="14.8cm" svg:x2="15.901cm" svg:y2="15cm">
          <text:p/>
        </draw:line>
        <draw:line draw:style-name="gr3" draw:text-style-name="P2" draw:layer="layout" svg:x1="16.701cm" svg:y1="14.8cm" svg:x2="16.701cm" svg:y2="15cm">
          <text:p/>
        </draw:line>
        <draw:g draw:style-name="gr7">
          <svg:title>TexMaths</svg:title>
          <svg:desc>8§display§\bm{C}_{n\!-\!1}§svg§600§TRUE§</svg:desc>
          <draw:g>
            <draw:path draw:style-name="gr8" draw:text-style-name="P5" draw:layer="layout" svg:width="0.223cm" svg:height="0.201cm" svg:x="16.748cm" svg:y="16.2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8" draw:text-style-name="P5" draw:layer="layout" svg:width="0.119cm" svg:height="0.088cm" svg:x="16.971cm" svg:y="16.3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8" draw:text-style-name="P5" draw:layer="layout" svg:width="0.132cm" svg:height="0.009cm" svg:x="17.084cm" svg:y="16.423cm" svg:viewBox="0 0 133 10" svg:d="M125 10c3 0 8 0 8-5s-5-5-8-5c-39 0-78 0-117 0-3 0-8 0-8 5s4 5 8 5c39 0 78 0 117 0z">
              <text:p/>
            </draw:path>
            <draw:path draw:style-name="gr8" draw:text-style-name="P5" draw:layer="layout" svg:width="0.071cm" svg:height="0.129cm" svg:x="17.22cm" svg:y="16.3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51" draw:text-style-name="P15" draw:layer="layout" svg:width="0.2cm" svg:height="0.2cm" svg:x="16.203cm" svg:y="16.0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53cm" svg:y1="15.474cm" svg:x2="16.453cm" svg:y2="15.574cm">
          <text:p/>
        </draw:line>
        <draw:custom-shape draw:style-name="gr52" draw:text-style-name="P2" draw:layer="layout" svg:width="0.4cm" svg:height="2cm" svg:x="11.301cm" svg:y="13.9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0.4cm" svg:height="2cm" svg:x="16.102cm" svg:y="13.9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svg:title>TexMaths</svg:title>
          <svg:desc>10§display§\mathbb{B} \!=\! \{0,1\}, 
[n] \!=\! \{ 0, 1, \dots, n\!-\!1 \}§svg§600§TRUE§</svg:desc>
          <draw:g>
            <draw:path draw:style-name="gr8" draw:text-style-name="P5" draw:layer="layout" svg:width="0.214cm" svg:height="0.238cm" svg:x="1.368cm" svg:y="6.2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8" draw:text-style-name="P5" draw:layer="layout" svg:width="0.233cm" svg:height="0.082cm" svg:x="1.658cm" svg:y="6.3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5" draw:layer="layout" svg:width="0.124cm" svg:height="0.349cm" svg:x="1.976cm" svg:y="6.1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8" draw:text-style-name="P5" draw:layer="layout" svg:width="0.147cm" svg:height="0.239cm" svg:x="2.14cm" svg:y="6.2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8" draw:text-style-name="P5" draw:layer="layout" svg:width="0.04cm" svg:height="0.104cm" svg:x="2.332cm" svg:y="6.4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8" draw:text-style-name="P5" draw:layer="layout" svg:width="0.115cm" svg:height="0.231cm" svg:x="2.49cm" svg:y="6.2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8" draw:text-style-name="P5" draw:layer="layout" svg:width="0.124cm" svg:height="0.349cm" svg:x="2.659cm" svg:y="6.1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8" draw:text-style-name="P5" draw:layer="layout" svg:width="0.04cm" svg:height="0.104cm" svg:x="2.84cm" svg:y="6.4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8" draw:text-style-name="P5" draw:layer="layout" svg:width="0.048cm" svg:height="0.349cm" svg:x="3.007cm" svg:y="6.182cm" svg:viewBox="0 0 49 350" svg:d="M49 350c0-5 0-9 0-14-12 0-23 0-35 0 0-107 0-215 0-322 12 0 23 0 35 0 0-5 0-9 0-14-16 0-33 0-49 0 0 117 0 233 0 350 16 0 33 0 49 0z">
              <text:p/>
            </draw:path>
            <draw:path draw:style-name="gr8" draw:text-style-name="P5" draw:layer="layout" svg:width="0.189cm" svg:height="0.158cm" svg:x="3.074cm" svg:y="6.2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8" draw:text-style-name="P5" draw:layer="layout" svg:width="0.047cm" svg:height="0.349cm" svg:x="3.282cm" svg:y="6.182cm" svg:viewBox="0 0 48 350" svg:d="M48 0c-16 0-32 0-48 0 0 5 0 9 0 14 11 0 23 0 34 0 0 107 0 215 0 322-11 0-23 0-34 0 0 5 0 9 0 14 16 0 32 0 48 0 0-117 0-233 0-350z">
              <text:p/>
            </draw:path>
            <draw:path draw:style-name="gr8" draw:text-style-name="P5" draw:layer="layout" svg:width="0.233cm" svg:height="0.082cm" svg:x="3.431cm" svg:y="6.3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8" draw:text-style-name="P5" draw:layer="layout" svg:width="0.124cm" svg:height="0.349cm" svg:x="3.748cm" svg:y="6.1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8" draw:text-style-name="P5" draw:layer="layout" svg:width="0.147cm" svg:height="0.239cm" svg:x="3.912cm" svg:y="6.2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8" draw:text-style-name="P5" draw:layer="layout" svg:width="0.04cm" svg:height="0.104cm" svg:x="4.104cm" svg:y="6.4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8" draw:text-style-name="P5" draw:layer="layout" svg:width="0.115cm" svg:height="0.231cm" svg:x="4.261cm" svg:y="6.2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8" draw:text-style-name="P5" draw:layer="layout" svg:width="0.04cm" svg:height="0.104cm" svg:x="4.436cm" svg:y="6.4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5" draw:layer="layout" svg:width="0.036cm" svg:height="0.036cm" svg:x="4.592cm" svg:y="6.407cm" svg:viewBox="0 0 37 37" svg:d="M37 19c0-11-8-19-18-19s-19 8-19 19c0 10 9 18 19 18s18-8 18-18z">
              <text:p/>
            </draw:path>
            <draw:path draw:style-name="gr8" draw:text-style-name="P5" draw:layer="layout" svg:width="0.037cm" svg:height="0.036cm" svg:x="4.748cm" svg:y="6.407cm" svg:viewBox="0 0 38 37" svg:d="M38 19c0-11-9-19-19-19s-19 8-19 19c0 10 9 18 19 18s19-8 19-18z">
              <text:p/>
            </draw:path>
            <draw:path draw:style-name="gr8" draw:text-style-name="P5" draw:layer="layout" svg:width="0.036cm" svg:height="0.036cm" svg:x="4.905cm" svg:y="6.407cm" svg:viewBox="0 0 37 37" svg:d="M37 19c0-11-9-19-19-19s-18 8-18 19c0 10 8 18 18 18s19-8 19-18z">
              <text:p/>
            </draw:path>
            <draw:path draw:style-name="gr8" draw:text-style-name="P5" draw:layer="layout" svg:width="0.04cm" svg:height="0.104cm" svg:x="5.061cm" svg:y="6.4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5" draw:layer="layout" svg:width="0.189cm" svg:height="0.158cm" svg:x="5.197cm" svg:y="6.2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8" draw:text-style-name="P5" draw:layer="layout" svg:width="0.214cm" svg:height="0.014cm" svg:x="5.446cm" svg:y="6.35cm" svg:viewBox="0 0 215 15" svg:d="M203 15c6 0 12-1 12-8s-6-7-12-7c-63 0-127 0-190 0-6 0-13 0-13 7s7 8 13 8c63 0 127 0 190 0z">
              <text:p/>
            </draw:path>
            <draw:path draw:style-name="gr8" draw:text-style-name="P5" draw:layer="layout" svg:width="0.115cm" svg:height="0.231cm" svg:x="5.741cm" svg:y="6.2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8" draw:text-style-name="P5" draw:layer="layout" svg:width="0.124cm" svg:height="0.349cm" svg:x="5.911cm" svg:y="6.1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98" draw:text-style-name="P21" draw:layer="layout" svg:width="1.403cm" svg:height="0.319cm" svg:x="6.104cm" svg:y="7.081cm">
          <draw:text-box>
            <text:p text:style-name="P20"><text:span text:style-name="T2">[SITA2024]</text:span></text:p>
          </draw:text-box>
        </draw:frame>
      </draw:page>
      <draw:page draw:name="page2" draw:style-name="dp1" draw:master-page-name="Default">
        <draw:frame draw:style-name="gr99" draw:text-style-name="P8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100" draw:text-style-name="P7" draw:layer="layout" svg:width="0.159cm" svg:height="0.319cm" svg:x="19.201cm" svg:y="0.502cm">
          <draw:text-box>
            <text:p><text:span text:style-name="T2">8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99" draw:text-style-name="P8" draw:layer="layout" svg:width="0.391cm" svg:height="0.395cm" svg:x="19.5cm" svg:y="0.5cm">
          <draw:text-box>
            <text:p><text:span text:style-name="T3">10</text:span></text:p>
          </draw:text-box>
        </draw:frame>
        <draw:frame draw:style-name="gr100" draw:text-style-name="P7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101" draw:text-style-name="P22" draw:layer="layout" svg:width="1.907cm" svg:height="0.823cm" svg:x="18.102cm" svg:y="1.002cm">
          <draw:text-box>
            <text:p><text:span text:style-name="T9">(A,T,G,C)</text:span></text:p>
            <text:p><text:span text:style-name="T9">(0,1,2,3)</text:span></text:p>
          </draw:text-box>
        </draw:frame>
        <draw:frame draw:style-name="gr102" draw:text-style-name="P8" draw:layer="layout" svg:width="3.554cm" svg:height="0.395cm" svg:x="1.402cm" svg:y="7.404cm">
          <draw:text-box>
            <text:p><text:span text:style-name="T3">Composite symbol set:</text:span></text:p>
          </draw:text-box>
        </draw:frame>
        <draw:g draw:style-name="gr7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8" draw:text-style-name="P5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8" draw:text-style-name="P5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8" draw:text-style-name="P5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8" draw:text-style-name="P5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8" draw:text-style-name="P5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8" draw:text-style-name="P5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8" draw:text-style-name="P5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8" draw:text-style-name="P5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8" draw:text-style-name="P5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8" draw:text-style-name="P5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8" draw:text-style-name="P5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8" draw:text-style-name="P5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8" draw:text-style-name="P5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8" draw:text-style-name="P5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8" draw:text-style-name="P5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8" draw:text-style-name="P5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8" draw:text-style-name="P5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8" draw:text-style-name="P5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8" draw:text-style-name="P5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8" draw:text-style-name="P5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8" draw:text-style-name="P5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8" draw:text-style-name="P5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8" draw:text-style-name="P5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8" draw:text-style-name="P5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8" draw:text-style-name="P5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8" draw:text-style-name="P5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8" draw:text-style-name="P5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8" draw:text-style-name="P5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8" draw:text-style-name="P5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8" draw:text-style-name="P5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8" draw:text-style-name="P5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8" draw:text-style-name="P5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8" draw:text-style-name="P5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8" draw:text-style-name="P5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8" draw:text-style-name="P5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8" draw:text-style-name="P5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8" draw:text-style-name="P5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8" draw:text-style-name="P5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8" draw:text-style-name="P5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8" draw:text-style-name="P5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8" draw:text-style-name="P5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8" draw:text-style-name="P5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8" draw:text-style-name="P5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8" draw:text-style-name="P5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8" draw:text-style-name="P5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8" draw:text-style-name="P5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8" draw:text-style-name="P5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8" draw:text-style-name="P5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8" draw:text-style-name="P5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8" draw:text-style-name="P5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8" draw:text-style-name="P5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8" draw:text-style-name="P5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5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8" draw:text-style-name="P5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8" draw:text-style-name="P5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8" draw:text-style-name="P5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8" draw:text-style-name="P5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8" draw:text-style-name="P5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5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8" draw:text-style-name="P5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8" draw:text-style-name="P5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8" draw:text-style-name="P5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7">
          <svg:title>TexMaths</svg:title>
          <svg:desc>10§display§| \Phi_0 | \!=\! 
| \Phi_1 | \!=\!
2^{k_{\rm b}}
\!\leq\!
k \!+\! 1§svg§600§TRUE§</svg:desc>
          <draw:g>
            <draw:path draw:style-name="gr8" draw:text-style-name="P5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8" draw:text-style-name="P5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8" draw:text-style-name="P5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8" draw:text-style-name="P5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8" draw:text-style-name="P5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8" draw:text-style-name="P5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8" draw:text-style-name="P5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8" draw:text-style-name="P5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8" draw:text-style-name="P5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8" draw:text-style-name="P5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8" draw:text-style-name="P5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8" draw:text-style-name="P5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03" draw:text-style-name="P8" draw:layer="layout" svg:width="4.341cm" svg:height="0.395cm" svg:x="1.402cm" svg:y="7.005cm">
          <draw:text-box>
            <text:p><text:span text:style-name="T3">Binary constraint vector set:</text:span></text:p>
          </draw:text-box>
        </draw:frame>
        <draw:g draw:style-name="gr7">
          <svg:title>TexMaths</svg:title>
          <svg:desc>10§display§\mathcal{B} \!\subset\! \mathbb{B}^{\nu}
\quad
(|\mathcal{B}| \!\geq\! 2^{k_{\rm a}})§svg§600§TRUE§</svg:desc>
          <draw:g>
            <draw:path draw:style-name="gr8" draw:text-style-name="P5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8" draw:text-style-name="P5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8" draw:text-style-name="P5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8" draw:text-style-name="P5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8" draw:text-style-name="P5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8" draw:text-style-name="P5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8" draw:text-style-name="P5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8" draw:text-style-name="P5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8" draw:text-style-name="P5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8" draw:text-style-name="P5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8" draw:text-style-name="P5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8" draw:text-style-name="P5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104" draw:text-style-name="P8" draw:layer="layout" svg:width="2.521cm" svg:height="0.395cm" svg:x="1.403cm" svg:y="9.406cm">
          <draw:text-box>
            <text:p><text:span text:style-name="T3">Inner codebook:</text:span></text:p>
          </draw:text-box>
        </draw:frame>
        <draw:g draw:style-name="gr7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8" draw:text-style-name="P5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8" draw:text-style-name="P5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8" draw:text-style-name="P5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8" draw:text-style-name="P5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8" draw:text-style-name="P5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8" draw:text-style-name="P5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8" draw:text-style-name="P5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8" draw:text-style-name="P5" draw:layer="layout" svg:width="0.036cm" svg:height="0.036cm" svg:x="3.2cm" svg:y="10.137cm" svg:viewBox="0 0 37 37" svg:d="M37 18c0-10-9-18-19-18s-18 8-18 18 8 19 18 19 19-9 19-19z">
              <text:p/>
            </draw:path>
            <draw:path draw:style-name="gr8" draw:text-style-name="P5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8" draw:text-style-name="P5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8" draw:text-style-name="P5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8" draw:text-style-name="P5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8" draw:text-style-name="P5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8" draw:text-style-name="P5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8" draw:text-style-name="P5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8" draw:text-style-name="P5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8" draw:text-style-name="P5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8" draw:text-style-name="P5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8" draw:text-style-name="P5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8" draw:text-style-name="P5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8" draw:text-style-name="P5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8" draw:text-style-name="P5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8" draw:text-style-name="P5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8" draw:text-style-name="P5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8" draw:text-style-name="P5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8" draw:text-style-name="P5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8" draw:text-style-name="P5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8" draw:text-style-name="P5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8" draw:text-style-name="P5" draw:layer="layout" svg:width="0.036cm" svg:height="0.036cm" svg:x="6.933cm" svg:y="10.137cm" svg:viewBox="0 0 37 37" svg:d="M37 18c0-10-8-18-18-18s-19 8-19 18 9 19 19 19 18-9 18-19z">
              <text:p/>
            </draw:path>
            <draw:path draw:style-name="gr8" draw:text-style-name="P5" draw:layer="layout" svg:width="0.036cm" svg:height="0.036cm" svg:x="7.089cm" svg:y="10.137cm" svg:viewBox="0 0 37 37" svg:d="M37 18c0-10-8-18-18-18s-19 8-19 18 9 19 19 19 18-9 18-19z">
              <text:p/>
            </draw:path>
            <draw:path draw:style-name="gr8" draw:text-style-name="P5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8" draw:text-style-name="P5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8" draw:text-style-name="P5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8" draw:text-style-name="P5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8" draw:text-style-name="P5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8" draw:text-style-name="P5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8" draw:text-style-name="P5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2" draw:text-style-name="P7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3" draw:text-style-name="P7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4" draw:text-style-name="P8" draw:layer="layout" svg:width="1.987cm" svg:height="0.395cm" svg:x="1.403cm" svg:y="6.606cm">
          <draw:text-box>
            <text:p><text:span text:style-name="T3">Code length:</text:span></text:p>
          </draw:text-box>
        </draw:fram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05" draw:text-style-name="P8" draw:layer="layout" svg:width="1.001cm" svg:height="0.395cm" svg:x="4.004cm" svg:y="6.607cm">
          <draw:text-box>
            <text:p><text:span text:style-name="T3">(even)</text:span></text:p>
          </draw:text-box>
        </draw:frame>
        <draw:frame draw:style-name="gr106" draw:text-style-name="P8" draw:layer="layout" svg:width="1.564cm" svg:height="0.395cm" svg:x="11.002cm" svg:y="6.605cm">
          <draw:text-box>
            <text:p><text:span text:style-name="T3">(example)</text:span></text:p>
          </draw:text-box>
        </draw:frame>
        <draw:g draw:style-name="gr7">
          <svg:title>TexMaths</svg:title>
          <svg:desc>10§display§\nu \!=\! 6,
| \mathcal{B} | \!=\! 16,  
k \!=\! 7, 
k_{\rm a} \!=\! 4, 
k_{\rm b} \!=\! 3,§svg§600§TRUE§</svg:desc>
          <draw:g>
            <draw:path draw:style-name="gr8" draw:text-style-name="P5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8" draw:text-style-name="P5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8" draw:text-style-name="P5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8" draw:text-style-name="P5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8" draw:text-style-name="P5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8" draw:text-style-name="P5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8" draw:text-style-name="P5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5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8" draw:text-style-name="P5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8" draw:text-style-name="P5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8" draw:text-style-name="P5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8" draw:text-style-name="P5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8" draw:text-style-name="P5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8" draw:text-style-name="P5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8" draw:text-style-name="P5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8" draw:text-style-name="P5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5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8" draw:text-style-name="P5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8" draw:text-style-name="P5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8" draw:text-style-name="P5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5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8" draw:text-style-name="P5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07" draw:text-style-name="P19" draw:layer="layout" svg:width="1.357cm" svg:height="2.971cm" svg:x="11.601cm" svg:y="7.102cm">
          <draw:text-box>
            <text:p><text:span text:style-name="T4">0:001011</text:span></text:p>
            <text:p><text:span text:style-name="T4">1:001101</text:span></text:p>
            <text:p><text:span text:style-name="T4">2:001110</text:span></text:p>
            <text:p><text:span text:style-name="T4">3:010011</text:span></text:p>
            <text:p><text:span text:style-name="T8">-:010101</text:span></text:p>
            <text:p><text:span text:style-name="T4">4:010110</text:span></text:p>
            <text:p><text:span text:style-name="T4">5:011001</text:span></text:p>
            <text:p><text:span text:style-name="T4">6:011010</text:span></text:p>
            <text:p><text:span text:style-name="T6">7:011100</text:span></text:p>
          </draw:text-box>
        </draw:frame>
        <draw:g draw:style-name="gr7">
          <svg:title>TexMaths</svg:title>
          <svg:desc>10§display§\mathcal{B}\! :§svg§600§TRUE§</svg:desc>
          <draw:g>
            <draw:path draw:style-name="gr8" draw:text-style-name="P5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8" draw:text-style-name="P5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07" draw:text-style-name="P19" draw:layer="layout" svg:width="1.357cm" svg:height="2.971cm" svg:x="13.201cm" svg:y="7.103cm">
          <draw:text-box>
            <text:p><text:span text:style-name="T4">8:110100</text:span></text:p>
            <text:p><text:span text:style-name="T4">9:110010</text:span></text:p>
            <text:p><text:span text:style-name="T4">A:110001</text:span></text:p>
            <text:p><text:span text:style-name="T4">B:101100</text:span></text:p>
            <text:p><text:span text:style-name="T8">-:101010</text:span></text:p>
            <text:p><text:span text:style-name="T4">C:101001</text:span></text:p>
            <text:p><text:span text:style-name="T4">D:100110</text:span></text:p>
            <text:p><text:span text:style-name="T4">E:100101</text:span></text:p>
            <text:p><text:span text:style-name="T6">F:100011</text:span></text:p>
          </draw:text-box>
        </draw:frame>
        <draw:g draw:style-name="gr7">
          <svg:title>TexMaths</svg:title>
          <svg:desc>10§display§\Phi_0\! :§svg§600§TRUE§</svg:desc>
          <draw:g>
            <draw:path draw:style-name="gr8" draw:text-style-name="P5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8" draw:text-style-name="P5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8" draw:text-style-name="P5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08" draw:text-style-name="P19" draw:layer="layout" svg:width="1.018cm" svg:height="2.641cm" svg:x="15.503cm" svg:y="7.105cm">
          <draw:text-box>
            <text:p><text:span text:style-name="T4">0:0700</text:span></text:p>
            <text:p><text:span text:style-name="T4">1:1600</text:span></text:p>
            <text:p><text:span text:style-name="T4">2:2500</text:span></text:p>
            <text:p><text:span text:style-name="T4">3:3400</text:span></text:p>
            <text:p><text:span text:style-name="T4">4:4300</text:span></text:p>
            <text:p><text:span text:style-name="T4">5:5200</text:span></text:p>
            <text:p><text:span text:style-name="T4">6:6100</text:span></text:p>
            <text:p><text:span text:style-name="T4">7:7000</text:span></text:p>
          </draw:text-box>
        </draw:frame>
        <draw:g draw:style-name="gr7">
          <svg:title>TexMaths</svg:title>
          <svg:desc>10§display§\Phi_1\! :§svg§600§TRUE§</svg:desc>
          <draw:g>
            <draw:path draw:style-name="gr8" draw:text-style-name="P5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8" draw:text-style-name="P5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8" draw:text-style-name="P5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08" draw:text-style-name="P19" draw:layer="layout" svg:width="1.018cm" svg:height="2.641cm" svg:x="17.304cm" svg:y="7.106cm">
          <draw:text-box>
            <text:p><text:span text:style-name="T4">0:0007</text:span></text:p>
            <text:p><text:span text:style-name="T4">1:0016</text:span></text:p>
            <text:p><text:span text:style-name="T4">2:0025</text:span></text:p>
            <text:p><text:span text:style-name="T4">3:0034</text:span></text:p>
            <text:p><text:span text:style-name="T4">4:0043</text:span></text:p>
            <text:p><text:span text:style-name="T4">5:0052</text:span></text:p>
            <text:p><text:span text:style-name="T4">6:0061</text:span></text:p>
            <text:p><text:span text:style-name="T4">7:0070</text:span></text:p>
          </draw:text-box>
        </draw:frame>
        <draw:frame draw:style-name="gr109" draw:text-style-name="P8" draw:layer="layout" svg:width="1.289cm" svg:height="0.395cm" svg:x="1.404cm" svg:y="10.507cm">
          <draw:text-box>
            <text:p><text:span text:style-name="T3">Encode:</text:span></text:p>
          </draw:text-box>
        </draw:frame>
        <draw:frame draw:style-name="gr110" draw:text-style-name="P8" draw:layer="layout" svg:width="1.31cm" svg:height="0.395cm" svg:x="1.405cm" svg:y="16.408cm">
          <draw:text-box>
            <text:p><text:span text:style-name="T3">Decode:</text:span></text:p>
          </draw:text-box>
        </draw:frame>
        <draw:frame draw:style-name="gr111" draw:text-style-name="P8" draw:layer="layout" svg:width="1.424cm" svg:height="0.395cm" svg:x="16.502cm" svg:y="9.806cm">
          <draw:text-box>
            <text:p><text:span text:style-name="T3">Lee dist?</text:span></text:p>
          </draw:text-box>
        </draw:frame>
        <draw:custom-shape draw:style-name="gr112" draw:text-style-name="P23" draw:layer="layout" svg:width="1.6cm" svg:height="0.8cm" svg:x="2.2cm" svg:y="1.8cm">
          <text:p text:style-name="P9"><text:span text:style-name="T3">outer</text:span></text:p>
          <text:p text:style-name="P9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13" draw:text-style-name="P23" draw:layer="layout" svg:width="1.4cm" svg:height="0.4cm" svg:x="5.4cm" svg:y="1.8cm">
          <text:p text:style-name="P9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.8cm" svg:y1="2.2cm" svg:x2="2.2cm" svg:y2="2.2cm">
          <text:p/>
        </draw:line>
        <draw:g draw:style-name="gr7">
          <svg:title>TexMaths</svg:title>
          <svg:desc>10§display§\bm{c}^{\rm a}_i \!\in\! \mathbb{B}^{k_{\rm a}}§svg§600§TRUE§</svg:desc>
          <draw:g>
            <draw:path draw:style-name="gr8" draw:text-style-name="P5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8" draw:text-style-name="P5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8" draw:text-style-name="P5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8" draw:text-style-name="P5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8" draw:text-style-name="P5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8" draw:text-style-name="P5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8" draw:text-style-name="P5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7">
          <svg:title>TexMaths</svg:title>
          <svg:desc>10§display§\bm{c}^{\rm b}_i \!\in\! \mathbb{B}^{k_{\rm b} \nu} §svg§600§TRUE§</svg:desc>
          <draw:g>
            <draw:path draw:style-name="gr8" draw:text-style-name="P5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8" draw:text-style-name="P5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8" draw:text-style-name="P5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8" draw:text-style-name="P5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8" draw:text-style-name="P5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8" draw:text-style-name="P5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8" draw:text-style-name="P5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8" draw:text-style-name="P5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19" draw:text-style-name="P2" draw:layer="layout" svg:x1="3.8cm" svg:y1="2cm" svg:x2="5.4cm" svg:y2="2cm">
          <text:p/>
        </draw:line>
        <draw:line draw:style-name="gr19" draw:text-style-name="P2" draw:layer="layout" svg:x1="3.8cm" svg:y1="2.5cm" svg:x2="6cm" svg:y2="2.5cm">
          <text:p/>
        </draw:line>
        <draw:g draw:style-name="gr7">
          <svg:title>TexMaths</svg:title>
          <svg:desc>10§display§\bm{s}_i \!\in\! \Phi^{\nu}§svg§600§TRUE§</svg:desc>
          <draw:g>
            <draw:path draw:style-name="gr8" draw:text-style-name="P5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8" draw:text-style-name="P5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8" draw:text-style-name="P5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8" draw:text-style-name="P5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8" draw:text-style-name="P5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12" draw:text-style-name="P23" draw:layer="layout" svg:width="1.6cm" svg:height="0.8cm" svg:x="9cm" svg:y="1.8cm">
          <text:p text:style-name="P9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6cm" svg:y1="2.2cm" svg:x2="12.2cm" svg:y2="2.2cm">
          <text:p/>
        </draw:line>
        <draw:g draw:style-name="gr7">
          <svg:title>TexMaths</svg:title>
          <svg:desc>10§display§\bm{x}_j \!\in\! \Sigma^{N}§svg§600§TRUE§</svg:desc>
          <draw:g>
            <draw:path draw:style-name="gr8" draw:text-style-name="P5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8" draw:text-style-name="P5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8" draw:text-style-name="P5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8" draw:text-style-name="P5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8" draw:text-style-name="P5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7">
          <svg:title>TexMaths</svg:title>
          <svg:desc>10§display§i \!\in\! [n]§svg§600§TRUE§</svg:desc>
          <draw:g>
            <draw:path draw:style-name="gr8" draw:text-style-name="P5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8" draw:text-style-name="P5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8" draw:text-style-name="P5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8" draw:text-style-name="P5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114" draw:text-style-name="P23" draw:layer="layout" svg:width="2cm" svg:height="0.8cm" draw:transform="rotate (-1.5707963267949) translate (13cm 1.8cm)">
          <text:p text:style-name="P9"><text:span text:style-name="T3">IDS</text:span></text:p>
          <text:p text:style-name="P9"><text:span text:style-name="T3">channel</text:span></text:p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N \!=\! \nu n§svg§600§TRUE§</svg:desc>
          <draw:g>
            <draw:path draw:style-name="gr8" draw:text-style-name="P5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8" draw:text-style-name="P5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8" draw:text-style-name="P5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9" draw:text-style-name="P2" draw:layer="layout" svg:x1="12.2cm" svg:y1="3.4cm" svg:x2="10.6cm" svg:y2="3.4cm">
          <text:p/>
        </draw:line>
        <draw:g draw:style-name="gr7">
          <svg:title>TexMaths</svg:title>
          <svg:desc>10§display§\bm{y}_j \!\in\! \Sigma^{N_j}§svg§600§TRUE§</svg:desc>
          <draw:g>
            <draw:path draw:style-name="gr8" draw:text-style-name="P5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8" draw:text-style-name="P5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8" draw:text-style-name="P5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8" draw:text-style-name="P5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8" draw:text-style-name="P5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8" draw:text-style-name="P5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112" draw:text-style-name="P23" draw:layer="layout" svg:width="1.6cm" svg:height="0.8cm" svg:x="9cm" svg:y="3cm">
          <text:p text:style-name="P9"><text:span text:style-name="T3">alignment</text:span></text:p>
          <text:p text:style-name="P9"><text:span text:style-name="T3">(?)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cm" svg:y1="3.3cm" svg:x2="7.4cm" svg:y2="3.3cm">
          <text:p/>
        </draw:line>
        <draw:line draw:style-name="gr19" draw:text-style-name="P2" draw:layer="layout" svg:x1="7.4cm" svg:y1="3.5cm" svg:x2="9cm" svg:y2="3.5cm">
          <text:p/>
        </draw:line>
        <draw:custom-shape draw:style-name="gr114" draw:text-style-name="P23" draw:layer="layout" svg:width="2cm" svg:height="0.8cm" svg:x="5.4cm" svg:y="3cm">
          <text:p text:style-name="P9"><text:span text:style-name="T3">LLR calc</text:span></text:p>
          <text:p text:style-name="P9"><text:span text:style-name="T3">(?)</text:span></text:p>
          <draw:enhanced-geometry svg:viewBox="0 0 21600 21600" draw:type="rectangle" draw:enhanced-path="M 0 0 L 21600 0 21600 21600 0 21600 0 0 Z N"/>
        </draw:custom-shape>
        <draw:custom-shape draw:style-name="gr112" draw:text-style-name="P23" draw:layer="layout" svg:width="1.6cm" svg:height="0.8cm" svg:x="2.2cm" svg:y="3cm">
          <text:p text:style-name="P9"><text:span text:style-name="T3">outer</text:span></text:p>
          <text:p text:style-name="P9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5.401cm" svg:y1="3.4cm" svg:x2="3.801cm" svg:y2="3.4cm">
          <text:p/>
        </draw:line>
        <draw:line draw:style-name="gr19" draw:text-style-name="P2" draw:layer="layout" svg:x1="2.2cm" svg:y1="3.4cm" svg:x2="1.8cm" svg:y2="3.4cm">
          <text:p/>
        </draw:line>
        <draw:g draw:style-name="gr7">
          <svg:title>TexMaths</svg:title>
          <svg:desc>9§display§\bm{c}^{\rm a}_0§svg§600§TRUE§</svg:desc>
          <draw:g>
            <draw:path draw:style-name="gr8" draw:text-style-name="P5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8" draw:text-style-name="P5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8" draw:text-style-name="P5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115" draw:text-style-name="P2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cm" svg:y1="5cm" svg:x2="5.8cm" svg:y2="5cm">
          <text:p/>
        </draw:line>
        <draw:g draw:style-name="gr7">
          <svg:title>TexMaths</svg:title>
          <svg:desc>9§display§\bm{c}^{\rm b}_0§svg§600§TRUE§</svg:desc>
          <draw:g>
            <draw:path draw:style-name="gr8" draw:text-style-name="P5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8" draw:text-style-name="P5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8" draw:text-style-name="P5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3" draw:text-style-name="P2" draw:layer="layout" svg:x1="3.4cm" svg:y1="4.6cm" svg:x2="3.4cm" svg:y2="5.4cm">
          <text:p/>
        </draw:line>
        <draw:g draw:style-name="gr7">
          <svg:title>TexMaths</svg:title>
          <svg:desc>9§display§\bm{c}^{\rm a}_{n-1}§svg§600§TRUE§</svg:desc>
          <draw:g>
            <draw:path draw:style-name="gr8" draw:text-style-name="P5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8" draw:text-style-name="P5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8" draw:text-style-name="P5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8" draw:text-style-name="P5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8" draw:text-style-name="P5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7">
          <svg:title>TexMaths</svg:title>
          <svg:desc>9§display§\bm{c}^{\rm b}_{n-1}§svg§600§TRUE§</svg:desc>
          <draw:g>
            <draw:path draw:style-name="gr8" draw:text-style-name="P5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8" draw:text-style-name="P5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8" draw:text-style-name="P5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8" draw:text-style-name="P5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8" draw:text-style-name="P5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3" draw:text-style-name="P2" draw:layer="layout" svg:x1="5.001cm" svg:y1="4.601cm" svg:x2="5.001cm" svg:y2="5.401cm">
          <text:p/>
        </draw:line>
        <draw:g draw:style-name="gr7">
          <svg:title>TexMaths</svg:title>
          <svg:desc>9§display§\bm{c}^{\rm a}_1§svg§600§TRUE§</svg:desc>
          <draw:g>
            <draw:path draw:style-name="gr8" draw:text-style-name="P5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8" draw:text-style-name="P5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8" draw:text-style-name="P5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7">
          <svg:title>TexMaths</svg:title>
          <svg:desc>9§display§\bm{c}^{\rm b}_1§svg§600§TRUE§</svg:desc>
          <draw:g>
            <draw:path draw:style-name="gr8" draw:text-style-name="P5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8" draw:text-style-name="P5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8" draw:text-style-name="P5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3" draw:text-style-name="P2" draw:layer="layout" svg:x1="4.201cm" svg:y1="4.6cm" svg:x2="4.201cm" svg:y2="5.4cm">
          <text:p/>
        </draw:line>
        <draw:line draw:style-name="gr24" draw:text-style-name="P2" draw:layer="layout" svg:x1="2.6cm" svg:y1="4.5cm" svg:x2="3.1cm" svg:y2="4.5cm">
          <text:p/>
        </draw:line>
        <draw:g draw:style-name="gr7">
          <svg:title>TexMaths</svg:title>
          <svg:desc>10§display§k_{\rm a}§svg§600§TRUE§</svg:desc>
          <draw:g>
            <draw:path draw:style-name="gr8" draw:text-style-name="P5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8" draw:text-style-name="P5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4" draw:text-style-name="P2" draw:layer="layout" svg:x1="2.6cm" svg:y1="5.5cm" svg:x2="3.4cm" svg:y2="5.5cm">
          <text:p/>
        </draw:line>
        <draw:g draw:style-name="gr7">
          <svg:title>TexMaths</svg:title>
          <svg:desc>10§display§k_{\rm b} \nu §svg§600§TRUE§</svg:desc>
          <draw:g>
            <draw:path draw:style-name="gr8" draw:text-style-name="P5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8" draw:text-style-name="P5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8" draw:text-style-name="P5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3" draw:text-style-name="P2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3" draw:text-style-name="P2" draw:layer="layout" svg:x1="7cm" svg:y1="4.6cm" svg:x2="7cm" svg:y2="5cm">
          <text:p/>
        </draw:line>
        <draw:line draw:style-name="gr3" draw:text-style-name="P2" draw:layer="layout" svg:x1="7.8cm" svg:y1="4.6cm" svg:x2="7.8cm" svg:y2="5cm">
          <text:p/>
        </draw:line>
        <draw:line draw:style-name="gr3" draw:text-style-name="P2" draw:layer="layout" svg:x1="8.6cm" svg:y1="4.6cm" svg:x2="8.6cm" svg:y2="5cm">
          <text:p/>
        </draw:line>
        <draw:g draw:style-name="gr7">
          <svg:title>TexMaths</svg:title>
          <svg:desc>10§display§\dots§svg§600§TRUE§</svg:desc>
          <draw:g>
            <draw:path draw:style-name="gr8" draw:text-style-name="P5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8" draw:text-style-name="P5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8" draw:text-style-name="P5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7">
          <svg:title>TexMaths</svg:title>
          <svg:desc>9§display§\bm{s}_0§svg§600§TRUE§</svg:desc>
          <draw:g>
            <draw:path draw:style-name="gr8" draw:text-style-name="P5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8" draw:text-style-name="P5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7">
          <svg:title>TexMaths</svg:title>
          <svg:desc>9§display§\bm{s}_1§svg§600§TRUE§</svg:desc>
          <draw:g>
            <draw:path draw:style-name="gr8" draw:text-style-name="P5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8" draw:text-style-name="P5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7">
          <svg:title>TexMaths</svg:title>
          <svg:desc>9§display§\bm{s}_{n-1}§svg§600§TRUE§</svg:desc>
          <draw:g>
            <draw:path draw:style-name="gr8" draw:text-style-name="P5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8" draw:text-style-name="P5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8" draw:text-style-name="P5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8" draw:text-style-name="P5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4" draw:text-style-name="P2" draw:layer="layout" svg:x1="6.2cm" svg:y1="4.5cm" svg:x2="7cm" svg:y2="4.5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5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4" draw:text-style-name="P2" draw:layer="layout" svg:x1="6.2cm" svg:y1="5.1cm" svg:x2="9.4cm" svg:y2="5.1cm">
          <text:p/>
        </draw:line>
        <draw:g draw:style-name="gr7">
          <svg:title>TexMaths</svg:title>
          <svg:desc>10§display§N \!=\! \nu n§svg§600§TRUE§</svg:desc>
          <draw:g>
            <draw:path draw:style-name="gr8" draw:text-style-name="P5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8" draw:text-style-name="P5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5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8" draw:text-style-name="P5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3" draw:text-style-name="P2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bm{x}_0§svg§600§TRUE§</svg:desc>
          <draw:g>
            <draw:path draw:style-name="gr8" draw:text-style-name="P5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8" draw:text-style-name="P5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7">
          <svg:title>TexMaths</svg:title>
          <svg:desc>10§display§\bm{x}_{r-1}§svg§600§TRUE§</svg:desc>
          <draw:g>
            <draw:path draw:style-name="gr8" draw:text-style-name="P5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8" draw:text-style-name="P5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8" draw:text-style-name="P5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8" draw:text-style-name="P5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" draw:text-style-name="P2" draw:layer="layout" svg:x1="10.6cm" svg:y1="4.6cm" svg:x2="10.6cm" svg:y2="5cm">
          <text:p/>
        </draw:line>
        <draw:line draw:style-name="gr2" draw:text-style-name="P2" draw:layer="layout" svg:x1="12.2cm" svg:y1="4.6cm" svg:x2="12.2cm" svg:y2="5cm">
          <text:p/>
        </draw:line>
        <draw:line draw:style-name="gr2" draw:text-style-name="P2" draw:layer="layout" svg:x1="10.6cm" svg:y1="5.4cm" svg:x2="10.6cm" svg:y2="5.8cm">
          <text:p/>
        </draw:line>
        <draw:line draw:style-name="gr2" draw:text-style-name="P2" draw:layer="layout" svg:x1="12.2cm" svg:y1="5.4cm" svg:x2="12.2cm" svg:y2="5.8cm">
          <text:p/>
        </draw:line>
        <draw:g draw:style-name="gr7">
          <svg:title>TexMaths</svg:title>
          <svg:desc>8§display§\vdots§svg§600§TRUE§</svg:desc>
          <draw:g>
            <draw:path draw:style-name="gr8" draw:text-style-name="P5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8" draw:text-style-name="P5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4" draw:text-style-name="P2" draw:layer="layout" svg:x1="9.8cm" svg:y1="4.5cm" svg:x2="13cm" svg:y2="4.5cm">
          <text:p/>
        </draw:line>
        <draw:g draw:style-name="gr7">
          <svg:title>TexMaths</svg:title>
          <svg:desc>10§display§N§svg§600§TRUE§</svg:desc>
          <draw:g>
            <draw:path draw:style-name="gr8" draw:text-style-name="P5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116" draw:text-style-name="P2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2" draw:layer="layout" svg:x1="5.2cm" svg:y1="2cm" svg:x2="5.2cm" svg:y2="4.1cm">
          <text:p/>
        </draw:line>
        <draw:line draw:style-name="gr117" draw:text-style-name="P2" draw:layer="layout" svg:x1="8.8cm" svg:y1="2.2cm" svg:x2="8.801cm" svg:y2="4.1cm">
          <text:p/>
        </draw:line>
        <draw:line draw:style-name="gr117" draw:text-style-name="P2" draw:layer="layout" svg:x1="12.001cm" svg:y1="2.2cm" svg:x2="12.002cm" svg:y2="4.1cm">
          <text:p/>
        </draw:line>
        <draw:g draw:style-name="gr7">
          <svg:title>TexMaths</svg:title>
          <svg:desc>10§display§j \!\in\! [r]§svg§600§TRUE§</svg:desc>
          <draw:g>
            <draw:path draw:style-name="gr8" draw:text-style-name="P5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8" draw:text-style-name="P5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8" draw:text-style-name="P5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5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8" draw:text-style-name="P5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7">
          <svg:title>TexMaths</svg:title>
          <svg:desc>10§display§f_{\rm e}^{\rm a}: \mathbb{B}^{k_{\rm a}} \to \mathcal{B}§svg§600§TRUE§</svg:desc>
          <draw:g>
            <draw:path draw:style-name="gr8" draw:text-style-name="P5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8" draw:text-style-name="P5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8" draw:text-style-name="P5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8" draw:text-style-name="P5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8" draw:text-style-name="P5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8" draw:text-style-name="P5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8" draw:text-style-name="P5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8" draw:text-style-name="P5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8" draw:text-style-name="P5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7">
          <svg:title>TexMaths</svg:title>
          <svg:desc>10§display§f_{\rm e}^i: \mathbb{B}^{k_{\rm b}} \to \Phi_i
\ 
(i \!\in\! \mathbb{B})§svg§600§TRUE§</svg:desc>
          <draw:g>
            <draw:path draw:style-name="gr8" draw:text-style-name="P5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8" draw:text-style-name="P5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8" draw:text-style-name="P5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8" draw:text-style-name="P5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8" draw:text-style-name="P5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8" draw:text-style-name="P5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8" draw:text-style-name="P5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8" draw:text-style-name="P5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8" draw:text-style-name="P5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8" draw:text-style-name="P5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8" draw:text-style-name="P5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8" draw:text-style-name="P5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8" draw:text-style-name="P5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8" draw:text-style-name="P5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8" draw:text-style-name="P5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29" draw:text-style-name="P8" draw:layer="layout" svg:width="1.522cm" svg:height="0.395cm" svg:x="5.105cm" svg:y="11.408cm">
          <draw:text-box>
            <text:p><text:span text:style-name="T3">(bijection)</text:span></text:p>
          </draw:text-box>
        </draw:frame>
        <draw:g draw:style-name="gr7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8" draw:text-style-name="P5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8" draw:text-style-name="P5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8" draw:text-style-name="P5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8" draw:text-style-name="P5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8" draw:text-style-name="P5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8" draw:text-style-name="P5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8" draw:text-style-name="P5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8" draw:text-style-name="P5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8" draw:text-style-name="P5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8" draw:text-style-name="P5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8" draw:text-style-name="P5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8" draw:text-style-name="P5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8" draw:text-style-name="P5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8" draw:text-style-name="P5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5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8" draw:text-style-name="P5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8" draw:text-style-name="P5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8" draw:text-style-name="P5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8" draw:text-style-name="P5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8" draw:text-style-name="P5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8" draw:text-style-name="P5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8" draw:text-style-name="P5" draw:layer="layout" svg:width="0.036cm" svg:height="0.037cm" svg:x="5.096cm" svg:y="12.217cm" svg:viewBox="0 0 37 38" svg:d="M37 19c0-10-8-19-18-19s-19 9-19 19 9 19 19 19 18-9 18-19z">
              <text:p/>
            </draw:path>
            <draw:path draw:style-name="gr8" draw:text-style-name="P5" draw:layer="layout" svg:width="0.037cm" svg:height="0.037cm" svg:x="5.252cm" svg:y="12.217cm" svg:viewBox="0 0 38 38" svg:d="M38 19c0-10-9-19-19-19s-19 9-19 19 9 19 19 19 19-9 19-19z">
              <text:p/>
            </draw:path>
            <draw:path draw:style-name="gr8" draw:text-style-name="P5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8" draw:text-style-name="P5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8" draw:text-style-name="P5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8" draw:text-style-name="P5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8" draw:text-style-name="P5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8" draw:text-style-name="P5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8" draw:text-style-name="P5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8" draw:text-style-name="P5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8" draw:text-style-name="P5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8" draw:text-style-name="P5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8" draw:text-style-name="P5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8" draw:text-style-name="P5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8" draw:text-style-name="P5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8" draw:text-style-name="P5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8" draw:text-style-name="P5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8" draw:text-style-name="P5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8" draw:text-style-name="P5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8" draw:text-style-name="P5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8" draw:text-style-name="P5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8" draw:text-style-name="P5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7">
          <svg:title>TexMaths</svg:title>
          <svg:desc>10§display§s_{i,j} \!=\!
f_{\rm e}^{b_i}(\bm{c}^{\rm b}_{i,j}) 
§svg§600§TRUE§</svg:desc>
          <draw:g>
            <draw:path draw:style-name="gr8" draw:text-style-name="P5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8" draw:text-style-name="P5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8" draw:text-style-name="P5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8" draw:text-style-name="P5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8" draw:text-style-name="P5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8" draw:text-style-name="P5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8" draw:text-style-name="P5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8" draw:text-style-name="P5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8" draw:text-style-name="P5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8" draw:text-style-name="P5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8" draw:text-style-name="P5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8" draw:text-style-name="P5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8" draw:text-style-name="P5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8" draw:text-style-name="P5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8" draw:text-style-name="P5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8" draw:text-style-name="P5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7">
          <svg:title>TexMaths</svg:title>
          <svg:desc>10§display§(b_0, \dots, b_{\nu-1})
\!=\! 
f_{\rm e}^{\rm a}(\bm{c}^{\rm a}_i) 
§svg§600§TRUE§</svg:desc>
          <draw:g>
            <draw:path draw:style-name="gr8" draw:text-style-name="P5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8" draw:text-style-name="P5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8" draw:text-style-name="P5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8" draw:text-style-name="P5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8" draw:text-style-name="P5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8" draw:text-style-name="P5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8" draw:text-style-name="P5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8" draw:text-style-name="P5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8" draw:text-style-name="P5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8" draw:text-style-name="P5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8" draw:text-style-name="P5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8" draw:text-style-name="P5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8" draw:text-style-name="P5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8" draw:text-style-name="P5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8" draw:text-style-name="P5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8" draw:text-style-name="P5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8" draw:text-style-name="P5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8" draw:text-style-name="P5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8" draw:text-style-name="P5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8" draw:text-style-name="P5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8" draw:text-style-name="P5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7">
          <svg:title>TexMaths</svg:title>
          <svg:desc>10§display§\bm{c}^{\rm b}_{i,j}
\!=\!
[ \bm{c}^{\rm b}_i ]_{j\nu}^{j\nu+\nu-1}§svg§600§TRUE§</svg:desc>
          <draw:g>
            <draw:path draw:style-name="gr8" draw:text-style-name="P5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8" draw:text-style-name="P5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8" draw:text-style-name="P5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8" draw:text-style-name="P5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8" draw:text-style-name="P5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8" draw:text-style-name="P5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8" draw:text-style-name="P5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8" draw:text-style-name="P5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8" draw:text-style-name="P5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8" draw:text-style-name="P5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8" draw:text-style-name="P5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8" draw:text-style-name="P5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8" draw:text-style-name="P5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8" draw:text-style-name="P5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8" draw:text-style-name="P5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8" draw:text-style-name="P5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8" draw:text-style-name="P5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8" draw:text-style-name="P5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7">
          <svg:title>TexMaths</svg:title>
          <svg:desc>10§display§\Phi \!=\!
\Phi_0 \!\cup\! \Phi_1§svg§600§TRUE§</svg:desc>
          <draw:g>
            <draw:path draw:style-name="gr8" draw:text-style-name="P5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8" draw:text-style-name="P5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5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8" draw:text-style-name="P5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8" draw:text-style-name="P5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8" draw:text-style-name="P5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8" draw:text-style-name="P5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13" draw:text-style-name="P23" draw:layer="layout" svg:width="1.4cm" svg:height="0.4cm" svg:x="6cm" svg:y="2.3cm">
          <text:p text:style-name="P9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30" draw:text-style-name="P2" draw:layer="layout" svg:width="1.599cm" svg:height="0.299cm" svg:x="7.4cm" svg:y="2.2cm" svg:viewBox="0 0 1600 300" draw:points="0,300 200,300 200,0 1600,0">
          <text:p/>
        </draw:polyline>
        <draw:polyline draw:style-name="gr30" draw:text-style-name="P2" draw:layer="layout" svg:width="0.299cm" svg:height="0.299cm" svg:x="6.8cm" svg:y="2cm" svg:viewBox="0 0 300 300" draw:points="0,0 300,0 300,300">
          <text:p/>
        </draw:polyline>
        <draw:g draw:style-name="gr7">
          <svg:title>TexMaths</svg:title>
          <svg:desc>10§display§\bm{b}_i \!\in\! \mathcal{B}§svg§600§TRUE§</svg:desc>
          <draw:g>
            <draw:path draw:style-name="gr8" draw:text-style-name="P5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8" draw:text-style-name="P5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8" draw:text-style-name="P5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8" draw:text-style-name="P5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118" draw:text-style-name="P8" draw:layer="layout" svg:width="1.285cm" svg:height="0.395cm" svg:x="5.105cm" svg:y="10.909cm">
          <draw:text-box>
            <text:p><text:span text:style-name="T3">(lossy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4-12-26T13:08:50.586741290</dc:date>
    <meta:editing-duration>P1DT14H12M30S</meta:editing-duration>
    <meta:editing-cycles>200</meta:editing-cycles>
    <meta:generator>LibreOffice/7.5.3.2$MacOSX_X86_64 LibreOffice_project/9f56dff12ba03b9acd7730a5a481eea045e468f3</meta:generator>
    <meta:document-statistic meta:object-count="2858"/>
  </office:meta>
</office:document-meta>
</file>